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1.981cm"/>
    </style:style>
    <style:style style:name="co5" style:family="table-column">
      <style:table-column-properties fo:break-before="auto" style:column-width="3.101cm"/>
    </style:style>
    <style:style style:name="co6" style:family="table-column">
      <style:table-column-properties fo:break-before="auto" style:column-width="2.54cm"/>
    </style:style>
    <style:style style:name="co7" style:family="table-column">
      <style:table-column-properties fo:break-before="auto" style:column-width="5.087cm"/>
    </style:style>
    <style:style style:name="co8" style:family="table-column">
      <style:table-column-properties fo:break-before="auto" style:column-width="1.7cm"/>
    </style:style>
    <style:style style:name="co9" style:family="table-column">
      <style:table-column-properties fo:break-before="auto" style:column-width="1.804cm"/>
    </style:style>
    <style:style style:name="co10" style:family="table-column">
      <style:table-column-properties fo:break-before="auto" style:column-width="2.205cm"/>
    </style:style>
    <style:style style:name="co11" style:family="table-column">
      <style:table-column-properties fo:break-before="auto" style:column-width="2.263cm"/>
    </style:style>
    <style:style style:name="co12" style:family="table-column">
      <style:table-column-properties fo:break-before="auto" style:column-width="6.218cm"/>
    </style:style>
    <style:style style:name="co13" style:family="table-column">
      <style:table-column-properties fo:break-before="auto" style:column-width="7.167cm"/>
    </style:style>
    <style:style style:name="co14" style:family="table-column">
      <style:table-column-properties fo:break-before="auto" style:column-width="29.501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2.311cm"/>
    </style:style>
    <style:style style:name="co17" style:family="table-column">
      <style:table-column-properties fo:break-before="auto" style:column-width="3.611cm"/>
    </style:style>
    <style:style style:name="co18" style:family="table-column">
      <style:table-column-properties fo:break-before="auto" style:column-width="3.817cm"/>
    </style:style>
    <style:style style:name="co19" style:family="table-column">
      <style:table-column-properties fo:break-before="auto" style:column-width="6.389cm"/>
    </style:style>
    <style:style style:name="co20" style:family="table-column">
      <style:table-column-properties fo:break-before="auto" style:column-width="23.273cm"/>
    </style:style>
    <style:style style:name="co21" style:family="table-column">
      <style:table-column-properties fo:break-before="auto" style:column-width="28.781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Query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Calibri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Liberation Mono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4"/>
    <style:style style:name="ce19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ers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8" table:number-columns-repeated="3" table:default-cell-style-name="Default"/>
        <table:table-column table:style-name="co14" table:default-cell-style-name="Default"/>
        <table:table-column table:style-name="co8" table:number-columns-repeated="41" table:default-cell-style-name="Default"/>
        <table:table-row table:style-name="ro1">
          <table:table-cell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office:value-type="string" calcext:value-type="string">
            <text:p>BirthDate</text:p>
          </table:table-cell>
          <table:table-cell office:value-type="string" calcext:value-type="string">
            <text:p>Nationality</text:p>
          </table:table-cell>
          <table:table-cell office:value-type="string" calcext:value-type="string">
            <text:p>SecondNationality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Ékezet nélküli FirstName</text:p>
          </table:table-cell>
          <table:table-cell table:style-name="ce1" office:value-type="string" calcext:value-type="string">
            <text:p>Ékezet nélküli LastName</text:p>
          </table:table-cell>
          <table:table-cell table:style-name="ce1" office:value-type="string" calcext:value-type="string">
            <text:p>Ékezet nélküli City</text:p>
          </table:table-cell>
          <table:table-cell table:number-columns-repeated="6"/>
          <table:table-cell office:value-type="string" calcext:value-type="string">
            <text:p>EmailAddress</text:p>
          </table:table-cell>
          <table:table-cell table:style-name="ce7" office:value-type="string" calcext:value-type="string" table:number-columns-spanned="4" table:number-rows-spanned="1">
            <text:p>UserInsert</text:p>
          </table:table-cell>
          <table:covered-table-cell office:value-type="string" calcext:value-type="string">
            <text:p>Password</text:p>
          </table:covered-table-cell>
          <table:covered-table-cell office:value-type="string" calcext:value-type="string">
            <text:p>IsActive</text:p>
          </table:covered-table-cell>
          <table:covered-table-cell office:value-type="string" calcext:value-type="string">
            <text:p>LastLogin</text:p>
          </table:covered-table-cell>
          <table:table-cell/>
          <table:table-cell table:style-name="ce8" office:value-type="string" calcext:value-type="string">
            <text:p>PersonInsert</text:p>
          </table:table-cell>
          <table:table-cell table:number-columns-repeated="41"/>
        </table:table-row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  <table:table-cell table:style-name="ce1" office:value-type="string" calcext:value-type="string">
            <text:p>Mihaly</text:p>
          </table:table-cell>
          <table:table-cell table:style-name="ce1" office:value-type="string" calcext:value-type="string">
            <text:p>Csombor</text:p>
          </table:table-cell>
          <table:table-cell table:style-name="ce1" office:value-type="string" calcext:value-type="string">
            <text:p>Hajdunanas</text:p>
          </table:table-cell>
          <table:table-cell table:formula="of:=LOWER([.H2])" office:value-type="string" office:string-value="mihaly" calcext:value-type="string">
            <text:p>mihaly</text:p>
          </table:table-cell>
          <table:table-cell table:formula="of:=LOWER([.I2])" office:value-type="string" office:string-value="csombor" calcext:value-type="string">
            <text:p>csombor</text:p>
          </table:table-cell>
          <table:table-cell table:formula="of:=LOWER([.J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a54dwvcll" calcext:value-type="string">
            <text:p>ka54dwvc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];&quot;.&quot;;[.L2];&quot;@&quot;;[.M2];&quot;.com&quot;)" office:value-type="string" office:string-value="mihaly.csombor@hajdunanas.com" calcext:value-type="string">
            <text:p>mihaly.csombor@hajdunanas.com</text:p>
          </table:table-cell>
          <table:table-cell table:formula="of:=&quot;('&quot;&amp;COM.MICROSOFT.CONCAT([.K2];&quot;.&quot;;[.L2];&quot;@&quot;;[.M2];&quot;.com&quot;)&amp;&quot;',&quot;" office:value-type="string" office:string-value="('mihaly.csombor@hajdunanas.com'," calcext:value-type="string">
            <text:p>('mihaly.csombor@hajdunanas.com',</text:p>
          </table:table-cell>
          <table:table-cell table:formula="of:=&quot;HASHBYTES('SHA512', '&quot;&amp;[.N2]&amp;&quot;'),&quot;" office:value-type="string" office:string-value="HASHBYTES('SHA512', 'ka54dwvcll')," calcext:value-type="string">
            <text:p>HASHBYTES('SHA512', 'ka54dwvcll'),</text:p>
          </table:table-cell>
          <table:table-cell table:formula="of:=[.O2]&amp;&quot;,&quot;" office:value-type="string" office:string-value="1," calcext:value-type="string">
            <text:p>1,</text:p>
          </table:table-cell>
          <table:table-cell table:formula="of:=[.P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]&amp;&quot;', '&quot;&amp;[.B2]&amp;&quot;', '&quot;&amp;TEXT([.C2]; &quot;yyyy-mm-dd&quot;)&amp;&quot;', '&quot;&amp;[.D2]&amp;&quot;', &quot;&amp;IF([.E2]=&quot;Null&quot;; &quot;Null&quot;; &quot;'&quot;&amp;[.E2]&amp;&quot;'&quot;)&amp;&quot;, '&quot;&amp;[.F2]&amp;&quot;', '&quot;&amp;[.G2]&amp;&quot;', u.Id FROM Users u WHERE EmailAddress = '&quot;&amp;[.Q2]&amp;&quot;' UNION&quot;" office:value-type="string" office:string-value="SELECT 'Mihály', 'Csombor', '1974-12-17', 'Hungary', Null, 'Hajdúnánás', 'Erzsébet utca 44.', u.Id FROM Users u WHERE EmailAddress = 'mihaly.csombor@hajdunanas.com' UNION" calcext:value-type="string">
            <text:p>SELECT 'Mihály', 'Csombor', '1974-12-17', 'Hungary', Null, 'Hajdúnánás', 'Erzsébet utca 44.', u.Id FROM Users u WHERE EmailAddress = 'mihaly.csomb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  <table:table-cell table:style-name="ce1" office:value-type="string" calcext:value-type="string">
            <text:p>Katalin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3])" office:value-type="string" office:string-value="katalin" calcext:value-type="string">
            <text:p>katalin</text:p>
          </table:table-cell>
          <table:table-cell table:formula="of:=LOWER([.I3])" office:value-type="string" office:string-value="hajdu" calcext:value-type="string">
            <text:p>hajdu</text:p>
          </table:table-cell>
          <table:table-cell table:formula="of:=LOWER([.J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e78axfwrh" calcext:value-type="string">
            <text:p>xe78axfwr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];&quot;.&quot;;[.L3];&quot;@&quot;;[.M3];&quot;.com&quot;)" office:value-type="string" office:string-value="katalin.hajdu@hajdunanas.com" calcext:value-type="string">
            <text:p>katalin.hajdu@hajdunanas.com</text:p>
          </table:table-cell>
          <table:table-cell table:formula="of:=&quot;('&quot;&amp;COM.MICROSOFT.CONCAT([.K3];&quot;.&quot;;[.L3];&quot;@&quot;;[.M3];&quot;.com&quot;)&amp;&quot;',&quot;" office:value-type="string" office:string-value="('katalin.hajdu@hajdunanas.com'," calcext:value-type="string">
            <text:p>('katalin.hajdu@hajdunanas.com',</text:p>
          </table:table-cell>
          <table:table-cell table:formula="of:=&quot;HASHBYTES('SHA512', '&quot;&amp;[.N3]&amp;&quot;'),&quot;" office:value-type="string" office:string-value="HASHBYTES('SHA512', 'xe78axfwrh')," calcext:value-type="string">
            <text:p>HASHBYTES('SHA512', 'xe78axfwrh'),</text:p>
          </table:table-cell>
          <table:table-cell table:formula="of:=[.O3]&amp;&quot;,&quot;" office:value-type="string" office:string-value="1," calcext:value-type="string">
            <text:p>1,</text:p>
          </table:table-cell>
          <table:table-cell table:formula="of:=[.P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]&amp;&quot;', '&quot;&amp;[.B3]&amp;&quot;', '&quot;&amp;TEXT([.C3]; &quot;yyyy-mm-dd&quot;)&amp;&quot;', '&quot;&amp;[.D3]&amp;&quot;', &quot;&amp;IF([.E3]=&quot;Null&quot;; &quot;Null&quot;; &quot;'&quot;&amp;[.E3]&amp;&quot;'&quot;)&amp;&quot;, '&quot;&amp;[.F3]&amp;&quot;', '&quot;&amp;[.G3]&amp;&quot;', u.Id FROM Users u WHERE EmailAddress = '&quot;&amp;[.Q3]&amp;&quot;' UNION&quot;" office:value-type="string" office:string-value="SELECT 'Katalin', 'Hajdú', '1984-06-03', 'Hungary', Null, 'Hajdúnánás', 'Petőfi utca 11.', u.Id FROM Users u WHERE EmailAddress = 'katalin.hajdu@hajdunanas.com' UNION" calcext:value-type="string">
            <text:p>SELECT 'Katalin', 'Hajdú', '1984-06-03', 'Hungary', Null, 'Hajdúnánás', 'Petőfi utca 11.', u.Id FROM Users u WHERE EmailAddress = 'katalin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2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Hajunanas</text:p>
          </table:table-cell>
          <table:table-cell table:formula="of:=LOWER([.H4])" office:value-type="string" office:string-value="aniko" calcext:value-type="string">
            <text:p>aniko</text:p>
          </table:table-cell>
          <table:table-cell table:formula="of:=LOWER([.I4])" office:value-type="string" office:string-value="kelemen" calcext:value-type="string">
            <text:p>kelemen</text:p>
          </table:table-cell>
          <table:table-cell table:formula="of:=LOWER([.J4])" office:value-type="string" office:string-value="hajunanas" calcext:value-type="string">
            <text:p>haj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x67pgubni" calcext:value-type="string">
            <text:p>sx67pgub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];&quot;.&quot;;[.L4];&quot;@&quot;;[.M4];&quot;.com&quot;)" office:value-type="string" office:string-value="aniko.kelemen@hajunanas.com" calcext:value-type="string">
            <text:p>aniko.kelemen@hajunanas.com</text:p>
          </table:table-cell>
          <table:table-cell table:formula="of:=&quot;('&quot;&amp;COM.MICROSOFT.CONCAT([.K4];&quot;.&quot;;[.L4];&quot;@&quot;;[.M4];&quot;.com&quot;)&amp;&quot;',&quot;" office:value-type="string" office:string-value="('aniko.kelemen@hajunanas.com'," calcext:value-type="string">
            <text:p>('aniko.kelemen@hajunanas.com',</text:p>
          </table:table-cell>
          <table:table-cell table:formula="of:=&quot;HASHBYTES('SHA512', '&quot;&amp;[.N4]&amp;&quot;'),&quot;" office:value-type="string" office:string-value="HASHBYTES('SHA512', 'sx67pgubni')," calcext:value-type="string">
            <text:p>HASHBYTES('SHA512', 'sx67pgubni'),</text:p>
          </table:table-cell>
          <table:table-cell table:formula="of:=[.O4]&amp;&quot;,&quot;" office:value-type="string" office:string-value="1," calcext:value-type="string">
            <text:p>1,</text:p>
          </table:table-cell>
          <table:table-cell table:formula="of:=[.P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]&amp;&quot;', '&quot;&amp;[.B4]&amp;&quot;', '&quot;&amp;TEXT([.C4]; &quot;yyyy-mm-dd&quot;)&amp;&quot;', '&quot;&amp;[.D4]&amp;&quot;', &quot;&amp;IF([.E4]=&quot;Null&quot;; &quot;Null&quot;; &quot;'&quot;&amp;[.E4]&amp;&quot;'&quot;)&amp;&quot;, '&quot;&amp;[.F4]&amp;&quot;', '&quot;&amp;[.G4]&amp;&quot;', u.Id FROM Users u WHERE EmailAddress = '&quot;&amp;[.Q4]&amp;&quot;' UNION&quot;" office:value-type="string" office:string-value="SELECT 'Anikó', 'Kelemen', '2008-10-16', 'Hungary', Null, 'Hajdúnánás', 'Dorogi út 12.', u.Id FROM Users u WHERE EmailAddress = 'aniko.kelemen@hajunanas.com' UNION" calcext:value-type="string">
            <text:p>SELECT 'Anikó', 'Kelemen', '2008-10-16', 'Hungary', Null, 'Hajdúnánás', 'Dorogi út 12.', u.Id FROM Users u WHERE EmailAddress = 'aniko.kelemen@haj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  <table:table-cell table:style-name="ce1" office:value-type="string" calcext:value-type="string">
            <text:p>Robert</text:p>
          </table:table-cell>
          <table:table-cell table:style-name="ce1" office:value-type="string" calcext:value-type="string">
            <text:p>Puzser</text:p>
          </table:table-cell>
          <table:table-cell table:style-name="ce1" office:value-type="string" calcext:value-type="string">
            <text:p>Budapest</text:p>
          </table:table-cell>
          <table:table-cell table:formula="of:=LOWER([.H5])" office:value-type="string" office:string-value="robert" calcext:value-type="string">
            <text:p>robert</text:p>
          </table:table-cell>
          <table:table-cell table:formula="of:=LOWER([.I5])" office:value-type="string" office:string-value="puzser" calcext:value-type="string">
            <text:p>puzser</text:p>
          </table:table-cell>
          <table:table-cell table:formula="of:=LOWER([.J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m61ocrvrp" calcext:value-type="string">
            <text:p>xm61ocrvr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];&quot;.&quot;;[.L5];&quot;@&quot;;[.M5];&quot;.com&quot;)" office:value-type="string" office:string-value="robert.puzser@budapest.com" calcext:value-type="string">
            <text:p>robert.puzser@budapest.com</text:p>
          </table:table-cell>
          <table:table-cell table:formula="of:=&quot;('&quot;&amp;COM.MICROSOFT.CONCAT([.K5];&quot;.&quot;;[.L5];&quot;@&quot;;[.M5];&quot;.com&quot;)&amp;&quot;',&quot;" office:value-type="string" office:string-value="('robert.puzser@budapest.com'," calcext:value-type="string">
            <text:p>('robert.puzser@budapest.com',</text:p>
          </table:table-cell>
          <table:table-cell table:formula="of:=&quot;HASHBYTES('SHA512', '&quot;&amp;[.N5]&amp;&quot;'),&quot;" office:value-type="string" office:string-value="HASHBYTES('SHA512', 'xm61ocrvrp')," calcext:value-type="string">
            <text:p>HASHBYTES('SHA512', 'xm61ocrvrp'),</text:p>
          </table:table-cell>
          <table:table-cell table:formula="of:=[.O5]&amp;&quot;,&quot;" office:value-type="string" office:string-value="1," calcext:value-type="string">
            <text:p>1,</text:p>
          </table:table-cell>
          <table:table-cell table:formula="of:=[.P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]&amp;&quot;', '&quot;&amp;[.B5]&amp;&quot;', '&quot;&amp;TEXT([.C5]; &quot;yyyy-mm-dd&quot;)&amp;&quot;', '&quot;&amp;[.D5]&amp;&quot;', &quot;&amp;IF([.E5]=&quot;Null&quot;; &quot;Null&quot;; &quot;'&quot;&amp;[.E5]&amp;&quot;'&quot;)&amp;&quot;, '&quot;&amp;[.F5]&amp;&quot;', '&quot;&amp;[.G5]&amp;&quot;', u.Id FROM Users u WHERE EmailAddress = '&quot;&amp;[.Q5]&amp;&quot;' UNION&quot;" office:value-type="string" office:string-value="SELECT 'Róbert', 'Puzsér', '1974-10-24', 'Hungary', Null, 'Budapest', 'Posztmodern út 1.', u.Id FROM Users u WHERE EmailAddress = 'robert.puzser@budapest.com' UNION" calcext:value-type="string">
            <text:p>SELECT 'Róbert', 'Puzsér', '1974-10-24', 'Hungary', Null, 'Budapest', 'Posztmodern út 1.', u.Id FROM Users u WHERE EmailAddress = 'robert.puzs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ovacs</text:p>
          </table:table-cell>
          <table:table-cell table:style-name="ce1" office:value-type="string" calcext:value-type="string">
            <text:p>Budapest</text:p>
          </table:table-cell>
          <table:table-cell table:formula="of:=LOWER([.H6])" office:value-type="string" office:string-value="janos" calcext:value-type="string">
            <text:p>janos</text:p>
          </table:table-cell>
          <table:table-cell table:formula="of:=LOWER([.I6])" office:value-type="string" office:string-value="kovacs" calcext:value-type="string">
            <text:p>kovacs</text:p>
          </table:table-cell>
          <table:table-cell table:formula="of:=LOWER([.J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u54zokcbb" calcext:value-type="string">
            <text:p>ou54zokcb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];&quot;.&quot;;[.L6];&quot;@&quot;;[.M6];&quot;.com&quot;)" office:value-type="string" office:string-value="janos.kovacs@budapest.com" calcext:value-type="string">
            <text:p>janos.kovacs@budapest.com</text:p>
          </table:table-cell>
          <table:table-cell table:formula="of:=&quot;('&quot;&amp;COM.MICROSOFT.CONCAT([.K6];&quot;.&quot;;[.L6];&quot;@&quot;;[.M6];&quot;.com&quot;)&amp;&quot;',&quot;" office:value-type="string" office:string-value="('janos.kovacs@budapest.com'," calcext:value-type="string">
            <text:p>('janos.kovacs@budapest.com',</text:p>
          </table:table-cell>
          <table:table-cell table:formula="of:=&quot;HASHBYTES('SHA512', '&quot;&amp;[.N6]&amp;&quot;'),&quot;" office:value-type="string" office:string-value="HASHBYTES('SHA512', 'ou54zokcbb')," calcext:value-type="string">
            <text:p>HASHBYTES('SHA512', 'ou54zokcbb'),</text:p>
          </table:table-cell>
          <table:table-cell table:formula="of:=[.O6]&amp;&quot;,&quot;" office:value-type="string" office:string-value="1," calcext:value-type="string">
            <text:p>1,</text:p>
          </table:table-cell>
          <table:table-cell table:formula="of:=[.P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]&amp;&quot;', '&quot;&amp;[.B6]&amp;&quot;', '&quot;&amp;TEXT([.C6]; &quot;yyyy-mm-dd&quot;)&amp;&quot;', '&quot;&amp;[.D6]&amp;&quot;', &quot;&amp;IF([.E6]=&quot;Null&quot;; &quot;Null&quot;; &quot;'&quot;&amp;[.E6]&amp;&quot;'&quot;)&amp;&quot;, '&quot;&amp;[.F6]&amp;&quot;', '&quot;&amp;[.G6]&amp;&quot;', u.Id FROM Users u WHERE EmailAddress = '&quot;&amp;[.Q6]&amp;&quot;' UNION&quot;" office:value-type="string" office:string-value="SELECT 'János', 'Kovács', '1965-06-12', 'Hungary', Null, 'Budapest', 'Blaha Lujza tér 12 2em/1', u.Id FROM Users u WHERE EmailAddress = 'janos.kovacs@budapest.com' UNION" calcext:value-type="string">
            <text:p>SELECT 'János', 'Kovács', '1965-06-12', 'Hungary', Null, 'Budapest', 'Blaha Lujza tér 12 2em/1', u.Id FROM Users u WHERE EmailAddress = 'janos.kovac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  <table:table-cell table:style-name="ce1" office:value-type="string" calcext:value-type="string">
            <text:p>Janos</text:p>
          </table:table-cell>
          <table:table-cell table:style-name="ce1" office:value-type="string" calcext:value-type="string">
            <text:p>Kadar</text:p>
          </table:table-cell>
          <table:table-cell table:style-name="ce1" office:value-type="string" calcext:value-type="string">
            <text:p>Budapest</text:p>
          </table:table-cell>
          <table:table-cell table:formula="of:=LOWER([.H7])" office:value-type="string" office:string-value="janos" calcext:value-type="string">
            <text:p>janos</text:p>
          </table:table-cell>
          <table:table-cell table:formula="of:=LOWER([.I7])" office:value-type="string" office:string-value="kadar" calcext:value-type="string">
            <text:p>kadar</text:p>
          </table:table-cell>
          <table:table-cell table:formula="of:=LOWER([.J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j40cwxpmv" calcext:value-type="string">
            <text:p>ej40cwxpm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];&quot;.&quot;;[.L7];&quot;@&quot;;[.M7];&quot;.com&quot;)" office:value-type="string" office:string-value="janos.kadar@budapest.com" calcext:value-type="string">
            <text:p>janos.kadar@budapest.com</text:p>
          </table:table-cell>
          <table:table-cell table:formula="of:=&quot;('&quot;&amp;COM.MICROSOFT.CONCAT([.K7];&quot;.&quot;;[.L7];&quot;@&quot;;[.M7];&quot;.com&quot;)&amp;&quot;',&quot;" office:value-type="string" office:string-value="('janos.kadar@budapest.com'," calcext:value-type="string">
            <text:p>('janos.kadar@budapest.com',</text:p>
          </table:table-cell>
          <table:table-cell table:formula="of:=&quot;HASHBYTES('SHA512', '&quot;&amp;[.N7]&amp;&quot;'),&quot;" office:value-type="string" office:string-value="HASHBYTES('SHA512', 'ej40cwxpmv')," calcext:value-type="string">
            <text:p>HASHBYTES('SHA512', 'ej40cwxpmv'),</text:p>
          </table:table-cell>
          <table:table-cell table:formula="of:=[.O7]&amp;&quot;,&quot;" office:value-type="string" office:string-value="1," calcext:value-type="string">
            <text:p>1,</text:p>
          </table:table-cell>
          <table:table-cell table:formula="of:=[.P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]&amp;&quot;', '&quot;&amp;[.B7]&amp;&quot;', '&quot;&amp;TEXT([.C7]; &quot;yyyy-mm-dd&quot;)&amp;&quot;', '&quot;&amp;[.D7]&amp;&quot;', &quot;&amp;IF([.E7]=&quot;Null&quot;; &quot;Null&quot;; &quot;'&quot;&amp;[.E7]&amp;&quot;'&quot;)&amp;&quot;, '&quot;&amp;[.F7]&amp;&quot;', '&quot;&amp;[.G7]&amp;&quot;', u.Id FROM Users u WHERE EmailAddress = '&quot;&amp;[.Q7]&amp;&quot;' UNION&quot;" office:value-type="string" office:string-value="SELECT 'János', 'Kádár', '1959-03-20', 'Hungary', Null, 'Budapest', 'Hősök tere', u.Id FROM Users u WHERE EmailAddress = 'janos.kadar@budapest.com' UNION" calcext:value-type="string">
            <text:p>SELECT 'János', 'Kádár', '1959-03-20', 'Hungary', Null, 'Budapest', 'Hősök tere', u.Id FROM Users u WHERE EmailAddress = 'janos.kad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  <table:table-cell table:style-name="ce1" office:value-type="string" calcext:value-type="string">
            <text:p>Barbara</text:p>
          </table:table-cell>
          <table:table-cell table:style-name="ce1" office:value-type="string" calcext:value-type="string">
            <text:p>Barna</text:p>
          </table:table-cell>
          <table:table-cell table:style-name="ce1" office:value-type="string" calcext:value-type="string">
            <text:p>Budapest</text:p>
          </table:table-cell>
          <table:table-cell table:formula="of:=LOWER([.H8])" office:value-type="string" office:string-value="barbara" calcext:value-type="string">
            <text:p>barbara</text:p>
          </table:table-cell>
          <table:table-cell table:formula="of:=LOWER([.I8])" office:value-type="string" office:string-value="barna" calcext:value-type="string">
            <text:p>barna</text:p>
          </table:table-cell>
          <table:table-cell table:formula="of:=LOWER([.J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b78sngysm" calcext:value-type="string">
            <text:p>fb78sngy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];&quot;.&quot;;[.L8];&quot;@&quot;;[.M8];&quot;.com&quot;)" office:value-type="string" office:string-value="barbara.barna@budapest.com" calcext:value-type="string">
            <text:p>barbara.barna@budapest.com</text:p>
          </table:table-cell>
          <table:table-cell table:formula="of:=&quot;('&quot;&amp;COM.MICROSOFT.CONCAT([.K8];&quot;.&quot;;[.L8];&quot;@&quot;;[.M8];&quot;.com&quot;)&amp;&quot;',&quot;" office:value-type="string" office:string-value="('barbara.barna@budapest.com'," calcext:value-type="string">
            <text:p>('barbara.barna@budapest.com',</text:p>
          </table:table-cell>
          <table:table-cell table:formula="of:=&quot;HASHBYTES('SHA512', '&quot;&amp;[.N8]&amp;&quot;'),&quot;" office:value-type="string" office:string-value="HASHBYTES('SHA512', 'fb78sngysm')," calcext:value-type="string">
            <text:p>HASHBYTES('SHA512', 'fb78sngysm'),</text:p>
          </table:table-cell>
          <table:table-cell table:formula="of:=[.O8]&amp;&quot;,&quot;" office:value-type="string" office:string-value="1," calcext:value-type="string">
            <text:p>1,</text:p>
          </table:table-cell>
          <table:table-cell table:formula="of:=[.P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]&amp;&quot;', '&quot;&amp;[.B8]&amp;&quot;', '&quot;&amp;TEXT([.C8]; &quot;yyyy-mm-dd&quot;)&amp;&quot;', '&quot;&amp;[.D8]&amp;&quot;', &quot;&amp;IF([.E8]=&quot;Null&quot;; &quot;Null&quot;; &quot;'&quot;&amp;[.E8]&amp;&quot;'&quot;)&amp;&quot;, '&quot;&amp;[.F8]&amp;&quot;', '&quot;&amp;[.G8]&amp;&quot;', u.Id FROM Users u WHERE EmailAddress = '&quot;&amp;[.Q8]&amp;&quot;' UNION&quot;" office:value-type="string" office:string-value="SELECT 'Barbara', 'Barna', '1990-04-11', 'Hungary', Null, 'Budapest', 'Vörös Tér 1.', u.Id FROM Users u WHERE EmailAddress = 'barbara.barna@budapest.com' UNION" calcext:value-type="string">
            <text:p>SELECT 'Barbara', 'Barna', '1990-04-11', 'Hungary', Null, 'Budapest', 'Vörös Tér 1.', u.Id FROM Users u WHERE EmailAddress = 'barbara.barn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  <table:table-cell table:style-name="ce1" office:value-type="string" calcext:value-type="string">
            <text:p>Ervin</text:p>
          </table:table-cell>
          <table:table-cell table:style-name="ce1" office:value-type="string" calcext:value-type="string">
            <text:p>Nagy</text:p>
          </table:table-cell>
          <table:table-cell table:style-name="ce1" office:value-type="string" calcext:value-type="string">
            <text:p>Budaors</text:p>
          </table:table-cell>
          <table:table-cell table:formula="of:=LOWER([.H9])" office:value-type="string" office:string-value="ervin" calcext:value-type="string">
            <text:p>ervin</text:p>
          </table:table-cell>
          <table:table-cell table:formula="of:=LOWER([.I9])" office:value-type="string" office:string-value="nagy" calcext:value-type="string">
            <text:p>nagy</text:p>
          </table:table-cell>
          <table:table-cell table:formula="of:=LOWER([.J9])" office:value-type="string" office:string-value="budaors" calcext:value-type="string">
            <text:p>budaor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t49ywvlba" calcext:value-type="string">
            <text:p>ot49ywvlb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];&quot;.&quot;;[.L9];&quot;@&quot;;[.M9];&quot;.com&quot;)" office:value-type="string" office:string-value="ervin.nagy@budaors.com" calcext:value-type="string">
            <text:p>ervin.nagy@budaors.com</text:p>
          </table:table-cell>
          <table:table-cell table:formula="of:=&quot;('&quot;&amp;COM.MICROSOFT.CONCAT([.K9];&quot;.&quot;;[.L9];&quot;@&quot;;[.M9];&quot;.com&quot;)&amp;&quot;',&quot;" office:value-type="string" office:string-value="('ervin.nagy@budaors.com'," calcext:value-type="string">
            <text:p>('ervin.nagy@budaors.com',</text:p>
          </table:table-cell>
          <table:table-cell table:formula="of:=&quot;HASHBYTES('SHA512', '&quot;&amp;[.N9]&amp;&quot;'),&quot;" office:value-type="string" office:string-value="HASHBYTES('SHA512', 'ot49ywvlba')," calcext:value-type="string">
            <text:p>HASHBYTES('SHA512', 'ot49ywvlba'),</text:p>
          </table:table-cell>
          <table:table-cell table:formula="of:=[.O9]&amp;&quot;,&quot;" office:value-type="string" office:string-value="1," calcext:value-type="string">
            <text:p>1,</text:p>
          </table:table-cell>
          <table:table-cell table:formula="of:=[.P9]&amp;&quot;),&quot;" office:value-type="string" office:string-value="NULL)," calcext:value-type="string">
            <text:p>NULL),</text:p>
          </table:table-cell>
          <table:table-cell/>
          <table:table-cell table:formula="of:=&quot;SELECT '&quot;&amp;[.A9]&amp;&quot;', '&quot;&amp;[.B9]&amp;&quot;', '&quot;&amp;TEXT([.C9]; &quot;yyyy-mm-dd&quot;)&amp;&quot;', '&quot;&amp;[.D9]&amp;&quot;', &quot;&amp;IF([.E9]=&quot;Null&quot;; &quot;Null&quot;; &quot;'&quot;&amp;[.E9]&amp;&quot;'&quot;)&amp;&quot;, '&quot;&amp;[.F9]&amp;&quot;', '&quot;&amp;[.G9]&amp;&quot;', u.Id FROM Users u WHERE EmailAddress = '&quot;&amp;[.Q9]&amp;&quot;' UNION&quot;" office:value-type="string" office:string-value="SELECT 'Ervin', 'Nagy', '1983-02-15', 'Hungary', Null, 'Budaörs', 'Petőfi Sándor utca 5.', u.Id FROM Users u WHERE EmailAddress = 'ervin.nagy@budaors.com' UNION" calcext:value-type="string">
            <text:p>SELECT 'Ervin', 'Nagy', '1983-02-15', 'Hungary', Null, 'Budaörs', 'Petőfi Sándor utca 5.', u.Id FROM Users u WHERE EmailAddress = 'ervin.nagy@budaor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  <table:table-cell table:style-name="ce1" office:value-type="string" calcext:value-type="string">
            <text:p>Tunde</text:p>
          </table:table-cell>
          <table:table-cell table:style-name="ce1" office:value-type="string" calcext:value-type="string">
            <text:p>Kobzos</text:p>
          </table:table-cell>
          <table:table-cell table:style-name="ce1" office:value-type="string" calcext:value-type="string">
            <text:p>Budapest</text:p>
          </table:table-cell>
          <table:table-cell table:formula="of:=LOWER([.H10])" office:value-type="string" office:string-value="tunde" calcext:value-type="string">
            <text:p>tunde</text:p>
          </table:table-cell>
          <table:table-cell table:formula="of:=LOWER([.I10])" office:value-type="string" office:string-value="kobzos" calcext:value-type="string">
            <text:p>kobzos</text:p>
          </table:table-cell>
          <table:table-cell table:formula="of:=LOWER([.J1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e56rhdomn" calcext:value-type="string">
            <text:p>de56rhdom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0];&quot;.&quot;;[.L10];&quot;@&quot;;[.M10];&quot;.com&quot;)" office:value-type="string" office:string-value="tunde.kobzos@budapest.com" calcext:value-type="string">
            <text:p>tunde.kobzos@budapest.com</text:p>
          </table:table-cell>
          <table:table-cell table:formula="of:=&quot;('&quot;&amp;COM.MICROSOFT.CONCAT([.K10];&quot;.&quot;;[.L10];&quot;@&quot;;[.M10];&quot;.com&quot;)&amp;&quot;',&quot;" office:value-type="string" office:string-value="('tunde.kobzos@budapest.com'," calcext:value-type="string">
            <text:p>('tunde.kobzos@budapest.com',</text:p>
          </table:table-cell>
          <table:table-cell table:formula="of:=&quot;HASHBYTES('SHA512', '&quot;&amp;[.N10]&amp;&quot;'),&quot;" office:value-type="string" office:string-value="HASHBYTES('SHA512', 'de56rhdomn')," calcext:value-type="string">
            <text:p>HASHBYTES('SHA512', 'de56rhdomn'),</text:p>
          </table:table-cell>
          <table:table-cell table:formula="of:=[.O10]&amp;&quot;,&quot;" office:value-type="string" office:string-value="1," calcext:value-type="string">
            <text:p>1,</text:p>
          </table:table-cell>
          <table:table-cell table:formula="of:=[.P10]&amp;&quot;),&quot;" office:value-type="string" office:string-value="NULL)," calcext:value-type="string">
            <text:p>NULL),</text:p>
          </table:table-cell>
          <table:table-cell/>
          <table:table-cell table:formula="of:=&quot;SELECT '&quot;&amp;[.A10]&amp;&quot;', '&quot;&amp;[.B10]&amp;&quot;', '&quot;&amp;TEXT([.C10]; &quot;yyyy-mm-dd&quot;)&amp;&quot;', '&quot;&amp;[.D10]&amp;&quot;', &quot;&amp;IF([.E10]=&quot;Null&quot;; &quot;Null&quot;; &quot;'&quot;&amp;[.E10]&amp;&quot;'&quot;)&amp;&quot;, '&quot;&amp;[.F10]&amp;&quot;', '&quot;&amp;[.G10]&amp;&quot;', u.Id FROM Users u WHERE EmailAddress = '&quot;&amp;[.Q10]&amp;&quot;' UNION&quot;" office:value-type="string" office:string-value="SELECT 'Tünde', 'Kobzos', '1987-01-30', 'Hungary', Null, 'Budapest', 'Egry József u. 51. fsz/3', u.Id FROM Users u WHERE EmailAddress = 'tunde.kobzos@budapest.com' UNION" calcext:value-type="string">
            <text:p>SELECT 'Tünde', 'Kobzos', '1987-01-30', 'Hungary', Null, 'Budapest', 'Egry József u. 51. fsz/3', u.Id FROM Users u WHERE EmailAddress = 'tunde.kobz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  <table:table-cell table:style-name="ce1" office:value-type="string" calcext:value-type="string">
            <text:p>Ivan</text:p>
          </table:table-cell>
          <table:table-cell table:style-name="ce1" office:value-type="string" calcext:value-type="string">
            <text:p>Szakaly</text:p>
          </table:table-cell>
          <table:table-cell table:style-name="ce1" office:value-type="string" calcext:value-type="string">
            <text:p>Szeged</text:p>
          </table:table-cell>
          <table:table-cell table:formula="of:=LOWER([.H11])" office:value-type="string" office:string-value="ivan" calcext:value-type="string">
            <text:p>ivan</text:p>
          </table:table-cell>
          <table:table-cell table:formula="of:=LOWER([.I11])" office:value-type="string" office:string-value="szakaly" calcext:value-type="string">
            <text:p>szakaly</text:p>
          </table:table-cell>
          <table:table-cell table:formula="of:=LOWER([.J11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d70daxyno" calcext:value-type="string">
            <text:p>nd70daxy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1];&quot;.&quot;;[.L11];&quot;@&quot;;[.M11];&quot;.com&quot;)" office:value-type="string" office:string-value="ivan.szakaly@szeged.com" calcext:value-type="string">
            <text:p>ivan.szakaly@szeged.com</text:p>
          </table:table-cell>
          <table:table-cell table:formula="of:=&quot;('&quot;&amp;COM.MICROSOFT.CONCAT([.K11];&quot;.&quot;;[.L11];&quot;@&quot;;[.M11];&quot;.com&quot;)&amp;&quot;',&quot;" office:value-type="string" office:string-value="('ivan.szakaly@szeged.com'," calcext:value-type="string">
            <text:p>('ivan.szakaly@szeged.com',</text:p>
          </table:table-cell>
          <table:table-cell table:formula="of:=&quot;HASHBYTES('SHA512', '&quot;&amp;[.N11]&amp;&quot;'),&quot;" office:value-type="string" office:string-value="HASHBYTES('SHA512', 'nd70daxyno')," calcext:value-type="string">
            <text:p>HASHBYTES('SHA512', 'nd70daxyno'),</text:p>
          </table:table-cell>
          <table:table-cell table:formula="of:=[.O11]&amp;&quot;,&quot;" office:value-type="string" office:string-value="1," calcext:value-type="string">
            <text:p>1,</text:p>
          </table:table-cell>
          <table:table-cell table:formula="of:=[.P11]&amp;&quot;),&quot;" office:value-type="string" office:string-value="NULL)," calcext:value-type="string">
            <text:p>NULL),</text:p>
          </table:table-cell>
          <table:table-cell/>
          <table:table-cell table:formula="of:=&quot;SELECT '&quot;&amp;[.A11]&amp;&quot;', '&quot;&amp;[.B11]&amp;&quot;', '&quot;&amp;TEXT([.C11]; &quot;yyyy-mm-dd&quot;)&amp;&quot;', '&quot;&amp;[.D11]&amp;&quot;', &quot;&amp;IF([.E11]=&quot;Null&quot;; &quot;Null&quot;; &quot;'&quot;&amp;[.E11]&amp;&quot;'&quot;)&amp;&quot;, '&quot;&amp;[.F11]&amp;&quot;', '&quot;&amp;[.G11]&amp;&quot;', u.Id FROM Users u WHERE EmailAddress = '&quot;&amp;[.Q11]&amp;&quot;' UNION&quot;" office:value-type="string" office:string-value="SELECT 'Iván', 'Szakály', '1979-11-08', 'Hungary', Null, 'Szeged', 'Szél utca 3 2em/4', u.Id FROM Users u WHERE EmailAddress = 'ivan.szakaly@szeged.com' UNION" calcext:value-type="string">
            <text:p>SELECT 'Iván', 'Szakály', '1979-11-08', 'Hungary', Null, 'Szeged', 'Szél utca 3 2em/4', u.Id FROM Users u WHERE EmailAddress = 'ivan.szakaly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Szel</text:p>
          </table:table-cell>
          <table:table-cell table:style-name="ce1" office:value-type="string" calcext:value-type="string">
            <text:p>Szeged</text:p>
          </table:table-cell>
          <table:table-cell table:formula="of:=LOWER([.H12])" office:value-type="string" office:string-value="andrea" calcext:value-type="string">
            <text:p>andrea</text:p>
          </table:table-cell>
          <table:table-cell table:formula="of:=LOWER([.I12])" office:value-type="string" office:string-value="szel" calcext:value-type="string">
            <text:p>szel</text:p>
          </table:table-cell>
          <table:table-cell table:formula="of:=LOWER([.J12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j97idyltw" calcext:value-type="string">
            <text:p>ij97idylt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2];&quot;.&quot;;[.L12];&quot;@&quot;;[.M12];&quot;.com&quot;)" office:value-type="string" office:string-value="andrea.szel@szeged.com" calcext:value-type="string">
            <text:p>andrea.szel@szeged.com</text:p>
          </table:table-cell>
          <table:table-cell table:formula="of:=&quot;('&quot;&amp;COM.MICROSOFT.CONCAT([.K12];&quot;.&quot;;[.L12];&quot;@&quot;;[.M12];&quot;.com&quot;)&amp;&quot;',&quot;" office:value-type="string" office:string-value="('andrea.szel@szeged.com'," calcext:value-type="string">
            <text:p>('andrea.szel@szeged.com',</text:p>
          </table:table-cell>
          <table:table-cell table:formula="of:=&quot;HASHBYTES('SHA512', '&quot;&amp;[.N12]&amp;&quot;'),&quot;" office:value-type="string" office:string-value="HASHBYTES('SHA512', 'ij97idyltw')," calcext:value-type="string">
            <text:p>HASHBYTES('SHA512', 'ij97idyltw'),</text:p>
          </table:table-cell>
          <table:table-cell table:formula="of:=[.O12]&amp;&quot;,&quot;" office:value-type="string" office:string-value="1," calcext:value-type="string">
            <text:p>1,</text:p>
          </table:table-cell>
          <table:table-cell table:formula="of:=[.P12]&amp;&quot;),&quot;" office:value-type="string" office:string-value="NULL)," calcext:value-type="string">
            <text:p>NULL),</text:p>
          </table:table-cell>
          <table:table-cell/>
          <table:table-cell table:formula="of:=&quot;SELECT '&quot;&amp;[.A12]&amp;&quot;', '&quot;&amp;[.B12]&amp;&quot;', '&quot;&amp;TEXT([.C12]; &quot;yyyy-mm-dd&quot;)&amp;&quot;', '&quot;&amp;[.D12]&amp;&quot;', &quot;&amp;IF([.E12]=&quot;Null&quot;; &quot;Null&quot;; &quot;'&quot;&amp;[.E12]&amp;&quot;'&quot;)&amp;&quot;, '&quot;&amp;[.F12]&amp;&quot;', '&quot;&amp;[.G12]&amp;&quot;', u.Id FROM Users u WHERE EmailAddress = '&quot;&amp;[.Q12]&amp;&quot;' UNION&quot;" office:value-type="string" office:string-value="SELECT 'Andrea', 'Szél', '1990-03-15', 'Hungary', Null, 'Szeged', 'Farkas utca 3em/1', u.Id FROM Users u WHERE EmailAddress = 'andrea.szel@szeged.com' UNION" calcext:value-type="string">
            <text:p>SELECT 'Andrea', 'Szél', '1990-03-15', 'Hungary', Null, 'Szeged', 'Farkas utca 3em/1', u.Id FROM Users u WHERE EmailAddress = 'andrea.szel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Favago</text:p>
          </table:table-cell>
          <table:table-cell table:style-name="ce1" office:value-type="string" calcext:value-type="string">
            <text:p>Szeged</text:p>
          </table:table-cell>
          <table:table-cell table:formula="of:=LOWER([.H13])" office:value-type="string" office:string-value="laszlo" calcext:value-type="string">
            <text:p>laszlo</text:p>
          </table:table-cell>
          <table:table-cell table:formula="of:=LOWER([.I13])" office:value-type="string" office:string-value="favago" calcext:value-type="string">
            <text:p>favago</text:p>
          </table:table-cell>
          <table:table-cell table:formula="of:=LOWER([.J13])" office:value-type="string" office:string-value="szeged" calcext:value-type="string">
            <text:p>szege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h34mwncde" calcext:value-type="string">
            <text:p>yh34mwncd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3];&quot;.&quot;;[.L13];&quot;@&quot;;[.M13];&quot;.com&quot;)" office:value-type="string" office:string-value="laszlo.favago@szeged.com" calcext:value-type="string">
            <text:p>laszlo.favago@szeged.com</text:p>
          </table:table-cell>
          <table:table-cell table:formula="of:=&quot;('&quot;&amp;COM.MICROSOFT.CONCAT([.K13];&quot;.&quot;;[.L13];&quot;@&quot;;[.M13];&quot;.com&quot;)&amp;&quot;',&quot;" office:value-type="string" office:string-value="('laszlo.favago@szeged.com'," calcext:value-type="string">
            <text:p>('laszlo.favago@szeged.com',</text:p>
          </table:table-cell>
          <table:table-cell table:formula="of:=&quot;HASHBYTES('SHA512', '&quot;&amp;[.N13]&amp;&quot;'),&quot;" office:value-type="string" office:string-value="HASHBYTES('SHA512', 'yh34mwncde')," calcext:value-type="string">
            <text:p>HASHBYTES('SHA512', 'yh34mwncde'),</text:p>
          </table:table-cell>
          <table:table-cell table:formula="of:=[.O13]&amp;&quot;,&quot;" office:value-type="string" office:string-value="1," calcext:value-type="string">
            <text:p>1,</text:p>
          </table:table-cell>
          <table:table-cell table:formula="of:=[.P13]&amp;&quot;),&quot;" office:value-type="string" office:string-value="NULL)," calcext:value-type="string">
            <text:p>NULL),</text:p>
          </table:table-cell>
          <table:table-cell/>
          <table:table-cell table:formula="of:=&quot;SELECT '&quot;&amp;[.A13]&amp;&quot;', '&quot;&amp;[.B13]&amp;&quot;', '&quot;&amp;TEXT([.C13]; &quot;yyyy-mm-dd&quot;)&amp;&quot;', '&quot;&amp;[.D13]&amp;&quot;', &quot;&amp;IF([.E13]=&quot;Null&quot;; &quot;Null&quot;; &quot;'&quot;&amp;[.E13]&amp;&quot;'&quot;)&amp;&quot;, '&quot;&amp;[.F13]&amp;&quot;', '&quot;&amp;[.G13]&amp;&quot;', u.Id FROM Users u WHERE EmailAddress = '&quot;&amp;[.Q13]&amp;&quot;' UNION&quot;" office:value-type="string" office:string-value="SELECT 'László', 'Favágó', '1980-02-20', 'Hungary', Null, 'Szeged', 'Bolyai János utca 34.', u.Id FROM Users u WHERE EmailAddress = 'laszlo.favago@szeged.com' UNION" calcext:value-type="string">
            <text:p>SELECT 'László', 'Favágó', '1980-02-20', 'Hungary', Null, 'Szeged', 'Bolyai János utca 34.', u.Id FROM Users u WHERE EmailAddress = 'laszlo.favago@szege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  <table:table-cell table:style-name="ce1" office:value-type="string" calcext:value-type="string">
            <text:p>Farkas</text:p>
          </table:table-cell>
          <table:table-cell table:style-name="ce1" office:value-type="string" calcext:value-type="string">
            <text:p>Beke</text:p>
          </table:table-cell>
          <table:table-cell table:style-name="ce1" office:value-type="string" calcext:value-type="string">
            <text:p>Eger</text:p>
          </table:table-cell>
          <table:table-cell table:formula="of:=LOWER([.H14])" office:value-type="string" office:string-value="farkas" calcext:value-type="string">
            <text:p>farkas</text:p>
          </table:table-cell>
          <table:table-cell table:formula="of:=LOWER([.I14])" office:value-type="string" office:string-value="beke" calcext:value-type="string">
            <text:p>beke</text:p>
          </table:table-cell>
          <table:table-cell table:formula="of:=LOWER([.J14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z30sibdrz" calcext:value-type="string">
            <text:p>rz30sibd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4];&quot;.&quot;;[.L14];&quot;@&quot;;[.M14];&quot;.com&quot;)" office:value-type="string" office:string-value="farkas.beke@eger.com" calcext:value-type="string">
            <text:p>farkas.beke@eger.com</text:p>
          </table:table-cell>
          <table:table-cell table:formula="of:=&quot;('&quot;&amp;COM.MICROSOFT.CONCAT([.K14];&quot;.&quot;;[.L14];&quot;@&quot;;[.M14];&quot;.com&quot;)&amp;&quot;',&quot;" office:value-type="string" office:string-value="('farkas.beke@eger.com'," calcext:value-type="string">
            <text:p>('farkas.beke@eger.com',</text:p>
          </table:table-cell>
          <table:table-cell table:formula="of:=&quot;HASHBYTES('SHA512', '&quot;&amp;[.N14]&amp;&quot;'),&quot;" office:value-type="string" office:string-value="HASHBYTES('SHA512', 'rz30sibdrz')," calcext:value-type="string">
            <text:p>HASHBYTES('SHA512', 'rz30sibdrz'),</text:p>
          </table:table-cell>
          <table:table-cell table:formula="of:=[.O14]&amp;&quot;,&quot;" office:value-type="string" office:string-value="1," calcext:value-type="string">
            <text:p>1,</text:p>
          </table:table-cell>
          <table:table-cell table:formula="of:=[.P14]&amp;&quot;),&quot;" office:value-type="string" office:string-value="NULL)," calcext:value-type="string">
            <text:p>NULL),</text:p>
          </table:table-cell>
          <table:table-cell/>
          <table:table-cell table:formula="of:=&quot;SELECT '&quot;&amp;[.A14]&amp;&quot;', '&quot;&amp;[.B14]&amp;&quot;', '&quot;&amp;TEXT([.C14]; &quot;yyyy-mm-dd&quot;)&amp;&quot;', '&quot;&amp;[.D14]&amp;&quot;', &quot;&amp;IF([.E14]=&quot;Null&quot;; &quot;Null&quot;; &quot;'&quot;&amp;[.E14]&amp;&quot;'&quot;)&amp;&quot;, '&quot;&amp;[.F14]&amp;&quot;', '&quot;&amp;[.G14]&amp;&quot;', u.Id FROM Users u WHERE EmailAddress = '&quot;&amp;[.Q14]&amp;&quot;' UNION&quot;" office:value-type="string" office:string-value="SELECT 'Farkas', 'Beke', '1992-07-21', 'Hungary', Null, 'Eger', 'Mátyás Király út 11 4em/2', u.Id FROM Users u WHERE EmailAddress = 'farkas.beke@eger.com' UNION" calcext:value-type="string">
            <text:p>SELECT 'Farkas', 'Beke', '1992-07-21', 'Hungary', Null, 'Eger', 'Mátyás Király út 11 4em/2', u.Id FROM Users u WHERE EmailAddress = 'farkas.beke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  <table:table-cell table:style-name="ce1" office:value-type="string" calcext:value-type="string">
            <text:p>Elemer</text:p>
          </table:table-cell>
          <table:table-cell table:style-name="ce1" office:value-type="string" calcext:value-type="string">
            <text:p>Soos</text:p>
          </table:table-cell>
          <table:table-cell table:style-name="ce1" office:value-type="string" calcext:value-type="string">
            <text:p>Eger</text:p>
          </table:table-cell>
          <table:table-cell table:formula="of:=LOWER([.H15])" office:value-type="string" office:string-value="elemer" calcext:value-type="string">
            <text:p>elemer</text:p>
          </table:table-cell>
          <table:table-cell table:formula="of:=LOWER([.I15])" office:value-type="string" office:string-value="soos" calcext:value-type="string">
            <text:p>soos</text:p>
          </table:table-cell>
          <table:table-cell table:formula="of:=LOWER([.J15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q21cvjxiv" calcext:value-type="string">
            <text:p>zq21cvjxi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5];&quot;.&quot;;[.L15];&quot;@&quot;;[.M15];&quot;.com&quot;)" office:value-type="string" office:string-value="elemer.soos@eger.com" calcext:value-type="string">
            <text:p>elemer.soos@eger.com</text:p>
          </table:table-cell>
          <table:table-cell table:formula="of:=&quot;('&quot;&amp;COM.MICROSOFT.CONCAT([.K15];&quot;.&quot;;[.L15];&quot;@&quot;;[.M15];&quot;.com&quot;)&amp;&quot;',&quot;" office:value-type="string" office:string-value="('elemer.soos@eger.com'," calcext:value-type="string">
            <text:p>('elemer.soos@eger.com',</text:p>
          </table:table-cell>
          <table:table-cell table:formula="of:=&quot;HASHBYTES('SHA512', '&quot;&amp;[.N15]&amp;&quot;'),&quot;" office:value-type="string" office:string-value="HASHBYTES('SHA512', 'zq21cvjxiv')," calcext:value-type="string">
            <text:p>HASHBYTES('SHA512', 'zq21cvjxiv'),</text:p>
          </table:table-cell>
          <table:table-cell table:formula="of:=[.O15]&amp;&quot;,&quot;" office:value-type="string" office:string-value="1," calcext:value-type="string">
            <text:p>1,</text:p>
          </table:table-cell>
          <table:table-cell table:formula="of:=[.P15]&amp;&quot;),&quot;" office:value-type="string" office:string-value="NULL)," calcext:value-type="string">
            <text:p>NULL),</text:p>
          </table:table-cell>
          <table:table-cell/>
          <table:table-cell table:formula="of:=&quot;SELECT '&quot;&amp;[.A15]&amp;&quot;', '&quot;&amp;[.B15]&amp;&quot;', '&quot;&amp;TEXT([.C15]; &quot;yyyy-mm-dd&quot;)&amp;&quot;', '&quot;&amp;[.D15]&amp;&quot;', &quot;&amp;IF([.E15]=&quot;Null&quot;; &quot;Null&quot;; &quot;'&quot;&amp;[.E15]&amp;&quot;'&quot;)&amp;&quot;, '&quot;&amp;[.F15]&amp;&quot;', '&quot;&amp;[.G15]&amp;&quot;', u.Id FROM Users u WHERE EmailAddress = '&quot;&amp;[.Q15]&amp;&quot;' UNION&quot;" office:value-type="string" office:string-value="SELECT 'Elemér', 'Soós', '1988-11-03', 'Hungary', Null, 'Eger', 'II. Rákóczi Ferenc u. 19 3em/11', u.Id FROM Users u WHERE EmailAddress = 'elemer.soos@eger.com' UNION" calcext:value-type="string">
            <text:p>SELECT 'Elemér', 'Soós', '1988-11-03', 'Hungary', Null, 'Eger', 'II. Rákóczi Ferenc u. 19 3em/11', u.Id FROM Users u WHERE EmailAddress = 'elemer.soo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  <table:table-cell table:style-name="ce1" office:value-type="string" calcext:value-type="string">
            <text:p>Marianna</text:p>
          </table:table-cell>
          <table:table-cell table:style-name="ce1" office:value-type="string" calcext:value-type="string">
            <text:p>Szakacs</text:p>
          </table:table-cell>
          <table:table-cell table:style-name="ce1" office:value-type="string" calcext:value-type="string">
            <text:p>Eger</text:p>
          </table:table-cell>
          <table:table-cell table:formula="of:=LOWER([.H16])" office:value-type="string" office:string-value="marianna" calcext:value-type="string">
            <text:p>marianna</text:p>
          </table:table-cell>
          <table:table-cell table:formula="of:=LOWER([.I16])" office:value-type="string" office:string-value="szakacs" calcext:value-type="string">
            <text:p>szakacs</text:p>
          </table:table-cell>
          <table:table-cell table:formula="of:=LOWER([.J16])" office:value-type="string" office:string-value="eger" calcext:value-type="string">
            <text:p>eg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g67wknqvf" calcext:value-type="string">
            <text:p>kg67wknqv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6];&quot;.&quot;;[.L16];&quot;@&quot;;[.M16];&quot;.com&quot;)" office:value-type="string" office:string-value="marianna.szakacs@eger.com" calcext:value-type="string">
            <text:p>marianna.szakacs@eger.com</text:p>
          </table:table-cell>
          <table:table-cell table:formula="of:=&quot;('&quot;&amp;COM.MICROSOFT.CONCAT([.K16];&quot;.&quot;;[.L16];&quot;@&quot;;[.M16];&quot;.com&quot;)&amp;&quot;',&quot;" office:value-type="string" office:string-value="('marianna.szakacs@eger.com'," calcext:value-type="string">
            <text:p>('marianna.szakacs@eger.com',</text:p>
          </table:table-cell>
          <table:table-cell table:formula="of:=&quot;HASHBYTES('SHA512', '&quot;&amp;[.N16]&amp;&quot;'),&quot;" office:value-type="string" office:string-value="HASHBYTES('SHA512', 'kg67wknqvf')," calcext:value-type="string">
            <text:p>HASHBYTES('SHA512', 'kg67wknqvf'),</text:p>
          </table:table-cell>
          <table:table-cell table:formula="of:=[.O16]&amp;&quot;,&quot;" office:value-type="string" office:string-value="1," calcext:value-type="string">
            <text:p>1,</text:p>
          </table:table-cell>
          <table:table-cell table:formula="of:=[.P16]&amp;&quot;),&quot;" office:value-type="string" office:string-value="NULL)," calcext:value-type="string">
            <text:p>NULL),</text:p>
          </table:table-cell>
          <table:table-cell/>
          <table:table-cell table:formula="of:=&quot;SELECT '&quot;&amp;[.A16]&amp;&quot;', '&quot;&amp;[.B16]&amp;&quot;', '&quot;&amp;TEXT([.C16]; &quot;yyyy-mm-dd&quot;)&amp;&quot;', '&quot;&amp;[.D16]&amp;&quot;', &quot;&amp;IF([.E16]=&quot;Null&quot;; &quot;Null&quot;; &quot;'&quot;&amp;[.E16]&amp;&quot;'&quot;)&amp;&quot;, '&quot;&amp;[.F16]&amp;&quot;', '&quot;&amp;[.G16]&amp;&quot;', u.Id FROM Users u WHERE EmailAddress = '&quot;&amp;[.Q16]&amp;&quot;' UNION&quot;" office:value-type="string" office:string-value="SELECT 'Marianna', 'Szakács', '1986-02-24', 'Hungary', Null, 'Eger', 'Kallomallom út 12 fsz/2', u.Id FROM Users u WHERE EmailAddress = 'marianna.szakacs@eger.com' UNION" calcext:value-type="string">
            <text:p>SELECT 'Marianna', 'Szakács', '1986-02-24', 'Hungary', Null, 'Eger', 'Kallomallom út 12 fsz/2', u.Id FROM Users u WHERE EmailAddress = 'marianna.szakacs@eg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  <table:table-cell table:style-name="ce1" office:value-type="string" calcext:value-type="string">
            <text:p>Lubomir</text:p>
          </table:table-cell>
          <table:table-cell table:style-name="ce1" office:value-type="string" calcext:value-type="string">
            <text:p>Cermak</text:p>
          </table:table-cell>
          <table:table-cell table:style-name="ce1" office:value-type="string" calcext:value-type="string">
            <text:p>Praha</text:p>
          </table:table-cell>
          <table:table-cell table:formula="of:=LOWER([.H17])" office:value-type="string" office:string-value="lubomir" calcext:value-type="string">
            <text:p>lubomir</text:p>
          </table:table-cell>
          <table:table-cell table:formula="of:=LOWER([.I17])" office:value-type="string" office:string-value="cermak" calcext:value-type="string">
            <text:p>cermak</text:p>
          </table:table-cell>
          <table:table-cell table:formula="of:=LOWER([.J17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l27hhwafh" calcext:value-type="string">
            <text:p>ml27hhwaf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7];&quot;.&quot;;[.L17];&quot;@&quot;;[.M17];&quot;.com&quot;)" office:value-type="string" office:string-value="lubomir.cermak@praha.com" calcext:value-type="string">
            <text:p>lubomir.cermak@praha.com</text:p>
          </table:table-cell>
          <table:table-cell table:formula="of:=&quot;('&quot;&amp;COM.MICROSOFT.CONCAT([.K17];&quot;.&quot;;[.L17];&quot;@&quot;;[.M17];&quot;.com&quot;)&amp;&quot;',&quot;" office:value-type="string" office:string-value="('lubomir.cermak@praha.com'," calcext:value-type="string">
            <text:p>('lubomir.cermak@praha.com',</text:p>
          </table:table-cell>
          <table:table-cell table:formula="of:=&quot;HASHBYTES('SHA512', '&quot;&amp;[.N17]&amp;&quot;'),&quot;" office:value-type="string" office:string-value="HASHBYTES('SHA512', 'ml27hhwafh')," calcext:value-type="string">
            <text:p>HASHBYTES('SHA512', 'ml27hhwafh'),</text:p>
          </table:table-cell>
          <table:table-cell table:formula="of:=[.O17]&amp;&quot;,&quot;" office:value-type="string" office:string-value="1," calcext:value-type="string">
            <text:p>1,</text:p>
          </table:table-cell>
          <table:table-cell table:formula="of:=[.P17]&amp;&quot;),&quot;" office:value-type="string" office:string-value="NULL)," calcext:value-type="string">
            <text:p>NULL),</text:p>
          </table:table-cell>
          <table:table-cell/>
          <table:table-cell table:formula="of:=&quot;SELECT '&quot;&amp;[.A17]&amp;&quot;', '&quot;&amp;[.B17]&amp;&quot;', '&quot;&amp;TEXT([.C17]; &quot;yyyy-mm-dd&quot;)&amp;&quot;', '&quot;&amp;[.D17]&amp;&quot;', &quot;&amp;IF([.E17]=&quot;Null&quot;; &quot;Null&quot;; &quot;'&quot;&amp;[.E17]&amp;&quot;'&quot;)&amp;&quot;, '&quot;&amp;[.F17]&amp;&quot;', '&quot;&amp;[.G17]&amp;&quot;', u.Id FROM Users u WHERE EmailAddress = '&quot;&amp;[.Q17]&amp;&quot;' UNION&quot;" office:value-type="string" office:string-value="SELECT 'Lubomír', 'Cermak', '1986-02-24', 'Czech', Null, 'Praha', '24 Podedvorská', u.Id FROM Users u WHERE EmailAddress = 'lubomir.cermak@praha.com' UNION" calcext:value-type="string">
            <text:p>SELECT 'Lubomír', 'Cermak', '1986-02-24', 'Czech', Null, 'Praha', '24 Podedvorská', u.Id FROM Users u WHERE EmailAddress = 'lubomir.cerm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  <table:table-cell table:style-name="ce1" office:value-type="string" calcext:value-type="string">
            <text:p>Kvetoslav</text:p>
          </table:table-cell>
          <table:table-cell table:style-name="ce1" office:value-type="string" calcext:value-type="string">
            <text:p>Kovac</text:p>
          </table:table-cell>
          <table:table-cell table:style-name="ce1" office:value-type="string" calcext:value-type="string">
            <text:p>Praha</text:p>
          </table:table-cell>
          <table:table-cell table:formula="of:=LOWER([.H18])" office:value-type="string" office:string-value="kvetoslav" calcext:value-type="string">
            <text:p>kvetoslav</text:p>
          </table:table-cell>
          <table:table-cell table:formula="of:=LOWER([.I18])" office:value-type="string" office:string-value="kovac" calcext:value-type="string">
            <text:p>kovac</text:p>
          </table:table-cell>
          <table:table-cell table:formula="of:=LOWER([.J18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fh99fymsfg" calcext:value-type="string">
            <text:p>fh99fymsf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8];&quot;.&quot;;[.L18];&quot;@&quot;;[.M18];&quot;.com&quot;)" office:value-type="string" office:string-value="kvetoslav.kovac@praha.com" calcext:value-type="string">
            <text:p>kvetoslav.kovac@praha.com</text:p>
          </table:table-cell>
          <table:table-cell table:formula="of:=&quot;('&quot;&amp;COM.MICROSOFT.CONCAT([.K18];&quot;.&quot;;[.L18];&quot;@&quot;;[.M18];&quot;.com&quot;)&amp;&quot;',&quot;" office:value-type="string" office:string-value="('kvetoslav.kovac@praha.com'," calcext:value-type="string">
            <text:p>('kvetoslav.kovac@praha.com',</text:p>
          </table:table-cell>
          <table:table-cell table:formula="of:=&quot;HASHBYTES('SHA512', '&quot;&amp;[.N18]&amp;&quot;'),&quot;" office:value-type="string" office:string-value="HASHBYTES('SHA512', 'fh99fymsfg')," calcext:value-type="string">
            <text:p>HASHBYTES('SHA512', 'fh99fymsfg'),</text:p>
          </table:table-cell>
          <table:table-cell table:formula="of:=[.O18]&amp;&quot;,&quot;" office:value-type="string" office:string-value="1," calcext:value-type="string">
            <text:p>1,</text:p>
          </table:table-cell>
          <table:table-cell table:formula="of:=[.P18]&amp;&quot;),&quot;" office:value-type="string" office:string-value="NULL)," calcext:value-type="string">
            <text:p>NULL),</text:p>
          </table:table-cell>
          <table:table-cell/>
          <table:table-cell table:formula="of:=&quot;SELECT '&quot;&amp;[.A18]&amp;&quot;', '&quot;&amp;[.B18]&amp;&quot;', '&quot;&amp;TEXT([.C18]; &quot;yyyy-mm-dd&quot;)&amp;&quot;', '&quot;&amp;[.D18]&amp;&quot;', &quot;&amp;IF([.E18]=&quot;Null&quot;; &quot;Null&quot;; &quot;'&quot;&amp;[.E18]&amp;&quot;'&quot;)&amp;&quot;, '&quot;&amp;[.F18]&amp;&quot;', '&quot;&amp;[.G18]&amp;&quot;', u.Id FROM Users u WHERE EmailAddress = '&quot;&amp;[.Q18]&amp;&quot;' UNION&quot;" office:value-type="string" office:string-value="SELECT 'Květoslav', 'Kovac', '1984-03-16', 'Czech', Null, 'Praha', '294 Podedvorská', u.Id FROM Users u WHERE EmailAddress = 'kvetoslav.kovac@praha.com' UNION" calcext:value-type="string">
            <text:p>SELECT 'Květoslav', 'Kovac', '1984-03-16', 'Czech', Null, 'Praha', '294 Podedvorská', u.Id FROM Users u WHERE EmailAddress = 'kvetoslav.kovac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  <table:table-cell table:style-name="ce1" office:value-type="string" calcext:value-type="string">
            <text:p>Nina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Praha</text:p>
          </table:table-cell>
          <table:table-cell table:formula="of:=LOWER([.H19])" office:value-type="string" office:string-value="nina" calcext:value-type="string">
            <text:p>nina</text:p>
          </table:table-cell>
          <table:table-cell table:formula="of:=LOWER([.I19])" office:value-type="string" office:string-value="novak" calcext:value-type="string">
            <text:p>novak</text:p>
          </table:table-cell>
          <table:table-cell table:formula="of:=LOWER([.J19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mj33gfalyp" calcext:value-type="string">
            <text:p>mj33gfaly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19];&quot;.&quot;;[.L19];&quot;@&quot;;[.M19];&quot;.com&quot;)" office:value-type="string" office:string-value="nina.novak@praha.com" calcext:value-type="string">
            <text:p>nina.novak@praha.com</text:p>
          </table:table-cell>
          <table:table-cell table:formula="of:=&quot;('&quot;&amp;COM.MICROSOFT.CONCAT([.K19];&quot;.&quot;;[.L19];&quot;@&quot;;[.M19];&quot;.com&quot;)&amp;&quot;',&quot;" office:value-type="string" office:string-value="('nina.novak@praha.com'," calcext:value-type="string">
            <text:p>('nina.novak@praha.com',</text:p>
          </table:table-cell>
          <table:table-cell table:formula="of:=&quot;HASHBYTES('SHA512', '&quot;&amp;[.N19]&amp;&quot;'),&quot;" office:value-type="string" office:string-value="HASHBYTES('SHA512', 'mj33gfalyp')," calcext:value-type="string">
            <text:p>HASHBYTES('SHA512', 'mj33gfalyp'),</text:p>
          </table:table-cell>
          <table:table-cell table:formula="of:=[.O19]&amp;&quot;,&quot;" office:value-type="string" office:string-value="1," calcext:value-type="string">
            <text:p>1,</text:p>
          </table:table-cell>
          <table:table-cell table:formula="of:=[.P19]&amp;&quot;),&quot;" office:value-type="string" office:string-value="NULL)," calcext:value-type="string">
            <text:p>NULL),</text:p>
          </table:table-cell>
          <table:table-cell/>
          <table:table-cell table:formula="of:=&quot;SELECT '&quot;&amp;[.A19]&amp;&quot;', '&quot;&amp;[.B19]&amp;&quot;', '&quot;&amp;TEXT([.C19]; &quot;yyyy-mm-dd&quot;)&amp;&quot;', '&quot;&amp;[.D19]&amp;&quot;', &quot;&amp;IF([.E19]=&quot;Null&quot;; &quot;Null&quot;; &quot;'&quot;&amp;[.E19]&amp;&quot;'&quot;)&amp;&quot;, '&quot;&amp;[.F19]&amp;&quot;', '&quot;&amp;[.G19]&amp;&quot;', u.Id FROM Users u WHERE EmailAddress = '&quot;&amp;[.Q19]&amp;&quot;' UNION&quot;" office:value-type="string" office:string-value="SELECT 'Nina', 'Novák', '1990-07-20', 'Czech', 'Hungary', 'Praha', '16 Šrobárova', u.Id FROM Users u WHERE EmailAddress = 'nina.novak@praha.com' UNION" calcext:value-type="string">
            <text:p>SELECT 'Nina', 'Novák', '1990-07-20', 'Czech', 'Hungary', 'Praha', '16 Šrobárova', u.Id FROM Users u WHERE EmailAddress = 'nina.nova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  <table:table-cell table:style-name="ce1" office:value-type="string" calcext:value-type="string">
            <text:p>Alfred</text:p>
          </table:table-cell>
          <table:table-cell table:style-name="ce1" office:value-type="string" calcext:value-type="string">
            <text:p>Hlavacek</text:p>
          </table:table-cell>
          <table:table-cell table:style-name="ce1" office:value-type="string" calcext:value-type="string">
            <text:p>Praha</text:p>
          </table:table-cell>
          <table:table-cell table:formula="of:=LOWER([.H20])" office:value-type="string" office:string-value="alfred" calcext:value-type="string">
            <text:p>alfred</text:p>
          </table:table-cell>
          <table:table-cell table:formula="of:=LOWER([.I20])" office:value-type="string" office:string-value="hlavacek" calcext:value-type="string">
            <text:p>hlavacek</text:p>
          </table:table-cell>
          <table:table-cell table:formula="of:=LOWER([.J20])" office:value-type="string" office:string-value="praha" calcext:value-type="string">
            <text:p>prah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k46tnxhnr" calcext:value-type="string">
            <text:p>jk46tnxhn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0];&quot;.&quot;;[.L20];&quot;@&quot;;[.M20];&quot;.com&quot;)" office:value-type="string" office:string-value="alfred.hlavacek@praha.com" calcext:value-type="string">
            <text:p>alfred.hlavacek@praha.com</text:p>
          </table:table-cell>
          <table:table-cell table:formula="of:=&quot;('&quot;&amp;COM.MICROSOFT.CONCAT([.K20];&quot;.&quot;;[.L20];&quot;@&quot;;[.M20];&quot;.com&quot;)&amp;&quot;',&quot;" office:value-type="string" office:string-value="('alfred.hlavacek@praha.com'," calcext:value-type="string">
            <text:p>('alfred.hlavacek@praha.com',</text:p>
          </table:table-cell>
          <table:table-cell table:formula="of:=&quot;HASHBYTES('SHA512', '&quot;&amp;[.N20]&amp;&quot;'),&quot;" office:value-type="string" office:string-value="HASHBYTES('SHA512', 'jk46tnxhnr')," calcext:value-type="string">
            <text:p>HASHBYTES('SHA512', 'jk46tnxhnr'),</text:p>
          </table:table-cell>
          <table:table-cell table:formula="of:=[.O20]&amp;&quot;,&quot;" office:value-type="string" office:string-value="1," calcext:value-type="string">
            <text:p>1,</text:p>
          </table:table-cell>
          <table:table-cell table:formula="of:=[.P20]&amp;&quot;),&quot;" office:value-type="string" office:string-value="NULL)," calcext:value-type="string">
            <text:p>NULL),</text:p>
          </table:table-cell>
          <table:table-cell/>
          <table:table-cell table:formula="of:=&quot;SELECT '&quot;&amp;[.A20]&amp;&quot;', '&quot;&amp;[.B20]&amp;&quot;', '&quot;&amp;TEXT([.C20]; &quot;yyyy-mm-dd&quot;)&amp;&quot;', '&quot;&amp;[.D20]&amp;&quot;', &quot;&amp;IF([.E20]=&quot;Null&quot;; &quot;Null&quot;; &quot;'&quot;&amp;[.E20]&amp;&quot;'&quot;)&amp;&quot;, '&quot;&amp;[.F20]&amp;&quot;', '&quot;&amp;[.G20]&amp;&quot;', u.Id FROM Users u WHERE EmailAddress = '&quot;&amp;[.Q20]&amp;&quot;' UNION&quot;" office:value-type="string" office:string-value="SELECT 'Alfréd', 'Hlaváček', '1986-02-24', 'Czech', Null, 'Praha', '54 Žerotínova 4p/23', u.Id FROM Users u WHERE EmailAddress = 'alfred.hlavacek@praha.com' UNION" calcext:value-type="string">
            <text:p>SELECT 'Alfréd', 'Hlaváček', '1986-02-24', 'Czech', Null, 'Praha', '54 Žerotínova 4p/23', u.Id FROM Users u WHERE EmailAddress = 'alfred.hlavacek@prah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  <table:table-cell table:style-name="ce1" office:value-type="string" calcext:value-type="string">
            <text:p>Thomas</text:p>
          </table:table-cell>
          <table:table-cell table:style-name="ce1" office:value-type="string" calcext:value-type="string">
            <text:p>Wolf</text:p>
          </table:table-cell>
          <table:table-cell table:style-name="ce1" office:value-type="string" calcext:value-type="string">
            <text:p>Graz</text:p>
          </table:table-cell>
          <table:table-cell table:formula="of:=LOWER([.H21])" office:value-type="string" office:string-value="thomas" calcext:value-type="string">
            <text:p>thomas</text:p>
          </table:table-cell>
          <table:table-cell table:formula="of:=LOWER([.I21])" office:value-type="string" office:string-value="wolf" calcext:value-type="string">
            <text:p>wolf</text:p>
          </table:table-cell>
          <table:table-cell table:formula="of:=LOWER([.J21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w12enjgik" calcext:value-type="string">
            <text:p>zw12enjg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1];&quot;.&quot;;[.L21];&quot;@&quot;;[.M21];&quot;.com&quot;)" office:value-type="string" office:string-value="thomas.wolf@graz.com" calcext:value-type="string">
            <text:p>thomas.wolf@graz.com</text:p>
          </table:table-cell>
          <table:table-cell table:formula="of:=&quot;('&quot;&amp;COM.MICROSOFT.CONCAT([.K21];&quot;.&quot;;[.L21];&quot;@&quot;;[.M21];&quot;.com&quot;)&amp;&quot;',&quot;" office:value-type="string" office:string-value="('thomas.wolf@graz.com'," calcext:value-type="string">
            <text:p>('thomas.wolf@graz.com',</text:p>
          </table:table-cell>
          <table:table-cell table:formula="of:=&quot;HASHBYTES('SHA512', '&quot;&amp;[.N21]&amp;&quot;'),&quot;" office:value-type="string" office:string-value="HASHBYTES('SHA512', 'zw12enjgik')," calcext:value-type="string">
            <text:p>HASHBYTES('SHA512', 'zw12enjgik'),</text:p>
          </table:table-cell>
          <table:table-cell table:formula="of:=[.O21]&amp;&quot;,&quot;" office:value-type="string" office:string-value="1," calcext:value-type="string">
            <text:p>1,</text:p>
          </table:table-cell>
          <table:table-cell table:formula="of:=[.P21]&amp;&quot;),&quot;" office:value-type="string" office:string-value="NULL)," calcext:value-type="string">
            <text:p>NULL),</text:p>
          </table:table-cell>
          <table:table-cell/>
          <table:table-cell table:formula="of:=&quot;SELECT '&quot;&amp;[.A21]&amp;&quot;', '&quot;&amp;[.B21]&amp;&quot;', '&quot;&amp;TEXT([.C21]; &quot;yyyy-mm-dd&quot;)&amp;&quot;', '&quot;&amp;[.D21]&amp;&quot;', &quot;&amp;IF([.E21]=&quot;Null&quot;; &quot;Null&quot;; &quot;'&quot;&amp;[.E21]&amp;&quot;'&quot;)&amp;&quot;, '&quot;&amp;[.F21]&amp;&quot;', '&quot;&amp;[.G21]&amp;&quot;', u.Id FROM Users u WHERE EmailAddress = '&quot;&amp;[.Q21]&amp;&quot;' UNION&quot;" office:value-type="string" office:string-value="SELECT 'Thomas', 'Wolf', '1986-11-10', 'Austria', Null, 'Graz', '142 Alte Poststraße 2FB/2', u.Id FROM Users u WHERE EmailAddress = 'thomas.wolf@graz.com' UNION" calcext:value-type="string">
            <text:p>SELECT 'Thomas', 'Wolf', '1986-11-10', 'Austria', Null, 'Graz', '142 Alte Poststraße 2FB/2', u.Id FROM Users u WHERE EmailAddress = 'thomas.wolf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  <table:table-cell table:style-name="ce1" office:value-type="string" calcext:value-type="string">
            <text:p>Zuzanna</text:p>
          </table:table-cell>
          <table:table-cell table:style-name="ce1" office:value-type="string" calcext:value-type="string">
            <text:p>Ostrowski</text:p>
          </table:table-cell>
          <table:table-cell table:style-name="ce1" office:value-type="string" calcext:value-type="string">
            <text:p>Graz</text:p>
          </table:table-cell>
          <table:table-cell table:formula="of:=LOWER([.H22])" office:value-type="string" office:string-value="zuzanna" calcext:value-type="string">
            <text:p>zuzanna</text:p>
          </table:table-cell>
          <table:table-cell table:formula="of:=LOWER([.I22])" office:value-type="string" office:string-value="ostrowski" calcext:value-type="string">
            <text:p>ostrowski</text:p>
          </table:table-cell>
          <table:table-cell table:formula="of:=LOWER([.J22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n30lbwgey" calcext:value-type="string">
            <text:p>cn30lbwge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2];&quot;.&quot;;[.L22];&quot;@&quot;;[.M22];&quot;.com&quot;)" office:value-type="string" office:string-value="zuzanna.ostrowski@graz.com" calcext:value-type="string">
            <text:p>zuzanna.ostrowski@graz.com</text:p>
          </table:table-cell>
          <table:table-cell table:formula="of:=&quot;('&quot;&amp;COM.MICROSOFT.CONCAT([.K22];&quot;.&quot;;[.L22];&quot;@&quot;;[.M22];&quot;.com&quot;)&amp;&quot;',&quot;" office:value-type="string" office:string-value="('zuzanna.ostrowski@graz.com'," calcext:value-type="string">
            <text:p>('zuzanna.ostrowski@graz.com',</text:p>
          </table:table-cell>
          <table:table-cell table:formula="of:=&quot;HASHBYTES('SHA512', '&quot;&amp;[.N22]&amp;&quot;'),&quot;" office:value-type="string" office:string-value="HASHBYTES('SHA512', 'cn30lbwgey')," calcext:value-type="string">
            <text:p>HASHBYTES('SHA512', 'cn30lbwgey'),</text:p>
          </table:table-cell>
          <table:table-cell table:formula="of:=[.O22]&amp;&quot;,&quot;" office:value-type="string" office:string-value="1," calcext:value-type="string">
            <text:p>1,</text:p>
          </table:table-cell>
          <table:table-cell table:formula="of:=[.P22]&amp;&quot;),&quot;" office:value-type="string" office:string-value="NULL)," calcext:value-type="string">
            <text:p>NULL),</text:p>
          </table:table-cell>
          <table:table-cell/>
          <table:table-cell table:formula="of:=&quot;SELECT '&quot;&amp;[.A22]&amp;&quot;', '&quot;&amp;[.B22]&amp;&quot;', '&quot;&amp;TEXT([.C22]; &quot;yyyy-mm-dd&quot;)&amp;&quot;', '&quot;&amp;[.D22]&amp;&quot;', &quot;&amp;IF([.E22]=&quot;Null&quot;; &quot;Null&quot;; &quot;'&quot;&amp;[.E22]&amp;&quot;'&quot;)&amp;&quot;, '&quot;&amp;[.F22]&amp;&quot;', '&quot;&amp;[.G22]&amp;&quot;', u.Id FROM Users u WHERE EmailAddress = '&quot;&amp;[.Q22]&amp;&quot;' UNION&quot;" office:value-type="string" office:string-value="SELECT 'Zuzanna', 'Ostrowski', '1986-08-21', 'Austria', 'Poland', 'Graz', '17 Eduard-Keil-Gasse', u.Id FROM Users u WHERE EmailAddress = 'zuzanna.ostrowski@graz.com' UNION" calcext:value-type="string">
            <text:p>SELECT 'Zuzanna', 'Ostrowski', '1986-08-21', 'Austria', 'Poland', 'Graz', '17 Eduard-Keil-Gasse', u.Id FROM Users u WHERE EmailAddress = 'zuzanna.ostrowski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  <table:table-cell table:style-name="ce1" office:value-type="string" calcext:value-type="string">
            <text:p>Gunther</text:p>
          </table:table-cell>
          <table:table-cell table:style-name="ce1" office:value-type="string" calcext:value-type="string">
            <text:p>Bieber</text:p>
          </table:table-cell>
          <table:table-cell table:style-name="ce1" office:value-type="string" calcext:value-type="string">
            <text:p>Graz</text:p>
          </table:table-cell>
          <table:table-cell table:formula="of:=LOWER([.H23])" office:value-type="string" office:string-value="gunther" calcext:value-type="string">
            <text:p>gunther</text:p>
          </table:table-cell>
          <table:table-cell table:formula="of:=LOWER([.I23])" office:value-type="string" office:string-value="bieber" calcext:value-type="string">
            <text:p>bieber</text:p>
          </table:table-cell>
          <table:table-cell table:formula="of:=LOWER([.J23])" office:value-type="string" office:string-value="graz" calcext:value-type="string">
            <text:p>gra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s66yklfbs" calcext:value-type="string">
            <text:p>js66yklfb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3];&quot;.&quot;;[.L23];&quot;@&quot;;[.M23];&quot;.com&quot;)" office:value-type="string" office:string-value="gunther.bieber@graz.com" calcext:value-type="string">
            <text:p>gunther.bieber@graz.com</text:p>
          </table:table-cell>
          <table:table-cell table:formula="of:=&quot;('&quot;&amp;COM.MICROSOFT.CONCAT([.K23];&quot;.&quot;;[.L23];&quot;@&quot;;[.M23];&quot;.com&quot;)&amp;&quot;',&quot;" office:value-type="string" office:string-value="('gunther.bieber@graz.com'," calcext:value-type="string">
            <text:p>('gunther.bieber@graz.com',</text:p>
          </table:table-cell>
          <table:table-cell table:formula="of:=&quot;HASHBYTES('SHA512', '&quot;&amp;[.N23]&amp;&quot;'),&quot;" office:value-type="string" office:string-value="HASHBYTES('SHA512', 'js66yklfbs')," calcext:value-type="string">
            <text:p>HASHBYTES('SHA512', 'js66yklfbs'),</text:p>
          </table:table-cell>
          <table:table-cell table:formula="of:=[.O23]&amp;&quot;,&quot;" office:value-type="string" office:string-value="1," calcext:value-type="string">
            <text:p>1,</text:p>
          </table:table-cell>
          <table:table-cell table:formula="of:=[.P23]&amp;&quot;),&quot;" office:value-type="string" office:string-value="NULL)," calcext:value-type="string">
            <text:p>NULL),</text:p>
          </table:table-cell>
          <table:table-cell/>
          <table:table-cell table:formula="of:=&quot;SELECT '&quot;&amp;[.A23]&amp;&quot;', '&quot;&amp;[.B23]&amp;&quot;', '&quot;&amp;TEXT([.C23]; &quot;yyyy-mm-dd&quot;)&amp;&quot;', '&quot;&amp;[.D23]&amp;&quot;', &quot;&amp;IF([.E23]=&quot;Null&quot;; &quot;Null&quot;; &quot;'&quot;&amp;[.E23]&amp;&quot;'&quot;)&amp;&quot;, '&quot;&amp;[.F23]&amp;&quot;', '&quot;&amp;[.G23]&amp;&quot;', u.Id FROM Users u WHERE EmailAddress = '&quot;&amp;[.Q23]&amp;&quot;' UNION&quot;" office:value-type="string" office:string-value="SELECT 'Günther', 'Bieber', '1973-11-01', 'Austria', 'Germany', 'Graz', '44 Brucknerstraße', u.Id FROM Users u WHERE EmailAddress = 'gunther.bieber@graz.com' UNION" calcext:value-type="string">
            <text:p>SELECT 'Günther', 'Bieber', '1973-11-01', 'Austria', 'Germany', 'Graz', '44 Brucknerstraße', u.Id FROM Users u WHERE EmailAddress = 'gunther.bieber@gra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  <table:table-cell table:style-name="ce1" office:value-type="string" calcext:value-type="string">
            <text:p>Ruedi</text:p>
          </table:table-cell>
          <table:table-cell table:style-name="ce1" office:value-type="string" calcext:value-type="string">
            <text:p>Kaufmann</text:p>
          </table:table-cell>
          <table:table-cell table:style-name="ce1" office:value-type="string" calcext:value-type="string">
            <text:p>Dresden</text:p>
          </table:table-cell>
          <table:table-cell table:formula="of:=LOWER([.H24])" office:value-type="string" office:string-value="ruedi" calcext:value-type="string">
            <text:p>ruedi</text:p>
          </table:table-cell>
          <table:table-cell table:formula="of:=LOWER([.I24])" office:value-type="string" office:string-value="kaufmann" calcext:value-type="string">
            <text:p>kaufmann</text:p>
          </table:table-cell>
          <table:table-cell table:formula="of:=LOWER([.J24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km25klhtbe" calcext:value-type="string">
            <text:p>km25klhtb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4];&quot;.&quot;;[.L24];&quot;@&quot;;[.M24];&quot;.com&quot;)" office:value-type="string" office:string-value="ruedi.kaufmann@dresden.com" calcext:value-type="string">
            <text:p>ruedi.kaufmann@dresden.com</text:p>
          </table:table-cell>
          <table:table-cell table:formula="of:=&quot;('&quot;&amp;COM.MICROSOFT.CONCAT([.K24];&quot;.&quot;;[.L24];&quot;@&quot;;[.M24];&quot;.com&quot;)&amp;&quot;',&quot;" office:value-type="string" office:string-value="('ruedi.kaufmann@dresden.com'," calcext:value-type="string">
            <text:p>('ruedi.kaufmann@dresden.com',</text:p>
          </table:table-cell>
          <table:table-cell table:formula="of:=&quot;HASHBYTES('SHA512', '&quot;&amp;[.N24]&amp;&quot;'),&quot;" office:value-type="string" office:string-value="HASHBYTES('SHA512', 'km25klhtbe')," calcext:value-type="string">
            <text:p>HASHBYTES('SHA512', 'km25klhtbe'),</text:p>
          </table:table-cell>
          <table:table-cell table:formula="of:=[.O24]&amp;&quot;,&quot;" office:value-type="string" office:string-value="1," calcext:value-type="string">
            <text:p>1,</text:p>
          </table:table-cell>
          <table:table-cell table:formula="of:=[.P24]&amp;&quot;),&quot;" office:value-type="string" office:string-value="NULL)," calcext:value-type="string">
            <text:p>NULL),</text:p>
          </table:table-cell>
          <table:table-cell/>
          <table:table-cell table:formula="of:=&quot;SELECT '&quot;&amp;[.A24]&amp;&quot;', '&quot;&amp;[.B24]&amp;&quot;', '&quot;&amp;TEXT([.C24]; &quot;yyyy-mm-dd&quot;)&amp;&quot;', '&quot;&amp;[.D24]&amp;&quot;', &quot;&amp;IF([.E24]=&quot;Null&quot;; &quot;Null&quot;; &quot;'&quot;&amp;[.E24]&amp;&quot;'&quot;)&amp;&quot;, '&quot;&amp;[.F24]&amp;&quot;', '&quot;&amp;[.G24]&amp;&quot;', u.Id FROM Users u WHERE EmailAddress = '&quot;&amp;[.Q24]&amp;&quot;' UNION&quot;" office:value-type="string" office:string-value="SELECT 'Ruedi', 'Kaufmann', '1983-12-01', 'Germany', 'Austria', 'Dresden', 'Rosmaringasse 10', u.Id FROM Users u WHERE EmailAddress = 'ruedi.kaufmann@dresden.com' UNION" calcext:value-type="string">
            <text:p>SELECT 'Ruedi', 'Kaufmann', '1983-12-01', 'Germany', 'Austria', 'Dresden', 'Rosmaringasse 10', u.Id FROM Users u WHERE EmailAddress = 'ruedi.kaufmann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  <table:table-cell table:style-name="ce1" office:value-type="string" calcext:value-type="string">
            <text:p>Kristin</text:p>
          </table:table-cell>
          <table:table-cell table:style-name="ce1" office:value-type="string" calcext:value-type="string">
            <text:p>Muller</text:p>
          </table:table-cell>
          <table:table-cell table:style-name="ce1" office:value-type="string" calcext:value-type="string">
            <text:p>Dresden</text:p>
          </table:table-cell>
          <table:table-cell table:formula="of:=LOWER([.H25])" office:value-type="string" office:string-value="kristin" calcext:value-type="string">
            <text:p>kristin</text:p>
          </table:table-cell>
          <table:table-cell table:formula="of:=LOWER([.I25])" office:value-type="string" office:string-value="muller" calcext:value-type="string">
            <text:p>muller</text:p>
          </table:table-cell>
          <table:table-cell table:formula="of:=LOWER([.J25])" office:value-type="string" office:string-value="dresden" calcext:value-type="string">
            <text:p>dresden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d22ipmlsj" calcext:value-type="string">
            <text:p>dd22ipmls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5];&quot;.&quot;;[.L25];&quot;@&quot;;[.M25];&quot;.com&quot;)" office:value-type="string" office:string-value="kristin.muller@dresden.com" calcext:value-type="string">
            <text:p>kristin.muller@dresden.com</text:p>
          </table:table-cell>
          <table:table-cell table:formula="of:=&quot;('&quot;&amp;COM.MICROSOFT.CONCAT([.K25];&quot;.&quot;;[.L25];&quot;@&quot;;[.M25];&quot;.com&quot;)&amp;&quot;',&quot;" office:value-type="string" office:string-value="('kristin.muller@dresden.com'," calcext:value-type="string">
            <text:p>('kristin.muller@dresden.com',</text:p>
          </table:table-cell>
          <table:table-cell table:formula="of:=&quot;HASHBYTES('SHA512', '&quot;&amp;[.N25]&amp;&quot;'),&quot;" office:value-type="string" office:string-value="HASHBYTES('SHA512', 'dd22ipmlsj')," calcext:value-type="string">
            <text:p>HASHBYTES('SHA512', 'dd22ipmlsj'),</text:p>
          </table:table-cell>
          <table:table-cell table:formula="of:=[.O25]&amp;&quot;,&quot;" office:value-type="string" office:string-value="1," calcext:value-type="string">
            <text:p>1,</text:p>
          </table:table-cell>
          <table:table-cell table:formula="of:=[.P25]&amp;&quot;),&quot;" office:value-type="string" office:string-value="NULL)," calcext:value-type="string">
            <text:p>NULL),</text:p>
          </table:table-cell>
          <table:table-cell/>
          <table:table-cell table:formula="of:=&quot;SELECT '&quot;&amp;[.A25]&amp;&quot;', '&quot;&amp;[.B25]&amp;&quot;', '&quot;&amp;TEXT([.C25]; &quot;yyyy-mm-dd&quot;)&amp;&quot;', '&quot;&amp;[.D25]&amp;&quot;', &quot;&amp;IF([.E25]=&quot;Null&quot;; &quot;Null&quot;; &quot;'&quot;&amp;[.E25]&amp;&quot;'&quot;)&amp;&quot;, '&quot;&amp;[.F25]&amp;&quot;', '&quot;&amp;[.G25]&amp;&quot;', u.Id FROM Users u WHERE EmailAddress = '&quot;&amp;[.Q25]&amp;&quot;' UNION&quot;" office:value-type="string" office:string-value="SELECT 'Kristin', 'Muller', '1991-10-06', 'Germany', 'France', 'Dresden', 'Seidnitzer Str. 13', u.Id FROM Users u WHERE EmailAddress = 'kristin.muller@dresden.com' UNION" calcext:value-type="string">
            <text:p>SELECT 'Kristin', 'Muller', '1991-10-06', 'Germany', 'France', 'Dresden', 'Seidnitzer Str. 13', u.Id FROM Users u WHERE EmailAddress = 'kristin.muller@dresden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  <table:table-cell table:style-name="ce1" office:value-type="string" calcext:value-type="string">
            <text:p>Simon</text:p>
          </table:table-cell>
          <table:table-cell table:style-name="ce1" office:value-type="string" calcext:value-type="string">
            <text:p>Hofmann</text:p>
          </table:table-cell>
          <table:table-cell table:style-name="ce1" office:value-type="string" calcext:value-type="string">
            <text:p>Leipzig</text:p>
          </table:table-cell>
          <table:table-cell table:formula="of:=LOWER([.H26])" office:value-type="string" office:string-value="simon" calcext:value-type="string">
            <text:p>simon</text:p>
          </table:table-cell>
          <table:table-cell table:formula="of:=LOWER([.I26])" office:value-type="string" office:string-value="hofmann" calcext:value-type="string">
            <text:p>hofmann</text:p>
          </table:table-cell>
          <table:table-cell table:formula="of:=LOWER([.J26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w66prpktj" calcext:value-type="string">
            <text:p>bw66prpkt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6];&quot;.&quot;;[.L26];&quot;@&quot;;[.M26];&quot;.com&quot;)" office:value-type="string" office:string-value="simon.hofmann@leipzig.com" calcext:value-type="string">
            <text:p>simon.hofmann@leipzig.com</text:p>
          </table:table-cell>
          <table:table-cell table:formula="of:=&quot;('&quot;&amp;COM.MICROSOFT.CONCAT([.K26];&quot;.&quot;;[.L26];&quot;@&quot;;[.M26];&quot;.com&quot;)&amp;&quot;',&quot;" office:value-type="string" office:string-value="('simon.hofmann@leipzig.com'," calcext:value-type="string">
            <text:p>('simon.hofmann@leipzig.com',</text:p>
          </table:table-cell>
          <table:table-cell table:formula="of:=&quot;HASHBYTES('SHA512', '&quot;&amp;[.N26]&amp;&quot;'),&quot;" office:value-type="string" office:string-value="HASHBYTES('SHA512', 'bw66prpktj')," calcext:value-type="string">
            <text:p>HASHBYTES('SHA512', 'bw66prpktj'),</text:p>
          </table:table-cell>
          <table:table-cell table:formula="of:=[.O26]&amp;&quot;,&quot;" office:value-type="string" office:string-value="1," calcext:value-type="string">
            <text:p>1,</text:p>
          </table:table-cell>
          <table:table-cell table:formula="of:=[.P26]&amp;&quot;),&quot;" office:value-type="string" office:string-value="NULL)," calcext:value-type="string">
            <text:p>NULL),</text:p>
          </table:table-cell>
          <table:table-cell/>
          <table:table-cell table:formula="of:=&quot;SELECT '&quot;&amp;[.A26]&amp;&quot;', '&quot;&amp;[.B26]&amp;&quot;', '&quot;&amp;TEXT([.C26]; &quot;yyyy-mm-dd&quot;)&amp;&quot;', '&quot;&amp;[.D26]&amp;&quot;', &quot;&amp;IF([.E26]=&quot;Null&quot;; &quot;Null&quot;; &quot;'&quot;&amp;[.E26]&amp;&quot;'&quot;)&amp;&quot;, '&quot;&amp;[.F26]&amp;&quot;', '&quot;&amp;[.G26]&amp;&quot;', u.Id FROM Users u WHERE EmailAddress = '&quot;&amp;[.Q26]&amp;&quot;' UNION&quot;" office:value-type="string" office:string-value="SELECT 'Simon', 'Hofmann', '1978-09-30', 'Germany', Null, 'Leipzig', 'Mierendorffstraße 11 3FB/2', u.Id FROM Users u WHERE EmailAddress = 'simon.hofmann@leipzig.com' UNION" calcext:value-type="string">
            <text:p>SELECT 'Simon', 'Hofmann', '1978-09-30', 'Germany', Null, 'Leipzig', 'Mierendorffstraße 11 3FB/2', u.Id FROM Users u WHERE EmailAddress = 'simon.hofmann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  <table:table-cell table:style-name="ce1" office:value-type="string" calcext:value-type="string">
            <text:p>Roger</text:p>
          </table:table-cell>
          <table:table-cell table:style-name="ce1" office:value-type="string" calcext:value-type="string">
            <text:p>Burgstaller</text:p>
          </table:table-cell>
          <table:table-cell table:style-name="ce1" office:value-type="string" calcext:value-type="string">
            <text:p>Leipzig</text:p>
          </table:table-cell>
          <table:table-cell table:formula="of:=LOWER([.H27])" office:value-type="string" office:string-value="roger" calcext:value-type="string">
            <text:p>roger</text:p>
          </table:table-cell>
          <table:table-cell table:formula="of:=LOWER([.I27])" office:value-type="string" office:string-value="burgstaller" calcext:value-type="string">
            <text:p>burgstaller</text:p>
          </table:table-cell>
          <table:table-cell table:formula="of:=LOWER([.J27])" office:value-type="string" office:string-value="leipzig" calcext:value-type="string">
            <text:p>leipzi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c86jcvruz" calcext:value-type="string">
            <text:p>dc86jcvru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7];&quot;.&quot;;[.L27];&quot;@&quot;;[.M27];&quot;.com&quot;)" office:value-type="string" office:string-value="roger.burgstaller@leipzig.com" calcext:value-type="string">
            <text:p>roger.burgstaller@leipzig.com</text:p>
          </table:table-cell>
          <table:table-cell table:formula="of:=&quot;('&quot;&amp;COM.MICROSOFT.CONCAT([.K27];&quot;.&quot;;[.L27];&quot;@&quot;;[.M27];&quot;.com&quot;)&amp;&quot;',&quot;" office:value-type="string" office:string-value="('roger.burgstaller@leipzig.com'," calcext:value-type="string">
            <text:p>('roger.burgstaller@leipzig.com',</text:p>
          </table:table-cell>
          <table:table-cell table:formula="of:=&quot;HASHBYTES('SHA512', '&quot;&amp;[.N27]&amp;&quot;'),&quot;" office:value-type="string" office:string-value="HASHBYTES('SHA512', 'dc86jcvruz')," calcext:value-type="string">
            <text:p>HASHBYTES('SHA512', 'dc86jcvruz'),</text:p>
          </table:table-cell>
          <table:table-cell table:formula="of:=[.O27]&amp;&quot;,&quot;" office:value-type="string" office:string-value="1," calcext:value-type="string">
            <text:p>1,</text:p>
          </table:table-cell>
          <table:table-cell table:formula="of:=[.P27]&amp;&quot;),&quot;" office:value-type="string" office:string-value="NULL)," calcext:value-type="string">
            <text:p>NULL),</text:p>
          </table:table-cell>
          <table:table-cell/>
          <table:table-cell table:formula="of:=&quot;SELECT '&quot;&amp;[.A27]&amp;&quot;', '&quot;&amp;[.B27]&amp;&quot;', '&quot;&amp;TEXT([.C27]; &quot;yyyy-mm-dd&quot;)&amp;&quot;', '&quot;&amp;[.D27]&amp;&quot;', &quot;&amp;IF([.E27]=&quot;Null&quot;; &quot;Null&quot;; &quot;'&quot;&amp;[.E27]&amp;&quot;'&quot;)&amp;&quot;, '&quot;&amp;[.F27]&amp;&quot;', '&quot;&amp;[.G27]&amp;&quot;', u.Id FROM Users u WHERE EmailAddress = '&quot;&amp;[.Q27]&amp;&quot;' UNION&quot;" office:value-type="string" office:string-value="SELECT 'Roger', 'Burgstaller', '1971-03-31', 'Germany', Null, 'Leipzig', 'Paul-Gruner-Straße 50 1FB/1', u.Id FROM Users u WHERE EmailAddress = 'roger.burgstaller@leipzig.com' UNION" calcext:value-type="string">
            <text:p>SELECT 'Roger', 'Burgstaller', '1971-03-31', 'Germany', Null, 'Leipzig', 'Paul-Gruner-Straße 50 1FB/1', u.Id FROM Users u WHERE EmailAddress = 'roger.burgstaller@leipzi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  <table:table-cell table:style-name="ce1" office:value-type="string" calcext:value-type="string">
            <text:p>Rudinger</text:p>
          </table:table-cell>
          <table:table-cell table:style-name="ce1" office:value-type="string" calcext:value-type="string">
            <text:p>Hahn</text:p>
          </table:table-cell>
          <table:table-cell table:style-name="ce1" office:value-type="string" calcext:value-type="string">
            <text:p>Bannerwitz</text:p>
          </table:table-cell>
          <table:table-cell table:formula="of:=LOWER([.H28])" office:value-type="string" office:string-value="rudinger" calcext:value-type="string">
            <text:p>rudinger</text:p>
          </table:table-cell>
          <table:table-cell table:formula="of:=LOWER([.I28])" office:value-type="string" office:string-value="hahn" calcext:value-type="string">
            <text:p>hahn</text:p>
          </table:table-cell>
          <table:table-cell table:formula="of:=LOWER([.J28])" office:value-type="string" office:string-value="bannerwitz" calcext:value-type="string">
            <text:p>bannerwitz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h41dgzrcp" calcext:value-type="string">
            <text:p>vh41dgzrc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8];&quot;.&quot;;[.L28];&quot;@&quot;;[.M28];&quot;.com&quot;)" office:value-type="string" office:string-value="rudinger.hahn@bannerwitz.com" calcext:value-type="string">
            <text:p>rudinger.hahn@bannerwitz.com</text:p>
          </table:table-cell>
          <table:table-cell table:formula="of:=&quot;('&quot;&amp;COM.MICROSOFT.CONCAT([.K28];&quot;.&quot;;[.L28];&quot;@&quot;;[.M28];&quot;.com&quot;)&amp;&quot;',&quot;" office:value-type="string" office:string-value="('rudinger.hahn@bannerwitz.com'," calcext:value-type="string">
            <text:p>('rudinger.hahn@bannerwitz.com',</text:p>
          </table:table-cell>
          <table:table-cell table:formula="of:=&quot;HASHBYTES('SHA512', '&quot;&amp;[.N28]&amp;&quot;'),&quot;" office:value-type="string" office:string-value="HASHBYTES('SHA512', 'vh41dgzrcp')," calcext:value-type="string">
            <text:p>HASHBYTES('SHA512', 'vh41dgzrcp'),</text:p>
          </table:table-cell>
          <table:table-cell table:formula="of:=[.O28]&amp;&quot;,&quot;" office:value-type="string" office:string-value="1," calcext:value-type="string">
            <text:p>1,</text:p>
          </table:table-cell>
          <table:table-cell table:formula="of:=[.P28]&amp;&quot;),&quot;" office:value-type="string" office:string-value="NULL)," calcext:value-type="string">
            <text:p>NULL),</text:p>
          </table:table-cell>
          <table:table-cell/>
          <table:table-cell table:formula="of:=&quot;SELECT '&quot;&amp;[.A28]&amp;&quot;', '&quot;&amp;[.B28]&amp;&quot;', '&quot;&amp;TEXT([.C28]; &quot;yyyy-mm-dd&quot;)&amp;&quot;', '&quot;&amp;[.D28]&amp;&quot;', &quot;&amp;IF([.E28]=&quot;Null&quot;; &quot;Null&quot;; &quot;'&quot;&amp;[.E28]&amp;&quot;'&quot;)&amp;&quot;, '&quot;&amp;[.F28]&amp;&quot;', '&quot;&amp;[.G28]&amp;&quot;', u.Id FROM Users u WHERE EmailAddress = '&quot;&amp;[.Q28]&amp;&quot;' UNION&quot;" office:value-type="string" office:string-value="SELECT 'Rüdinger', 'Hahn', '1968-01-24', 'Germany', Null, 'Bannerwitz', 'Goppelner Straße 15', u.Id FROM Users u WHERE EmailAddress = 'rudinger.hahn@bannerwitz.com' UNION" calcext:value-type="string">
            <text:p>SELECT 'Rüdinger', 'Hahn', '1968-01-24', 'Germany', Null, 'Bannerwitz', 'Goppelner Straße 15', u.Id FROM Users u WHERE EmailAddress = 'rudinger.hahn@bannerwitz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  <table:table-cell table:style-name="ce1" office:value-type="string" calcext:value-type="string">
            <text:p>Anik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29])" office:value-type="string" office:string-value="aniko" calcext:value-type="string">
            <text:p>aniko</text:p>
          </table:table-cell>
          <table:table-cell table:formula="of:=LOWER([.I29])" office:value-type="string" office:string-value="toth" calcext:value-type="string">
            <text:p>toth</text:p>
          </table:table-cell>
          <table:table-cell table:formula="of:=LOWER([.J2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f73gwyong" calcext:value-type="string">
            <text:p>zf73gwy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29];&quot;.&quot;;[.L29];&quot;@&quot;;[.M29];&quot;.com&quot;)" office:value-type="string" office:string-value="aniko.toth@hajdunanas.com" calcext:value-type="string">
            <text:p>aniko.toth@hajdunanas.com</text:p>
          </table:table-cell>
          <table:table-cell table:formula="of:=&quot;('&quot;&amp;COM.MICROSOFT.CONCAT([.K29];&quot;.&quot;;[.L29];&quot;@&quot;;[.M29];&quot;.com&quot;)&amp;&quot;',&quot;" office:value-type="string" office:string-value="('aniko.toth@hajdunanas.com'," calcext:value-type="string">
            <text:p>('aniko.toth@hajdunanas.com',</text:p>
          </table:table-cell>
          <table:table-cell table:formula="of:=&quot;HASHBYTES('SHA512', '&quot;&amp;[.N29]&amp;&quot;'),&quot;" office:value-type="string" office:string-value="HASHBYTES('SHA512', 'zf73gwyong')," calcext:value-type="string">
            <text:p>HASHBYTES('SHA512', 'zf73gwyong'),</text:p>
          </table:table-cell>
          <table:table-cell table:formula="of:=[.O29]&amp;&quot;,&quot;" office:value-type="string" office:string-value="1," calcext:value-type="string">
            <text:p>1,</text:p>
          </table:table-cell>
          <table:table-cell table:formula="of:=[.P29]&amp;&quot;),&quot;" office:value-type="string" office:string-value="NULL)," calcext:value-type="string">
            <text:p>NULL),</text:p>
          </table:table-cell>
          <table:table-cell/>
          <table:table-cell table:formula="of:=&quot;SELECT '&quot;&amp;[.A29]&amp;&quot;', '&quot;&amp;[.B29]&amp;&quot;', '&quot;&amp;TEXT([.C29]; &quot;yyyy-mm-dd&quot;)&amp;&quot;', '&quot;&amp;[.D29]&amp;&quot;', &quot;&amp;IF([.E29]=&quot;Null&quot;; &quot;Null&quot;; &quot;'&quot;&amp;[.E29]&amp;&quot;'&quot;)&amp;&quot;, '&quot;&amp;[.F29]&amp;&quot;', '&quot;&amp;[.G29]&amp;&quot;', u.Id FROM Users u WHERE EmailAddress = '&quot;&amp;[.Q29]&amp;&quot;' UNION&quot;" office:value-type="string" office:string-value="SELECT 'Anikó', 'Tóth', '2010-06-14', 'Hungary', Null, 'Hajdúnánás', 'Hegyalja út 88.', u.Id FROM Users u WHERE EmailAddress = 'aniko.toth@hajdunanas.com' UNION" calcext:value-type="string">
            <text:p>SELECT 'Anikó', 'Tóth', '2010-06-14', 'Hungary', Null, 'Hajdúnánás', 'Hegyalja út 88.', u.Id FROM Users u WHERE EmailAddress = 'anik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  <table:table-cell table:style-name="ce1" office:value-type="string" calcext:value-type="string">
            <text:p>Veronika</text:p>
          </table:table-cell>
          <table:table-cell table:style-name="ce1" office:value-type="string" calcext:value-type="string">
            <text:p>Szoke</text:p>
          </table:table-cell>
          <table:table-cell table:style-name="ce1" office:value-type="string" calcext:value-type="string">
            <text:p>Hajdunanas</text:p>
          </table:table-cell>
          <table:table-cell table:formula="of:=LOWER([.H30])" office:value-type="string" office:string-value="veronika" calcext:value-type="string">
            <text:p>veronika</text:p>
          </table:table-cell>
          <table:table-cell table:formula="of:=LOWER([.I30])" office:value-type="string" office:string-value="szoke" calcext:value-type="string">
            <text:p>szoke</text:p>
          </table:table-cell>
          <table:table-cell table:formula="of:=LOWER([.J3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y72dzcxsb" calcext:value-type="string">
            <text:p>ey72dzcxs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0];&quot;.&quot;;[.L30];&quot;@&quot;;[.M30];&quot;.com&quot;)" office:value-type="string" office:string-value="veronika.szoke@hajdunanas.com" calcext:value-type="string">
            <text:p>veronika.szoke@hajdunanas.com</text:p>
          </table:table-cell>
          <table:table-cell table:formula="of:=&quot;('&quot;&amp;COM.MICROSOFT.CONCAT([.K30];&quot;.&quot;;[.L30];&quot;@&quot;;[.M30];&quot;.com&quot;)&amp;&quot;',&quot;" office:value-type="string" office:string-value="('veronika.szoke@hajdunanas.com'," calcext:value-type="string">
            <text:p>('veronika.szoke@hajdunanas.com',</text:p>
          </table:table-cell>
          <table:table-cell table:formula="of:=&quot;HASHBYTES('SHA512', '&quot;&amp;[.N30]&amp;&quot;'),&quot;" office:value-type="string" office:string-value="HASHBYTES('SHA512', 'ey72dzcxsb')," calcext:value-type="string">
            <text:p>HASHBYTES('SHA512', 'ey72dzcxsb'),</text:p>
          </table:table-cell>
          <table:table-cell table:formula="of:=[.O30]&amp;&quot;,&quot;" office:value-type="string" office:string-value="1," calcext:value-type="string">
            <text:p>1,</text:p>
          </table:table-cell>
          <table:table-cell table:formula="of:=[.P30]&amp;&quot;),&quot;" office:value-type="string" office:string-value="NULL)," calcext:value-type="string">
            <text:p>NULL),</text:p>
          </table:table-cell>
          <table:table-cell/>
          <table:table-cell table:formula="of:=&quot;SELECT '&quot;&amp;[.A30]&amp;&quot;', '&quot;&amp;[.B30]&amp;&quot;', '&quot;&amp;TEXT([.C30]; &quot;yyyy-mm-dd&quot;)&amp;&quot;', '&quot;&amp;[.D30]&amp;&quot;', &quot;&amp;IF([.E30]=&quot;Null&quot;; &quot;Null&quot;; &quot;'&quot;&amp;[.E30]&amp;&quot;'&quot;)&amp;&quot;, '&quot;&amp;[.F30]&amp;&quot;', '&quot;&amp;[.G30]&amp;&quot;', u.Id FROM Users u WHERE EmailAddress = '&quot;&amp;[.Q30]&amp;&quot;' UNION&quot;" office:value-type="string" office:string-value="SELECT 'Veronika', 'Szőke', '2004-01-09', 'Hungary', Null, 'Hajdúnánás', 'Rákóczi út 15.', u.Id FROM Users u WHERE EmailAddress = 'veronika.szoke@hajdunanas.com' UNION" calcext:value-type="string">
            <text:p>SELECT 'Veronika', 'Szőke', '2004-01-09', 'Hungary', Null, 'Hajdúnánás', 'Rákóczi út 15.', u.Id FROM Users u WHERE EmailAddress = 'veronika.szoke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Hajdunanas</text:p>
          </table:table-cell>
          <table:table-cell table:formula="of:=LOWER([.H31])" office:value-type="string" office:string-value="szabina" calcext:value-type="string">
            <text:p>szabina</text:p>
          </table:table-cell>
          <table:table-cell table:formula="of:=LOWER([.I31])" office:value-type="string" office:string-value="illes" calcext:value-type="string">
            <text:p>illes</text:p>
          </table:table-cell>
          <table:table-cell table:formula="of:=LOWER([.J3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s73rfvroz" calcext:value-type="string">
            <text:p>gs73rfvr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1];&quot;.&quot;;[.L31];&quot;@&quot;;[.M31];&quot;.com&quot;)" office:value-type="string" office:string-value="szabina.illes@hajdunanas.com" calcext:value-type="string">
            <text:p>szabina.illes@hajdunanas.com</text:p>
          </table:table-cell>
          <table:table-cell table:formula="of:=&quot;('&quot;&amp;COM.MICROSOFT.CONCAT([.K31];&quot;.&quot;;[.L31];&quot;@&quot;;[.M31];&quot;.com&quot;)&amp;&quot;',&quot;" office:value-type="string" office:string-value="('szabina.illes@hajdunanas.com'," calcext:value-type="string">
            <text:p>('szabina.illes@hajdunanas.com',</text:p>
          </table:table-cell>
          <table:table-cell table:formula="of:=&quot;HASHBYTES('SHA512', '&quot;&amp;[.N31]&amp;&quot;'),&quot;" office:value-type="string" office:string-value="HASHBYTES('SHA512', 'gs73rfvroz')," calcext:value-type="string">
            <text:p>HASHBYTES('SHA512', 'gs73rfvroz'),</text:p>
          </table:table-cell>
          <table:table-cell table:formula="of:=[.O31]&amp;&quot;,&quot;" office:value-type="string" office:string-value="1," calcext:value-type="string">
            <text:p>1,</text:p>
          </table:table-cell>
          <table:table-cell table:formula="of:=[.P31]&amp;&quot;),&quot;" office:value-type="string" office:string-value="NULL)," calcext:value-type="string">
            <text:p>NULL),</text:p>
          </table:table-cell>
          <table:table-cell/>
          <table:table-cell table:formula="of:=&quot;SELECT '&quot;&amp;[.A31]&amp;&quot;', '&quot;&amp;[.B31]&amp;&quot;', '&quot;&amp;TEXT([.C31]; &quot;yyyy-mm-dd&quot;)&amp;&quot;', '&quot;&amp;[.D31]&amp;&quot;', &quot;&amp;IF([.E31]=&quot;Null&quot;; &quot;Null&quot;; &quot;'&quot;&amp;[.E31]&amp;&quot;'&quot;)&amp;&quot;, '&quot;&amp;[.F31]&amp;&quot;', '&quot;&amp;[.G31]&amp;&quot;', u.Id FROM Users u WHERE EmailAddress = '&quot;&amp;[.Q31]&amp;&quot;' UNION&quot;" office:value-type="string" office:string-value="SELECT 'Szabina', 'Illés', '2009-05-02', 'Hungary', Null, 'Hajdúnánás', 'Hegyalja út 36.', u.Id FROM Users u WHERE EmailAddress = 'szabina.illes@hajdunanas.com' UNION" calcext:value-type="string">
            <text:p>SELECT 'Szabina', 'Illés', '2009-05-02', 'Hungary', Null, 'Hajdúnánás', 'Hegyalja út 36.', u.Id FROM Users u WHERE EmailAddress = 'szabina.ill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  <table:table-cell table:style-name="ce1" office:value-type="string" calcext:value-type="string">
            <text:p>Viktoria</text:p>
          </table:table-cell>
          <table:table-cell table:style-name="ce1" office:value-type="string" calcext:value-type="string">
            <text:p>Dobos</text:p>
          </table:table-cell>
          <table:table-cell table:style-name="ce1" office:value-type="string" calcext:value-type="string">
            <text:p>Hajdunanas</text:p>
          </table:table-cell>
          <table:table-cell table:formula="of:=LOWER([.H32])" office:value-type="string" office:string-value="viktoria" calcext:value-type="string">
            <text:p>viktoria</text:p>
          </table:table-cell>
          <table:table-cell table:formula="of:=LOWER([.I32])" office:value-type="string" office:string-value="dobos" calcext:value-type="string">
            <text:p>dobos</text:p>
          </table:table-cell>
          <table:table-cell table:formula="of:=LOWER([.J3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m59zzievr" calcext:value-type="string">
            <text:p>um59zziev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2];&quot;.&quot;;[.L32];&quot;@&quot;;[.M32];&quot;.com&quot;)" office:value-type="string" office:string-value="viktoria.dobos@hajdunanas.com" calcext:value-type="string">
            <text:p>viktoria.dobos@hajdunanas.com</text:p>
          </table:table-cell>
          <table:table-cell table:formula="of:=&quot;('&quot;&amp;COM.MICROSOFT.CONCAT([.K32];&quot;.&quot;;[.L32];&quot;@&quot;;[.M32];&quot;.com&quot;)&amp;&quot;',&quot;" office:value-type="string" office:string-value="('viktoria.dobos@hajdunanas.com'," calcext:value-type="string">
            <text:p>('viktoria.dobos@hajdunanas.com',</text:p>
          </table:table-cell>
          <table:table-cell table:formula="of:=&quot;HASHBYTES('SHA512', '&quot;&amp;[.N32]&amp;&quot;'),&quot;" office:value-type="string" office:string-value="HASHBYTES('SHA512', 'um59zzievr')," calcext:value-type="string">
            <text:p>HASHBYTES('SHA512', 'um59zzievr'),</text:p>
          </table:table-cell>
          <table:table-cell table:formula="of:=[.O32]&amp;&quot;,&quot;" office:value-type="string" office:string-value="1," calcext:value-type="string">
            <text:p>1,</text:p>
          </table:table-cell>
          <table:table-cell table:formula="of:=[.P32]&amp;&quot;),&quot;" office:value-type="string" office:string-value="NULL)," calcext:value-type="string">
            <text:p>NULL),</text:p>
          </table:table-cell>
          <table:table-cell/>
          <table:table-cell table:formula="of:=&quot;SELECT '&quot;&amp;[.A32]&amp;&quot;', '&quot;&amp;[.B32]&amp;&quot;', '&quot;&amp;TEXT([.C32]; &quot;yyyy-mm-dd&quot;)&amp;&quot;', '&quot;&amp;[.D32]&amp;&quot;', &quot;&amp;IF([.E32]=&quot;Null&quot;; &quot;Null&quot;; &quot;'&quot;&amp;[.E32]&amp;&quot;'&quot;)&amp;&quot;, '&quot;&amp;[.F32]&amp;&quot;', '&quot;&amp;[.G32]&amp;&quot;', u.Id FROM Users u WHERE EmailAddress = '&quot;&amp;[.Q32]&amp;&quot;' UNION&quot;" office:value-type="string" office:string-value="SELECT 'Viktória', 'Dobos', '2004-04-03', 'Hungary', Null, 'Hajdúnánás', 'Tompa u. 56.', u.Id FROM Users u WHERE EmailAddress = 'viktoria.dobos@hajdunanas.com' UNION" calcext:value-type="string">
            <text:p>SELECT 'Viktória', 'Dobos', '2004-04-03', 'Hungary', Null, 'Hajdúnánás', 'Tompa u. 56.', u.Id FROM Users u WHERE EmailAddress = 'viktoria.dob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  <table:table-cell table:style-name="ce1" office:value-type="string" calcext:value-type="string">
            <text:p>Ivett</text:p>
          </table:table-cell>
          <table:table-cell table:style-name="ce1" office:value-type="string" calcext:value-type="string">
            <text:p>Kozma</text:p>
          </table:table-cell>
          <table:table-cell table:style-name="ce1" office:value-type="string" calcext:value-type="string">
            <text:p>Hajdunanas</text:p>
          </table:table-cell>
          <table:table-cell table:formula="of:=LOWER([.H33])" office:value-type="string" office:string-value="ivett" calcext:value-type="string">
            <text:p>ivett</text:p>
          </table:table-cell>
          <table:table-cell table:formula="of:=LOWER([.I33])" office:value-type="string" office:string-value="kozma" calcext:value-type="string">
            <text:p>kozma</text:p>
          </table:table-cell>
          <table:table-cell table:formula="of:=LOWER([.J3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e19vhzvla" calcext:value-type="string">
            <text:p>ae19vhzv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3];&quot;.&quot;;[.L33];&quot;@&quot;;[.M33];&quot;.com&quot;)" office:value-type="string" office:string-value="ivett.kozma@hajdunanas.com" calcext:value-type="string">
            <text:p>ivett.kozma@hajdunanas.com</text:p>
          </table:table-cell>
          <table:table-cell table:formula="of:=&quot;('&quot;&amp;COM.MICROSOFT.CONCAT([.K33];&quot;.&quot;;[.L33];&quot;@&quot;;[.M33];&quot;.com&quot;)&amp;&quot;',&quot;" office:value-type="string" office:string-value="('ivett.kozma@hajdunanas.com'," calcext:value-type="string">
            <text:p>('ivett.kozma@hajdunanas.com',</text:p>
          </table:table-cell>
          <table:table-cell table:formula="of:=&quot;HASHBYTES('SHA512', '&quot;&amp;[.N33]&amp;&quot;'),&quot;" office:value-type="string" office:string-value="HASHBYTES('SHA512', 'ae19vhzvla')," calcext:value-type="string">
            <text:p>HASHBYTES('SHA512', 'ae19vhzvla'),</text:p>
          </table:table-cell>
          <table:table-cell table:formula="of:=[.O33]&amp;&quot;,&quot;" office:value-type="string" office:string-value="1," calcext:value-type="string">
            <text:p>1,</text:p>
          </table:table-cell>
          <table:table-cell table:formula="of:=[.P33]&amp;&quot;),&quot;" office:value-type="string" office:string-value="NULL)," calcext:value-type="string">
            <text:p>NULL),</text:p>
          </table:table-cell>
          <table:table-cell/>
          <table:table-cell table:formula="of:=&quot;SELECT '&quot;&amp;[.A33]&amp;&quot;', '&quot;&amp;[.B33]&amp;&quot;', '&quot;&amp;TEXT([.C33]; &quot;yyyy-mm-dd&quot;)&amp;&quot;', '&quot;&amp;[.D33]&amp;&quot;', &quot;&amp;IF([.E33]=&quot;Null&quot;; &quot;Null&quot;; &quot;'&quot;&amp;[.E33]&amp;&quot;'&quot;)&amp;&quot;, '&quot;&amp;[.F33]&amp;&quot;', '&quot;&amp;[.G33]&amp;&quot;', u.Id FROM Users u WHERE EmailAddress = '&quot;&amp;[.Q33]&amp;&quot;' UNION&quot;" office:value-type="string" office:string-value="SELECT 'Ivett', 'Kozma', '2010-12-24', 'Hungary', Null, 'Hajdúnánás', 'Kálmán Imre u. 44.', u.Id FROM Users u WHERE EmailAddress = 'ivett.kozma@hajdunanas.com' UNION" calcext:value-type="string">
            <text:p>SELECT 'Ivett', 'Kozma', '2010-12-24', 'Hungary', Null, 'Hajdúnánás', 'Kálmán Imre u. 44.', u.Id FROM Users u WHERE EmailAddress = 'ivett.kozma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  <table:table-cell table:style-name="ce1" office:value-type="string" calcext:value-type="string">
            <text:p>Orsolya</text:p>
          </table:table-cell>
          <table:table-cell table:style-name="ce1" office:value-type="string" calcext:value-type="string">
            <text:p>Pataki</text:p>
          </table:table-cell>
          <table:table-cell table:style-name="ce1" office:value-type="string" calcext:value-type="string">
            <text:p>Hajdunanas</text:p>
          </table:table-cell>
          <table:table-cell table:formula="of:=LOWER([.H34])" office:value-type="string" office:string-value="orsolya" calcext:value-type="string">
            <text:p>orsolya</text:p>
          </table:table-cell>
          <table:table-cell table:formula="of:=LOWER([.I34])" office:value-type="string" office:string-value="pataki" calcext:value-type="string">
            <text:p>pataki</text:p>
          </table:table-cell>
          <table:table-cell table:formula="of:=LOWER([.J3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z51vfyzit" calcext:value-type="string">
            <text:p>vz51vfyz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4];&quot;.&quot;;[.L34];&quot;@&quot;;[.M34];&quot;.com&quot;)" office:value-type="string" office:string-value="orsolya.pataki@hajdunanas.com" calcext:value-type="string">
            <text:p>orsolya.pataki@hajdunanas.com</text:p>
          </table:table-cell>
          <table:table-cell table:formula="of:=&quot;('&quot;&amp;COM.MICROSOFT.CONCAT([.K34];&quot;.&quot;;[.L34];&quot;@&quot;;[.M34];&quot;.com&quot;)&amp;&quot;',&quot;" office:value-type="string" office:string-value="('orsolya.pataki@hajdunanas.com'," calcext:value-type="string">
            <text:p>('orsolya.pataki@hajdunanas.com',</text:p>
          </table:table-cell>
          <table:table-cell table:formula="of:=&quot;HASHBYTES('SHA512', '&quot;&amp;[.N34]&amp;&quot;'),&quot;" office:value-type="string" office:string-value="HASHBYTES('SHA512', 'vz51vfyzit')," calcext:value-type="string">
            <text:p>HASHBYTES('SHA512', 'vz51vfyzit'),</text:p>
          </table:table-cell>
          <table:table-cell table:formula="of:=[.O34]&amp;&quot;,&quot;" office:value-type="string" office:string-value="1," calcext:value-type="string">
            <text:p>1,</text:p>
          </table:table-cell>
          <table:table-cell table:formula="of:=[.P34]&amp;&quot;),&quot;" office:value-type="string" office:string-value="NULL)," calcext:value-type="string">
            <text:p>NULL),</text:p>
          </table:table-cell>
          <table:table-cell/>
          <table:table-cell table:formula="of:=&quot;SELECT '&quot;&amp;[.A34]&amp;&quot;', '&quot;&amp;[.B34]&amp;&quot;', '&quot;&amp;TEXT([.C34]; &quot;yyyy-mm-dd&quot;)&amp;&quot;', '&quot;&amp;[.D34]&amp;&quot;', &quot;&amp;IF([.E34]=&quot;Null&quot;; &quot;Null&quot;; &quot;'&quot;&amp;[.E34]&amp;&quot;'&quot;)&amp;&quot;, '&quot;&amp;[.F34]&amp;&quot;', '&quot;&amp;[.G34]&amp;&quot;', u.Id FROM Users u WHERE EmailAddress = '&quot;&amp;[.Q34]&amp;&quot;' UNION&quot;" office:value-type="string" office:string-value="SELECT 'Orsolya', 'Pataki', '2004-10-14', 'Hungary', Null, 'Hajdúnánás', 'Veres Pálné u. 61.', u.Id FROM Users u WHERE EmailAddress = 'orsolya.pataki@hajdunanas.com' UNION" calcext:value-type="string">
            <text:p>SELECT 'Orsolya', 'Pataki', '2004-10-14', 'Hungary', Null, 'Hajdúnánás', 'Veres Pálné u. 61.', u.Id FROM Users u WHERE EmailAddress = 'orsolya.pataki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  <table:table-cell table:style-name="ce1" office:value-type="string" calcext:value-type="string">
            <text:p>Dorin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35])" office:value-type="string" office:string-value="dorina" calcext:value-type="string">
            <text:p>dorina</text:p>
          </table:table-cell>
          <table:table-cell table:formula="of:=LOWER([.I35])" office:value-type="string" office:string-value="gaspar" calcext:value-type="string">
            <text:p>gaspar</text:p>
          </table:table-cell>
          <table:table-cell table:formula="of:=LOWER([.J3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i53vvfncr" calcext:value-type="string">
            <text:p>ai53vvfnc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5];&quot;.&quot;;[.L35];&quot;@&quot;;[.M35];&quot;.com&quot;)" office:value-type="string" office:string-value="dorina.gaspar@hajdunanas.com" calcext:value-type="string">
            <text:p>dorina.gaspar@hajdunanas.com</text:p>
          </table:table-cell>
          <table:table-cell table:formula="of:=&quot;('&quot;&amp;COM.MICROSOFT.CONCAT([.K35];&quot;.&quot;;[.L35];&quot;@&quot;;[.M35];&quot;.com&quot;)&amp;&quot;',&quot;" office:value-type="string" office:string-value="('dorina.gaspar@hajdunanas.com'," calcext:value-type="string">
            <text:p>('dorina.gaspar@hajdunanas.com',</text:p>
          </table:table-cell>
          <table:table-cell table:formula="of:=&quot;HASHBYTES('SHA512', '&quot;&amp;[.N35]&amp;&quot;'),&quot;" office:value-type="string" office:string-value="HASHBYTES('SHA512', 'ai53vvfncr')," calcext:value-type="string">
            <text:p>HASHBYTES('SHA512', 'ai53vvfncr'),</text:p>
          </table:table-cell>
          <table:table-cell table:formula="of:=[.O35]&amp;&quot;,&quot;" office:value-type="string" office:string-value="1," calcext:value-type="string">
            <text:p>1,</text:p>
          </table:table-cell>
          <table:table-cell table:formula="of:=[.P35]&amp;&quot;),&quot;" office:value-type="string" office:string-value="NULL)," calcext:value-type="string">
            <text:p>NULL),</text:p>
          </table:table-cell>
          <table:table-cell/>
          <table:table-cell table:formula="of:=&quot;SELECT '&quot;&amp;[.A35]&amp;&quot;', '&quot;&amp;[.B35]&amp;&quot;', '&quot;&amp;TEXT([.C35]; &quot;yyyy-mm-dd&quot;)&amp;&quot;', '&quot;&amp;[.D35]&amp;&quot;', &quot;&amp;IF([.E35]=&quot;Null&quot;; &quot;Null&quot;; &quot;'&quot;&amp;[.E35]&amp;&quot;'&quot;)&amp;&quot;, '&quot;&amp;[.F35]&amp;&quot;', '&quot;&amp;[.G35]&amp;&quot;', u.Id FROM Users u WHERE EmailAddress = '&quot;&amp;[.Q35]&amp;&quot;' UNION&quot;" office:value-type="string" office:string-value="SELECT 'Dorina', 'Gáspár', '2013-12-27', 'Hungary', Null, 'Hajdúnánás', 'Dayka Gábor u. 69.', u.Id FROM Users u WHERE EmailAddress = 'dorina.gaspar@hajdunanas.com' UNION" calcext:value-type="string">
            <text:p>SELECT 'Dorina', 'Gáspár', '2013-12-27', 'Hungary', Null, 'Hajdúnánás', 'Dayka Gábor u. 69.', u.Id FROM Users u WHERE EmailAddress = 'dorina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  <table:table-cell table:style-name="ce1" office:value-type="string" calcext:value-type="string">
            <text:p>Eva</text:p>
          </table:table-cell>
          <table:table-cell table:style-name="ce1" office:value-type="string" calcext:value-type="string">
            <text:p>Halasz</text:p>
          </table:table-cell>
          <table:table-cell table:style-name="ce1" office:value-type="string" calcext:value-type="string">
            <text:p>Hajdunanas</text:p>
          </table:table-cell>
          <table:table-cell table:formula="of:=LOWER([.H36])" office:value-type="string" office:string-value="eva" calcext:value-type="string">
            <text:p>eva</text:p>
          </table:table-cell>
          <table:table-cell table:formula="of:=LOWER([.I36])" office:value-type="string" office:string-value="halasz" calcext:value-type="string">
            <text:p>halasz</text:p>
          </table:table-cell>
          <table:table-cell table:formula="of:=LOWER([.J3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d71gnszec" calcext:value-type="string">
            <text:p>vd71gnsz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6];&quot;.&quot;;[.L36];&quot;@&quot;;[.M36];&quot;.com&quot;)" office:value-type="string" office:string-value="eva.halasz@hajdunanas.com" calcext:value-type="string">
            <text:p>eva.halasz@hajdunanas.com</text:p>
          </table:table-cell>
          <table:table-cell table:formula="of:=&quot;('&quot;&amp;COM.MICROSOFT.CONCAT([.K36];&quot;.&quot;;[.L36];&quot;@&quot;;[.M36];&quot;.com&quot;)&amp;&quot;',&quot;" office:value-type="string" office:string-value="('eva.halasz@hajdunanas.com'," calcext:value-type="string">
            <text:p>('eva.halasz@hajdunanas.com',</text:p>
          </table:table-cell>
          <table:table-cell table:formula="of:=&quot;HASHBYTES('SHA512', '&quot;&amp;[.N36]&amp;&quot;'),&quot;" office:value-type="string" office:string-value="HASHBYTES('SHA512', 'vd71gnszec')," calcext:value-type="string">
            <text:p>HASHBYTES('SHA512', 'vd71gnszec'),</text:p>
          </table:table-cell>
          <table:table-cell table:formula="of:=[.O36]&amp;&quot;,&quot;" office:value-type="string" office:string-value="1," calcext:value-type="string">
            <text:p>1,</text:p>
          </table:table-cell>
          <table:table-cell table:formula="of:=[.P36]&amp;&quot;),&quot;" office:value-type="string" office:string-value="NULL)," calcext:value-type="string">
            <text:p>NULL),</text:p>
          </table:table-cell>
          <table:table-cell/>
          <table:table-cell table:formula="of:=&quot;SELECT '&quot;&amp;[.A36]&amp;&quot;', '&quot;&amp;[.B36]&amp;&quot;', '&quot;&amp;TEXT([.C36]; &quot;yyyy-mm-dd&quot;)&amp;&quot;', '&quot;&amp;[.D36]&amp;&quot;', &quot;&amp;IF([.E36]=&quot;Null&quot;; &quot;Null&quot;; &quot;'&quot;&amp;[.E36]&amp;&quot;'&quot;)&amp;&quot;, '&quot;&amp;[.F36]&amp;&quot;', '&quot;&amp;[.G36]&amp;&quot;', u.Id FROM Users u WHERE EmailAddress = '&quot;&amp;[.Q36]&amp;&quot;' UNION&quot;" office:value-type="string" office:string-value="SELECT 'Éva', 'Halász', '2007-08-17', 'Hungary', Null, 'Hajdúnánás', 'Dorogi út 11.', u.Id FROM Users u WHERE EmailAddress = 'eva.halasz@hajdunanas.com' UNION" calcext:value-type="string">
            <text:p>SELECT 'Éva', 'Halász', '2007-08-17', 'Hungary', Null, 'Hajdúnánás', 'Dorogi út 11.', u.Id FROM Users u WHERE EmailAddress = 'eva.hala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  <table:table-cell table:style-name="ce1" office:value-type="string" calcext:value-type="string">
            <text:p>Evelin</text:p>
          </table:table-cell>
          <table:table-cell table:style-name="ce1" office:value-type="string" calcext:value-type="string">
            <text:p>Orosz</text:p>
          </table:table-cell>
          <table:table-cell table:style-name="ce1" office:value-type="string" calcext:value-type="string">
            <text:p>Hajdunanas</text:p>
          </table:table-cell>
          <table:table-cell table:formula="of:=LOWER([.H37])" office:value-type="string" office:string-value="evelin" calcext:value-type="string">
            <text:p>evelin</text:p>
          </table:table-cell>
          <table:table-cell table:formula="of:=LOWER([.I37])" office:value-type="string" office:string-value="orosz" calcext:value-type="string">
            <text:p>orosz</text:p>
          </table:table-cell>
          <table:table-cell table:formula="of:=LOWER([.J3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rr29odvege" calcext:value-type="string">
            <text:p>rr29odve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7];&quot;.&quot;;[.L37];&quot;@&quot;;[.M37];&quot;.com&quot;)" office:value-type="string" office:string-value="evelin.orosz@hajdunanas.com" calcext:value-type="string">
            <text:p>evelin.orosz@hajdunanas.com</text:p>
          </table:table-cell>
          <table:table-cell table:formula="of:=&quot;('&quot;&amp;COM.MICROSOFT.CONCAT([.K37];&quot;.&quot;;[.L37];&quot;@&quot;;[.M37];&quot;.com&quot;)&amp;&quot;',&quot;" office:value-type="string" office:string-value="('evelin.orosz@hajdunanas.com'," calcext:value-type="string">
            <text:p>('evelin.orosz@hajdunanas.com',</text:p>
          </table:table-cell>
          <table:table-cell table:formula="of:=&quot;HASHBYTES('SHA512', '&quot;&amp;[.N37]&amp;&quot;'),&quot;" office:value-type="string" office:string-value="HASHBYTES('SHA512', 'rr29odvege')," calcext:value-type="string">
            <text:p>HASHBYTES('SHA512', 'rr29odvege'),</text:p>
          </table:table-cell>
          <table:table-cell table:formula="of:=[.O37]&amp;&quot;,&quot;" office:value-type="string" office:string-value="1," calcext:value-type="string">
            <text:p>1,</text:p>
          </table:table-cell>
          <table:table-cell table:formula="of:=[.P37]&amp;&quot;),&quot;" office:value-type="string" office:string-value="NULL)," calcext:value-type="string">
            <text:p>NULL),</text:p>
          </table:table-cell>
          <table:table-cell/>
          <table:table-cell table:formula="of:=&quot;SELECT '&quot;&amp;[.A37]&amp;&quot;', '&quot;&amp;[.B37]&amp;&quot;', '&quot;&amp;TEXT([.C37]; &quot;yyyy-mm-dd&quot;)&amp;&quot;', '&quot;&amp;[.D37]&amp;&quot;', &quot;&amp;IF([.E37]=&quot;Null&quot;; &quot;Null&quot;; &quot;'&quot;&amp;[.E37]&amp;&quot;'&quot;)&amp;&quot;, '&quot;&amp;[.F37]&amp;&quot;', '&quot;&amp;[.G37]&amp;&quot;', u.Id FROM Users u WHERE EmailAddress = '&quot;&amp;[.Q37]&amp;&quot;' UNION&quot;" office:value-type="string" office:string-value="SELECT 'Evelin', 'Orosz', '2012-04-30', 'Hungary', Null, 'Hajdúnánás', 'Bocskai utca 13.', u.Id FROM Users u WHERE EmailAddress = 'evelin.orosz@hajdunanas.com' UNION" calcext:value-type="string">
            <text:p>SELECT 'Evelin', 'Orosz', '2012-04-30', 'Hungary', Null, 'Hajdúnánás', 'Bocskai utca 13.', u.Id FROM Users u WHERE EmailAddress = 'evelin.orosz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  <table:table-cell table:style-name="ce1" office:value-type="string" calcext:value-type="string">
            <text:p>Adel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Hajdunanas</text:p>
          </table:table-cell>
          <table:table-cell table:formula="of:=LOWER([.H38])" office:value-type="string" office:string-value="adel" calcext:value-type="string">
            <text:p>adel</text:p>
          </table:table-cell>
          <table:table-cell table:formula="of:=LOWER([.I38])" office:value-type="string" office:string-value="biro" calcext:value-type="string">
            <text:p>biro</text:p>
          </table:table-cell>
          <table:table-cell table:formula="of:=LOWER([.J3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n17awxnpw" calcext:value-type="string">
            <text:p>xn17awxnp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8];&quot;.&quot;;[.L38];&quot;@&quot;;[.M38];&quot;.com&quot;)" office:value-type="string" office:string-value="adel.biro@hajdunanas.com" calcext:value-type="string">
            <text:p>adel.biro@hajdunanas.com</text:p>
          </table:table-cell>
          <table:table-cell table:formula="of:=&quot;('&quot;&amp;COM.MICROSOFT.CONCAT([.K38];&quot;.&quot;;[.L38];&quot;@&quot;;[.M38];&quot;.com&quot;)&amp;&quot;',&quot;" office:value-type="string" office:string-value="('adel.biro@hajdunanas.com'," calcext:value-type="string">
            <text:p>('adel.biro@hajdunanas.com',</text:p>
          </table:table-cell>
          <table:table-cell table:formula="of:=&quot;HASHBYTES('SHA512', '&quot;&amp;[.N38]&amp;&quot;'),&quot;" office:value-type="string" office:string-value="HASHBYTES('SHA512', 'xn17awxnpw')," calcext:value-type="string">
            <text:p>HASHBYTES('SHA512', 'xn17awxnpw'),</text:p>
          </table:table-cell>
          <table:table-cell table:formula="of:=[.O38]&amp;&quot;,&quot;" office:value-type="string" office:string-value="1," calcext:value-type="string">
            <text:p>1,</text:p>
          </table:table-cell>
          <table:table-cell table:formula="of:=[.P38]&amp;&quot;),&quot;" office:value-type="string" office:string-value="NULL)," calcext:value-type="string">
            <text:p>NULL),</text:p>
          </table:table-cell>
          <table:table-cell/>
          <table:table-cell table:formula="of:=&quot;SELECT '&quot;&amp;[.A38]&amp;&quot;', '&quot;&amp;[.B38]&amp;&quot;', '&quot;&amp;TEXT([.C38]; &quot;yyyy-mm-dd&quot;)&amp;&quot;', '&quot;&amp;[.D38]&amp;&quot;', &quot;&amp;IF([.E38]=&quot;Null&quot;; &quot;Null&quot;; &quot;'&quot;&amp;[.E38]&amp;&quot;'&quot;)&amp;&quot;, '&quot;&amp;[.F38]&amp;&quot;', '&quot;&amp;[.G38]&amp;&quot;', u.Id FROM Users u WHERE EmailAddress = '&quot;&amp;[.Q38]&amp;&quot;' UNION&quot;" office:value-type="string" office:string-value="SELECT 'Adél', 'Biró', '2008-03-12', 'Hungary', Null, 'Hajdúnánás', 'Hunyadi utca 1.', u.Id FROM Users u WHERE EmailAddress = 'adel.biro@hajdunanas.com' UNION" calcext:value-type="string">
            <text:p>SELECT 'Adél', 'Biró', '2008-03-12', 'Hungary', Null, 'Hajdúnánás', 'Hunyadi utca 1.', u.Id FROM Users u WHERE EmailAddress = 'adel.biro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Orban</text:p>
          </table:table-cell>
          <table:table-cell table:style-name="ce1" office:value-type="string" calcext:value-type="string">
            <text:p>Hajdunanas</text:p>
          </table:table-cell>
          <table:table-cell table:formula="of:=LOWER([.H39])" office:value-type="string" office:string-value="oliver" calcext:value-type="string">
            <text:p>oliver</text:p>
          </table:table-cell>
          <table:table-cell table:formula="of:=LOWER([.I39])" office:value-type="string" office:string-value="orban" calcext:value-type="string">
            <text:p>orban</text:p>
          </table:table-cell>
          <table:table-cell table:formula="of:=LOWER([.J3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u91rwpspo" calcext:value-type="string">
            <text:p>gu91rwpsp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39];&quot;.&quot;;[.L39];&quot;@&quot;;[.M39];&quot;.com&quot;)" office:value-type="string" office:string-value="oliver.orban@hajdunanas.com" calcext:value-type="string">
            <text:p>oliver.orban@hajdunanas.com</text:p>
          </table:table-cell>
          <table:table-cell table:formula="of:=&quot;('&quot;&amp;COM.MICROSOFT.CONCAT([.K39];&quot;.&quot;;[.L39];&quot;@&quot;;[.M39];&quot;.com&quot;)&amp;&quot;',&quot;" office:value-type="string" office:string-value="('oliver.orban@hajdunanas.com'," calcext:value-type="string">
            <text:p>('oliver.orban@hajdunanas.com',</text:p>
          </table:table-cell>
          <table:table-cell table:formula="of:=&quot;HASHBYTES('SHA512', '&quot;&amp;[.N39]&amp;&quot;'),&quot;" office:value-type="string" office:string-value="HASHBYTES('SHA512', 'gu91rwpspo')," calcext:value-type="string">
            <text:p>HASHBYTES('SHA512', 'gu91rwpspo'),</text:p>
          </table:table-cell>
          <table:table-cell table:formula="of:=[.O39]&amp;&quot;,&quot;" office:value-type="string" office:string-value="1," calcext:value-type="string">
            <text:p>1,</text:p>
          </table:table-cell>
          <table:table-cell table:formula="of:=[.P39]&amp;&quot;),&quot;" office:value-type="string" office:string-value="NULL)," calcext:value-type="string">
            <text:p>NULL),</text:p>
          </table:table-cell>
          <table:table-cell/>
          <table:table-cell table:formula="of:=&quot;SELECT '&quot;&amp;[.A39]&amp;&quot;', '&quot;&amp;[.B39]&amp;&quot;', '&quot;&amp;TEXT([.C39]; &quot;yyyy-mm-dd&quot;)&amp;&quot;', '&quot;&amp;[.D39]&amp;&quot;', &quot;&amp;IF([.E39]=&quot;Null&quot;; &quot;Null&quot;; &quot;'&quot;&amp;[.E39]&amp;&quot;'&quot;)&amp;&quot;, '&quot;&amp;[.F39]&amp;&quot;', '&quot;&amp;[.G39]&amp;&quot;', u.Id FROM Users u WHERE EmailAddress = '&quot;&amp;[.Q39]&amp;&quot;' UNION&quot;" office:value-type="string" office:string-value="SELECT 'Olivér', 'Orbán', '2013-01-15', 'Hungary', Null, 'Hajdúnánás', 'Kálvin út 10.', u.Id FROM Users u WHERE EmailAddress = 'oliver.orban@hajdunanas.com' UNION" calcext:value-type="string">
            <text:p>SELECT 'Olivér', 'Orbán', '2013-01-15', 'Hungary', Null, 'Hajdúnánás', 'Kálvin út 10.', u.Id FROM Users u WHERE EmailAddress = 'oliver.orb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Hajdunanas</text:p>
          </table:table-cell>
          <table:table-cell table:formula="of:=LOWER([.H40])" office:value-type="string" office:string-value="geza" calcext:value-type="string">
            <text:p>geza</text:p>
          </table:table-cell>
          <table:table-cell table:formula="of:=LOWER([.I40])" office:value-type="string" office:string-value="bogdan" calcext:value-type="string">
            <text:p>bogdan</text:p>
          </table:table-cell>
          <table:table-cell table:formula="of:=LOWER([.J4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i54hamzxs" calcext:value-type="string">
            <text:p>vi54hamzx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0];&quot;.&quot;;[.L40];&quot;@&quot;;[.M40];&quot;.com&quot;)" office:value-type="string" office:string-value="geza.bogdan@hajdunanas.com" calcext:value-type="string">
            <text:p>geza.bogdan@hajdunanas.com</text:p>
          </table:table-cell>
          <table:table-cell table:formula="of:=&quot;('&quot;&amp;COM.MICROSOFT.CONCAT([.K40];&quot;.&quot;;[.L40];&quot;@&quot;;[.M40];&quot;.com&quot;)&amp;&quot;',&quot;" office:value-type="string" office:string-value="('geza.bogdan@hajdunanas.com'," calcext:value-type="string">
            <text:p>('geza.bogdan@hajdunanas.com',</text:p>
          </table:table-cell>
          <table:table-cell table:formula="of:=&quot;HASHBYTES('SHA512', '&quot;&amp;[.N40]&amp;&quot;'),&quot;" office:value-type="string" office:string-value="HASHBYTES('SHA512', 'vi54hamzxs')," calcext:value-type="string">
            <text:p>HASHBYTES('SHA512', 'vi54hamzxs'),</text:p>
          </table:table-cell>
          <table:table-cell table:formula="of:=[.O40]&amp;&quot;,&quot;" office:value-type="string" office:string-value="1," calcext:value-type="string">
            <text:p>1,</text:p>
          </table:table-cell>
          <table:table-cell table:formula="of:=[.P40]&amp;&quot;),&quot;" office:value-type="string" office:string-value="NULL)," calcext:value-type="string">
            <text:p>NULL),</text:p>
          </table:table-cell>
          <table:table-cell/>
          <table:table-cell table:formula="of:=&quot;SELECT '&quot;&amp;[.A40]&amp;&quot;', '&quot;&amp;[.B40]&amp;&quot;', '&quot;&amp;TEXT([.C40]; &quot;yyyy-mm-dd&quot;)&amp;&quot;', '&quot;&amp;[.D40]&amp;&quot;', &quot;&amp;IF([.E40]=&quot;Null&quot;; &quot;Null&quot;; &quot;'&quot;&amp;[.E40]&amp;&quot;'&quot;)&amp;&quot;, '&quot;&amp;[.F40]&amp;&quot;', '&quot;&amp;[.G40]&amp;&quot;', u.Id FROM Users u WHERE EmailAddress = '&quot;&amp;[.Q40]&amp;&quot;' UNION&quot;" office:value-type="string" office:string-value="SELECT 'Géza', 'Bogdán', '2011-12-20', 'Hungary', Null, 'Hajdúnánás', 'Luther utca 8.', u.Id FROM Users u WHERE EmailAddress = 'geza.bogdan@hajdunanas.com' UNION" calcext:value-type="string">
            <text:p>SELECT 'Géza', 'Bogdán', '2011-12-20', 'Hungary', Null, 'Hajdúnánás', 'Luther utca 8.', u.Id FROM Users u WHERE EmailAddress = 'geza.bogdan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  <table:table-cell table:style-name="ce1" office:value-type="string" calcext:value-type="string">
            <text:p>Kevin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1])" office:value-type="string" office:string-value="kevin" calcext:value-type="string">
            <text:p>kevin</text:p>
          </table:table-cell>
          <table:table-cell table:formula="of:=LOWER([.I41])" office:value-type="string" office:string-value="kiraly" calcext:value-type="string">
            <text:p>kiraly</text:p>
          </table:table-cell>
          <table:table-cell table:formula="of:=LOWER([.J41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d75aezcgj" calcext:value-type="string">
            <text:p>bd75aezcg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1];&quot;.&quot;;[.L41];&quot;@&quot;;[.M41];&quot;.com&quot;)" office:value-type="string" office:string-value="kevin.kiraly@hajdunanas.com" calcext:value-type="string">
            <text:p>kevin.kiraly@hajdunanas.com</text:p>
          </table:table-cell>
          <table:table-cell table:formula="of:=&quot;('&quot;&amp;COM.MICROSOFT.CONCAT([.K41];&quot;.&quot;;[.L41];&quot;@&quot;;[.M41];&quot;.com&quot;)&amp;&quot;',&quot;" office:value-type="string" office:string-value="('kevin.kiraly@hajdunanas.com'," calcext:value-type="string">
            <text:p>('kevin.kiraly@hajdunanas.com',</text:p>
          </table:table-cell>
          <table:table-cell table:formula="of:=&quot;HASHBYTES('SHA512', '&quot;&amp;[.N41]&amp;&quot;'),&quot;" office:value-type="string" office:string-value="HASHBYTES('SHA512', 'bd75aezcgj')," calcext:value-type="string">
            <text:p>HASHBYTES('SHA512', 'bd75aezcgj'),</text:p>
          </table:table-cell>
          <table:table-cell table:formula="of:=[.O41]&amp;&quot;,&quot;" office:value-type="string" office:string-value="1," calcext:value-type="string">
            <text:p>1,</text:p>
          </table:table-cell>
          <table:table-cell table:formula="of:=[.P41]&amp;&quot;),&quot;" office:value-type="string" office:string-value="NULL)," calcext:value-type="string">
            <text:p>NULL),</text:p>
          </table:table-cell>
          <table:table-cell/>
          <table:table-cell table:formula="of:=&quot;SELECT '&quot;&amp;[.A41]&amp;&quot;', '&quot;&amp;[.B41]&amp;&quot;', '&quot;&amp;TEXT([.C41]; &quot;yyyy-mm-dd&quot;)&amp;&quot;', '&quot;&amp;[.D41]&amp;&quot;', &quot;&amp;IF([.E41]=&quot;Null&quot;; &quot;Null&quot;; &quot;'&quot;&amp;[.E41]&amp;&quot;'&quot;)&amp;&quot;, '&quot;&amp;[.F41]&amp;&quot;', '&quot;&amp;[.G41]&amp;&quot;', u.Id FROM Users u WHERE EmailAddress = '&quot;&amp;[.Q41]&amp;&quot;' UNION&quot;" office:value-type="string" office:string-value="SELECT 'Kevin', 'Király', '2006-11-16', 'Hungary', Null, 'Hajdúnánás', 'Mártírok útja 13 2em/3', u.Id FROM Users u WHERE EmailAddress = 'kevin.kiraly@hajdunanas.com' UNION" calcext:value-type="string">
            <text:p>SELECT 'Kevin', 'Király', '2006-11-16', 'Hungary', Null, 'Hajdúnánás', 'Mártírok útja 13 2em/3', u.Id FROM Users u WHERE EmailAddress = 'kevin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  <table:table-cell table:style-name="ce1" office:value-type="string" calcext:value-type="string">
            <text:p>Tamas</text:p>
          </table:table-cell>
          <table:table-cell table:style-name="ce1" office:value-type="string" calcext:value-type="string">
            <text:p>Aprod</text:p>
          </table:table-cell>
          <table:table-cell table:style-name="ce1" office:value-type="string" calcext:value-type="string">
            <text:p>Hajdunanas</text:p>
          </table:table-cell>
          <table:table-cell table:formula="of:=LOWER([.H42])" office:value-type="string" office:string-value="tamas" calcext:value-type="string">
            <text:p>tamas</text:p>
          </table:table-cell>
          <table:table-cell table:formula="of:=LOWER([.I42])" office:value-type="string" office:string-value="aprod" calcext:value-type="string">
            <text:p>aprod</text:p>
          </table:table-cell>
          <table:table-cell table:formula="of:=LOWER([.J42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nl1fhlvcg" calcext:value-type="string">
            <text:p>nl1fhlvc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2];&quot;.&quot;;[.L42];&quot;@&quot;;[.M42];&quot;.com&quot;)" office:value-type="string" office:string-value="tamas.aprod@hajdunanas.com" calcext:value-type="string">
            <text:p>tamas.aprod@hajdunanas.com</text:p>
          </table:table-cell>
          <table:table-cell table:formula="of:=&quot;('&quot;&amp;COM.MICROSOFT.CONCAT([.K42];&quot;.&quot;;[.L42];&quot;@&quot;;[.M42];&quot;.com&quot;)&amp;&quot;',&quot;" office:value-type="string" office:string-value="('tamas.aprod@hajdunanas.com'," calcext:value-type="string">
            <text:p>('tamas.aprod@hajdunanas.com',</text:p>
          </table:table-cell>
          <table:table-cell table:formula="of:=&quot;HASHBYTES('SHA512', '&quot;&amp;[.N42]&amp;&quot;'),&quot;" office:value-type="string" office:string-value="HASHBYTES('SHA512', 'nl1fhlvcg')," calcext:value-type="string">
            <text:p>HASHBYTES('SHA512', 'nl1fhlvcg'),</text:p>
          </table:table-cell>
          <table:table-cell table:formula="of:=[.O42]&amp;&quot;,&quot;" office:value-type="string" office:string-value="1," calcext:value-type="string">
            <text:p>1,</text:p>
          </table:table-cell>
          <table:table-cell table:formula="of:=[.P42]&amp;&quot;),&quot;" office:value-type="string" office:string-value="NULL)," calcext:value-type="string">
            <text:p>NULL),</text:p>
          </table:table-cell>
          <table:table-cell/>
          <table:table-cell table:formula="of:=&quot;SELECT '&quot;&amp;[.A42]&amp;&quot;', '&quot;&amp;[.B42]&amp;&quot;', '&quot;&amp;TEXT([.C42]; &quot;yyyy-mm-dd&quot;)&amp;&quot;', '&quot;&amp;[.D42]&amp;&quot;', &quot;&amp;IF([.E42]=&quot;Null&quot;; &quot;Null&quot;; &quot;'&quot;&amp;[.E42]&amp;&quot;'&quot;)&amp;&quot;, '&quot;&amp;[.F42]&amp;&quot;', '&quot;&amp;[.G42]&amp;&quot;', u.Id FROM Users u WHERE EmailAddress = '&quot;&amp;[.Q42]&amp;&quot;' UNION&quot;" office:value-type="string" office:string-value="SELECT 'Tamás', 'Apród', '2012-12-21', 'Hungary', Null, 'Hajdúnánás', 'Mártírok útja 15 3em/12', u.Id FROM Users u WHERE EmailAddress = 'tamas.aprod@hajdunanas.com' UNION" calcext:value-type="string">
            <text:p>SELECT 'Tamás', 'Apród', '2012-12-21', 'Hungary', Null, 'Hajdúnánás', 'Mártírok útja 15 3em/12', u.Id FROM Users u WHERE EmailAddress = 'tamas.aprod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  <table:table-cell table:style-name="ce1" office:value-type="string" calcext:value-type="string">
            <text:p>Dezso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dunanas</text:p>
          </table:table-cell>
          <table:table-cell table:formula="of:=LOWER([.H43])" office:value-type="string" office:string-value="dezso" calcext:value-type="string">
            <text:p>dezso</text:p>
          </table:table-cell>
          <table:table-cell table:formula="of:=LOWER([.I43])" office:value-type="string" office:string-value="bakos" calcext:value-type="string">
            <text:p>bakos</text:p>
          </table:table-cell>
          <table:table-cell table:formula="of:=LOWER([.J43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v54afqgjl" calcext:value-type="string">
            <text:p>zv54afqgj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3];&quot;.&quot;;[.L43];&quot;@&quot;;[.M43];&quot;.com&quot;)" office:value-type="string" office:string-value="dezso.bakos@hajdunanas.com" calcext:value-type="string">
            <text:p>dezso.bakos@hajdunanas.com</text:p>
          </table:table-cell>
          <table:table-cell table:formula="of:=&quot;('&quot;&amp;COM.MICROSOFT.CONCAT([.K43];&quot;.&quot;;[.L43];&quot;@&quot;;[.M43];&quot;.com&quot;)&amp;&quot;',&quot;" office:value-type="string" office:string-value="('dezso.bakos@hajdunanas.com'," calcext:value-type="string">
            <text:p>('dezso.bakos@hajdunanas.com',</text:p>
          </table:table-cell>
          <table:table-cell table:formula="of:=&quot;HASHBYTES('SHA512', '&quot;&amp;[.N43]&amp;&quot;'),&quot;" office:value-type="string" office:string-value="HASHBYTES('SHA512', 'zv54afqgjl')," calcext:value-type="string">
            <text:p>HASHBYTES('SHA512', 'zv54afqgjl'),</text:p>
          </table:table-cell>
          <table:table-cell table:formula="of:=[.O43]&amp;&quot;,&quot;" office:value-type="string" office:string-value="1," calcext:value-type="string">
            <text:p>1,</text:p>
          </table:table-cell>
          <table:table-cell table:formula="of:=[.P43]&amp;&quot;),&quot;" office:value-type="string" office:string-value="NULL)," calcext:value-type="string">
            <text:p>NULL),</text:p>
          </table:table-cell>
          <table:table-cell/>
          <table:table-cell table:formula="of:=&quot;SELECT '&quot;&amp;[.A43]&amp;&quot;', '&quot;&amp;[.B43]&amp;&quot;', '&quot;&amp;TEXT([.C43]; &quot;yyyy-mm-dd&quot;)&amp;&quot;', '&quot;&amp;[.D43]&amp;&quot;', &quot;&amp;IF([.E43]=&quot;Null&quot;; &quot;Null&quot;; &quot;'&quot;&amp;[.E43]&amp;&quot;'&quot;)&amp;&quot;, '&quot;&amp;[.F43]&amp;&quot;', '&quot;&amp;[.G43]&amp;&quot;', u.Id FROM Users u WHERE EmailAddress = '&quot;&amp;[.Q43]&amp;&quot;' UNION&quot;" office:value-type="string" office:string-value="SELECT 'Dezső', 'Bakos', '2011-04-15', 'Hungary', Null, 'Hajdúnánás', 'Mártírok útja 13 4em/14', u.Id FROM Users u WHERE EmailAddress = 'dezso.bakos@hajdunanas.com' UNION" calcext:value-type="string">
            <text:p>SELECT 'Dezső', 'Bakos', '2011-04-15', 'Hungary', Null, 'Hajdúnánás', 'Mártírok útja 13 4em/14', u.Id FROM Users u WHERE EmailAddress = 'dezso.bak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  <table:table-cell table:style-name="ce1" office:value-type="string" calcext:value-type="string">
            <text:p>Jozsef</text:p>
          </table:table-cell>
          <table:table-cell table:style-name="ce1" office:value-type="string" calcext:value-type="string">
            <text:p>Sandor</text:p>
          </table:table-cell>
          <table:table-cell table:style-name="ce1" office:value-type="string" calcext:value-type="string">
            <text:p>Hajdunanas</text:p>
          </table:table-cell>
          <table:table-cell table:formula="of:=LOWER([.H44])" office:value-type="string" office:string-value="jozsef" calcext:value-type="string">
            <text:p>jozsef</text:p>
          </table:table-cell>
          <table:table-cell table:formula="of:=LOWER([.I44])" office:value-type="string" office:string-value="sandor" calcext:value-type="string">
            <text:p>sandor</text:p>
          </table:table-cell>
          <table:table-cell table:formula="of:=LOWER([.J44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zh11pmpdut" calcext:value-type="string">
            <text:p>zh11pmpd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4];&quot;.&quot;;[.L44];&quot;@&quot;;[.M44];&quot;.com&quot;)" office:value-type="string" office:string-value="jozsef.sandor@hajdunanas.com" calcext:value-type="string">
            <text:p>jozsef.sandor@hajdunanas.com</text:p>
          </table:table-cell>
          <table:table-cell table:formula="of:=&quot;('&quot;&amp;COM.MICROSOFT.CONCAT([.K44];&quot;.&quot;;[.L44];&quot;@&quot;;[.M44];&quot;.com&quot;)&amp;&quot;',&quot;" office:value-type="string" office:string-value="('jozsef.sandor@hajdunanas.com'," calcext:value-type="string">
            <text:p>('jozsef.sandor@hajdunanas.com',</text:p>
          </table:table-cell>
          <table:table-cell table:formula="of:=&quot;HASHBYTES('SHA512', '&quot;&amp;[.N44]&amp;&quot;'),&quot;" office:value-type="string" office:string-value="HASHBYTES('SHA512', 'zh11pmpdut')," calcext:value-type="string">
            <text:p>HASHBYTES('SHA512', 'zh11pmpdut'),</text:p>
          </table:table-cell>
          <table:table-cell table:formula="of:=[.O44]&amp;&quot;,&quot;" office:value-type="string" office:string-value="1," calcext:value-type="string">
            <text:p>1,</text:p>
          </table:table-cell>
          <table:table-cell table:formula="of:=[.P44]&amp;&quot;),&quot;" office:value-type="string" office:string-value="NULL)," calcext:value-type="string">
            <text:p>NULL),</text:p>
          </table:table-cell>
          <table:table-cell/>
          <table:table-cell table:formula="of:=&quot;SELECT '&quot;&amp;[.A44]&amp;&quot;', '&quot;&amp;[.B44]&amp;&quot;', '&quot;&amp;TEXT([.C44]; &quot;yyyy-mm-dd&quot;)&amp;&quot;', '&quot;&amp;[.D44]&amp;&quot;', &quot;&amp;IF([.E44]=&quot;Null&quot;; &quot;Null&quot;; &quot;'&quot;&amp;[.E44]&amp;&quot;'&quot;)&amp;&quot;, '&quot;&amp;[.F44]&amp;&quot;', '&quot;&amp;[.G44]&amp;&quot;', u.Id FROM Users u WHERE EmailAddress = '&quot;&amp;[.Q44]&amp;&quot;' UNION&quot;" office:value-type="string" office:string-value="SELECT 'József', 'Sándor', '2009-10-20', 'Hungary', Null, 'Hajdúnánás', 'Mártírok útja 15 1em/5', u.Id FROM Users u WHERE EmailAddress = 'jozsef.sandor@hajdunanas.com' UNION" calcext:value-type="string">
            <text:p>SELECT 'József', 'Sándor', '2009-10-20', 'Hungary', Null, 'Hajdúnánás', 'Mártírok útja 15 1em/5', u.Id FROM Users u WHERE EmailAddress = 'jozsef.sando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  <table:table-cell table:style-name="ce1" office:value-type="string" calcext:value-type="string">
            <text:p>Gergo</text:p>
          </table:table-cell>
          <table:table-cell table:style-name="ce1" office:value-type="string" calcext:value-type="string">
            <text:p>Toth</text:p>
          </table:table-cell>
          <table:table-cell table:style-name="ce1" office:value-type="string" calcext:value-type="string">
            <text:p>Hajdunanas</text:p>
          </table:table-cell>
          <table:table-cell table:formula="of:=LOWER([.H45])" office:value-type="string" office:string-value="gergo" calcext:value-type="string">
            <text:p>gergo</text:p>
          </table:table-cell>
          <table:table-cell table:formula="of:=LOWER([.I45])" office:value-type="string" office:string-value="toth" calcext:value-type="string">
            <text:p>toth</text:p>
          </table:table-cell>
          <table:table-cell table:formula="of:=LOWER([.J45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r92hsaxdg" calcext:value-type="string">
            <text:p>sr92hsaxd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5];&quot;.&quot;;[.L45];&quot;@&quot;;[.M45];&quot;.com&quot;)" office:value-type="string" office:string-value="gergo.toth@hajdunanas.com" calcext:value-type="string">
            <text:p>gergo.toth@hajdunanas.com</text:p>
          </table:table-cell>
          <table:table-cell table:formula="of:=&quot;('&quot;&amp;COM.MICROSOFT.CONCAT([.K45];&quot;.&quot;;[.L45];&quot;@&quot;;[.M45];&quot;.com&quot;)&amp;&quot;',&quot;" office:value-type="string" office:string-value="('gergo.toth@hajdunanas.com'," calcext:value-type="string">
            <text:p>('gergo.toth@hajdunanas.com',</text:p>
          </table:table-cell>
          <table:table-cell table:formula="of:=&quot;HASHBYTES('SHA512', '&quot;&amp;[.N45]&amp;&quot;'),&quot;" office:value-type="string" office:string-value="HASHBYTES('SHA512', 'sr92hsaxdg')," calcext:value-type="string">
            <text:p>HASHBYTES('SHA512', 'sr92hsaxdg'),</text:p>
          </table:table-cell>
          <table:table-cell table:formula="of:=[.O45]&amp;&quot;,&quot;" office:value-type="string" office:string-value="1," calcext:value-type="string">
            <text:p>1,</text:p>
          </table:table-cell>
          <table:table-cell table:formula="of:=[.P45]&amp;&quot;),&quot;" office:value-type="string" office:string-value="NULL)," calcext:value-type="string">
            <text:p>NULL),</text:p>
          </table:table-cell>
          <table:table-cell/>
          <table:table-cell table:formula="of:=&quot;SELECT '&quot;&amp;[.A45]&amp;&quot;', '&quot;&amp;[.B45]&amp;&quot;', '&quot;&amp;TEXT([.C45]; &quot;yyyy-mm-dd&quot;)&amp;&quot;', '&quot;&amp;[.D45]&amp;&quot;', &quot;&amp;IF([.E45]=&quot;Null&quot;; &quot;Null&quot;; &quot;'&quot;&amp;[.E45]&amp;&quot;'&quot;)&amp;&quot;, '&quot;&amp;[.F45]&amp;&quot;', '&quot;&amp;[.G45]&amp;&quot;', u.Id FROM Users u WHERE EmailAddress = '&quot;&amp;[.Q45]&amp;&quot;' UNION&quot;" office:value-type="string" office:string-value="SELECT 'Gergő', 'Tóth', '2012-12-28', 'Hungary', Null, 'Hajdúnánás', 'Damjanich utca 12.', u.Id FROM Users u WHERE EmailAddress = 'gergo.toth@hajdunanas.com' UNION" calcext:value-type="string">
            <text:p>SELECT 'Gergő', 'Tóth', '2012-12-28', 'Hungary', Null, 'Hajdúnánás', 'Damjanich utca 12.', u.Id FROM Users u WHERE EmailAddress = 'gergo.toth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  <table:table-cell table:style-name="ce1" office:value-type="string" calcext:value-type="string">
            <text:p>Gergely</text:p>
          </table:table-cell>
          <table:table-cell table:style-name="ce1" office:value-type="string" calcext:value-type="string">
            <text:p>Kerekes</text:p>
          </table:table-cell>
          <table:table-cell table:style-name="ce1" office:value-type="string" calcext:value-type="string">
            <text:p>Hajdunanas</text:p>
          </table:table-cell>
          <table:table-cell table:formula="of:=LOWER([.H46])" office:value-type="string" office:string-value="gergely" calcext:value-type="string">
            <text:p>gergely</text:p>
          </table:table-cell>
          <table:table-cell table:formula="of:=LOWER([.I46])" office:value-type="string" office:string-value="kerekes" calcext:value-type="string">
            <text:p>kerekes</text:p>
          </table:table-cell>
          <table:table-cell table:formula="of:=LOWER([.J4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t53shubrj" calcext:value-type="string">
            <text:p>ot53shubr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6];&quot;.&quot;;[.L46];&quot;@&quot;;[.M46];&quot;.com&quot;)" office:value-type="string" office:string-value="gergely.kerekes@hajdunanas.com" calcext:value-type="string">
            <text:p>gergely.kerekes@hajdunanas.com</text:p>
          </table:table-cell>
          <table:table-cell table:formula="of:=&quot;('&quot;&amp;COM.MICROSOFT.CONCAT([.K46];&quot;.&quot;;[.L46];&quot;@&quot;;[.M46];&quot;.com&quot;)&amp;&quot;',&quot;" office:value-type="string" office:string-value="('gergely.kerekes@hajdunanas.com'," calcext:value-type="string">
            <text:p>('gergely.kerekes@hajdunanas.com',</text:p>
          </table:table-cell>
          <table:table-cell table:formula="of:=&quot;HASHBYTES('SHA512', '&quot;&amp;[.N46]&amp;&quot;'),&quot;" office:value-type="string" office:string-value="HASHBYTES('SHA512', 'ot53shubrj')," calcext:value-type="string">
            <text:p>HASHBYTES('SHA512', 'ot53shubrj'),</text:p>
          </table:table-cell>
          <table:table-cell table:formula="of:=[.O46]&amp;&quot;,&quot;" office:value-type="string" office:string-value="1," calcext:value-type="string">
            <text:p>1,</text:p>
          </table:table-cell>
          <table:table-cell table:formula="of:=[.P46]&amp;&quot;),&quot;" office:value-type="string" office:string-value="NULL)," calcext:value-type="string">
            <text:p>NULL),</text:p>
          </table:table-cell>
          <table:table-cell/>
          <table:table-cell table:formula="of:=&quot;SELECT '&quot;&amp;[.A46]&amp;&quot;', '&quot;&amp;[.B46]&amp;&quot;', '&quot;&amp;TEXT([.C46]; &quot;yyyy-mm-dd&quot;)&amp;&quot;', '&quot;&amp;[.D46]&amp;&quot;', &quot;&amp;IF([.E46]=&quot;Null&quot;; &quot;Null&quot;; &quot;'&quot;&amp;[.E46]&amp;&quot;'&quot;)&amp;&quot;, '&quot;&amp;[.F46]&amp;&quot;', '&quot;&amp;[.G46]&amp;&quot;', u.Id FROM Users u WHERE EmailAddress = '&quot;&amp;[.Q46]&amp;&quot;' UNION&quot;" office:value-type="string" office:string-value="SELECT 'Gergely', 'Kerekes', '2010-05-27', 'Hungary', Null, 'Hajdúnánás', 'József Attila utca 8.', u.Id FROM Users u WHERE EmailAddress = 'gergely.kerekes@hajdunanas.com' UNION" calcext:value-type="string">
            <text:p>SELECT 'Gergely', 'Kerekes', '2010-05-27', 'Hungary', Null, 'Hajdúnánás', 'József Attila utca 8.', u.Id FROM Users u WHERE EmailAddress = 'gergely.kereke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  <table:table-cell table:style-name="ce1" office:value-type="string" calcext:value-type="string">
            <text:p>Marcell</text:p>
          </table:table-cell>
          <table:table-cell table:style-name="ce1" office:value-type="string" calcext:value-type="string">
            <text:p>Hajdu</text:p>
          </table:table-cell>
          <table:table-cell table:style-name="ce1" office:value-type="string" calcext:value-type="string">
            <text:p>Hajdunanas</text:p>
          </table:table-cell>
          <table:table-cell table:formula="of:=LOWER([.H47])" office:value-type="string" office:string-value="marcell" calcext:value-type="string">
            <text:p>marcell</text:p>
          </table:table-cell>
          <table:table-cell table:formula="of:=LOWER([.I47])" office:value-type="string" office:string-value="hajdu" calcext:value-type="string">
            <text:p>hajdu</text:p>
          </table:table-cell>
          <table:table-cell table:formula="of:=LOWER([.J4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w96mfuljl" calcext:value-type="string">
            <text:p>ew96mfulj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7];&quot;.&quot;;[.L47];&quot;@&quot;;[.M47];&quot;.com&quot;)" office:value-type="string" office:string-value="marcell.hajdu@hajdunanas.com" calcext:value-type="string">
            <text:p>marcell.hajdu@hajdunanas.com</text:p>
          </table:table-cell>
          <table:table-cell table:formula="of:=&quot;('&quot;&amp;COM.MICROSOFT.CONCAT([.K47];&quot;.&quot;;[.L47];&quot;@&quot;;[.M47];&quot;.com&quot;)&amp;&quot;',&quot;" office:value-type="string" office:string-value="('marcell.hajdu@hajdunanas.com'," calcext:value-type="string">
            <text:p>('marcell.hajdu@hajdunanas.com',</text:p>
          </table:table-cell>
          <table:table-cell table:formula="of:=&quot;HASHBYTES('SHA512', '&quot;&amp;[.N47]&amp;&quot;'),&quot;" office:value-type="string" office:string-value="HASHBYTES('SHA512', 'ew96mfuljl')," calcext:value-type="string">
            <text:p>HASHBYTES('SHA512', 'ew96mfuljl'),</text:p>
          </table:table-cell>
          <table:table-cell table:formula="of:=[.O47]&amp;&quot;,&quot;" office:value-type="string" office:string-value="1," calcext:value-type="string">
            <text:p>1,</text:p>
          </table:table-cell>
          <table:table-cell table:formula="of:=[.P47]&amp;&quot;),&quot;" office:value-type="string" office:string-value="NULL)," calcext:value-type="string">
            <text:p>NULL),</text:p>
          </table:table-cell>
          <table:table-cell/>
          <table:table-cell table:formula="of:=&quot;SELECT '&quot;&amp;[.A47]&amp;&quot;', '&quot;&amp;[.B47]&amp;&quot;', '&quot;&amp;TEXT([.C47]; &quot;yyyy-mm-dd&quot;)&amp;&quot;', '&quot;&amp;[.D47]&amp;&quot;', &quot;&amp;IF([.E47]=&quot;Null&quot;; &quot;Null&quot;; &quot;'&quot;&amp;[.E47]&amp;&quot;'&quot;)&amp;&quot;, '&quot;&amp;[.F47]&amp;&quot;', '&quot;&amp;[.G47]&amp;&quot;', u.Id FROM Users u WHERE EmailAddress = '&quot;&amp;[.Q47]&amp;&quot;' UNION&quot;" office:value-type="string" office:string-value="SELECT 'Marcell', 'Hajdú', '2007-11-18', 'Hungary', Null, 'Hajdúnánás', 'Nagy Sándor utca 17.', u.Id FROM Users u WHERE EmailAddress = 'marcell.hajdu@hajdunanas.com' UNION" calcext:value-type="string">
            <text:p>SELECT 'Marcell', 'Hajdú', '2007-11-18', 'Hungary', Null, 'Hajdúnánás', 'Nagy Sándor utca 17.', u.Id FROM Users u WHERE EmailAddress = 'marcell.hajdu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  <table:table-cell table:style-name="ce1" office:value-type="string" calcext:value-type="string">
            <text:p>Lajos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Hajdunanas</text:p>
          </table:table-cell>
          <table:table-cell table:formula="of:=LOWER([.H48])" office:value-type="string" office:string-value="lajos" calcext:value-type="string">
            <text:p>lajos</text:p>
          </table:table-cell>
          <table:table-cell table:formula="of:=LOWER([.I48])" office:value-type="string" office:string-value="gaspar" calcext:value-type="string">
            <text:p>gaspar</text:p>
          </table:table-cell>
          <table:table-cell table:formula="of:=LOWER([.J4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y35njxrzt" calcext:value-type="string">
            <text:p>by35njxrz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8];&quot;.&quot;;[.L48];&quot;@&quot;;[.M48];&quot;.com&quot;)" office:value-type="string" office:string-value="lajos.gaspar@hajdunanas.com" calcext:value-type="string">
            <text:p>lajos.gaspar@hajdunanas.com</text:p>
          </table:table-cell>
          <table:table-cell table:formula="of:=&quot;('&quot;&amp;COM.MICROSOFT.CONCAT([.K48];&quot;.&quot;;[.L48];&quot;@&quot;;[.M48];&quot;.com&quot;)&amp;&quot;',&quot;" office:value-type="string" office:string-value="('lajos.gaspar@hajdunanas.com'," calcext:value-type="string">
            <text:p>('lajos.gaspar@hajdunanas.com',</text:p>
          </table:table-cell>
          <table:table-cell table:formula="of:=&quot;HASHBYTES('SHA512', '&quot;&amp;[.N48]&amp;&quot;'),&quot;" office:value-type="string" office:string-value="HASHBYTES('SHA512', 'by35njxrzt')," calcext:value-type="string">
            <text:p>HASHBYTES('SHA512', 'by35njxrzt'),</text:p>
          </table:table-cell>
          <table:table-cell table:formula="of:=[.O48]&amp;&quot;,&quot;" office:value-type="string" office:string-value="1," calcext:value-type="string">
            <text:p>1,</text:p>
          </table:table-cell>
          <table:table-cell table:formula="of:=[.P48]&amp;&quot;),&quot;" office:value-type="string" office:string-value="NULL)," calcext:value-type="string">
            <text:p>NULL),</text:p>
          </table:table-cell>
          <table:table-cell/>
          <table:table-cell table:formula="of:=&quot;SELECT '&quot;&amp;[.A48]&amp;&quot;', '&quot;&amp;[.B48]&amp;&quot;', '&quot;&amp;TEXT([.C48]; &quot;yyyy-mm-dd&quot;)&amp;&quot;', '&quot;&amp;[.D48]&amp;&quot;', &quot;&amp;IF([.E48]=&quot;Null&quot;; &quot;Null&quot;; &quot;'&quot;&amp;[.E48]&amp;&quot;'&quot;)&amp;&quot;, '&quot;&amp;[.F48]&amp;&quot;', '&quot;&amp;[.G48]&amp;&quot;', u.Id FROM Users u WHERE EmailAddress = '&quot;&amp;[.Q48]&amp;&quot;' UNION&quot;" office:value-type="string" office:string-value="SELECT 'Lajos', 'Gáspár', '2009-08-08', 'Hungary', Null, 'Hajdúnánás', 'Liget utca 23.', u.Id FROM Users u WHERE EmailAddress = 'lajos.gaspar@hajdunanas.com' UNION" calcext:value-type="string">
            <text:p>SELECT 'Lajos', 'Gáspár', '2009-08-08', 'Hungary', Null, 'Hajdúnánás', 'Liget utca 23.', u.Id FROM Users u WHERE EmailAddress = 'lajos.gaspar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  <table:table-cell table:style-name="ce1" office:value-type="string" calcext:value-type="string">
            <text:p>Donat</text:p>
          </table:table-cell>
          <table:table-cell table:style-name="ce1" office:value-type="string" calcext:value-type="string">
            <text:p>Kiraly</text:p>
          </table:table-cell>
          <table:table-cell table:style-name="ce1" office:value-type="string" calcext:value-type="string">
            <text:p>Hajdunanas</text:p>
          </table:table-cell>
          <table:table-cell table:formula="of:=LOWER([.H49])" office:value-type="string" office:string-value="donat" calcext:value-type="string">
            <text:p>donat</text:p>
          </table:table-cell>
          <table:table-cell table:formula="of:=LOWER([.I49])" office:value-type="string" office:string-value="kiraly" calcext:value-type="string">
            <text:p>kiraly</text:p>
          </table:table-cell>
          <table:table-cell table:formula="of:=LOWER([.J4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j71xegqlp" calcext:value-type="string">
            <text:p>bj71xegql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49];&quot;.&quot;;[.L49];&quot;@&quot;;[.M49];&quot;.com&quot;)" office:value-type="string" office:string-value="donat.kiraly@hajdunanas.com" calcext:value-type="string">
            <text:p>donat.kiraly@hajdunanas.com</text:p>
          </table:table-cell>
          <table:table-cell table:formula="of:=&quot;('&quot;&amp;COM.MICROSOFT.CONCAT([.K49];&quot;.&quot;;[.L49];&quot;@&quot;;[.M49];&quot;.com&quot;)&amp;&quot;',&quot;" office:value-type="string" office:string-value="('donat.kiraly@hajdunanas.com'," calcext:value-type="string">
            <text:p>('donat.kiraly@hajdunanas.com',</text:p>
          </table:table-cell>
          <table:table-cell table:formula="of:=&quot;HASHBYTES('SHA512', '&quot;&amp;[.N49]&amp;&quot;'),&quot;" office:value-type="string" office:string-value="HASHBYTES('SHA512', 'bj71xegqlp')," calcext:value-type="string">
            <text:p>HASHBYTES('SHA512', 'bj71xegqlp'),</text:p>
          </table:table-cell>
          <table:table-cell table:formula="of:=[.O49]&amp;&quot;,&quot;" office:value-type="string" office:string-value="1," calcext:value-type="string">
            <text:p>1,</text:p>
          </table:table-cell>
          <table:table-cell table:formula="of:=[.P49]&amp;&quot;),&quot;" office:value-type="string" office:string-value="NULL)," calcext:value-type="string">
            <text:p>NULL),</text:p>
          </table:table-cell>
          <table:table-cell/>
          <table:table-cell table:formula="of:=&quot;SELECT '&quot;&amp;[.A49]&amp;&quot;', '&quot;&amp;[.B49]&amp;&quot;', '&quot;&amp;TEXT([.C49]; &quot;yyyy-mm-dd&quot;)&amp;&quot;', '&quot;&amp;[.D49]&amp;&quot;', &quot;&amp;IF([.E49]=&quot;Null&quot;; &quot;Null&quot;; &quot;'&quot;&amp;[.E49]&amp;&quot;'&quot;)&amp;&quot;, '&quot;&amp;[.F49]&amp;&quot;', '&quot;&amp;[.G49]&amp;&quot;', u.Id FROM Users u WHERE EmailAddress = '&quot;&amp;[.Q49]&amp;&quot;' UNION&quot;" office:value-type="string" office:string-value="SELECT 'Donát', 'Király', '2006-07-11', 'Hungary', Null, 'Hajdúnánás', 'Liget utca 11.', u.Id FROM Users u WHERE EmailAddress = 'donat.kiraly@hajdunanas.com' UNION" calcext:value-type="string">
            <text:p>SELECT 'Donát', 'Király', '2006-07-11', 'Hungary', Null, 'Hajdúnánás', 'Liget utca 11.', u.Id FROM Users u WHERE EmailAddress = 'donat.kira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  <table:table-cell table:style-name="ce1" office:value-type="string" calcext:value-type="string">
            <text:p>Gyorgy</text:p>
          </table:table-cell>
          <table:table-cell table:style-name="ce1" office:value-type="string" calcext:value-type="string">
            <text:p>Voros</text:p>
          </table:table-cell>
          <table:table-cell table:style-name="ce1" office:value-type="string" calcext:value-type="string">
            <text:p>Hajdunanas</text:p>
          </table:table-cell>
          <table:table-cell table:formula="of:=LOWER([.H50])" office:value-type="string" office:string-value="gyorgy" calcext:value-type="string">
            <text:p>gyorgy</text:p>
          </table:table-cell>
          <table:table-cell table:formula="of:=LOWER([.I50])" office:value-type="string" office:string-value="voros" calcext:value-type="string">
            <text:p>voros</text:p>
          </table:table-cell>
          <table:table-cell table:formula="of:=LOWER([.J50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f66ulmbgn" calcext:value-type="string">
            <text:p>if66ulmbg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0];&quot;.&quot;;[.L50];&quot;@&quot;;[.M50];&quot;.com&quot;)" office:value-type="string" office:string-value="gyorgy.voros@hajdunanas.com" calcext:value-type="string">
            <text:p>gyorgy.voros@hajdunanas.com</text:p>
          </table:table-cell>
          <table:table-cell table:formula="of:=&quot;('&quot;&amp;COM.MICROSOFT.CONCAT([.K50];&quot;.&quot;;[.L50];&quot;@&quot;;[.M50];&quot;.com&quot;)&amp;&quot;',&quot;" office:value-type="string" office:string-value="('gyorgy.voros@hajdunanas.com'," calcext:value-type="string">
            <text:p>('gyorgy.voros@hajdunanas.com',</text:p>
          </table:table-cell>
          <table:table-cell table:formula="of:=&quot;HASHBYTES('SHA512', '&quot;&amp;[.N50]&amp;&quot;'),&quot;" office:value-type="string" office:string-value="HASHBYTES('SHA512', 'if66ulmbgn')," calcext:value-type="string">
            <text:p>HASHBYTES('SHA512', 'if66ulmbgn'),</text:p>
          </table:table-cell>
          <table:table-cell table:formula="of:=[.O50]&amp;&quot;,&quot;" office:value-type="string" office:string-value="1," calcext:value-type="string">
            <text:p>1,</text:p>
          </table:table-cell>
          <table:table-cell table:formula="of:=[.P50]&amp;&quot;),&quot;" office:value-type="string" office:string-value="NULL)," calcext:value-type="string">
            <text:p>NULL),</text:p>
          </table:table-cell>
          <table:table-cell/>
          <table:table-cell table:formula="of:=&quot;SELECT '&quot;&amp;[.A50]&amp;&quot;', '&quot;&amp;[.B50]&amp;&quot;', '&quot;&amp;TEXT([.C50]; &quot;yyyy-mm-dd&quot;)&amp;&quot;', '&quot;&amp;[.D50]&amp;&quot;', &quot;&amp;IF([.E50]=&quot;Null&quot;; &quot;Null&quot;; &quot;'&quot;&amp;[.E50]&amp;&quot;'&quot;)&amp;&quot;, '&quot;&amp;[.F50]&amp;&quot;', '&quot;&amp;[.G50]&amp;&quot;', u.Id FROM Users u WHERE EmailAddress = '&quot;&amp;[.Q50]&amp;&quot;' UNION&quot;" office:value-type="string" office:string-value="SELECT 'György', 'Vörös', '2008-08-08', 'Hungary', Null, 'Hajdúnánás', 'Móricz Pál utca 12.', u.Id FROM Users u WHERE EmailAddress = 'gyorgy.voros@hajdunanas.com' UNION" calcext:value-type="string">
            <text:p>SELECT 'György', 'Vörös', '2008-08-08', 'Hungary', Null, 'Hajdúnánás', 'Móricz Pál utca 12.', u.Id FROM Users u WHERE EmailAddress = 'gyorgy.voro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armin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1])" office:value-type="string" office:string-value="armin" calcext:value-type="string">
            <text:p>armin</text:p>
          </table:table-cell>
          <table:table-cell table:formula="of:=LOWER([.I51])" office:value-type="string" office:string-value="juhasz" calcext:value-type="string">
            <text:p>juhasz</text:p>
          </table:table-cell>
          <table:table-cell table:formula="of:=LOWER([.J51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i60fwzicv" calcext:value-type="string">
            <text:p>vi60fwzic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1];&quot;.&quot;;[.L51];&quot;@&quot;;[.M51];&quot;.com&quot;)" office:value-type="string" office:string-value="armin.juhasz@hajudorog.com" calcext:value-type="string">
            <text:p>armin.juhasz@hajudorog.com</text:p>
          </table:table-cell>
          <table:table-cell table:formula="of:=&quot;('&quot;&amp;COM.MICROSOFT.CONCAT([.K51];&quot;.&quot;;[.L51];&quot;@&quot;;[.M51];&quot;.com&quot;)&amp;&quot;',&quot;" office:value-type="string" office:string-value="('armin.juhasz@hajudorog.com'," calcext:value-type="string">
            <text:p>('armin.juhasz@hajudorog.com',</text:p>
          </table:table-cell>
          <table:table-cell table:formula="of:=&quot;HASHBYTES('SHA512', '&quot;&amp;[.N51]&amp;&quot;'),&quot;" office:value-type="string" office:string-value="HASHBYTES('SHA512', 'vi60fwzicv')," calcext:value-type="string">
            <text:p>HASHBYTES('SHA512', 'vi60fwzicv'),</text:p>
          </table:table-cell>
          <table:table-cell table:formula="of:=[.O51]&amp;&quot;,&quot;" office:value-type="string" office:string-value="1," calcext:value-type="string">
            <text:p>1,</text:p>
          </table:table-cell>
          <table:table-cell table:formula="of:=[.P51]&amp;&quot;),&quot;" office:value-type="string" office:string-value="NULL)," calcext:value-type="string">
            <text:p>NULL),</text:p>
          </table:table-cell>
          <table:table-cell/>
          <table:table-cell table:formula="of:=&quot;SELECT '&quot;&amp;[.A51]&amp;&quot;', '&quot;&amp;[.B51]&amp;&quot;', '&quot;&amp;TEXT([.C51]; &quot;yyyy-mm-dd&quot;)&amp;&quot;', '&quot;&amp;[.D51]&amp;&quot;', &quot;&amp;IF([.E51]=&quot;Null&quot;; &quot;Null&quot;; &quot;'&quot;&amp;[.E51]&amp;&quot;'&quot;)&amp;&quot;, '&quot;&amp;[.F51]&amp;&quot;', '&quot;&amp;[.G51]&amp;&quot;', u.Id FROM Users u WHERE EmailAddress = '&quot;&amp;[.Q51]&amp;&quot;' UNION&quot;" office:value-type="string" office:string-value="SELECT 'Ármin', 'Juhász', '2013-02-21', 'Hungary', Null, 'HajúDorog', 'Nánási út 10. ', u.Id FROM Users u WHERE EmailAddress = 'armin.juhasz@hajudorog.com' UNION" calcext:value-type="string">
            <text:p>SELECT 'Ármin', 'Juhász', '2013-02-21', 'Hungary', Null, 'HajúDorog', 'Nánási út 10. ', u.Id FROM Users u WHERE EmailAddress = 'armin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  <table:table-cell table:style-name="ce1" office:value-type="string" calcext:value-type="string">
            <text:p>Viktor</text:p>
          </table:table-cell>
          <table:table-cell table:style-name="ce1" office:value-type="string" calcext:value-type="string">
            <text:p>Juhasz</text:p>
          </table:table-cell>
          <table:table-cell table:style-name="ce1" office:value-type="string" calcext:value-type="string">
            <text:p>HajuDorog</text:p>
          </table:table-cell>
          <table:table-cell table:formula="of:=LOWER([.H52])" office:value-type="string" office:string-value="viktor" calcext:value-type="string">
            <text:p>viktor</text:p>
          </table:table-cell>
          <table:table-cell table:formula="of:=LOWER([.I52])" office:value-type="string" office:string-value="juhasz" calcext:value-type="string">
            <text:p>juhasz</text:p>
          </table:table-cell>
          <table:table-cell table:formula="of:=LOWER([.J52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ot76lfipqv" calcext:value-type="string">
            <text:p>ot76lfipq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2];&quot;.&quot;;[.L52];&quot;@&quot;;[.M52];&quot;.com&quot;)" office:value-type="string" office:string-value="viktor.juhasz@hajudorog.com" calcext:value-type="string">
            <text:p>viktor.juhasz@hajudorog.com</text:p>
          </table:table-cell>
          <table:table-cell table:formula="of:=&quot;('&quot;&amp;COM.MICROSOFT.CONCAT([.K52];&quot;.&quot;;[.L52];&quot;@&quot;;[.M52];&quot;.com&quot;)&amp;&quot;',&quot;" office:value-type="string" office:string-value="('viktor.juhasz@hajudorog.com'," calcext:value-type="string">
            <text:p>('viktor.juhasz@hajudorog.com',</text:p>
          </table:table-cell>
          <table:table-cell table:formula="of:=&quot;HASHBYTES('SHA512', '&quot;&amp;[.N52]&amp;&quot;'),&quot;" office:value-type="string" office:string-value="HASHBYTES('SHA512', 'ot76lfipqv')," calcext:value-type="string">
            <text:p>HASHBYTES('SHA512', 'ot76lfipqv'),</text:p>
          </table:table-cell>
          <table:table-cell table:formula="of:=[.O52]&amp;&quot;,&quot;" office:value-type="string" office:string-value="1," calcext:value-type="string">
            <text:p>1,</text:p>
          </table:table-cell>
          <table:table-cell table:formula="of:=[.P52]&amp;&quot;),&quot;" office:value-type="string" office:string-value="NULL)," calcext:value-type="string">
            <text:p>NULL),</text:p>
          </table:table-cell>
          <table:table-cell/>
          <table:table-cell table:formula="of:=&quot;SELECT '&quot;&amp;[.A52]&amp;&quot;', '&quot;&amp;[.B52]&amp;&quot;', '&quot;&amp;TEXT([.C52]; &quot;yyyy-mm-dd&quot;)&amp;&quot;', '&quot;&amp;[.D52]&amp;&quot;', &quot;&amp;IF([.E52]=&quot;Null&quot;; &quot;Null&quot;; &quot;'&quot;&amp;[.E52]&amp;&quot;'&quot;)&amp;&quot;, '&quot;&amp;[.F52]&amp;&quot;', '&quot;&amp;[.G52]&amp;&quot;', u.Id FROM Users u WHERE EmailAddress = '&quot;&amp;[.Q52]&amp;&quot;' UNION&quot;" office:value-type="string" office:string-value="SELECT 'Viktor', 'Juhász', '2011-12-10', 'Hungary', Null, 'HajúDorog', 'Nánási út 10. ', u.Id FROM Users u WHERE EmailAddress = 'viktor.juhasz@hajudorog.com' UNION" calcext:value-type="string">
            <text:p>SELECT 'Viktor', 'Juhász', '2011-12-10', 'Hungary', Null, 'HajúDorog', 'Nánási út 10. ', u.Id FROM Users u WHERE EmailAddress = 'viktor.juhasz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  <table:table-cell table:style-name="ce1" office:value-type="string" calcext:value-type="string">
            <text:p>Balazs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uDorog</text:p>
          </table:table-cell>
          <table:table-cell table:formula="of:=LOWER([.H53])" office:value-type="string" office:string-value="balazs" calcext:value-type="string">
            <text:p>balazs</text:p>
          </table:table-cell>
          <table:table-cell table:formula="of:=LOWER([.I53])" office:value-type="string" office:string-value="borbely" calcext:value-type="string">
            <text:p>borbely</text:p>
          </table:table-cell>
          <table:table-cell table:formula="of:=LOWER([.J53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y91qptvpv" calcext:value-type="string">
            <text:p>uy91qptvp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3];&quot;.&quot;;[.L53];&quot;@&quot;;[.M53];&quot;.com&quot;)" office:value-type="string" office:string-value="balazs.borbely@hajudorog.com" calcext:value-type="string">
            <text:p>balazs.borbely@hajudorog.com</text:p>
          </table:table-cell>
          <table:table-cell table:formula="of:=&quot;('&quot;&amp;COM.MICROSOFT.CONCAT([.K53];&quot;.&quot;;[.L53];&quot;@&quot;;[.M53];&quot;.com&quot;)&amp;&quot;',&quot;" office:value-type="string" office:string-value="('balazs.borbely@hajudorog.com'," calcext:value-type="string">
            <text:p>('balazs.borbely@hajudorog.com',</text:p>
          </table:table-cell>
          <table:table-cell table:formula="of:=&quot;HASHBYTES('SHA512', '&quot;&amp;[.N53]&amp;&quot;'),&quot;" office:value-type="string" office:string-value="HASHBYTES('SHA512', 'uy91qptvpv')," calcext:value-type="string">
            <text:p>HASHBYTES('SHA512', 'uy91qptvpv'),</text:p>
          </table:table-cell>
          <table:table-cell table:formula="of:=[.O53]&amp;&quot;,&quot;" office:value-type="string" office:string-value="1," calcext:value-type="string">
            <text:p>1,</text:p>
          </table:table-cell>
          <table:table-cell table:formula="of:=[.P53]&amp;&quot;),&quot;" office:value-type="string" office:string-value="NULL)," calcext:value-type="string">
            <text:p>NULL),</text:p>
          </table:table-cell>
          <table:table-cell/>
          <table:table-cell table:formula="of:=&quot;SELECT '&quot;&amp;[.A53]&amp;&quot;', '&quot;&amp;[.B53]&amp;&quot;', '&quot;&amp;TEXT([.C53]; &quot;yyyy-mm-dd&quot;)&amp;&quot;', '&quot;&amp;[.D53]&amp;&quot;', &quot;&amp;IF([.E53]=&quot;Null&quot;; &quot;Null&quot;; &quot;'&quot;&amp;[.E53]&amp;&quot;'&quot;)&amp;&quot;, '&quot;&amp;[.F53]&amp;&quot;', '&quot;&amp;[.G53]&amp;&quot;', u.Id FROM Users u WHERE EmailAddress = '&quot;&amp;[.Q53]&amp;&quot;' UNION&quot;" office:value-type="string" office:string-value="SELECT 'Balázs', 'Borbély', '2010-10-13', 'Hungary', Null, 'HajúDorog', 'Nánási út 20. ', u.Id FROM Users u WHERE EmailAddress = 'balazs.borbely@hajudorog.com' UNION" calcext:value-type="string">
            <text:p>SELECT 'Balázs', 'Borbély', '2010-10-13', 'Hungary', Null, 'HajúDorog', 'Nánási út 20. ', u.Id FROM Users u WHERE EmailAddress = 'balazs.borbely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  <table:table-cell table:style-name="ce1" office:value-type="string" calcext:value-type="string">
            <text:p>Oliver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ajuDorog</text:p>
          </table:table-cell>
          <table:table-cell table:formula="of:=LOWER([.H54])" office:value-type="string" office:string-value="oliver" calcext:value-type="string">
            <text:p>oliver</text:p>
          </table:table-cell>
          <table:table-cell table:formula="of:=LOWER([.I54])" office:value-type="string" office:string-value="laszlo" calcext:value-type="string">
            <text:p>laszlo</text:p>
          </table:table-cell>
          <table:table-cell table:formula="of:=LOWER([.J54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i95azvfjf" calcext:value-type="string">
            <text:p>yi95azvfj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4];&quot;.&quot;;[.L54];&quot;@&quot;;[.M54];&quot;.com&quot;)" office:value-type="string" office:string-value="oliver.laszlo@hajudorog.com" calcext:value-type="string">
            <text:p>oliver.laszlo@hajudorog.com</text:p>
          </table:table-cell>
          <table:table-cell table:formula="of:=&quot;('&quot;&amp;COM.MICROSOFT.CONCAT([.K54];&quot;.&quot;;[.L54];&quot;@&quot;;[.M54];&quot;.com&quot;)&amp;&quot;',&quot;" office:value-type="string" office:string-value="('oliver.laszlo@hajudorog.com'," calcext:value-type="string">
            <text:p>('oliver.laszlo@hajudorog.com',</text:p>
          </table:table-cell>
          <table:table-cell table:formula="of:=&quot;HASHBYTES('SHA512', '&quot;&amp;[.N54]&amp;&quot;'),&quot;" office:value-type="string" office:string-value="HASHBYTES('SHA512', 'yi95azvfjf')," calcext:value-type="string">
            <text:p>HASHBYTES('SHA512', 'yi95azvfjf'),</text:p>
          </table:table-cell>
          <table:table-cell table:formula="of:=[.O54]&amp;&quot;,&quot;" office:value-type="string" office:string-value="1," calcext:value-type="string">
            <text:p>1,</text:p>
          </table:table-cell>
          <table:table-cell table:formula="of:=[.P54]&amp;&quot;),&quot;" office:value-type="string" office:string-value="NULL)," calcext:value-type="string">
            <text:p>NULL),</text:p>
          </table:table-cell>
          <table:table-cell/>
          <table:table-cell table:formula="of:=&quot;SELECT '&quot;&amp;[.A54]&amp;&quot;', '&quot;&amp;[.B54]&amp;&quot;', '&quot;&amp;TEXT([.C54]; &quot;yyyy-mm-dd&quot;)&amp;&quot;', '&quot;&amp;[.D54]&amp;&quot;', &quot;&amp;IF([.E54]=&quot;Null&quot;; &quot;Null&quot;; &quot;'&quot;&amp;[.E54]&amp;&quot;'&quot;)&amp;&quot;, '&quot;&amp;[.F54]&amp;&quot;', '&quot;&amp;[.G54]&amp;&quot;', u.Id FROM Users u WHERE EmailAddress = '&quot;&amp;[.Q54]&amp;&quot;' UNION&quot;" office:value-type="string" office:string-value="SELECT 'Olivér', 'László', '2011-08-20', 'Hungary', Null, 'HajúDorog', 'Nánási út 31. ', u.Id FROM Users u WHERE EmailAddress = 'oliver.laszlo@hajudorog.com' UNION" calcext:value-type="string">
            <text:p>SELECT 'Olivér', 'László', '2011-08-20', 'Hungary', Null, 'HajúDorog', 'Nánási út 31. ', u.Id FROM Users u WHERE EmailAddress = 'oliver.laszlo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  <table:table-cell table:style-name="ce1" office:value-type="string" calcext:value-type="string">
            <text:p>Bendeguz</text:p>
          </table:table-cell>
          <table:table-cell table:style-name="ce1" office:value-type="string" calcext:value-type="string">
            <text:p>Bakos</text:p>
          </table:table-cell>
          <table:table-cell table:style-name="ce1" office:value-type="string" calcext:value-type="string">
            <text:p>HajuDorog</text:p>
          </table:table-cell>
          <table:table-cell table:formula="of:=LOWER([.H55])" office:value-type="string" office:string-value="bendeguz" calcext:value-type="string">
            <text:p>bendeguz</text:p>
          </table:table-cell>
          <table:table-cell table:formula="of:=LOWER([.I55])" office:value-type="string" office:string-value="bakos" calcext:value-type="string">
            <text:p>bakos</text:p>
          </table:table-cell>
          <table:table-cell table:formula="of:=LOWER([.J55])" office:value-type="string" office:string-value="hajudorog" calcext:value-type="string">
            <text:p>hajudoro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z89okgeiz" calcext:value-type="string">
            <text:p>dz89okgei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5];&quot;.&quot;;[.L55];&quot;@&quot;;[.M55];&quot;.com&quot;)" office:value-type="string" office:string-value="bendeguz.bakos@hajudorog.com" calcext:value-type="string">
            <text:p>bendeguz.bakos@hajudorog.com</text:p>
          </table:table-cell>
          <table:table-cell table:formula="of:=&quot;('&quot;&amp;COM.MICROSOFT.CONCAT([.K55];&quot;.&quot;;[.L55];&quot;@&quot;;[.M55];&quot;.com&quot;)&amp;&quot;',&quot;" office:value-type="string" office:string-value="('bendeguz.bakos@hajudorog.com'," calcext:value-type="string">
            <text:p>('bendeguz.bakos@hajudorog.com',</text:p>
          </table:table-cell>
          <table:table-cell table:formula="of:=&quot;HASHBYTES('SHA512', '&quot;&amp;[.N55]&amp;&quot;'),&quot;" office:value-type="string" office:string-value="HASHBYTES('SHA512', 'dz89okgeiz')," calcext:value-type="string">
            <text:p>HASHBYTES('SHA512', 'dz89okgeiz'),</text:p>
          </table:table-cell>
          <table:table-cell table:formula="of:=[.O55]&amp;&quot;,&quot;" office:value-type="string" office:string-value="1," calcext:value-type="string">
            <text:p>1,</text:p>
          </table:table-cell>
          <table:table-cell table:formula="of:=[.P55]&amp;&quot;),&quot;" office:value-type="string" office:string-value="NULL)," calcext:value-type="string">
            <text:p>NULL),</text:p>
          </table:table-cell>
          <table:table-cell/>
          <table:table-cell table:formula="of:=&quot;SELECT '&quot;&amp;[.A55]&amp;&quot;', '&quot;&amp;[.B55]&amp;&quot;', '&quot;&amp;TEXT([.C55]; &quot;yyyy-mm-dd&quot;)&amp;&quot;', '&quot;&amp;[.D55]&amp;&quot;', &quot;&amp;IF([.E55]=&quot;Null&quot;; &quot;Null&quot;; &quot;'&quot;&amp;[.E55]&amp;&quot;'&quot;)&amp;&quot;, '&quot;&amp;[.F55]&amp;&quot;', '&quot;&amp;[.G55]&amp;&quot;', u.Id FROM Users u WHERE EmailAddress = '&quot;&amp;[.Q55]&amp;&quot;' UNION&quot;" office:value-type="string" office:string-value="SELECT 'Bendegúz', 'Bakos', '2004-09-13', 'Hungary', Null, 'HajúDorog', 'Nánási út 5. ', u.Id FROM Users u WHERE EmailAddress = 'bendeguz.bakos@hajudorog.com' UNION" calcext:value-type="string">
            <text:p>SELECT 'Bendegúz', 'Bakos', '2004-09-13', 'Hungary', Null, 'HajúDorog', 'Nánási út 5. ', u.Id FROM Users u WHERE EmailAddress = 'bendeguz.bakos@hajudoro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Hajdunanas</text:p>
          </table:table-cell>
          <table:table-cell table:formula="of:=LOWER([.H56])" office:value-type="string" office:string-value="renato" calcext:value-type="string">
            <text:p>renato</text:p>
          </table:table-cell>
          <table:table-cell table:formula="of:=LOWER([.I56])" office:value-type="string" office:string-value="torok" calcext:value-type="string">
            <text:p>torok</text:p>
          </table:table-cell>
          <table:table-cell table:formula="of:=LOWER([.J56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cr29tuywcm" calcext:value-type="string">
            <text:p>cr29tuywc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6];&quot;.&quot;;[.L56];&quot;@&quot;;[.M56];&quot;.com&quot;)" office:value-type="string" office:string-value="renato.torok@hajdunanas.com" calcext:value-type="string">
            <text:p>renato.torok@hajdunanas.com</text:p>
          </table:table-cell>
          <table:table-cell table:formula="of:=&quot;('&quot;&amp;COM.MICROSOFT.CONCAT([.K56];&quot;.&quot;;[.L56];&quot;@&quot;;[.M56];&quot;.com&quot;)&amp;&quot;',&quot;" office:value-type="string" office:string-value="('renato.torok@hajdunanas.com'," calcext:value-type="string">
            <text:p>('renato.torok@hajdunanas.com',</text:p>
          </table:table-cell>
          <table:table-cell table:formula="of:=&quot;HASHBYTES('SHA512', '&quot;&amp;[.N56]&amp;&quot;'),&quot;" office:value-type="string" office:string-value="HASHBYTES('SHA512', 'cr29tuywcm')," calcext:value-type="string">
            <text:p>HASHBYTES('SHA512', 'cr29tuywcm'),</text:p>
          </table:table-cell>
          <table:table-cell table:formula="of:=[.O56]&amp;&quot;,&quot;" office:value-type="string" office:string-value="1," calcext:value-type="string">
            <text:p>1,</text:p>
          </table:table-cell>
          <table:table-cell table:formula="of:=[.P56]&amp;&quot;),&quot;" office:value-type="string" office:string-value="NULL)," calcext:value-type="string">
            <text:p>NULL),</text:p>
          </table:table-cell>
          <table:table-cell/>
          <table:table-cell table:formula="of:=&quot;SELECT '&quot;&amp;[.A56]&amp;&quot;', '&quot;&amp;[.B56]&amp;&quot;', '&quot;&amp;TEXT([.C56]; &quot;yyyy-mm-dd&quot;)&amp;&quot;', '&quot;&amp;[.D56]&amp;&quot;', &quot;&amp;IF([.E56]=&quot;Null&quot;; &quot;Null&quot;; &quot;'&quot;&amp;[.E56]&amp;&quot;'&quot;)&amp;&quot;, '&quot;&amp;[.F56]&amp;&quot;', '&quot;&amp;[.G56]&amp;&quot;', u.Id FROM Users u WHERE EmailAddress = '&quot;&amp;[.Q56]&amp;&quot;' UNION&quot;" office:value-type="string" office:string-value="SELECT 'Renátó', 'Török', '2005-11-09', 'Hungary', Null, 'Hajdúnánás', 'Tinódi utca 32.', u.Id FROM Users u WHERE EmailAddress = 'renato.torok@hajdunanas.com' UNION" calcext:value-type="string">
            <text:p>SELECT 'Renátó', 'Török', '2005-11-09', 'Hungary', Null, 'Hajdúnánás', 'Tinódi utca 32.', u.Id FROM Users u WHERE EmailAddress = 'renato.toro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  <table:table-cell table:style-name="ce1" office:value-type="string" calcext:value-type="string">
            <text:p>Barnabas</text:p>
          </table:table-cell>
          <table:table-cell table:style-name="ce1" office:value-type="string" calcext:value-type="string">
            <text:p>Novak</text:p>
          </table:table-cell>
          <table:table-cell table:style-name="ce1" office:value-type="string" calcext:value-type="string">
            <text:p>Hajdunanas</text:p>
          </table:table-cell>
          <table:table-cell table:formula="of:=LOWER([.H57])" office:value-type="string" office:string-value="barnabas" calcext:value-type="string">
            <text:p>barnabas</text:p>
          </table:table-cell>
          <table:table-cell table:formula="of:=LOWER([.I57])" office:value-type="string" office:string-value="novak" calcext:value-type="string">
            <text:p>novak</text:p>
          </table:table-cell>
          <table:table-cell table:formula="of:=LOWER([.J57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i97zwhfgz" calcext:value-type="string">
            <text:p>vi97zwhfg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7];&quot;.&quot;;[.L57];&quot;@&quot;;[.M57];&quot;.com&quot;)" office:value-type="string" office:string-value="barnabas.novak@hajdunanas.com" calcext:value-type="string">
            <text:p>barnabas.novak@hajdunanas.com</text:p>
          </table:table-cell>
          <table:table-cell table:formula="of:=&quot;('&quot;&amp;COM.MICROSOFT.CONCAT([.K57];&quot;.&quot;;[.L57];&quot;@&quot;;[.M57];&quot;.com&quot;)&amp;&quot;',&quot;" office:value-type="string" office:string-value="('barnabas.novak@hajdunanas.com'," calcext:value-type="string">
            <text:p>('barnabas.novak@hajdunanas.com',</text:p>
          </table:table-cell>
          <table:table-cell table:formula="of:=&quot;HASHBYTES('SHA512', '&quot;&amp;[.N57]&amp;&quot;'),&quot;" office:value-type="string" office:string-value="HASHBYTES('SHA512', 'vi97zwhfgz')," calcext:value-type="string">
            <text:p>HASHBYTES('SHA512', 'vi97zwhfgz'),</text:p>
          </table:table-cell>
          <table:table-cell table:formula="of:=[.O57]&amp;&quot;,&quot;" office:value-type="string" office:string-value="1," calcext:value-type="string">
            <text:p>1,</text:p>
          </table:table-cell>
          <table:table-cell table:formula="of:=[.P57]&amp;&quot;),&quot;" office:value-type="string" office:string-value="NULL)," calcext:value-type="string">
            <text:p>NULL),</text:p>
          </table:table-cell>
          <table:table-cell/>
          <table:table-cell table:formula="of:=&quot;SELECT '&quot;&amp;[.A57]&amp;&quot;', '&quot;&amp;[.B57]&amp;&quot;', '&quot;&amp;TEXT([.C57]; &quot;yyyy-mm-dd&quot;)&amp;&quot;', '&quot;&amp;[.D57]&amp;&quot;', &quot;&amp;IF([.E57]=&quot;Null&quot;; &quot;Null&quot;; &quot;'&quot;&amp;[.E57]&amp;&quot;'&quot;)&amp;&quot;, '&quot;&amp;[.F57]&amp;&quot;', '&quot;&amp;[.G57]&amp;&quot;', u.Id FROM Users u WHERE EmailAddress = '&quot;&amp;[.Q57]&amp;&quot;' UNION&quot;" office:value-type="string" office:string-value="SELECT 'Barnabás', 'Novák', '2010-07-09', 'Hungary', Null, 'Hajdúnánás', 'Irányi utca 31.', u.Id FROM Users u WHERE EmailAddress = 'barnabas.novak@hajdunanas.com' UNION" calcext:value-type="string">
            <text:p>SELECT 'Barnabás', 'Novák', '2010-07-09', 'Hungary', Null, 'Hajdúnánás', 'Irányi utca 31.', u.Id FROM Users u WHERE EmailAddress = 'barnabas.novak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Kiss</text:p>
          </table:table-cell>
          <table:table-cell table:style-name="ce1" office:value-type="string" calcext:value-type="string">
            <text:p>Hajdunanas</text:p>
          </table:table-cell>
          <table:table-cell table:formula="of:=LOWER([.H58])" office:value-type="string" office:string-value="milan" calcext:value-type="string">
            <text:p>milan</text:p>
          </table:table-cell>
          <table:table-cell table:formula="of:=LOWER([.I58])" office:value-type="string" office:string-value="kiss" calcext:value-type="string">
            <text:p>kiss</text:p>
          </table:table-cell>
          <table:table-cell table:formula="of:=LOWER([.J58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q43vzmmvg" calcext:value-type="string">
            <text:p>eq43vzmmv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8];&quot;.&quot;;[.L58];&quot;@&quot;;[.M58];&quot;.com&quot;)" office:value-type="string" office:string-value="milan.kiss@hajdunanas.com" calcext:value-type="string">
            <text:p>milan.kiss@hajdunanas.com</text:p>
          </table:table-cell>
          <table:table-cell table:formula="of:=&quot;('&quot;&amp;COM.MICROSOFT.CONCAT([.K58];&quot;.&quot;;[.L58];&quot;@&quot;;[.M58];&quot;.com&quot;)&amp;&quot;',&quot;" office:value-type="string" office:string-value="('milan.kiss@hajdunanas.com'," calcext:value-type="string">
            <text:p>('milan.kiss@hajdunanas.com',</text:p>
          </table:table-cell>
          <table:table-cell table:formula="of:=&quot;HASHBYTES('SHA512', '&quot;&amp;[.N58]&amp;&quot;'),&quot;" office:value-type="string" office:string-value="HASHBYTES('SHA512', 'eq43vzmmvg')," calcext:value-type="string">
            <text:p>HASHBYTES('SHA512', 'eq43vzmmvg'),</text:p>
          </table:table-cell>
          <table:table-cell table:formula="of:=[.O58]&amp;&quot;,&quot;" office:value-type="string" office:string-value="1," calcext:value-type="string">
            <text:p>1,</text:p>
          </table:table-cell>
          <table:table-cell table:formula="of:=[.P58]&amp;&quot;),&quot;" office:value-type="string" office:string-value="NULL)," calcext:value-type="string">
            <text:p>NULL),</text:p>
          </table:table-cell>
          <table:table-cell/>
          <table:table-cell table:formula="of:=&quot;SELECT '&quot;&amp;[.A58]&amp;&quot;', '&quot;&amp;[.B58]&amp;&quot;', '&quot;&amp;TEXT([.C58]; &quot;yyyy-mm-dd&quot;)&amp;&quot;', '&quot;&amp;[.D58]&amp;&quot;', &quot;&amp;IF([.E58]=&quot;Null&quot;; &quot;Null&quot;; &quot;'&quot;&amp;[.E58]&amp;&quot;'&quot;)&amp;&quot;, '&quot;&amp;[.F58]&amp;&quot;', '&quot;&amp;[.G58]&amp;&quot;', u.Id FROM Users u WHERE EmailAddress = '&quot;&amp;[.Q58]&amp;&quot;' UNION&quot;" office:value-type="string" office:string-value="SELECT 'Milán', 'Kiss', '2011-03-06', 'Hungary', Null, 'Hajdúnánás', 'Attila utca 51.', u.Id FROM Users u WHERE EmailAddress = 'milan.kiss@hajdunanas.com' UNION" calcext:value-type="string">
            <text:p>SELECT 'Milán', 'Kiss', '2011-03-06', 'Hungary', Null, 'Hajdúnánás', 'Attila utca 51.', u.Id FROM Users u WHERE EmailAddress = 'milan.kiss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  <table:table-cell table:style-name="ce1" office:value-type="string" calcext:value-type="string">
            <text:p>Laura</text:p>
          </table:table-cell>
          <table:table-cell table:style-name="ce1" office:value-type="string" calcext:value-type="string">
            <text:p>Borbely</text:p>
          </table:table-cell>
          <table:table-cell table:style-name="ce1" office:value-type="string" calcext:value-type="string">
            <text:p>Hajdunanas</text:p>
          </table:table-cell>
          <table:table-cell table:formula="of:=LOWER([.H59])" office:value-type="string" office:string-value="laura" calcext:value-type="string">
            <text:p>laura</text:p>
          </table:table-cell>
          <table:table-cell table:formula="of:=LOWER([.I59])" office:value-type="string" office:string-value="borbely" calcext:value-type="string">
            <text:p>borbely</text:p>
          </table:table-cell>
          <table:table-cell table:formula="of:=LOWER([.J59])" office:value-type="string" office:string-value="hajdunanas" calcext:value-type="string">
            <text:p>hajdunanas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a59vkwitv" calcext:value-type="string">
            <text:p>aa59vkwit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59];&quot;.&quot;;[.L59];&quot;@&quot;;[.M59];&quot;.com&quot;)" office:value-type="string" office:string-value="laura.borbely@hajdunanas.com" calcext:value-type="string">
            <text:p>laura.borbely@hajdunanas.com</text:p>
          </table:table-cell>
          <table:table-cell table:formula="of:=&quot;('&quot;&amp;COM.MICROSOFT.CONCAT([.K59];&quot;.&quot;;[.L59];&quot;@&quot;;[.M59];&quot;.com&quot;)&amp;&quot;',&quot;" office:value-type="string" office:string-value="('laura.borbely@hajdunanas.com'," calcext:value-type="string">
            <text:p>('laura.borbely@hajdunanas.com',</text:p>
          </table:table-cell>
          <table:table-cell table:formula="of:=&quot;HASHBYTES('SHA512', '&quot;&amp;[.N59]&amp;&quot;'),&quot;" office:value-type="string" office:string-value="HASHBYTES('SHA512', 'aa59vkwitv')," calcext:value-type="string">
            <text:p>HASHBYTES('SHA512', 'aa59vkwitv'),</text:p>
          </table:table-cell>
          <table:table-cell table:formula="of:=[.O59]&amp;&quot;,&quot;" office:value-type="string" office:string-value="1," calcext:value-type="string">
            <text:p>1,</text:p>
          </table:table-cell>
          <table:table-cell table:formula="of:=[.P59]&amp;&quot;),&quot;" office:value-type="string" office:string-value="NULL)," calcext:value-type="string">
            <text:p>NULL),</text:p>
          </table:table-cell>
          <table:table-cell/>
          <table:table-cell table:formula="of:=&quot;SELECT '&quot;&amp;[.A59]&amp;&quot;', '&quot;&amp;[.B59]&amp;&quot;', '&quot;&amp;TEXT([.C59]; &quot;yyyy-mm-dd&quot;)&amp;&quot;', '&quot;&amp;[.D59]&amp;&quot;', &quot;&amp;IF([.E59]=&quot;Null&quot;; &quot;Null&quot;; &quot;'&quot;&amp;[.E59]&amp;&quot;'&quot;)&amp;&quot;, '&quot;&amp;[.F59]&amp;&quot;', '&quot;&amp;[.G59]&amp;&quot;', u.Id FROM Users u WHERE EmailAddress = '&quot;&amp;[.Q59]&amp;&quot;' UNION&quot;" office:value-type="string" office:string-value="SELECT 'Laura', 'Borbély', '2013-12-21', 'Hungary', Null, 'Hajdúnánás', 'Alma utca 2.', u.Id FROM Users u WHERE EmailAddress = 'laura.borbely@hajdunanas.com' UNION" calcext:value-type="string">
            <text:p>SELECT 'Laura', 'Borbély', '2013-12-21', 'Hungary', Null, 'Hajdúnánás', 'Alma utca 2.', u.Id FROM Users u WHERE EmailAddress = 'laura.borbely@hajdunanas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Nemeth</text:p>
          </table:table-cell>
          <table:table-cell table:style-name="ce1" office:value-type="string" calcext:value-type="string">
            <text:p>Budapest</text:p>
          </table:table-cell>
          <table:table-cell table:formula="of:=LOWER([.H60])" office:value-type="string" office:string-value="hajnalka" calcext:value-type="string">
            <text:p>hajnalka</text:p>
          </table:table-cell>
          <table:table-cell table:formula="of:=LOWER([.I60])" office:value-type="string" office:string-value="nemeth" calcext:value-type="string">
            <text:p>nemeth</text:p>
          </table:table-cell>
          <table:table-cell table:formula="of:=LOWER([.J6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v75oylopt" calcext:value-type="string">
            <text:p>sv75oylop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0];&quot;.&quot;;[.L60];&quot;@&quot;;[.M60];&quot;.com&quot;)" office:value-type="string" office:string-value="hajnalka.nemeth@budapest.com" calcext:value-type="string">
            <text:p>hajnalka.nemeth@budapest.com</text:p>
          </table:table-cell>
          <table:table-cell table:formula="of:=&quot;('&quot;&amp;COM.MICROSOFT.CONCAT([.K60];&quot;.&quot;;[.L60];&quot;@&quot;;[.M60];&quot;.com&quot;)&amp;&quot;',&quot;" office:value-type="string" office:string-value="('hajnalka.nemeth@budapest.com'," calcext:value-type="string">
            <text:p>('hajnalka.nemeth@budapest.com',</text:p>
          </table:table-cell>
          <table:table-cell table:formula="of:=&quot;HASHBYTES('SHA512', '&quot;&amp;[.N60]&amp;&quot;'),&quot;" office:value-type="string" office:string-value="HASHBYTES('SHA512', 'sv75oylopt')," calcext:value-type="string">
            <text:p>HASHBYTES('SHA512', 'sv75oylopt'),</text:p>
          </table:table-cell>
          <table:table-cell table:formula="of:=[.O60]&amp;&quot;,&quot;" office:value-type="string" office:string-value="1," calcext:value-type="string">
            <text:p>1,</text:p>
          </table:table-cell>
          <table:table-cell table:formula="of:=[.P60]&amp;&quot;),&quot;" office:value-type="string" office:string-value="NULL)," calcext:value-type="string">
            <text:p>NULL),</text:p>
          </table:table-cell>
          <table:table-cell/>
          <table:table-cell table:formula="of:=&quot;SELECT '&quot;&amp;[.A60]&amp;&quot;', '&quot;&amp;[.B60]&amp;&quot;', '&quot;&amp;TEXT([.C60]; &quot;yyyy-mm-dd&quot;)&amp;&quot;', '&quot;&amp;[.D60]&amp;&quot;', &quot;&amp;IF([.E60]=&quot;Null&quot;; &quot;Null&quot;; &quot;'&quot;&amp;[.E60]&amp;&quot;'&quot;)&amp;&quot;, '&quot;&amp;[.F60]&amp;&quot;', '&quot;&amp;[.G60]&amp;&quot;', u.Id FROM Users u WHERE EmailAddress = '&quot;&amp;[.Q60]&amp;&quot;' UNION&quot;" office:value-type="string" office:string-value="SELECT 'Hajnalka', 'Németh', '1997-02-17', 'Hungary', Null, 'Budapest', 'Piroska u. 29.', u.Id FROM Users u WHERE EmailAddress = 'hajnalka.nemeth@budapest.com' UNION" calcext:value-type="string">
            <text:p>SELECT 'Hajnalka', 'Németh', '1997-02-17', 'Hungary', Null, 'Budapest', 'Piroska u. 29.', u.Id FROM Users u WHERE EmailAddress = 'hajnalka.neme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  <table:table-cell table:style-name="ce1" office:value-type="string" calcext:value-type="string">
            <text:p>Maria</text:p>
          </table:table-cell>
          <table:table-cell table:style-name="ce1" office:value-type="string" calcext:value-type="string">
            <text:p>Szekely</text:p>
          </table:table-cell>
          <table:table-cell table:style-name="ce1" office:value-type="string" calcext:value-type="string">
            <text:p>Budapest</text:p>
          </table:table-cell>
          <table:table-cell table:formula="of:=LOWER([.H61])" office:value-type="string" office:string-value="maria" calcext:value-type="string">
            <text:p>maria</text:p>
          </table:table-cell>
          <table:table-cell table:formula="of:=LOWER([.I61])" office:value-type="string" office:string-value="szekely" calcext:value-type="string">
            <text:p>szekely</text:p>
          </table:table-cell>
          <table:table-cell table:formula="of:=LOWER([.J6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n88fxumxc" calcext:value-type="string">
            <text:p>un88fxumx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1];&quot;.&quot;;[.L61];&quot;@&quot;;[.M61];&quot;.com&quot;)" office:value-type="string" office:string-value="maria.szekely@budapest.com" calcext:value-type="string">
            <text:p>maria.szekely@budapest.com</text:p>
          </table:table-cell>
          <table:table-cell table:formula="of:=&quot;('&quot;&amp;COM.MICROSOFT.CONCAT([.K61];&quot;.&quot;;[.L61];&quot;@&quot;;[.M61];&quot;.com&quot;)&amp;&quot;',&quot;" office:value-type="string" office:string-value="('maria.szekely@budapest.com'," calcext:value-type="string">
            <text:p>('maria.szekely@budapest.com',</text:p>
          </table:table-cell>
          <table:table-cell table:formula="of:=&quot;HASHBYTES('SHA512', '&quot;&amp;[.N61]&amp;&quot;'),&quot;" office:value-type="string" office:string-value="HASHBYTES('SHA512', 'un88fxumxc')," calcext:value-type="string">
            <text:p>HASHBYTES('SHA512', 'un88fxumxc'),</text:p>
          </table:table-cell>
          <table:table-cell table:formula="of:=[.O61]&amp;&quot;,&quot;" office:value-type="string" office:string-value="1," calcext:value-type="string">
            <text:p>1,</text:p>
          </table:table-cell>
          <table:table-cell table:formula="of:=[.P61]&amp;&quot;),&quot;" office:value-type="string" office:string-value="NULL)," calcext:value-type="string">
            <text:p>NULL),</text:p>
          </table:table-cell>
          <table:table-cell/>
          <table:table-cell table:formula="of:=&quot;SELECT '&quot;&amp;[.A61]&amp;&quot;', '&quot;&amp;[.B61]&amp;&quot;', '&quot;&amp;TEXT([.C61]; &quot;yyyy-mm-dd&quot;)&amp;&quot;', '&quot;&amp;[.D61]&amp;&quot;', &quot;&amp;IF([.E61]=&quot;Null&quot;; &quot;Null&quot;; &quot;'&quot;&amp;[.E61]&amp;&quot;'&quot;)&amp;&quot;, '&quot;&amp;[.F61]&amp;&quot;', '&quot;&amp;[.G61]&amp;&quot;', u.Id FROM Users u WHERE EmailAddress = '&quot;&amp;[.Q61]&amp;&quot;' UNION&quot;" office:value-type="string" office:string-value="SELECT 'Mária', 'Székely', '1999-02-18', 'Hungary', 'Slovakia', 'Budapest', 'Árpád fejedelem útja 83.', u.Id FROM Users u WHERE EmailAddress = 'maria.szekely@budapest.com' UNION" calcext:value-type="string">
            <text:p>SELECT 'Mária', 'Székely', '1999-02-18', 'Hungary', 'Slovakia', 'Budapest', 'Árpád fejedelem útja 83.', u.Id FROM Users u WHERE EmailAddress = 'maria.szekely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Vincze</text:p>
          </table:table-cell>
          <table:table-cell table:style-name="ce1" office:value-type="string" calcext:value-type="string">
            <text:p>Budapest</text:p>
          </table:table-cell>
          <table:table-cell table:formula="of:=LOWER([.H62])" office:value-type="string" office:string-value="szabina" calcext:value-type="string">
            <text:p>szabina</text:p>
          </table:table-cell>
          <table:table-cell table:formula="of:=LOWER([.I62])" office:value-type="string" office:string-value="vincze" calcext:value-type="string">
            <text:p>vincze</text:p>
          </table:table-cell>
          <table:table-cell table:formula="of:=LOWER([.J6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dw84vsiqfe" calcext:value-type="string">
            <text:p>dw84vsiqf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2];&quot;.&quot;;[.L62];&quot;@&quot;;[.M62];&quot;.com&quot;)" office:value-type="string" office:string-value="szabina.vincze@budapest.com" calcext:value-type="string">
            <text:p>szabina.vincze@budapest.com</text:p>
          </table:table-cell>
          <table:table-cell table:formula="of:=&quot;('&quot;&amp;COM.MICROSOFT.CONCAT([.K62];&quot;.&quot;;[.L62];&quot;@&quot;;[.M62];&quot;.com&quot;)&amp;&quot;',&quot;" office:value-type="string" office:string-value="('szabina.vincze@budapest.com'," calcext:value-type="string">
            <text:p>('szabina.vincze@budapest.com',</text:p>
          </table:table-cell>
          <table:table-cell table:formula="of:=&quot;HASHBYTES('SHA512', '&quot;&amp;[.N62]&amp;&quot;'),&quot;" office:value-type="string" office:string-value="HASHBYTES('SHA512', 'dw84vsiqfe')," calcext:value-type="string">
            <text:p>HASHBYTES('SHA512', 'dw84vsiqfe'),</text:p>
          </table:table-cell>
          <table:table-cell table:formula="of:=[.O62]&amp;&quot;,&quot;" office:value-type="string" office:string-value="1," calcext:value-type="string">
            <text:p>1,</text:p>
          </table:table-cell>
          <table:table-cell table:formula="of:=[.P62]&amp;&quot;),&quot;" office:value-type="string" office:string-value="NULL)," calcext:value-type="string">
            <text:p>NULL),</text:p>
          </table:table-cell>
          <table:table-cell/>
          <table:table-cell table:formula="of:=&quot;SELECT '&quot;&amp;[.A62]&amp;&quot;', '&quot;&amp;[.B62]&amp;&quot;', '&quot;&amp;TEXT([.C62]; &quot;yyyy-mm-dd&quot;)&amp;&quot;', '&quot;&amp;[.D62]&amp;&quot;', &quot;&amp;IF([.E62]=&quot;Null&quot;; &quot;Null&quot;; &quot;'&quot;&amp;[.E62]&amp;&quot;'&quot;)&amp;&quot;, '&quot;&amp;[.F62]&amp;&quot;', '&quot;&amp;[.G62]&amp;&quot;', u.Id FROM Users u WHERE EmailAddress = '&quot;&amp;[.Q62]&amp;&quot;' UNION&quot;" office:value-type="string" office:string-value="SELECT 'Szabina', 'Vincze', '1997-10-17', 'Hungary', Null, 'Budapest', 'Csabai kapu 63.', u.Id FROM Users u WHERE EmailAddress = 'szabina.vincze@budapest.com' UNION" calcext:value-type="string">
            <text:p>SELECT 'Szabina', 'Vincze', '1997-10-17', 'Hungary', Null, 'Budapest', 'Csabai kapu 63.', u.Id FROM Users u WHERE EmailAddress = 'szabina.vincze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  <table:table-cell table:style-name="ce1" office:value-type="string" calcext:value-type="string">
            <text:p>Lilla</text:p>
          </table:table-cell>
          <table:table-cell table:style-name="ce1" office:value-type="string" calcext:value-type="string">
            <text:p>Olah</text:p>
          </table:table-cell>
          <table:table-cell table:style-name="ce1" office:value-type="string" calcext:value-type="string">
            <text:p>Budapest</text:p>
          </table:table-cell>
          <table:table-cell table:formula="of:=LOWER([.H63])" office:value-type="string" office:string-value="lilla" calcext:value-type="string">
            <text:p>lilla</text:p>
          </table:table-cell>
          <table:table-cell table:formula="of:=LOWER([.I63])" office:value-type="string" office:string-value="olah" calcext:value-type="string">
            <text:p>olah</text:p>
          </table:table-cell>
          <table:table-cell table:formula="of:=LOWER([.J6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m66hawstr" calcext:value-type="string">
            <text:p>gm66hawst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3];&quot;.&quot;;[.L63];&quot;@&quot;;[.M63];&quot;.com&quot;)" office:value-type="string" office:string-value="lilla.olah@budapest.com" calcext:value-type="string">
            <text:p>lilla.olah@budapest.com</text:p>
          </table:table-cell>
          <table:table-cell table:formula="of:=&quot;('&quot;&amp;COM.MICROSOFT.CONCAT([.K63];&quot;.&quot;;[.L63];&quot;@&quot;;[.M63];&quot;.com&quot;)&amp;&quot;',&quot;" office:value-type="string" office:string-value="('lilla.olah@budapest.com'," calcext:value-type="string">
            <text:p>('lilla.olah@budapest.com',</text:p>
          </table:table-cell>
          <table:table-cell table:formula="of:=&quot;HASHBYTES('SHA512', '&quot;&amp;[.N63]&amp;&quot;'),&quot;" office:value-type="string" office:string-value="HASHBYTES('SHA512', 'gm66hawstr')," calcext:value-type="string">
            <text:p>HASHBYTES('SHA512', 'gm66hawstr'),</text:p>
          </table:table-cell>
          <table:table-cell table:formula="of:=[.O63]&amp;&quot;,&quot;" office:value-type="string" office:string-value="1," calcext:value-type="string">
            <text:p>1,</text:p>
          </table:table-cell>
          <table:table-cell table:formula="of:=[.P63]&amp;&quot;),&quot;" office:value-type="string" office:string-value="NULL)," calcext:value-type="string">
            <text:p>NULL),</text:p>
          </table:table-cell>
          <table:table-cell/>
          <table:table-cell table:formula="of:=&quot;SELECT '&quot;&amp;[.A63]&amp;&quot;', '&quot;&amp;[.B63]&amp;&quot;', '&quot;&amp;TEXT([.C63]; &quot;yyyy-mm-dd&quot;)&amp;&quot;', '&quot;&amp;[.D63]&amp;&quot;', &quot;&amp;IF([.E63]=&quot;Null&quot;; &quot;Null&quot;; &quot;'&quot;&amp;[.E63]&amp;&quot;'&quot;)&amp;&quot;, '&quot;&amp;[.F63]&amp;&quot;', '&quot;&amp;[.G63]&amp;&quot;', u.Id FROM Users u WHERE EmailAddress = '&quot;&amp;[.Q63]&amp;&quot;' UNION&quot;" office:value-type="string" office:string-value="SELECT 'Lilla', 'Oláh', '1998-09-02', 'Hungary', Null, 'Budapest', 'Petőfi utca 52. 3em/12.', u.Id FROM Users u WHERE EmailAddress = 'lilla.olah@budapest.com' UNION" calcext:value-type="string">
            <text:p>SELECT 'Lilla', 'Oláh', '1998-09-02', 'Hungary', Null, 'Budapest', 'Petőfi utca 52. 3em/12.', u.Id FROM Users u WHERE EmailAddress = 'lilla.ola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Peter</text:p>
          </table:table-cell>
          <table:table-cell table:style-name="ce1" office:value-type="string" calcext:value-type="string">
            <text:p>Budapest</text:p>
          </table:table-cell>
          <table:table-cell table:formula="of:=LOWER([.H64])" office:value-type="string" office:string-value="sara" calcext:value-type="string">
            <text:p>sara</text:p>
          </table:table-cell>
          <table:table-cell table:formula="of:=LOWER([.I64])" office:value-type="string" office:string-value="peter" calcext:value-type="string">
            <text:p>peter</text:p>
          </table:table-cell>
          <table:table-cell table:formula="of:=LOWER([.J6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g63dblobw" calcext:value-type="string">
            <text:p>ig63dblob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4];&quot;.&quot;;[.L64];&quot;@&quot;;[.M64];&quot;.com&quot;)" office:value-type="string" office:string-value="sara.peter@budapest.com" calcext:value-type="string">
            <text:p>sara.peter@budapest.com</text:p>
          </table:table-cell>
          <table:table-cell table:formula="of:=&quot;('&quot;&amp;COM.MICROSOFT.CONCAT([.K64];&quot;.&quot;;[.L64];&quot;@&quot;;[.M64];&quot;.com&quot;)&amp;&quot;',&quot;" office:value-type="string" office:string-value="('sara.peter@budapest.com'," calcext:value-type="string">
            <text:p>('sara.peter@budapest.com',</text:p>
          </table:table-cell>
          <table:table-cell table:formula="of:=&quot;HASHBYTES('SHA512', '&quot;&amp;[.N64]&amp;&quot;'),&quot;" office:value-type="string" office:string-value="HASHBYTES('SHA512', 'ig63dblobw')," calcext:value-type="string">
            <text:p>HASHBYTES('SHA512', 'ig63dblobw'),</text:p>
          </table:table-cell>
          <table:table-cell table:formula="of:=[.O64]&amp;&quot;,&quot;" office:value-type="string" office:string-value="1," calcext:value-type="string">
            <text:p>1,</text:p>
          </table:table-cell>
          <table:table-cell table:formula="of:=[.P64]&amp;&quot;),&quot;" office:value-type="string" office:string-value="NULL)," calcext:value-type="string">
            <text:p>NULL),</text:p>
          </table:table-cell>
          <table:table-cell/>
          <table:table-cell table:formula="of:=&quot;SELECT '&quot;&amp;[.A64]&amp;&quot;', '&quot;&amp;[.B64]&amp;&quot;', '&quot;&amp;TEXT([.C64]; &quot;yyyy-mm-dd&quot;)&amp;&quot;', '&quot;&amp;[.D64]&amp;&quot;', &quot;&amp;IF([.E64]=&quot;Null&quot;; &quot;Null&quot;; &quot;'&quot;&amp;[.E64]&amp;&quot;'&quot;)&amp;&quot;, '&quot;&amp;[.F64]&amp;&quot;', '&quot;&amp;[.G64]&amp;&quot;', u.Id FROM Users u WHERE EmailAddress = '&quot;&amp;[.Q64]&amp;&quot;' UNION&quot;" office:value-type="string" office:string-value="SELECT 'Sára', 'Péter', '1998-06-11', 'Hungary', Null, 'Budapest', 'Nagytétényi út 35', u.Id FROM Users u WHERE EmailAddress = 'sara.peter@budapest.com' UNION" calcext:value-type="string">
            <text:p>SELECT 'Sára', 'Péter', '1998-06-11', 'Hungary', Null, 'Budapest', 'Nagytétényi út 35', u.Id FROM Users u WHERE EmailAddress = 'sara.pete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Fodor</text:p>
          </table:table-cell>
          <table:table-cell table:style-name="ce1" office:value-type="string" calcext:value-type="string">
            <text:p>Mezômegyer</text:p>
          </table:table-cell>
          <table:table-cell table:formula="of:=LOWER([.H65])" office:value-type="string" office:string-value="anita" calcext:value-type="string">
            <text:p>anita</text:p>
          </table:table-cell>
          <table:table-cell table:formula="of:=LOWER([.I65])" office:value-type="string" office:string-value="fodor" calcext:value-type="string">
            <text:p>fodor</text:p>
          </table:table-cell>
          <table:table-cell table:formula="of:=LOWER([.J65])" office:value-type="string" office:string-value="mezômegyer" calcext:value-type="string">
            <text:p>mezômegye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f28gwscjm" calcext:value-type="string">
            <text:p>jf28gwscj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5];&quot;.&quot;;[.L65];&quot;@&quot;;[.M65];&quot;.com&quot;)" office:value-type="string" office:string-value="anita.fodor@mezômegyer.com" calcext:value-type="string">
            <text:p>anita.fodor@mezômegyer.com</text:p>
          </table:table-cell>
          <table:table-cell table:formula="of:=&quot;('&quot;&amp;COM.MICROSOFT.CONCAT([.K65];&quot;.&quot;;[.L65];&quot;@&quot;;[.M65];&quot;.com&quot;)&amp;&quot;',&quot;" office:value-type="string" office:string-value="('anita.fodor@mezômegyer.com'," calcext:value-type="string">
            <text:p>('anita.fodor@mezômegyer.com',</text:p>
          </table:table-cell>
          <table:table-cell table:formula="of:=&quot;HASHBYTES('SHA512', '&quot;&amp;[.N65]&amp;&quot;'),&quot;" office:value-type="string" office:string-value="HASHBYTES('SHA512', 'jf28gwscjm')," calcext:value-type="string">
            <text:p>HASHBYTES('SHA512', 'jf28gwscjm'),</text:p>
          </table:table-cell>
          <table:table-cell table:formula="of:=[.O65]&amp;&quot;,&quot;" office:value-type="string" office:string-value="1," calcext:value-type="string">
            <text:p>1,</text:p>
          </table:table-cell>
          <table:table-cell table:formula="of:=[.P65]&amp;&quot;),&quot;" office:value-type="string" office:string-value="NULL)," calcext:value-type="string">
            <text:p>NULL),</text:p>
          </table:table-cell>
          <table:table-cell/>
          <table:table-cell table:formula="of:=&quot;SELECT '&quot;&amp;[.A65]&amp;&quot;', '&quot;&amp;[.B65]&amp;&quot;', '&quot;&amp;TEXT([.C65]; &quot;yyyy-mm-dd&quot;)&amp;&quot;', '&quot;&amp;[.D65]&amp;&quot;', &quot;&amp;IF([.E65]=&quot;Null&quot;; &quot;Null&quot;; &quot;'&quot;&amp;[.E65]&amp;&quot;'&quot;)&amp;&quot;, '&quot;&amp;[.F65]&amp;&quot;', '&quot;&amp;[.G65]&amp;&quot;', u.Id FROM Users u WHERE EmailAddress = '&quot;&amp;[.Q65]&amp;&quot;' UNION&quot;" office:value-type="string" office:string-value="SELECT 'Anita', 'Fodor', '1995-09-11', 'Hungary', Null, 'Mezômegyer ', 'Veres Pálné u. 96. ', u.Id FROM Users u WHERE EmailAddress = 'anita.fodor@mezômegyer.com' UNION" calcext:value-type="string">
            <text:p>SELECT 'Anita', 'Fodor', '1995-09-11', 'Hungary', Null, 'Mezômegyer ', 'Veres Pálné u. 96. ', u.Id FROM Users u WHERE EmailAddress = 'anita.fodor@mezômegye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aross tér 31. </text:p>
          </table:table-cell>
          <table:table-cell table:style-name="ce1" office:value-type="string" calcext:value-type="string">
            <text:p>Benedek</text:p>
          </table:table-cell>
          <table:table-cell table:style-name="ce1" office:value-type="string" calcext:value-type="string">
            <text:p>Szalai</text:p>
          </table:table-cell>
          <table:table-cell table:style-name="ce1" office:value-type="string" calcext:value-type="string">
            <text:p>Budapest</text:p>
          </table:table-cell>
          <table:table-cell table:formula="of:=LOWER([.H66])" office:value-type="string" office:string-value="benedek" calcext:value-type="string">
            <text:p>benedek</text:p>
          </table:table-cell>
          <table:table-cell table:formula="of:=LOWER([.I66])" office:value-type="string" office:string-value="szalai" calcext:value-type="string">
            <text:p>szalai</text:p>
          </table:table-cell>
          <table:table-cell table:formula="of:=LOWER([.J6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n58volihm" calcext:value-type="string">
            <text:p>bn58voli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6];&quot;.&quot;;[.L66];&quot;@&quot;;[.M66];&quot;.com&quot;)" office:value-type="string" office:string-value="benedek.szalai@budapest.com" calcext:value-type="string">
            <text:p>benedek.szalai@budapest.com</text:p>
          </table:table-cell>
          <table:table-cell table:formula="of:=&quot;('&quot;&amp;COM.MICROSOFT.CONCAT([.K66];&quot;.&quot;;[.L66];&quot;@&quot;;[.M66];&quot;.com&quot;)&amp;&quot;',&quot;" office:value-type="string" office:string-value="('benedek.szalai@budapest.com'," calcext:value-type="string">
            <text:p>('benedek.szalai@budapest.com',</text:p>
          </table:table-cell>
          <table:table-cell table:formula="of:=&quot;HASHBYTES('SHA512', '&quot;&amp;[.N66]&amp;&quot;'),&quot;" office:value-type="string" office:string-value="HASHBYTES('SHA512', 'bn58volihm')," calcext:value-type="string">
            <text:p>HASHBYTES('SHA512', 'bn58volihm'),</text:p>
          </table:table-cell>
          <table:table-cell table:formula="of:=[.O66]&amp;&quot;,&quot;" office:value-type="string" office:string-value="1," calcext:value-type="string">
            <text:p>1,</text:p>
          </table:table-cell>
          <table:table-cell table:formula="of:=[.P66]&amp;&quot;),&quot;" office:value-type="string" office:string-value="NULL)," calcext:value-type="string">
            <text:p>NULL),</text:p>
          </table:table-cell>
          <table:table-cell/>
          <table:table-cell table:formula="of:=&quot;SELECT '&quot;&amp;[.A66]&amp;&quot;', '&quot;&amp;[.B66]&amp;&quot;', '&quot;&amp;TEXT([.C66]; &quot;yyyy-mm-dd&quot;)&amp;&quot;', '&quot;&amp;[.D66]&amp;&quot;', &quot;&amp;IF([.E66]=&quot;Null&quot;; &quot;Null&quot;; &quot;'&quot;&amp;[.E66]&amp;&quot;'&quot;)&amp;&quot;, '&quot;&amp;[.F66]&amp;&quot;', '&quot;&amp;[.G66]&amp;&quot;', u.Id FROM Users u WHERE EmailAddress = '&quot;&amp;[.Q66]&amp;&quot;' UNION&quot;" office:value-type="string" office:string-value="SELECT 'Benedek', 'Szalai', '1996-11-18', 'Hungary', Null, 'Budapest', 'Baross tér 31. ', u.Id FROM Users u WHERE EmailAddress = 'benedek.szalai@budapest.com' UNION" calcext:value-type="string">
            <text:p>SELECT 'Benedek', 'Szalai', '1996-11-18', 'Hungary', Null, 'Budapest', 'Baross tér 31. ', u.Id FROM Users u WHERE EmailAddress = 'benedek.szalai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  <table:table-cell table:style-name="ce1" office:value-type="string" calcext:value-type="string">
            <text:p>Laszlo</text:p>
          </table:table-cell>
          <table:table-cell table:style-name="ce1" office:value-type="string" calcext:value-type="string">
            <text:p>Horvath</text:p>
          </table:table-cell>
          <table:table-cell table:style-name="ce1" office:value-type="string" calcext:value-type="string">
            <text:p>Budapest</text:p>
          </table:table-cell>
          <table:table-cell table:formula="of:=LOWER([.H67])" office:value-type="string" office:string-value="laszlo" calcext:value-type="string">
            <text:p>laszlo</text:p>
          </table:table-cell>
          <table:table-cell table:formula="of:=LOWER([.I67])" office:value-type="string" office:string-value="horvath" calcext:value-type="string">
            <text:p>horvath</text:p>
          </table:table-cell>
          <table:table-cell table:formula="of:=LOWER([.J6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d31kqmvny" calcext:value-type="string">
            <text:p>xd31kqmvn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7];&quot;.&quot;;[.L67];&quot;@&quot;;[.M67];&quot;.com&quot;)" office:value-type="string" office:string-value="laszlo.horvath@budapest.com" calcext:value-type="string">
            <text:p>laszlo.horvath@budapest.com</text:p>
          </table:table-cell>
          <table:table-cell table:formula="of:=&quot;('&quot;&amp;COM.MICROSOFT.CONCAT([.K67];&quot;.&quot;;[.L67];&quot;@&quot;;[.M67];&quot;.com&quot;)&amp;&quot;',&quot;" office:value-type="string" office:string-value="('laszlo.horvath@budapest.com'," calcext:value-type="string">
            <text:p>('laszlo.horvath@budapest.com',</text:p>
          </table:table-cell>
          <table:table-cell table:formula="of:=&quot;HASHBYTES('SHA512', '&quot;&amp;[.N67]&amp;&quot;'),&quot;" office:value-type="string" office:string-value="HASHBYTES('SHA512', 'xd31kqmvny')," calcext:value-type="string">
            <text:p>HASHBYTES('SHA512', 'xd31kqmvny'),</text:p>
          </table:table-cell>
          <table:table-cell table:formula="of:=[.O67]&amp;&quot;,&quot;" office:value-type="string" office:string-value="1," calcext:value-type="string">
            <text:p>1,</text:p>
          </table:table-cell>
          <table:table-cell table:formula="of:=[.P67]&amp;&quot;),&quot;" office:value-type="string" office:string-value="NULL)," calcext:value-type="string">
            <text:p>NULL),</text:p>
          </table:table-cell>
          <table:table-cell/>
          <table:table-cell table:formula="of:=&quot;SELECT '&quot;&amp;[.A67]&amp;&quot;', '&quot;&amp;[.B67]&amp;&quot;', '&quot;&amp;TEXT([.C67]; &quot;yyyy-mm-dd&quot;)&amp;&quot;', '&quot;&amp;[.D67]&amp;&quot;', &quot;&amp;IF([.E67]=&quot;Null&quot;; &quot;Null&quot;; &quot;'&quot;&amp;[.E67]&amp;&quot;'&quot;)&amp;&quot;, '&quot;&amp;[.F67]&amp;&quot;', '&quot;&amp;[.G67]&amp;&quot;', u.Id FROM Users u WHERE EmailAddress = '&quot;&amp;[.Q67]&amp;&quot;' UNION&quot;" office:value-type="string" office:string-value="SELECT 'László', 'Horváth', '2001-06-02', 'Hungary', Null, 'Budapest', 'Bem rkp. 38. ', u.Id FROM Users u WHERE EmailAddress = 'laszlo.horvath@budapest.com' UNION" calcext:value-type="string">
            <text:p>SELECT 'László', 'Horváth', '2001-06-02', 'Hungary', Null, 'Budapest', 'Bem rkp. 38. ', u.Id FROM Users u WHERE EmailAddress = 'laszlo.horvath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  <table:table-cell table:style-name="ce1" office:value-type="string" calcext:value-type="string">
            <text:p>Bertalan</text:p>
          </table:table-cell>
          <table:table-cell table:style-name="ce1" office:value-type="string" calcext:value-type="string">
            <text:p>Feher</text:p>
          </table:table-cell>
          <table:table-cell table:style-name="ce1" office:value-type="string" calcext:value-type="string">
            <text:p>Dunaszeg</text:p>
          </table:table-cell>
          <table:table-cell table:formula="of:=LOWER([.H68])" office:value-type="string" office:string-value="bertalan" calcext:value-type="string">
            <text:p>bertalan</text:p>
          </table:table-cell>
          <table:table-cell table:formula="of:=LOWER([.I68])" office:value-type="string" office:string-value="feher" calcext:value-type="string">
            <text:p>feher</text:p>
          </table:table-cell>
          <table:table-cell table:formula="of:=LOWER([.J68])" office:value-type="string" office:string-value="dunaszeg" calcext:value-type="string">
            <text:p>dun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g14upqgys" calcext:value-type="string">
            <text:p>sg14upqgy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8];&quot;.&quot;;[.L68];&quot;@&quot;;[.M68];&quot;.com&quot;)" office:value-type="string" office:string-value="bertalan.feher@dunaszeg.com" calcext:value-type="string">
            <text:p>bertalan.feher@dunaszeg.com</text:p>
          </table:table-cell>
          <table:table-cell table:formula="of:=&quot;('&quot;&amp;COM.MICROSOFT.CONCAT([.K68];&quot;.&quot;;[.L68];&quot;@&quot;;[.M68];&quot;.com&quot;)&amp;&quot;',&quot;" office:value-type="string" office:string-value="('bertalan.feher@dunaszeg.com'," calcext:value-type="string">
            <text:p>('bertalan.feher@dunaszeg.com',</text:p>
          </table:table-cell>
          <table:table-cell table:formula="of:=&quot;HASHBYTES('SHA512', '&quot;&amp;[.N68]&amp;&quot;'),&quot;" office:value-type="string" office:string-value="HASHBYTES('SHA512', 'sg14upqgys')," calcext:value-type="string">
            <text:p>HASHBYTES('SHA512', 'sg14upqgys'),</text:p>
          </table:table-cell>
          <table:table-cell table:formula="of:=[.O68]&amp;&quot;,&quot;" office:value-type="string" office:string-value="1," calcext:value-type="string">
            <text:p>1,</text:p>
          </table:table-cell>
          <table:table-cell table:formula="of:=[.P68]&amp;&quot;),&quot;" office:value-type="string" office:string-value="NULL)," calcext:value-type="string">
            <text:p>NULL),</text:p>
          </table:table-cell>
          <table:table-cell/>
          <table:table-cell table:formula="of:=&quot;SELECT '&quot;&amp;[.A68]&amp;&quot;', '&quot;&amp;[.B68]&amp;&quot;', '&quot;&amp;TEXT([.C68]; &quot;yyyy-mm-dd&quot;)&amp;&quot;', '&quot;&amp;[.D68]&amp;&quot;', &quot;&amp;IF([.E68]=&quot;Null&quot;; &quot;Null&quot;; &quot;'&quot;&amp;[.E68]&amp;&quot;'&quot;)&amp;&quot;, '&quot;&amp;[.F68]&amp;&quot;', '&quot;&amp;[.G68]&amp;&quot;', u.Id FROM Users u WHERE EmailAddress = '&quot;&amp;[.Q68]&amp;&quot;' UNION&quot;" office:value-type="string" office:string-value="SELECT 'Bertalan', 'Fehér', '1996-06-22', 'Hungary', Null, 'Dunaszeg', 'Bécsi utca 79. ', u.Id FROM Users u WHERE EmailAddress = 'bertalan.feher@dunaszeg.com' UNION" calcext:value-type="string">
            <text:p>SELECT 'Bertalan', 'Fehér', '1996-06-22', 'Hungary', Null, 'Dunaszeg', 'Bécsi utca 79. ', u.Id FROM Users u WHERE EmailAddress = 'bertalan.feher@dun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  <table:table-cell table:style-name="ce1" office:value-type="string" calcext:value-type="string">
            <text:p>Botond</text:p>
          </table:table-cell>
          <table:table-cell table:style-name="ce1" office:value-type="string" calcext:value-type="string">
            <text:p>Lukacs</text:p>
          </table:table-cell>
          <table:table-cell table:style-name="ce1" office:value-type="string" calcext:value-type="string">
            <text:p>Belapatfalva</text:p>
          </table:table-cell>
          <table:table-cell table:formula="of:=LOWER([.H69])" office:value-type="string" office:string-value="botond" calcext:value-type="string">
            <text:p>botond</text:p>
          </table:table-cell>
          <table:table-cell table:formula="of:=LOWER([.I69])" office:value-type="string" office:string-value="lukacs" calcext:value-type="string">
            <text:p>lukacs</text:p>
          </table:table-cell>
          <table:table-cell table:formula="of:=LOWER([.J69])" office:value-type="string" office:string-value="belapatfalva" calcext:value-type="string">
            <text:p>belapatfalva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jr98glartg" calcext:value-type="string">
            <text:p>jr98glart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69];&quot;.&quot;;[.L69];&quot;@&quot;;[.M69];&quot;.com&quot;)" office:value-type="string" office:string-value="botond.lukacs@belapatfalva.com" calcext:value-type="string">
            <text:p>botond.lukacs@belapatfalva.com</text:p>
          </table:table-cell>
          <table:table-cell table:formula="of:=&quot;('&quot;&amp;COM.MICROSOFT.CONCAT([.K69];&quot;.&quot;;[.L69];&quot;@&quot;;[.M69];&quot;.com&quot;)&amp;&quot;',&quot;" office:value-type="string" office:string-value="('botond.lukacs@belapatfalva.com'," calcext:value-type="string">
            <text:p>('botond.lukacs@belapatfalva.com',</text:p>
          </table:table-cell>
          <table:table-cell table:formula="of:=&quot;HASHBYTES('SHA512', '&quot;&amp;[.N69]&amp;&quot;'),&quot;" office:value-type="string" office:string-value="HASHBYTES('SHA512', 'jr98glartg')," calcext:value-type="string">
            <text:p>HASHBYTES('SHA512', 'jr98glartg'),</text:p>
          </table:table-cell>
          <table:table-cell table:formula="of:=[.O69]&amp;&quot;,&quot;" office:value-type="string" office:string-value="1," calcext:value-type="string">
            <text:p>1,</text:p>
          </table:table-cell>
          <table:table-cell table:formula="of:=[.P69]&amp;&quot;),&quot;" office:value-type="string" office:string-value="NULL)," calcext:value-type="string">
            <text:p>NULL),</text:p>
          </table:table-cell>
          <table:table-cell/>
          <table:table-cell table:formula="of:=&quot;SELECT '&quot;&amp;[.A69]&amp;&quot;', '&quot;&amp;[.B69]&amp;&quot;', '&quot;&amp;TEXT([.C69]; &quot;yyyy-mm-dd&quot;)&amp;&quot;', '&quot;&amp;[.D69]&amp;&quot;', &quot;&amp;IF([.E69]=&quot;Null&quot;; &quot;Null&quot;; &quot;'&quot;&amp;[.E69]&amp;&quot;'&quot;)&amp;&quot;, '&quot;&amp;[.F69]&amp;&quot;', '&quot;&amp;[.G69]&amp;&quot;', u.Id FROM Users u WHERE EmailAddress = '&quot;&amp;[.Q69]&amp;&quot;' UNION&quot;" office:value-type="string" office:string-value="SELECT 'Botond', 'Lukács', '1999-11-22', 'Hungary', Null, 'Bélapátfalva ', 'Erzsébet tér 15. ', u.Id FROM Users u WHERE EmailAddress = 'botond.lukacs@belapatfalva.com' UNION" calcext:value-type="string">
            <text:p>SELECT 'Botond', 'Lukács', '1999-11-22', 'Hungary', Null, 'Bélapátfalva ', 'Erzsébet tér 15. ', u.Id FROM Users u WHERE EmailAddress = 'botond.lukacs@belapatfalva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  <table:table-cell table:style-name="ce1" office:value-type="string" calcext:value-type="string">
            <text:p>Ferenc</text:p>
          </table:table-cell>
          <table:table-cell table:style-name="ce1" office:value-type="string" calcext:value-type="string">
            <text:p>Bogdan</text:p>
          </table:table-cell>
          <table:table-cell table:style-name="ce1" office:value-type="string" calcext:value-type="string">
            <text:p>Budapest</text:p>
          </table:table-cell>
          <table:table-cell table:formula="of:=LOWER([.H70])" office:value-type="string" office:string-value="ferenc" calcext:value-type="string">
            <text:p>ferenc</text:p>
          </table:table-cell>
          <table:table-cell table:formula="of:=LOWER([.I70])" office:value-type="string" office:string-value="bogdan" calcext:value-type="string">
            <text:p>bogdan</text:p>
          </table:table-cell>
          <table:table-cell table:formula="of:=LOWER([.J7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l12rxvrvp" calcext:value-type="string">
            <text:p>sl12rxvrv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0];&quot;.&quot;;[.L70];&quot;@&quot;;[.M70];&quot;.com&quot;)" office:value-type="string" office:string-value="ferenc.bogdan@budapest.com" calcext:value-type="string">
            <text:p>ferenc.bogdan@budapest.com</text:p>
          </table:table-cell>
          <table:table-cell table:formula="of:=&quot;('&quot;&amp;COM.MICROSOFT.CONCAT([.K70];&quot;.&quot;;[.L70];&quot;@&quot;;[.M70];&quot;.com&quot;)&amp;&quot;',&quot;" office:value-type="string" office:string-value="('ferenc.bogdan@budapest.com'," calcext:value-type="string">
            <text:p>('ferenc.bogdan@budapest.com',</text:p>
          </table:table-cell>
          <table:table-cell table:formula="of:=&quot;HASHBYTES('SHA512', '&quot;&amp;[.N70]&amp;&quot;'),&quot;" office:value-type="string" office:string-value="HASHBYTES('SHA512', 'sl12rxvrvp')," calcext:value-type="string">
            <text:p>HASHBYTES('SHA512', 'sl12rxvrvp'),</text:p>
          </table:table-cell>
          <table:table-cell table:formula="of:=[.O70]&amp;&quot;,&quot;" office:value-type="string" office:string-value="1," calcext:value-type="string">
            <text:p>1,</text:p>
          </table:table-cell>
          <table:table-cell table:formula="of:=[.P70]&amp;&quot;),&quot;" office:value-type="string" office:string-value="NULL)," calcext:value-type="string">
            <text:p>NULL),</text:p>
          </table:table-cell>
          <table:table-cell/>
          <table:table-cell table:formula="of:=&quot;SELECT '&quot;&amp;[.A70]&amp;&quot;', '&quot;&amp;[.B70]&amp;&quot;', '&quot;&amp;TEXT([.C70]; &quot;yyyy-mm-dd&quot;)&amp;&quot;', '&quot;&amp;[.D70]&amp;&quot;', &quot;&amp;IF([.E70]=&quot;Null&quot;; &quot;Null&quot;; &quot;'&quot;&amp;[.E70]&amp;&quot;'&quot;)&amp;&quot;, '&quot;&amp;[.F70]&amp;&quot;', '&quot;&amp;[.G70]&amp;&quot;', u.Id FROM Users u WHERE EmailAddress = '&quot;&amp;[.Q70]&amp;&quot;' UNION&quot;" office:value-type="string" office:string-value="SELECT 'Ferenc', 'Bogdán', '1997-06-12', 'Hungary', 'Romania', 'Budapest', 'Tompa u. 64 ', u.Id FROM Users u WHERE EmailAddress = 'ferenc.bogdan@budapest.com' UNION" calcext:value-type="string">
            <text:p>SELECT 'Ferenc', 'Bogdán', '1997-06-12', 'Hungary', 'Romania', 'Budapest', 'Tompa u. 64 ', u.Id FROM Users u WHERE EmailAddress = 'ferenc.bogdan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  <table:table-cell table:style-name="ce1" office:value-type="string" calcext:value-type="string">
            <text:p>Csaba</text:p>
          </table:table-cell>
          <table:table-cell table:style-name="ce1" office:value-type="string" calcext:value-type="string">
            <text:p>Gaspar</text:p>
          </table:table-cell>
          <table:table-cell table:style-name="ce1" office:value-type="string" calcext:value-type="string">
            <text:p>Budapest</text:p>
          </table:table-cell>
          <table:table-cell table:formula="of:=LOWER([.H71])" office:value-type="string" office:string-value="csaba" calcext:value-type="string">
            <text:p>csaba</text:p>
          </table:table-cell>
          <table:table-cell table:formula="of:=LOWER([.I71])" office:value-type="string" office:string-value="gaspar" calcext:value-type="string">
            <text:p>gaspar</text:p>
          </table:table-cell>
          <table:table-cell table:formula="of:=LOWER([.J7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gz4rrxiza" calcext:value-type="string">
            <text:p>gz4rrxiz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1];&quot;.&quot;;[.L71];&quot;@&quot;;[.M71];&quot;.com&quot;)" office:value-type="string" office:string-value="csaba.gaspar@budapest.com" calcext:value-type="string">
            <text:p>csaba.gaspar@budapest.com</text:p>
          </table:table-cell>
          <table:table-cell table:formula="of:=&quot;('&quot;&amp;COM.MICROSOFT.CONCAT([.K71];&quot;.&quot;;[.L71];&quot;@&quot;;[.M71];&quot;.com&quot;)&amp;&quot;',&quot;" office:value-type="string" office:string-value="('csaba.gaspar@budapest.com'," calcext:value-type="string">
            <text:p>('csaba.gaspar@budapest.com',</text:p>
          </table:table-cell>
          <table:table-cell table:formula="of:=&quot;HASHBYTES('SHA512', '&quot;&amp;[.N71]&amp;&quot;'),&quot;" office:value-type="string" office:string-value="HASHBYTES('SHA512', 'gz4rrxiza')," calcext:value-type="string">
            <text:p>HASHBYTES('SHA512', 'gz4rrxiza'),</text:p>
          </table:table-cell>
          <table:table-cell table:formula="of:=[.O71]&amp;&quot;,&quot;" office:value-type="string" office:string-value="1," calcext:value-type="string">
            <text:p>1,</text:p>
          </table:table-cell>
          <table:table-cell table:formula="of:=[.P71]&amp;&quot;),&quot;" office:value-type="string" office:string-value="NULL)," calcext:value-type="string">
            <text:p>NULL),</text:p>
          </table:table-cell>
          <table:table-cell/>
          <table:table-cell table:formula="of:=&quot;SELECT '&quot;&amp;[.A71]&amp;&quot;', '&quot;&amp;[.B71]&amp;&quot;', '&quot;&amp;TEXT([.C71]; &quot;yyyy-mm-dd&quot;)&amp;&quot;', '&quot;&amp;[.D71]&amp;&quot;', &quot;&amp;IF([.E71]=&quot;Null&quot;; &quot;Null&quot;; &quot;'&quot;&amp;[.E71]&amp;&quot;'&quot;)&amp;&quot;, '&quot;&amp;[.F71]&amp;&quot;', '&quot;&amp;[.G71]&amp;&quot;', u.Id FROM Users u WHERE EmailAddress = '&quot;&amp;[.Q71]&amp;&quot;' UNION&quot;" office:value-type="string" office:string-value="SELECT 'Csaba', 'Gáspár', '1998-04-29', 'Hungary', Null, 'Budapest', 'Szent Gellért tér 13. ', u.Id FROM Users u WHERE EmailAddress = 'csaba.gaspar@budapest.com' UNION" calcext:value-type="string">
            <text:p>SELECT 'Csaba', 'Gáspár', '1998-04-29', 'Hungary', Null, 'Budapest', 'Szent Gellért tér 13. ', u.Id FROM Users u WHERE EmailAddress = 'csaba.gasp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  <table:table-cell table:style-name="ce1" office:value-type="string" calcext:value-type="string">
            <text:p>Csongor</text:p>
          </table:table-cell>
          <table:table-cell table:style-name="ce1" office:value-type="string" calcext:value-type="string">
            <text:p>Kelemen</text:p>
          </table:table-cell>
          <table:table-cell table:style-name="ce1" office:value-type="string" calcext:value-type="string">
            <text:p>Nagybatony</text:p>
          </table:table-cell>
          <table:table-cell table:formula="of:=LOWER([.H72])" office:value-type="string" office:string-value="csongor" calcext:value-type="string">
            <text:p>csongor</text:p>
          </table:table-cell>
          <table:table-cell table:formula="of:=LOWER([.I72])" office:value-type="string" office:string-value="kelemen" calcext:value-type="string">
            <text:p>kelemen</text:p>
          </table:table-cell>
          <table:table-cell table:formula="of:=LOWER([.J72])" office:value-type="string" office:string-value="nagybatony" calcext:value-type="string">
            <text:p>nagybatony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sr23rofzal" calcext:value-type="string">
            <text:p>sr23rofz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2];&quot;.&quot;;[.L72];&quot;@&quot;;[.M72];&quot;.com&quot;)" office:value-type="string" office:string-value="csongor.kelemen@nagybatony.com" calcext:value-type="string">
            <text:p>csongor.kelemen@nagybatony.com</text:p>
          </table:table-cell>
          <table:table-cell table:formula="of:=&quot;('&quot;&amp;COM.MICROSOFT.CONCAT([.K72];&quot;.&quot;;[.L72];&quot;@&quot;;[.M72];&quot;.com&quot;)&amp;&quot;',&quot;" office:value-type="string" office:string-value="('csongor.kelemen@nagybatony.com'," calcext:value-type="string">
            <text:p>('csongor.kelemen@nagybatony.com',</text:p>
          </table:table-cell>
          <table:table-cell table:formula="of:=&quot;HASHBYTES('SHA512', '&quot;&amp;[.N72]&amp;&quot;'),&quot;" office:value-type="string" office:string-value="HASHBYTES('SHA512', 'sr23rofzal')," calcext:value-type="string">
            <text:p>HASHBYTES('SHA512', 'sr23rofzal'),</text:p>
          </table:table-cell>
          <table:table-cell table:formula="of:=[.O72]&amp;&quot;,&quot;" office:value-type="string" office:string-value="1," calcext:value-type="string">
            <text:p>1,</text:p>
          </table:table-cell>
          <table:table-cell table:formula="of:=[.P72]&amp;&quot;),&quot;" office:value-type="string" office:string-value="NULL)," calcext:value-type="string">
            <text:p>NULL),</text:p>
          </table:table-cell>
          <table:table-cell/>
          <table:table-cell table:formula="of:=&quot;SELECT '&quot;&amp;[.A72]&amp;&quot;', '&quot;&amp;[.B72]&amp;&quot;', '&quot;&amp;TEXT([.C72]; &quot;yyyy-mm-dd&quot;)&amp;&quot;', '&quot;&amp;[.D72]&amp;&quot;', &quot;&amp;IF([.E72]=&quot;Null&quot;; &quot;Null&quot;; &quot;'&quot;&amp;[.E72]&amp;&quot;'&quot;)&amp;&quot;, '&quot;&amp;[.F72]&amp;&quot;', '&quot;&amp;[.G72]&amp;&quot;', u.Id FROM Users u WHERE EmailAddress = '&quot;&amp;[.Q72]&amp;&quot;' UNION&quot;" office:value-type="string" office:string-value="SELECT 'Csongor', 'Kelemen', '1998-06-02', 'Hungary', Null, 'Nagybátony ', 'Apáczai Csere János u. 58. ', u.Id FROM Users u WHERE EmailAddress = 'csongor.kelemen@nagybatony.com' UNION" calcext:value-type="string">
            <text:p>SELECT 'Csongor', 'Kelemen', '1998-06-02', 'Hungary', Null, 'Nagybátony ', 'Apáczai Csere János u. 58. ', u.Id FROM Users u WHERE EmailAddress = 'csongor.kelemen@nagybatony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  <table:table-cell table:style-name="ce1" office:value-type="string" calcext:value-type="string">
            <text:p>Patrik</text:p>
          </table:table-cell>
          <table:table-cell table:style-name="ce1" office:value-type="string" calcext:value-type="string">
            <text:p>Balla</text:p>
          </table:table-cell>
          <table:table-cell table:style-name="ce1" office:value-type="string" calcext:value-type="string">
            <text:p>Budapest</text:p>
          </table:table-cell>
          <table:table-cell table:formula="of:=LOWER([.H73])" office:value-type="string" office:string-value="patrik" calcext:value-type="string">
            <text:p>patrik</text:p>
          </table:table-cell>
          <table:table-cell table:formula="of:=LOWER([.I73])" office:value-type="string" office:string-value="balla" calcext:value-type="string">
            <text:p>balla</text:p>
          </table:table-cell>
          <table:table-cell table:formula="of:=LOWER([.J73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q62ntafdp" calcext:value-type="string">
            <text:p>eq62ntafd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3];&quot;.&quot;;[.L73];&quot;@&quot;;[.M73];&quot;.com&quot;)" office:value-type="string" office:string-value="patrik.balla@budapest.com" calcext:value-type="string">
            <text:p>patrik.balla@budapest.com</text:p>
          </table:table-cell>
          <table:table-cell table:formula="of:=&quot;('&quot;&amp;COM.MICROSOFT.CONCAT([.K73];&quot;.&quot;;[.L73];&quot;@&quot;;[.M73];&quot;.com&quot;)&amp;&quot;',&quot;" office:value-type="string" office:string-value="('patrik.balla@budapest.com'," calcext:value-type="string">
            <text:p>('patrik.balla@budapest.com',</text:p>
          </table:table-cell>
          <table:table-cell table:formula="of:=&quot;HASHBYTES('SHA512', '&quot;&amp;[.N73]&amp;&quot;'),&quot;" office:value-type="string" office:string-value="HASHBYTES('SHA512', 'eq62ntafdp')," calcext:value-type="string">
            <text:p>HASHBYTES('SHA512', 'eq62ntafdp'),</text:p>
          </table:table-cell>
          <table:table-cell table:formula="of:=[.O73]&amp;&quot;,&quot;" office:value-type="string" office:string-value="1," calcext:value-type="string">
            <text:p>1,</text:p>
          </table:table-cell>
          <table:table-cell table:formula="of:=[.P73]&amp;&quot;),&quot;" office:value-type="string" office:string-value="NULL)," calcext:value-type="string">
            <text:p>NULL),</text:p>
          </table:table-cell>
          <table:table-cell/>
          <table:table-cell table:formula="of:=&quot;SELECT '&quot;&amp;[.A73]&amp;&quot;', '&quot;&amp;[.B73]&amp;&quot;', '&quot;&amp;TEXT([.C73]; &quot;yyyy-mm-dd&quot;)&amp;&quot;', '&quot;&amp;[.D73]&amp;&quot;', &quot;&amp;IF([.E73]=&quot;Null&quot;; &quot;Null&quot;; &quot;'&quot;&amp;[.E73]&amp;&quot;'&quot;)&amp;&quot;, '&quot;&amp;[.F73]&amp;&quot;', '&quot;&amp;[.G73]&amp;&quot;', u.Id FROM Users u WHERE EmailAddress = '&quot;&amp;[.Q73]&amp;&quot;' UNION&quot;" office:value-type="string" office:string-value="SELECT 'Patrik', 'Balla', '1996-08-13', 'Hungary', Null, 'Budapest', 'Síp utca 53 ', u.Id FROM Users u WHERE EmailAddress = 'patrik.balla@budapest.com' UNION" calcext:value-type="string">
            <text:p>SELECT 'Patrik', 'Balla', '1996-08-13', 'Hungary', Null, 'Budapest', 'Síp utca 53 ', u.Id FROM Users u WHERE EmailAddress = 'patrik.balla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Magyar</text:p>
          </table:table-cell>
          <table:table-cell table:style-name="ce1" office:value-type="string" calcext:value-type="string">
            <text:p>Budapest</text:p>
          </table:table-cell>
          <table:table-cell table:formula="of:=LOWER([.H74])" office:value-type="string" office:string-value="dominik" calcext:value-type="string">
            <text:p>dominik</text:p>
          </table:table-cell>
          <table:table-cell table:formula="of:=LOWER([.I74])" office:value-type="string" office:string-value="magyar" calcext:value-type="string">
            <text:p>magyar</text:p>
          </table:table-cell>
          <table:table-cell table:formula="of:=LOWER([.J74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j4xhpgxw" calcext:value-type="string">
            <text:p>xj4xhpgx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4];&quot;.&quot;;[.L74];&quot;@&quot;;[.M74];&quot;.com&quot;)" office:value-type="string" office:string-value="dominik.magyar@budapest.com" calcext:value-type="string">
            <text:p>dominik.magyar@budapest.com</text:p>
          </table:table-cell>
          <table:table-cell table:formula="of:=&quot;('&quot;&amp;COM.MICROSOFT.CONCAT([.K74];&quot;.&quot;;[.L74];&quot;@&quot;;[.M74];&quot;.com&quot;)&amp;&quot;',&quot;" office:value-type="string" office:string-value="('dominik.magyar@budapest.com'," calcext:value-type="string">
            <text:p>('dominik.magyar@budapest.com',</text:p>
          </table:table-cell>
          <table:table-cell table:formula="of:=&quot;HASHBYTES('SHA512', '&quot;&amp;[.N74]&amp;&quot;'),&quot;" office:value-type="string" office:string-value="HASHBYTES('SHA512', 'xj4xhpgxw')," calcext:value-type="string">
            <text:p>HASHBYTES('SHA512', 'xj4xhpgxw'),</text:p>
          </table:table-cell>
          <table:table-cell table:formula="of:=[.O74]&amp;&quot;,&quot;" office:value-type="string" office:string-value="1," calcext:value-type="string">
            <text:p>1,</text:p>
          </table:table-cell>
          <table:table-cell table:formula="of:=[.P74]&amp;&quot;),&quot;" office:value-type="string" office:string-value="NULL)," calcext:value-type="string">
            <text:p>NULL),</text:p>
          </table:table-cell>
          <table:table-cell/>
          <table:table-cell table:formula="of:=&quot;SELECT '&quot;&amp;[.A74]&amp;&quot;', '&quot;&amp;[.B74]&amp;&quot;', '&quot;&amp;TEXT([.C74]; &quot;yyyy-mm-dd&quot;)&amp;&quot;', '&quot;&amp;[.D74]&amp;&quot;', &quot;&amp;IF([.E74]=&quot;Null&quot;; &quot;Null&quot;; &quot;'&quot;&amp;[.E74]&amp;&quot;'&quot;)&amp;&quot;, '&quot;&amp;[.F74]&amp;&quot;', '&quot;&amp;[.G74]&amp;&quot;', u.Id FROM Users u WHERE EmailAddress = '&quot;&amp;[.Q74]&amp;&quot;' UNION&quot;" office:value-type="string" office:string-value="SELECT 'Dominik', 'Magyar', '2002-09-10', 'Hungary', Null, 'Budapest', 'Szent Gellért tér 23. ', u.Id FROM Users u WHERE EmailAddress = 'dominik.magyar@budapest.com' UNION" calcext:value-type="string">
            <text:p>SELECT 'Dominik', 'Magyar', '2002-09-10', 'Hungary', Null, 'Budapest', 'Szent Gellért tér 23. ', u.Id FROM Users u WHERE EmailAddress = 'dominik.magya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  <table:table-cell table:style-name="ce1" office:value-type="string" calcext:value-type="string">
            <text:p>Levente</text:p>
          </table:table-cell>
          <table:table-cell table:style-name="ce1" office:value-type="string" calcext:value-type="string">
            <text:p>Sipos</text:p>
          </table:table-cell>
          <table:table-cell table:style-name="ce1" office:value-type="string" calcext:value-type="string">
            <text:p>Budapest</text:p>
          </table:table-cell>
          <table:table-cell table:formula="of:=LOWER([.H75])" office:value-type="string" office:string-value="levente" calcext:value-type="string">
            <text:p>levente</text:p>
          </table:table-cell>
          <table:table-cell table:formula="of:=LOWER([.I75])" office:value-type="string" office:string-value="sipos" calcext:value-type="string">
            <text:p>sipos</text:p>
          </table:table-cell>
          <table:table-cell table:formula="of:=LOWER([.J75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ew85ollpzi" calcext:value-type="string">
            <text:p>ew85ollpz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5];&quot;.&quot;;[.L75];&quot;@&quot;;[.M75];&quot;.com&quot;)" office:value-type="string" office:string-value="levente.sipos@budapest.com" calcext:value-type="string">
            <text:p>levente.sipos@budapest.com</text:p>
          </table:table-cell>
          <table:table-cell table:formula="of:=&quot;('&quot;&amp;COM.MICROSOFT.CONCAT([.K75];&quot;.&quot;;[.L75];&quot;@&quot;;[.M75];&quot;.com&quot;)&amp;&quot;',&quot;" office:value-type="string" office:string-value="('levente.sipos@budapest.com'," calcext:value-type="string">
            <text:p>('levente.sipos@budapest.com',</text:p>
          </table:table-cell>
          <table:table-cell table:formula="of:=&quot;HASHBYTES('SHA512', '&quot;&amp;[.N75]&amp;&quot;'),&quot;" office:value-type="string" office:string-value="HASHBYTES('SHA512', 'ew85ollpzi')," calcext:value-type="string">
            <text:p>HASHBYTES('SHA512', 'ew85ollpzi'),</text:p>
          </table:table-cell>
          <table:table-cell table:formula="of:=[.O75]&amp;&quot;,&quot;" office:value-type="string" office:string-value="1," calcext:value-type="string">
            <text:p>1,</text:p>
          </table:table-cell>
          <table:table-cell table:formula="of:=[.P75]&amp;&quot;),&quot;" office:value-type="string" office:string-value="NULL)," calcext:value-type="string">
            <text:p>NULL),</text:p>
          </table:table-cell>
          <table:table-cell/>
          <table:table-cell table:formula="of:=&quot;SELECT '&quot;&amp;[.A75]&amp;&quot;', '&quot;&amp;[.B75]&amp;&quot;', '&quot;&amp;TEXT([.C75]; &quot;yyyy-mm-dd&quot;)&amp;&quot;', '&quot;&amp;[.D75]&amp;&quot;', &quot;&amp;IF([.E75]=&quot;Null&quot;; &quot;Null&quot;; &quot;'&quot;&amp;[.E75]&amp;&quot;'&quot;)&amp;&quot;, '&quot;&amp;[.F75]&amp;&quot;', '&quot;&amp;[.G75]&amp;&quot;', u.Id FROM Users u WHERE EmailAddress = '&quot;&amp;[.Q75]&amp;&quot;' UNION&quot;" office:value-type="string" office:string-value="SELECT 'Levente', 'Sípos', '1997-03-01', 'Hungary', Null, 'Budapest', 'Leonardo da Vinci utca 41', u.Id FROM Users u WHERE EmailAddress = 'levente.sipos@budapest.com' UNION" calcext:value-type="string">
            <text:p>SELECT 'Levente', 'Sípos', '1997-03-01', 'Hungary', Null, 'Budapest', 'Leonardo da Vinci utca 41', u.Id FROM Users u WHERE EmailAddress = 'levente.sipo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  <table:table-cell table:style-name="ce1" office:value-type="string" calcext:value-type="string">
            <text:p>Zsofia</text:p>
          </table:table-cell>
          <table:table-cell table:style-name="ce1" office:value-type="string" calcext:value-type="string">
            <text:p>Antal</text:p>
          </table:table-cell>
          <table:table-cell table:style-name="ce1" office:value-type="string" calcext:value-type="string">
            <text:p>Budapest</text:p>
          </table:table-cell>
          <table:table-cell table:formula="of:=LOWER([.H76])" office:value-type="string" office:string-value="zsofia" calcext:value-type="string">
            <text:p>zsofia</text:p>
          </table:table-cell>
          <table:table-cell table:formula="of:=LOWER([.I76])" office:value-type="string" office:string-value="antal" calcext:value-type="string">
            <text:p>antal</text:p>
          </table:table-cell>
          <table:table-cell table:formula="of:=LOWER([.J7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k84bazggv" calcext:value-type="string">
            <text:p>uk84bazgg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6];&quot;.&quot;;[.L76];&quot;@&quot;;[.M76];&quot;.com&quot;)" office:value-type="string" office:string-value="zsofia.antal@budapest.com" calcext:value-type="string">
            <text:p>zsofia.antal@budapest.com</text:p>
          </table:table-cell>
          <table:table-cell table:formula="of:=&quot;('&quot;&amp;COM.MICROSOFT.CONCAT([.K76];&quot;.&quot;;[.L76];&quot;@&quot;;[.M76];&quot;.com&quot;)&amp;&quot;',&quot;" office:value-type="string" office:string-value="('zsofia.antal@budapest.com'," calcext:value-type="string">
            <text:p>('zsofia.antal@budapest.com',</text:p>
          </table:table-cell>
          <table:table-cell table:formula="of:=&quot;HASHBYTES('SHA512', '&quot;&amp;[.N76]&amp;&quot;'),&quot;" office:value-type="string" office:string-value="HASHBYTES('SHA512', 'uk84bazggv')," calcext:value-type="string">
            <text:p>HASHBYTES('SHA512', 'uk84bazggv'),</text:p>
          </table:table-cell>
          <table:table-cell table:formula="of:=[.O76]&amp;&quot;,&quot;" office:value-type="string" office:string-value="1," calcext:value-type="string">
            <text:p>1,</text:p>
          </table:table-cell>
          <table:table-cell table:formula="of:=[.P76]&amp;&quot;),&quot;" office:value-type="string" office:string-value="NULL)," calcext:value-type="string">
            <text:p>NULL),</text:p>
          </table:table-cell>
          <table:table-cell/>
          <table:table-cell table:formula="of:=&quot;SELECT '&quot;&amp;[.A76]&amp;&quot;', '&quot;&amp;[.B76]&amp;&quot;', '&quot;&amp;TEXT([.C76]; &quot;yyyy-mm-dd&quot;)&amp;&quot;', '&quot;&amp;[.D76]&amp;&quot;', &quot;&amp;IF([.E76]=&quot;Null&quot;; &quot;Null&quot;; &quot;'&quot;&amp;[.E76]&amp;&quot;'&quot;)&amp;&quot;, '&quot;&amp;[.F76]&amp;&quot;', '&quot;&amp;[.G76]&amp;&quot;', u.Id FROM Users u WHERE EmailAddress = '&quot;&amp;[.Q76]&amp;&quot;' UNION&quot;" office:value-type="string" office:string-value="SELECT 'Zsófia', 'Antal', '1996-06-02', 'Hungary', 'Serbia', 'Budapest', 'Erzsébet tér 1 fsz/1', u.Id FROM Users u WHERE EmailAddress = 'zsofia.antal@budapest.com' UNION" calcext:value-type="string">
            <text:p>SELECT 'Zsófia', 'Antal', '1996-06-02', 'Hungary', 'Serbia', 'Budapest', 'Erzsébet tér 1 fsz/1', u.Id FROM Users u WHERE EmailAddress = 'zsofia.anta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  <table:table-cell table:style-name="ce1" office:value-type="string" calcext:value-type="string">
            <text:p>Ildiko</text:p>
          </table:table-cell>
          <table:table-cell table:style-name="ce1" office:value-type="string" calcext:value-type="string">
            <text:p>Gulyas</text:p>
          </table:table-cell>
          <table:table-cell table:style-name="ce1" office:value-type="string" calcext:value-type="string">
            <text:p>Budapest</text:p>
          </table:table-cell>
          <table:table-cell table:formula="of:=LOWER([.H77])" office:value-type="string" office:string-value="ildiko" calcext:value-type="string">
            <text:p>ildiko</text:p>
          </table:table-cell>
          <table:table-cell table:formula="of:=LOWER([.I77])" office:value-type="string" office:string-value="gulyas" calcext:value-type="string">
            <text:p>gulyas</text:p>
          </table:table-cell>
          <table:table-cell table:formula="of:=LOWER([.J7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xv23fcyujg" calcext:value-type="string">
            <text:p>xv23fcyuj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7];&quot;.&quot;;[.L77];&quot;@&quot;;[.M77];&quot;.com&quot;)" office:value-type="string" office:string-value="ildiko.gulyas@budapest.com" calcext:value-type="string">
            <text:p>ildiko.gulyas@budapest.com</text:p>
          </table:table-cell>
          <table:table-cell table:formula="of:=&quot;('&quot;&amp;COM.MICROSOFT.CONCAT([.K77];&quot;.&quot;;[.L77];&quot;@&quot;;[.M77];&quot;.com&quot;)&amp;&quot;',&quot;" office:value-type="string" office:string-value="('ildiko.gulyas@budapest.com'," calcext:value-type="string">
            <text:p>('ildiko.gulyas@budapest.com',</text:p>
          </table:table-cell>
          <table:table-cell table:formula="of:=&quot;HASHBYTES('SHA512', '&quot;&amp;[.N77]&amp;&quot;'),&quot;" office:value-type="string" office:string-value="HASHBYTES('SHA512', 'xv23fcyujg')," calcext:value-type="string">
            <text:p>HASHBYTES('SHA512', 'xv23fcyujg'),</text:p>
          </table:table-cell>
          <table:table-cell table:formula="of:=[.O77]&amp;&quot;,&quot;" office:value-type="string" office:string-value="1," calcext:value-type="string">
            <text:p>1,</text:p>
          </table:table-cell>
          <table:table-cell table:formula="of:=[.P77]&amp;&quot;),&quot;" office:value-type="string" office:string-value="NULL)," calcext:value-type="string">
            <text:p>NULL),</text:p>
          </table:table-cell>
          <table:table-cell/>
          <table:table-cell table:formula="of:=&quot;SELECT '&quot;&amp;[.A77]&amp;&quot;', '&quot;&amp;[.B77]&amp;&quot;', '&quot;&amp;TEXT([.C77]; &quot;yyyy-mm-dd&quot;)&amp;&quot;', '&quot;&amp;[.D77]&amp;&quot;', &quot;&amp;IF([.E77]=&quot;Null&quot;; &quot;Null&quot;; &quot;'&quot;&amp;[.E77]&amp;&quot;'&quot;)&amp;&quot;, '&quot;&amp;[.F77]&amp;&quot;', '&quot;&amp;[.G77]&amp;&quot;', u.Id FROM Users u WHERE EmailAddress = '&quot;&amp;[.Q77]&amp;&quot;' UNION&quot;" office:value-type="string" office:string-value="SELECT 'Ildikó', 'Gulyás', '2001-01-11', 'Hungary', Null, 'Budapest', 'Kiss János altábornagy utca 12.', u.Id FROM Users u WHERE EmailAddress = 'ildiko.gulyas@budapest.com' UNION" calcext:value-type="string">
            <text:p>SELECT 'Ildikó', 'Gulyás', '2001-01-11', 'Hungary', Null, 'Budapest', 'Kiss János altábornagy utca 12.', u.Id FROM Users u WHERE EmailAddress = 'ildiko.gulya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  <table:table-cell table:style-name="ce1" office:value-type="string" calcext:value-type="string">
            <text:p>Hajnalka</text:p>
          </table:table-cell>
          <table:table-cell table:style-name="ce1" office:value-type="string" calcext:value-type="string">
            <text:p>Virag</text:p>
          </table:table-cell>
          <table:table-cell table:style-name="ce1" office:value-type="string" calcext:value-type="string">
            <text:p>Monor</text:p>
          </table:table-cell>
          <table:table-cell table:formula="of:=LOWER([.H78])" office:value-type="string" office:string-value="hajnalka" calcext:value-type="string">
            <text:p>hajnalka</text:p>
          </table:table-cell>
          <table:table-cell table:formula="of:=LOWER([.I78])" office:value-type="string" office:string-value="virag" calcext:value-type="string">
            <text:p>virag</text:p>
          </table:table-cell>
          <table:table-cell table:formula="of:=LOWER([.J78])" office:value-type="string" office:string-value="monor" calcext:value-type="string">
            <text:p>monor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pe6dzsxme" calcext:value-type="string">
            <text:p>pe6dzsxm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8];&quot;.&quot;;[.L78];&quot;@&quot;;[.M78];&quot;.com&quot;)" office:value-type="string" office:string-value="hajnalka.virag@monor.com" calcext:value-type="string">
            <text:p>hajnalka.virag@monor.com</text:p>
          </table:table-cell>
          <table:table-cell table:formula="of:=&quot;('&quot;&amp;COM.MICROSOFT.CONCAT([.K78];&quot;.&quot;;[.L78];&quot;@&quot;;[.M78];&quot;.com&quot;)&amp;&quot;',&quot;" office:value-type="string" office:string-value="('hajnalka.virag@monor.com'," calcext:value-type="string">
            <text:p>('hajnalka.virag@monor.com',</text:p>
          </table:table-cell>
          <table:table-cell table:formula="of:=&quot;HASHBYTES('SHA512', '&quot;&amp;[.N78]&amp;&quot;'),&quot;" office:value-type="string" office:string-value="HASHBYTES('SHA512', 'pe6dzsxme')," calcext:value-type="string">
            <text:p>HASHBYTES('SHA512', 'pe6dzsxme'),</text:p>
          </table:table-cell>
          <table:table-cell table:formula="of:=[.O78]&amp;&quot;,&quot;" office:value-type="string" office:string-value="1," calcext:value-type="string">
            <text:p>1,</text:p>
          </table:table-cell>
          <table:table-cell table:formula="of:=[.P78]&amp;&quot;),&quot;" office:value-type="string" office:string-value="NULL)," calcext:value-type="string">
            <text:p>NULL),</text:p>
          </table:table-cell>
          <table:table-cell/>
          <table:table-cell table:formula="of:=&quot;SELECT '&quot;&amp;[.A78]&amp;&quot;', '&quot;&amp;[.B78]&amp;&quot;', '&quot;&amp;TEXT([.C78]; &quot;yyyy-mm-dd&quot;)&amp;&quot;', '&quot;&amp;[.D78]&amp;&quot;', &quot;&amp;IF([.E78]=&quot;Null&quot;; &quot;Null&quot;; &quot;'&quot;&amp;[.E78]&amp;&quot;'&quot;)&amp;&quot;, '&quot;&amp;[.F78]&amp;&quot;', '&quot;&amp;[.G78]&amp;&quot;', u.Id FROM Users u WHERE EmailAddress = '&quot;&amp;[.Q78]&amp;&quot;' UNION&quot;" office:value-type="string" office:string-value="SELECT 'Hajnalka', 'Virág', '2001-02-25', 'Hungary', Null, 'Monor', 'Kiss Ernő utca 9.', u.Id FROM Users u WHERE EmailAddress = 'hajnalka.virag@monor.com' UNION" calcext:value-type="string">
            <text:p>SELECT 'Hajnalka', 'Virág', '2001-02-25', 'Hungary', Null, 'Monor', 'Kiss Ernő utca 9.', u.Id FROM Users u WHERE EmailAddress = 'hajnalka.virag@monor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  <table:table-cell table:style-name="ce1" office:value-type="string" calcext:value-type="string">
            <text:p>Anita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79])" office:value-type="string" office:string-value="anita" calcext:value-type="string">
            <text:p>anita</text:p>
          </table:table-cell>
          <table:table-cell table:formula="of:=LOWER([.I79])" office:value-type="string" office:string-value="zobor" calcext:value-type="string">
            <text:p>zobor</text:p>
          </table:table-cell>
          <table:table-cell table:formula="of:=LOWER([.J7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q66cwfebc" calcext:value-type="string">
            <text:p>bq66cwfeb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79];&quot;.&quot;;[.L79];&quot;@&quot;;[.M79];&quot;.com&quot;)" office:value-type="string" office:string-value="anita.zobor@budapest.com" calcext:value-type="string">
            <text:p>anita.zobor@budapest.com</text:p>
          </table:table-cell>
          <table:table-cell table:formula="of:=&quot;('&quot;&amp;COM.MICROSOFT.CONCAT([.K79];&quot;.&quot;;[.L79];&quot;@&quot;;[.M79];&quot;.com&quot;)&amp;&quot;',&quot;" office:value-type="string" office:string-value="('anita.zobor@budapest.com'," calcext:value-type="string">
            <text:p>('anita.zobor@budapest.com',</text:p>
          </table:table-cell>
          <table:table-cell table:formula="of:=&quot;HASHBYTES('SHA512', '&quot;&amp;[.N79]&amp;&quot;'),&quot;" office:value-type="string" office:string-value="HASHBYTES('SHA512', 'bq66cwfebc')," calcext:value-type="string">
            <text:p>HASHBYTES('SHA512', 'bq66cwfebc'),</text:p>
          </table:table-cell>
          <table:table-cell table:formula="of:=[.O79]&amp;&quot;,&quot;" office:value-type="string" office:string-value="1," calcext:value-type="string">
            <text:p>1,</text:p>
          </table:table-cell>
          <table:table-cell table:formula="of:=[.P79]&amp;&quot;),&quot;" office:value-type="string" office:string-value="NULL)," calcext:value-type="string">
            <text:p>NULL),</text:p>
          </table:table-cell>
          <table:table-cell/>
          <table:table-cell table:formula="of:=&quot;SELECT '&quot;&amp;[.A79]&amp;&quot;', '&quot;&amp;[.B79]&amp;&quot;', '&quot;&amp;TEXT([.C79]; &quot;yyyy-mm-dd&quot;)&amp;&quot;', '&quot;&amp;[.D79]&amp;&quot;', &quot;&amp;IF([.E79]=&quot;Null&quot;; &quot;Null&quot;; &quot;'&quot;&amp;[.E79]&amp;&quot;'&quot;)&amp;&quot;, '&quot;&amp;[.F79]&amp;&quot;', '&quot;&amp;[.G79]&amp;&quot;', u.Id FROM Users u WHERE EmailAddress = '&quot;&amp;[.Q79]&amp;&quot;' UNION&quot;" office:value-type="string" office:string-value="SELECT 'Anita', 'Zobor', '1995-08-07', 'Hungary', Null, 'Budapest', 'Petrence utca 73.', u.Id FROM Users u WHERE EmailAddress = 'anita.zobor@budapest.com' UNION" calcext:value-type="string">
            <text:p>SELECT 'Anita', 'Zobor', '1995-08-07', 'Hungary', Null, 'Budapest', 'Petrence utca 73.', u.Id FROM Users u WHERE EmailAddress = 'anita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  <table:table-cell table:style-name="ce1" office:value-type="string" calcext:value-type="string">
            <text:p>Szabina</text:p>
          </table:table-cell>
          <table:table-cell table:style-name="ce1" office:value-type="string" calcext:value-type="string">
            <text:p>Biro</text:p>
          </table:table-cell>
          <table:table-cell table:style-name="ce1" office:value-type="string" calcext:value-type="string">
            <text:p>Lajosmizse</text:p>
          </table:table-cell>
          <table:table-cell table:formula="of:=LOWER([.H80])" office:value-type="string" office:string-value="szabina" calcext:value-type="string">
            <text:p>szabina</text:p>
          </table:table-cell>
          <table:table-cell table:formula="of:=LOWER([.I80])" office:value-type="string" office:string-value="biro" calcext:value-type="string">
            <text:p>biro</text:p>
          </table:table-cell>
          <table:table-cell table:formula="of:=LOWER([.J80])" office:value-type="string" office:string-value="lajosmizse" calcext:value-type="string">
            <text:p>lajosmizse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vt75tpjcjn" calcext:value-type="string">
            <text:p>vt75tpjcj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0];&quot;.&quot;;[.L80];&quot;@&quot;;[.M80];&quot;.com&quot;)" office:value-type="string" office:string-value="szabina.biro@lajosmizse.com" calcext:value-type="string">
            <text:p>szabina.biro@lajosmizse.com</text:p>
          </table:table-cell>
          <table:table-cell table:formula="of:=&quot;('&quot;&amp;COM.MICROSOFT.CONCAT([.K80];&quot;.&quot;;[.L80];&quot;@&quot;;[.M80];&quot;.com&quot;)&amp;&quot;',&quot;" office:value-type="string" office:string-value="('szabina.biro@lajosmizse.com'," calcext:value-type="string">
            <text:p>('szabina.biro@lajosmizse.com',</text:p>
          </table:table-cell>
          <table:table-cell table:formula="of:=&quot;HASHBYTES('SHA512', '&quot;&amp;[.N80]&amp;&quot;'),&quot;" office:value-type="string" office:string-value="HASHBYTES('SHA512', 'vt75tpjcjn')," calcext:value-type="string">
            <text:p>HASHBYTES('SHA512', 'vt75tpjcjn'),</text:p>
          </table:table-cell>
          <table:table-cell table:formula="of:=[.O80]&amp;&quot;,&quot;" office:value-type="string" office:string-value="1," calcext:value-type="string">
            <text:p>1,</text:p>
          </table:table-cell>
          <table:table-cell table:formula="of:=[.P80]&amp;&quot;),&quot;" office:value-type="string" office:string-value="NULL)," calcext:value-type="string">
            <text:p>NULL),</text:p>
          </table:table-cell>
          <table:table-cell/>
          <table:table-cell table:formula="of:=&quot;SELECT '&quot;&amp;[.A80]&amp;&quot;', '&quot;&amp;[.B80]&amp;&quot;', '&quot;&amp;TEXT([.C80]; &quot;yyyy-mm-dd&quot;)&amp;&quot;', '&quot;&amp;[.D80]&amp;&quot;', &quot;&amp;IF([.E80]=&quot;Null&quot;; &quot;Null&quot;; &quot;'&quot;&amp;[.E80]&amp;&quot;'&quot;)&amp;&quot;, '&quot;&amp;[.F80]&amp;&quot;', '&quot;&amp;[.G80]&amp;&quot;', u.Id FROM Users u WHERE EmailAddress = '&quot;&amp;[.Q80]&amp;&quot;' UNION&quot;" office:value-type="string" office:string-value="SELECT 'Szabina', 'Biró', '1995-10-03', 'Hungary', Null, 'Lajosmizse', 'Ceglédi utca 21.', u.Id FROM Users u WHERE EmailAddress = 'szabina.biro@lajosmizse.com' UNION" calcext:value-type="string">
            <text:p>SELECT 'Szabina', 'Biró', '1995-10-03', 'Hungary', Null, 'Lajosmizse', 'Ceglédi utca 21.', u.Id FROM Users u WHERE EmailAddress = 'szabina.biro@lajosmizse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  <table:table-cell table:style-name="ce1" office:value-type="string" calcext:value-type="string">
            <text:p>Fruzsina</text:p>
          </table:table-cell>
          <table:table-cell table:style-name="ce1" office:value-type="string" calcext:value-type="string">
            <text:p>Papp</text:p>
          </table:table-cell>
          <table:table-cell table:style-name="ce1" office:value-type="string" calcext:value-type="string">
            <text:p>Budapest</text:p>
          </table:table-cell>
          <table:table-cell table:formula="of:=LOWER([.H81])" office:value-type="string" office:string-value="fruzsina" calcext:value-type="string">
            <text:p>fruzsina</text:p>
          </table:table-cell>
          <table:table-cell table:formula="of:=LOWER([.I81])" office:value-type="string" office:string-value="papp" calcext:value-type="string">
            <text:p>papp</text:p>
          </table:table-cell>
          <table:table-cell table:formula="of:=LOWER([.J81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s73glawhp" calcext:value-type="string">
            <text:p>us73glawh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1];&quot;.&quot;;[.L81];&quot;@&quot;;[.M81];&quot;.com&quot;)" office:value-type="string" office:string-value="fruzsina.papp@budapest.com" calcext:value-type="string">
            <text:p>fruzsina.papp@budapest.com</text:p>
          </table:table-cell>
          <table:table-cell table:formula="of:=&quot;('&quot;&amp;COM.MICROSOFT.CONCAT([.K81];&quot;.&quot;;[.L81];&quot;@&quot;;[.M81];&quot;.com&quot;)&amp;&quot;',&quot;" office:value-type="string" office:string-value="('fruzsina.papp@budapest.com'," calcext:value-type="string">
            <text:p>('fruzsina.papp@budapest.com',</text:p>
          </table:table-cell>
          <table:table-cell table:formula="of:=&quot;HASHBYTES('SHA512', '&quot;&amp;[.N81]&amp;&quot;'),&quot;" office:value-type="string" office:string-value="HASHBYTES('SHA512', 'us73glawhp')," calcext:value-type="string">
            <text:p>HASHBYTES('SHA512', 'us73glawhp'),</text:p>
          </table:table-cell>
          <table:table-cell table:formula="of:=[.O81]&amp;&quot;,&quot;" office:value-type="string" office:string-value="1," calcext:value-type="string">
            <text:p>1,</text:p>
          </table:table-cell>
          <table:table-cell table:formula="of:=[.P81]&amp;&quot;),&quot;" office:value-type="string" office:string-value="NULL)," calcext:value-type="string">
            <text:p>NULL),</text:p>
          </table:table-cell>
          <table:table-cell/>
          <table:table-cell table:formula="of:=&quot;SELECT '&quot;&amp;[.A81]&amp;&quot;', '&quot;&amp;[.B81]&amp;&quot;', '&quot;&amp;TEXT([.C81]; &quot;yyyy-mm-dd&quot;)&amp;&quot;', '&quot;&amp;[.D81]&amp;&quot;', &quot;&amp;IF([.E81]=&quot;Null&quot;; &quot;Null&quot;; &quot;'&quot;&amp;[.E81]&amp;&quot;'&quot;)&amp;&quot;, '&quot;&amp;[.F81]&amp;&quot;', '&quot;&amp;[.G81]&amp;&quot;', u.Id FROM Users u WHERE EmailAddress = '&quot;&amp;[.Q81]&amp;&quot;' UNION&quot;" office:value-type="string" office:string-value="SELECT 'Fruzsina', 'Papp', '1995-05-07', 'Hungary', Null, 'Budapest', 'Csíkhegyi utca 32. 3em/10', u.Id FROM Users u WHERE EmailAddress = 'fruzsina.papp@budapest.com' UNION" calcext:value-type="string">
            <text:p>SELECT 'Fruzsina', 'Papp', '1995-05-07', 'Hungary', Null, 'Budapest', 'Csíkhegyi utca 32. 3em/10', u.Id FROM Users u WHERE EmailAddress = 'fruzsina.papp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  <table:table-cell table:style-name="ce1" office:value-type="string" calcext:value-type="string">
            <text:p>Cintia</text:p>
          </table:table-cell>
          <table:table-cell table:style-name="ce1" office:value-type="string" calcext:value-type="string">
            <text:p>Veres</text:p>
          </table:table-cell>
          <table:table-cell table:style-name="ce1" office:value-type="string" calcext:value-type="string">
            <text:p>Budapest</text:p>
          </table:table-cell>
          <table:table-cell table:formula="of:=LOWER([.H82])" office:value-type="string" office:string-value="cintia" calcext:value-type="string">
            <text:p>cintia</text:p>
          </table:table-cell>
          <table:table-cell table:formula="of:=LOWER([.I82])" office:value-type="string" office:string-value="veres" calcext:value-type="string">
            <text:p>veres</text:p>
          </table:table-cell>
          <table:table-cell table:formula="of:=LOWER([.J82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qz29aodwkm" calcext:value-type="string">
            <text:p>qz29aodwk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2];&quot;.&quot;;[.L82];&quot;@&quot;;[.M82];&quot;.com&quot;)" office:value-type="string" office:string-value="cintia.veres@budapest.com" calcext:value-type="string">
            <text:p>cintia.veres@budapest.com</text:p>
          </table:table-cell>
          <table:table-cell table:formula="of:=&quot;('&quot;&amp;COM.MICROSOFT.CONCAT([.K82];&quot;.&quot;;[.L82];&quot;@&quot;;[.M82];&quot;.com&quot;)&amp;&quot;',&quot;" office:value-type="string" office:string-value="('cintia.veres@budapest.com'," calcext:value-type="string">
            <text:p>('cintia.veres@budapest.com',</text:p>
          </table:table-cell>
          <table:table-cell table:formula="of:=&quot;HASHBYTES('SHA512', '&quot;&amp;[.N82]&amp;&quot;'),&quot;" office:value-type="string" office:string-value="HASHBYTES('SHA512', 'qz29aodwkm')," calcext:value-type="string">
            <text:p>HASHBYTES('SHA512', 'qz29aodwkm'),</text:p>
          </table:table-cell>
          <table:table-cell table:formula="of:=[.O82]&amp;&quot;,&quot;" office:value-type="string" office:string-value="1," calcext:value-type="string">
            <text:p>1,</text:p>
          </table:table-cell>
          <table:table-cell table:formula="of:=[.P82]&amp;&quot;),&quot;" office:value-type="string" office:string-value="NULL)," calcext:value-type="string">
            <text:p>NULL),</text:p>
          </table:table-cell>
          <table:table-cell/>
          <table:table-cell table:formula="of:=&quot;SELECT '&quot;&amp;[.A82]&amp;&quot;', '&quot;&amp;[.B82]&amp;&quot;', '&quot;&amp;TEXT([.C82]; &quot;yyyy-mm-dd&quot;)&amp;&quot;', '&quot;&amp;[.D82]&amp;&quot;', &quot;&amp;IF([.E82]=&quot;Null&quot;; &quot;Null&quot;; &quot;'&quot;&amp;[.E82]&amp;&quot;'&quot;)&amp;&quot;, '&quot;&amp;[.F82]&amp;&quot;', '&quot;&amp;[.G82]&amp;&quot;', u.Id FROM Users u WHERE EmailAddress = '&quot;&amp;[.Q82]&amp;&quot;' UNION&quot;" office:value-type="string" office:string-value="SELECT 'Cintia', 'Veres', '1995-03-24', 'Hungary', Null, 'Budapest', 'Erdőalja út 172.', u.Id FROM Users u WHERE EmailAddress = 'cintia.veres@budapest.com' UNION" calcext:value-type="string">
            <text:p>SELECT 'Cintia', 'Veres', '1995-03-24', 'Hungary', Null, 'Budapest', 'Erdőalja út 172.', u.Id FROM Users u WHERE EmailAddress = 'cintia.ver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  <table:table-cell table:style-name="ce1" office:value-type="string" calcext:value-type="string">
            <text:p>Csilla</text:p>
          </table:table-cell>
          <table:table-cell table:style-name="ce1" office:value-type="string" calcext:value-type="string">
            <text:p>Balint</text:p>
          </table:table-cell>
          <table:table-cell table:style-name="ce1" office:value-type="string" calcext:value-type="string">
            <text:p>Mezokovesd</text:p>
          </table:table-cell>
          <table:table-cell table:formula="of:=LOWER([.H83])" office:value-type="string" office:string-value="csilla" calcext:value-type="string">
            <text:p>csilla</text:p>
          </table:table-cell>
          <table:table-cell table:formula="of:=LOWER([.I83])" office:value-type="string" office:string-value="balint" calcext:value-type="string">
            <text:p>balint</text:p>
          </table:table-cell>
          <table:table-cell table:formula="of:=LOWER([.J83])" office:value-type="string" office:string-value="mezokovesd" calcext:value-type="string">
            <text:p>mezokovesd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io85isbflx" calcext:value-type="string">
            <text:p>io85isbfl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3];&quot;.&quot;;[.L83];&quot;@&quot;;[.M83];&quot;.com&quot;)" office:value-type="string" office:string-value="csilla.balint@mezokovesd.com" calcext:value-type="string">
            <text:p>csilla.balint@mezokovesd.com</text:p>
          </table:table-cell>
          <table:table-cell table:formula="of:=&quot;('&quot;&amp;COM.MICROSOFT.CONCAT([.K83];&quot;.&quot;;[.L83];&quot;@&quot;;[.M83];&quot;.com&quot;)&amp;&quot;',&quot;" office:value-type="string" office:string-value="('csilla.balint@mezokovesd.com'," calcext:value-type="string">
            <text:p>('csilla.balint@mezokovesd.com',</text:p>
          </table:table-cell>
          <table:table-cell table:formula="of:=&quot;HASHBYTES('SHA512', '&quot;&amp;[.N83]&amp;&quot;'),&quot;" office:value-type="string" office:string-value="HASHBYTES('SHA512', 'io85isbflx')," calcext:value-type="string">
            <text:p>HASHBYTES('SHA512', 'io85isbflx'),</text:p>
          </table:table-cell>
          <table:table-cell table:formula="of:=[.O83]&amp;&quot;,&quot;" office:value-type="string" office:string-value="1," calcext:value-type="string">
            <text:p>1,</text:p>
          </table:table-cell>
          <table:table-cell table:formula="of:=[.P83]&amp;&quot;),&quot;" office:value-type="string" office:string-value="NULL)," calcext:value-type="string">
            <text:p>NULL),</text:p>
          </table:table-cell>
          <table:table-cell/>
          <table:table-cell table:formula="of:=&quot;SELECT '&quot;&amp;[.A83]&amp;&quot;', '&quot;&amp;[.B83]&amp;&quot;', '&quot;&amp;TEXT([.C83]; &quot;yyyy-mm-dd&quot;)&amp;&quot;', '&quot;&amp;[.D83]&amp;&quot;', &quot;&amp;IF([.E83]=&quot;Null&quot;; &quot;Null&quot;; &quot;'&quot;&amp;[.E83]&amp;&quot;'&quot;)&amp;&quot;, '&quot;&amp;[.F83]&amp;&quot;', '&quot;&amp;[.G83]&amp;&quot;', u.Id FROM Users u WHERE EmailAddress = '&quot;&amp;[.Q83]&amp;&quot;' UNION&quot;" office:value-type="string" office:string-value="SELECT 'Csilla', 'Bálint', '2000-05-22', 'Hungary', Null, 'Mezőkövesd', 'Kölcsey Ferenc utca 66.', u.Id FROM Users u WHERE EmailAddress = 'csilla.balint@mezokovesd.com' UNION" calcext:value-type="string">
            <text:p>SELECT 'Csilla', 'Bálint', '2000-05-22', 'Hungary', Null, 'Mezőkövesd', 'Kölcsey Ferenc utca 66.', u.Id FROM Users u WHERE EmailAddress = 'csilla.balint@mezokovesd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  <table:table-cell table:style-name="ce1" office:value-type="string" calcext:value-type="string">
            <text:p>Nora</text:p>
          </table:table-cell>
          <table:table-cell table:style-name="ce1" office:value-type="string" calcext:value-type="string">
            <text:p>Fekete</text:p>
          </table:table-cell>
          <table:table-cell table:style-name="ce1" office:value-type="string" calcext:value-type="string">
            <text:p>Pilisszentlaszlo</text:p>
          </table:table-cell>
          <table:table-cell table:formula="of:=LOWER([.H84])" office:value-type="string" office:string-value="nora" calcext:value-type="string">
            <text:p>nora</text:p>
          </table:table-cell>
          <table:table-cell table:formula="of:=LOWER([.I84])" office:value-type="string" office:string-value="fekete" calcext:value-type="string">
            <text:p>fekete</text:p>
          </table:table-cell>
          <table:table-cell table:formula="of:=LOWER([.J84])" office:value-type="string" office:string-value="pilisszentlaszlo" calcext:value-type="string">
            <text:p>pilisszentlaszlo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be77uvsszr" calcext:value-type="string">
            <text:p>be77uvssz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4];&quot;.&quot;;[.L84];&quot;@&quot;;[.M84];&quot;.com&quot;)" office:value-type="string" office:string-value="nora.fekete@pilisszentlaszlo.com" calcext:value-type="string">
            <text:p>nora.fekete@pilisszentlaszlo.com</text:p>
          </table:table-cell>
          <table:table-cell table:formula="of:=&quot;('&quot;&amp;COM.MICROSOFT.CONCAT([.K84];&quot;.&quot;;[.L84];&quot;@&quot;;[.M84];&quot;.com&quot;)&amp;&quot;',&quot;" office:value-type="string" office:string-value="('nora.fekete@pilisszentlaszlo.com'," calcext:value-type="string">
            <text:p>('nora.fekete@pilisszentlaszlo.com',</text:p>
          </table:table-cell>
          <table:table-cell table:formula="of:=&quot;HASHBYTES('SHA512', '&quot;&amp;[.N84]&amp;&quot;'),&quot;" office:value-type="string" office:string-value="HASHBYTES('SHA512', 'be77uvsszr')," calcext:value-type="string">
            <text:p>HASHBYTES('SHA512', 'be77uvsszr'),</text:p>
          </table:table-cell>
          <table:table-cell table:formula="of:=[.O84]&amp;&quot;,&quot;" office:value-type="string" office:string-value="1," calcext:value-type="string">
            <text:p>1,</text:p>
          </table:table-cell>
          <table:table-cell table:formula="of:=[.P84]&amp;&quot;),&quot;" office:value-type="string" office:string-value="NULL)," calcext:value-type="string">
            <text:p>NULL),</text:p>
          </table:table-cell>
          <table:table-cell/>
          <table:table-cell table:formula="of:=&quot;SELECT '&quot;&amp;[.A84]&amp;&quot;', '&quot;&amp;[.B84]&amp;&quot;', '&quot;&amp;TEXT([.C84]; &quot;yyyy-mm-dd&quot;)&amp;&quot;', '&quot;&amp;[.D84]&amp;&quot;', &quot;&amp;IF([.E84]=&quot;Null&quot;; &quot;Null&quot;; &quot;'&quot;&amp;[.E84]&amp;&quot;'&quot;)&amp;&quot;, '&quot;&amp;[.F84]&amp;&quot;', '&quot;&amp;[.G84]&amp;&quot;', u.Id FROM Users u WHERE EmailAddress = '&quot;&amp;[.Q84]&amp;&quot;' UNION&quot;" office:value-type="string" office:string-value="SELECT 'Nóra', 'Fekete', '1999-12-06', 'Hungary', Null, 'Pilisszentlászló', 'Tölgyfa utca 2.', u.Id FROM Users u WHERE EmailAddress = 'nora.fekete@pilisszentlaszlo.com' UNION" calcext:value-type="string">
            <text:p>SELECT 'Nóra', 'Fekete', '1999-12-06', 'Hungary', Null, 'Pilisszentlászló', 'Tölgyfa utca 2.', u.Id FROM Users u WHERE EmailAddress = 'nora.fekete@pilisszentlaszlo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  <table:table-cell table:style-name="ce1" office:value-type="string" calcext:value-type="string">
            <text:p>Erika</text:p>
          </table:table-cell>
          <table:table-cell table:style-name="ce1" office:value-type="string" calcext:value-type="string">
            <text:p>Vass</text:p>
          </table:table-cell>
          <table:table-cell table:style-name="ce1" office:value-type="string" calcext:value-type="string">
            <text:p>Isaszeg</text:p>
          </table:table-cell>
          <table:table-cell table:formula="of:=LOWER([.H85])" office:value-type="string" office:string-value="erika" calcext:value-type="string">
            <text:p>erika</text:p>
          </table:table-cell>
          <table:table-cell table:formula="of:=LOWER([.I85])" office:value-type="string" office:string-value="vass" calcext:value-type="string">
            <text:p>vass</text:p>
          </table:table-cell>
          <table:table-cell table:formula="of:=LOWER([.J85])" office:value-type="string" office:string-value="isaszeg" calcext:value-type="string">
            <text:p>isaszeg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aq5askteq" calcext:value-type="string">
            <text:p>aq5askteq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5];&quot;.&quot;;[.L85];&quot;@&quot;;[.M85];&quot;.com&quot;)" office:value-type="string" office:string-value="erika.vass@isaszeg.com" calcext:value-type="string">
            <text:p>erika.vass@isaszeg.com</text:p>
          </table:table-cell>
          <table:table-cell table:formula="of:=&quot;('&quot;&amp;COM.MICROSOFT.CONCAT([.K85];&quot;.&quot;;[.L85];&quot;@&quot;;[.M85];&quot;.com&quot;)&amp;&quot;',&quot;" office:value-type="string" office:string-value="('erika.vass@isaszeg.com'," calcext:value-type="string">
            <text:p>('erika.vass@isaszeg.com',</text:p>
          </table:table-cell>
          <table:table-cell table:formula="of:=&quot;HASHBYTES('SHA512', '&quot;&amp;[.N85]&amp;&quot;'),&quot;" office:value-type="string" office:string-value="HASHBYTES('SHA512', 'aq5askteq')," calcext:value-type="string">
            <text:p>HASHBYTES('SHA512', 'aq5askteq'),</text:p>
          </table:table-cell>
          <table:table-cell table:formula="of:=[.O85]&amp;&quot;,&quot;" office:value-type="string" office:string-value="1," calcext:value-type="string">
            <text:p>1,</text:p>
          </table:table-cell>
          <table:table-cell table:formula="of:=[.P85]&amp;&quot;),&quot;" office:value-type="string" office:string-value="NULL)," calcext:value-type="string">
            <text:p>NULL),</text:p>
          </table:table-cell>
          <table:table-cell/>
          <table:table-cell table:formula="of:=&quot;SELECT '&quot;&amp;[.A85]&amp;&quot;', '&quot;&amp;[.B85]&amp;&quot;', '&quot;&amp;TEXT([.C85]; &quot;yyyy-mm-dd&quot;)&amp;&quot;', '&quot;&amp;[.D85]&amp;&quot;', &quot;&amp;IF([.E85]=&quot;Null&quot;; &quot;Null&quot;; &quot;'&quot;&amp;[.E85]&amp;&quot;'&quot;)&amp;&quot;, '&quot;&amp;[.F85]&amp;&quot;', '&quot;&amp;[.G85]&amp;&quot;', u.Id FROM Users u WHERE EmailAddress = '&quot;&amp;[.Q85]&amp;&quot;' UNION&quot;" office:value-type="string" office:string-value="SELECT 'Erika', 'Vass', '1996-01-09', 'Hungary', 'Romania', 'Isaszeg', 'Móricz Zsigmond utca 2.', u.Id FROM Users u WHERE EmailAddress = 'erika.vass@isaszeg.com' UNION" calcext:value-type="string">
            <text:p>SELECT 'Erika', 'Vass', '1996-01-09', 'Hungary', 'Romania', 'Isaszeg', 'Móricz Zsigmond utca 2.', u.Id FROM Users u WHERE EmailAddress = 'erika.vass@isaszeg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  <table:table-cell table:style-name="ce1" office:value-type="string" calcext:value-type="string">
            <text:p>Milan</text:p>
          </table:table-cell>
          <table:table-cell table:style-name="ce1" office:value-type="string" calcext:value-type="string">
            <text:p>Zobor</text:p>
          </table:table-cell>
          <table:table-cell table:style-name="ce1" office:value-type="string" calcext:value-type="string">
            <text:p>Budapest</text:p>
          </table:table-cell>
          <table:table-cell table:formula="of:=LOWER([.H86])" office:value-type="string" office:string-value="milan" calcext:value-type="string">
            <text:p>milan</text:p>
          </table:table-cell>
          <table:table-cell table:formula="of:=LOWER([.I86])" office:value-type="string" office:string-value="zobor" calcext:value-type="string">
            <text:p>zobor</text:p>
          </table:table-cell>
          <table:table-cell table:formula="of:=LOWER([.J86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w86sipzyw" calcext:value-type="string">
            <text:p>hw86sipzy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6];&quot;.&quot;;[.L86];&quot;@&quot;;[.M86];&quot;.com&quot;)" office:value-type="string" office:string-value="milan.zobor@budapest.com" calcext:value-type="string">
            <text:p>milan.zobor@budapest.com</text:p>
          </table:table-cell>
          <table:table-cell table:formula="of:=&quot;('&quot;&amp;COM.MICROSOFT.CONCAT([.K86];&quot;.&quot;;[.L86];&quot;@&quot;;[.M86];&quot;.com&quot;)&amp;&quot;',&quot;" office:value-type="string" office:string-value="('milan.zobor@budapest.com'," calcext:value-type="string">
            <text:p>('milan.zobor@budapest.com',</text:p>
          </table:table-cell>
          <table:table-cell table:formula="of:=&quot;HASHBYTES('SHA512', '&quot;&amp;[.N86]&amp;&quot;'),&quot;" office:value-type="string" office:string-value="HASHBYTES('SHA512', 'hw86sipzyw')," calcext:value-type="string">
            <text:p>HASHBYTES('SHA512', 'hw86sipzyw'),</text:p>
          </table:table-cell>
          <table:table-cell table:formula="of:=[.O86]&amp;&quot;,&quot;" office:value-type="string" office:string-value="1," calcext:value-type="string">
            <text:p>1,</text:p>
          </table:table-cell>
          <table:table-cell table:formula="of:=[.P86]&amp;&quot;),&quot;" office:value-type="string" office:string-value="NULL)," calcext:value-type="string">
            <text:p>NULL),</text:p>
          </table:table-cell>
          <table:table-cell/>
          <table:table-cell table:formula="of:=&quot;SELECT '&quot;&amp;[.A86]&amp;&quot;', '&quot;&amp;[.B86]&amp;&quot;', '&quot;&amp;TEXT([.C86]; &quot;yyyy-mm-dd&quot;)&amp;&quot;', '&quot;&amp;[.D86]&amp;&quot;', &quot;&amp;IF([.E86]=&quot;Null&quot;; &quot;Null&quot;; &quot;'&quot;&amp;[.E86]&amp;&quot;'&quot;)&amp;&quot;, '&quot;&amp;[.F86]&amp;&quot;', '&quot;&amp;[.G86]&amp;&quot;', u.Id FROM Users u WHERE EmailAddress = '&quot;&amp;[.Q86]&amp;&quot;' UNION&quot;" office:value-type="string" office:string-value="SELECT 'Milán', 'Zobor', '1999-09-05', 'Hungary', Null, 'Budapest', 'BerdaJózsef utca 36. 4em/20', u.Id FROM Users u WHERE EmailAddress = 'milan.zobor@budapest.com' UNION" calcext:value-type="string">
            <text:p>SELECT 'Milán', 'Zobor', '1999-09-05', 'Hungary', Null, 'Budapest', 'BerdaJózsef utca 36. 4em/20', u.Id FROM Users u WHERE EmailAddress = 'milan.zobor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  <table:table-cell table:style-name="ce1" office:value-type="string" calcext:value-type="string">
            <text:p>Krisztian</text:p>
          </table:table-cell>
          <table:table-cell table:style-name="ce1" office:value-type="string" calcext:value-type="string">
            <text:p>Lengyel</text:p>
          </table:table-cell>
          <table:table-cell table:style-name="ce1" office:value-type="string" calcext:value-type="string">
            <text:p>Budapest</text:p>
          </table:table-cell>
          <table:table-cell table:formula="of:=LOWER([.H87])" office:value-type="string" office:string-value="krisztian" calcext:value-type="string">
            <text:p>krisztian</text:p>
          </table:table-cell>
          <table:table-cell table:formula="of:=LOWER([.I87])" office:value-type="string" office:string-value="lengyel" calcext:value-type="string">
            <text:p>lengyel</text:p>
          </table:table-cell>
          <table:table-cell table:formula="of:=LOWER([.J87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yx63omjjdv" calcext:value-type="string">
            <text:p>yx63omjjdv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7];&quot;.&quot;;[.L87];&quot;@&quot;;[.M87];&quot;.com&quot;)" office:value-type="string" office:string-value="krisztian.lengyel@budapest.com" calcext:value-type="string">
            <text:p>krisztian.lengyel@budapest.com</text:p>
          </table:table-cell>
          <table:table-cell table:formula="of:=&quot;('&quot;&amp;COM.MICROSOFT.CONCAT([.K87];&quot;.&quot;;[.L87];&quot;@&quot;;[.M87];&quot;.com&quot;)&amp;&quot;',&quot;" office:value-type="string" office:string-value="('krisztian.lengyel@budapest.com'," calcext:value-type="string">
            <text:p>('krisztian.lengyel@budapest.com',</text:p>
          </table:table-cell>
          <table:table-cell table:formula="of:=&quot;HASHBYTES('SHA512', '&quot;&amp;[.N87]&amp;&quot;'),&quot;" office:value-type="string" office:string-value="HASHBYTES('SHA512', 'yx63omjjdv')," calcext:value-type="string">
            <text:p>HASHBYTES('SHA512', 'yx63omjjdv'),</text:p>
          </table:table-cell>
          <table:table-cell table:formula="of:=[.O87]&amp;&quot;,&quot;" office:value-type="string" office:string-value="1," calcext:value-type="string">
            <text:p>1,</text:p>
          </table:table-cell>
          <table:table-cell table:formula="of:=[.P87]&amp;&quot;),&quot;" office:value-type="string" office:string-value="NULL)," calcext:value-type="string">
            <text:p>NULL),</text:p>
          </table:table-cell>
          <table:table-cell/>
          <table:table-cell table:formula="of:=&quot;SELECT '&quot;&amp;[.A87]&amp;&quot;', '&quot;&amp;[.B87]&amp;&quot;', '&quot;&amp;TEXT([.C87]; &quot;yyyy-mm-dd&quot;)&amp;&quot;', '&quot;&amp;[.D87]&amp;&quot;', &quot;&amp;IF([.E87]=&quot;Null&quot;; &quot;Null&quot;; &quot;'&quot;&amp;[.E87]&amp;&quot;'&quot;)&amp;&quot;, '&quot;&amp;[.F87]&amp;&quot;', '&quot;&amp;[.G87]&amp;&quot;', u.Id FROM Users u WHERE EmailAddress = '&quot;&amp;[.Q87]&amp;&quot;' UNION&quot;" office:value-type="string" office:string-value="SELECT 'Krisztián', 'Lengyel', '1998-07-03', 'Hungary', Null, 'Budapest', 'Thököly út 12.', u.Id FROM Users u WHERE EmailAddress = 'krisztian.lengyel@budapest.com' UNION" calcext:value-type="string">
            <text:p>SELECT 'Krisztián', 'Lengyel', '1998-07-03', 'Hungary', Null, 'Budapest', 'Thököly út 12.', u.Id FROM Users u WHERE EmailAddress = 'krisztian.lengyel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  <table:table-cell table:style-name="ce1" office:value-type="string" calcext:value-type="string">
            <text:p>Geza</text:p>
          </table:table-cell>
          <table:table-cell table:style-name="ce1" office:value-type="string" calcext:value-type="string">
            <text:p>Illes</text:p>
          </table:table-cell>
          <table:table-cell table:style-name="ce1" office:value-type="string" calcext:value-type="string">
            <text:p>Budapest</text:p>
          </table:table-cell>
          <table:table-cell table:formula="of:=LOWER([.H88])" office:value-type="string" office:string-value="geza" calcext:value-type="string">
            <text:p>geza</text:p>
          </table:table-cell>
          <table:table-cell table:formula="of:=LOWER([.I88])" office:value-type="string" office:string-value="illes" calcext:value-type="string">
            <text:p>illes</text:p>
          </table:table-cell>
          <table:table-cell table:formula="of:=LOWER([.J88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hz13fpqudj" calcext:value-type="string">
            <text:p>hz13fpqudj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8];&quot;.&quot;;[.L88];&quot;@&quot;;[.M88];&quot;.com&quot;)" office:value-type="string" office:string-value="geza.illes@budapest.com" calcext:value-type="string">
            <text:p>geza.illes@budapest.com</text:p>
          </table:table-cell>
          <table:table-cell table:formula="of:=&quot;('&quot;&amp;COM.MICROSOFT.CONCAT([.K88];&quot;.&quot;;[.L88];&quot;@&quot;;[.M88];&quot;.com&quot;)&amp;&quot;',&quot;" office:value-type="string" office:string-value="('geza.illes@budapest.com'," calcext:value-type="string">
            <text:p>('geza.illes@budapest.com',</text:p>
          </table:table-cell>
          <table:table-cell table:formula="of:=&quot;HASHBYTES('SHA512', '&quot;&amp;[.N88]&amp;&quot;'),&quot;" office:value-type="string" office:string-value="HASHBYTES('SHA512', 'hz13fpqudj')," calcext:value-type="string">
            <text:p>HASHBYTES('SHA512', 'hz13fpqudj'),</text:p>
          </table:table-cell>
          <table:table-cell table:formula="of:=[.O88]&amp;&quot;,&quot;" office:value-type="string" office:string-value="1," calcext:value-type="string">
            <text:p>1,</text:p>
          </table:table-cell>
          <table:table-cell table:formula="of:=[.P88]&amp;&quot;),&quot;" office:value-type="string" office:string-value="NULL)," calcext:value-type="string">
            <text:p>NULL),</text:p>
          </table:table-cell>
          <table:table-cell/>
          <table:table-cell table:formula="of:=&quot;SELECT '&quot;&amp;[.A88]&amp;&quot;', '&quot;&amp;[.B88]&amp;&quot;', '&quot;&amp;TEXT([.C88]; &quot;yyyy-mm-dd&quot;)&amp;&quot;', '&quot;&amp;[.D88]&amp;&quot;', &quot;&amp;IF([.E88]=&quot;Null&quot;; &quot;Null&quot;; &quot;'&quot;&amp;[.E88]&amp;&quot;'&quot;)&amp;&quot;, '&quot;&amp;[.F88]&amp;&quot;', '&quot;&amp;[.G88]&amp;&quot;', u.Id FROM Users u WHERE EmailAddress = '&quot;&amp;[.Q88]&amp;&quot;' UNION&quot;" office:value-type="string" office:string-value="SELECT 'Géza', 'Illés', '1997-10-30', 'Hungary', Null, 'Budapest', 'Szent Mihály utca 17.', u.Id FROM Users u WHERE EmailAddress = 'geza.illes@budapest.com' UNION" calcext:value-type="string">
            <text:p>SELECT 'Géza', 'Illés', '1997-10-30', 'Hungary', Null, 'Budapest', 'Szent Mihály utca 17.', u.Id FROM Users u WHERE EmailAddress = 'geza.illes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Kristof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89])" office:value-type="string" office:string-value="kristof" calcext:value-type="string">
            <text:p>kristof</text:p>
          </table:table-cell>
          <table:table-cell table:formula="of:=LOWER([.I89])" office:value-type="string" office:string-value="torok" calcext:value-type="string">
            <text:p>torok</text:p>
          </table:table-cell>
          <table:table-cell table:formula="of:=LOWER([.J89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lf35ujbctt" calcext:value-type="string">
            <text:p>lf35ujbc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89];&quot;.&quot;;[.L89];&quot;@&quot;;[.M89];&quot;.com&quot;)" office:value-type="string" office:string-value="kristof.torok@budapest.com" calcext:value-type="string">
            <text:p>kristof.torok@budapest.com</text:p>
          </table:table-cell>
          <table:table-cell table:formula="of:=&quot;('&quot;&amp;COM.MICROSOFT.CONCAT([.K89];&quot;.&quot;;[.L89];&quot;@&quot;;[.M89];&quot;.com&quot;)&amp;&quot;',&quot;" office:value-type="string" office:string-value="('kristof.torok@budapest.com'," calcext:value-type="string">
            <text:p>('kristof.torok@budapest.com',</text:p>
          </table:table-cell>
          <table:table-cell table:formula="of:=&quot;HASHBYTES('SHA512', '&quot;&amp;[.N89]&amp;&quot;'),&quot;" office:value-type="string" office:string-value="HASHBYTES('SHA512', 'lf35ujbctt')," calcext:value-type="string">
            <text:p>HASHBYTES('SHA512', 'lf35ujbctt'),</text:p>
          </table:table-cell>
          <table:table-cell table:formula="of:=[.O89]&amp;&quot;,&quot;" office:value-type="string" office:string-value="1," calcext:value-type="string">
            <text:p>1,</text:p>
          </table:table-cell>
          <table:table-cell table:formula="of:=[.P89]&amp;&quot;),&quot;" office:value-type="string" office:string-value="NULL)," calcext:value-type="string">
            <text:p>NULL),</text:p>
          </table:table-cell>
          <table:table-cell/>
          <table:table-cell table:formula="of:=&quot;SELECT '&quot;&amp;[.A89]&amp;&quot;', '&quot;&amp;[.B89]&amp;&quot;', '&quot;&amp;TEXT([.C89]; &quot;yyyy-mm-dd&quot;)&amp;&quot;', '&quot;&amp;[.D89]&amp;&quot;', &quot;&amp;IF([.E89]=&quot;Null&quot;; &quot;Null&quot;; &quot;'&quot;&amp;[.E89]&amp;&quot;'&quot;)&amp;&quot;, '&quot;&amp;[.F89]&amp;&quot;', '&quot;&amp;[.G89]&amp;&quot;', u.Id FROM Users u WHERE EmailAddress = '&quot;&amp;[.Q89]&amp;&quot;' UNION&quot;" office:value-type="string" office:string-value="SELECT 'Kristóf', 'Török', '2002-05-28', 'Hungary', Null, 'Budapest', 'Fő út 40.', u.Id FROM Users u WHERE EmailAddress = 'kristof.torok@budapest.com' UNION" calcext:value-type="string">
            <text:p>SELECT 'Kristóf', 'Török', '2002-05-28', 'Hungary', Null, 'Budapest', 'Fő út 40.', u.Id FROM Users u WHERE EmailAddress = 'kristof.torok@budapest.com' UNION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  <table:table-cell table:style-name="ce1" office:value-type="string" calcext:value-type="string">
            <text:p>Dominik</text:p>
          </table:table-cell>
          <table:table-cell table:style-name="ce1" office:value-type="string" calcext:value-type="string">
            <text:p>Torok</text:p>
          </table:table-cell>
          <table:table-cell table:style-name="ce1" office:value-type="string" calcext:value-type="string">
            <text:p>Budapest</text:p>
          </table:table-cell>
          <table:table-cell table:formula="of:=LOWER([.H90])" office:value-type="string" office:string-value="dominik" calcext:value-type="string">
            <text:p>dominik</text:p>
          </table:table-cell>
          <table:table-cell table:formula="of:=LOWER([.I90])" office:value-type="string" office:string-value="torok" calcext:value-type="string">
            <text:p>torok</text:p>
          </table:table-cell>
          <table:table-cell table:formula="of:=LOWER([.J90])" office:value-type="string" office:string-value="budapest" calcext:value-type="string">
            <text:p>budapest</text:p>
          </table:table-cell>
          <table:table-cell table:style-name="ce2" table:formula="of:=CHAR(RANDBETWEEN(97;122))&amp;CHAR(RANDBETWEEN(97;122))&amp;(RANDBETWEEN(0;99))&amp;CHAR(RANDBETWEEN(97;122))&amp;CHAR(RANDBETWEEN(97;122)) &amp;CHAR(RANDBETWEEN(97;122))&amp;CHAR(RANDBETWEEN(97;122))&amp;CHAR(RANDBETWEEN(97;122))&amp;CHAR(RANDBETWEEN(97;122))" office:value-type="string" office:string-value="uk51agammk" calcext:value-type="string">
            <text:p>uk51agamm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LL</text:p>
          </table:table-cell>
          <table:table-cell table:formula="of:=COM.MICROSOFT.CONCAT([.K90];&quot;.&quot;;[.L90];&quot;@&quot;;[.M90];&quot;.com&quot;)" office:value-type="string" office:string-value="dominik.torok@budapest.com" calcext:value-type="string">
            <text:p>dominik.torok@budapest.com</text:p>
          </table:table-cell>
          <table:table-cell table:formula="of:=&quot;('&quot;&amp;COM.MICROSOFT.CONCAT([.K90];&quot;.&quot;;[.L90];&quot;@&quot;;[.M90];&quot;.com&quot;)&amp;&quot;',&quot;" office:value-type="string" office:string-value="('dominik.torok@budapest.com'," calcext:value-type="string">
            <text:p>('dominik.torok@budapest.com',</text:p>
          </table:table-cell>
          <table:table-cell table:formula="of:=&quot;HASHBYTES('SHA512', '&quot;&amp;[.N90]&amp;&quot;'),&quot;" office:value-type="string" office:string-value="HASHBYTES('SHA512', 'uk51agammk')," calcext:value-type="string">
            <text:p>HASHBYTES('SHA512', 'uk51agammk'),</text:p>
          </table:table-cell>
          <table:table-cell table:formula="of:=[.O90]&amp;&quot;,&quot;" office:value-type="string" office:string-value="1," calcext:value-type="string">
            <text:p>1,</text:p>
          </table:table-cell>
          <table:table-cell table:formula="of:=[.P90]&amp;&quot;),&quot;" office:value-type="string" office:string-value="NULL)," calcext:value-type="string">
            <text:p>NULL),</text:p>
          </table:table-cell>
          <table:table-cell/>
          <table:table-cell table:formula="of:=&quot;SELECT '&quot;&amp;[.A90]&amp;&quot;', '&quot;&amp;[.B90]&amp;&quot;', '&quot;&amp;TEXT([.C90]; &quot;yyyy-mm-dd&quot;)&amp;&quot;', '&quot;&amp;[.D90]&amp;&quot;', &quot;&amp;IF([.E90]=&quot;Null&quot;; &quot;Null&quot;; &quot;'&quot;&amp;[.E90]&amp;&quot;'&quot;)&amp;&quot;, '&quot;&amp;[.F90]&amp;&quot;', '&quot;&amp;[.G90]&amp;&quot;', u.Id FROM Users u WHERE EmailAddress = '&quot;&amp;[.Q90]&amp;&quot;' UNION&quot;" office:value-type="string" office:string-value="SELECT 'Dominik', 'Török', '1999-09-20', 'Hungary', Null, 'Budapest', 'Fő út 40.', u.Id FROM Users u WHERE EmailAddress = 'dominik.torok@budapest.com' UNION" calcext:value-type="string">
            <text:p>SELECT 'Dominik', 'Török', '1999-09-20', 'Hungary', Null, 'Budapest', 'Fő út 40.', u.Id FROM Users u WHERE EmailAddress = 'dominik.torok@budapest.com' UNION</text:p>
          </table:table-cell>
          <table:table-cell table:number-columns-repeated="41"/>
        </table:table-row>
        <table:table-row table:style-name="ro1">
          <table:table-cell table:number-columns-repeated="7"/>
          <table:table-cell table:style-name="ce1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" table:number-columns-repeated="3"/>
          <table:table-cell table:number-columns-repeated="54"/>
        </table:table-row>
        <table:table-row table:style-name="ro1" table:number-rows-repeated="104848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ajorTeachers" table:style-name="ta2">
        <table:table-column table:style-name="co15" table:number-columns-repeated="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visibility="collapse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5" table:default-cell-style-name="Default"/>
        <table:table-row table:style-name="ro1">
          <table:table-cell table:style-name="ce9" office:value-type="string" calcext:value-type="string">
            <text:p>FirstName</text:p>
          </table:table-cell>
          <table:table-cell office:value-type="string" calcext:value-type="string">
            <text:p>LastName</text:p>
          </table:table-cell>
          <table:table-cell table:style-name="ce10" office:value-type="string" calcext:value-type="string">
            <text:p>BirthDat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City</text:p>
          </table:table-cell>
          <table:table-cell table:number-columns-repeated="3" office:value-type="string" calcext:value-type="string">
            <text:p>Name</text:p>
          </table:table-cell>
          <table:table-cell office:value-type="string" calcext:value-type="string">
            <text:p>Teacher Table</text:p>
          </table:table-cell>
          <table:table-cell office:value-type="string" calcext:value-type="string">
            <text:p>MajorTeacher table</text:p>
          </table:table-cell>
          <table:table-cell table:number-columns-repeated="2"/>
        </table:table-row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IT</text:p>
          </table:table-cell>
          <table:table-cell/>
          <table:table-cell table:style-name="ce10" table:formula="of:=&quot;SELECT p.Id FROM Persons p WHERE BirthDate=&quot;&amp;&quot;'&quot;&amp;TEXT([.C2]; &quot;yyyy-mm-dd&quot;)&amp;&quot;' UNION&quot;" office:value-type="string" office:string-value="SELECT p.Id FROM Persons p WHERE BirthDate='1974-12-17' UNION" calcext:value-type="string">
            <text:p>SELECT p.Id FROM Persons p WHERE BirthDate='1974-12-17' UNION</text:p>
          </table:table-cell>
          <table:table-cell table:style-name="ce17" table:formula="of:=IF([.F2]=&quot;&quot;;&quot;&quot;;&quot;SELECT m.Id, t.Id FROM Majors m, Persons p, Teachers t  WHERE m.Name = &quot;&amp;&quot;'&quot;&amp;[.F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Mathematics' AND  p.BirthDate = '1974-12-17' AND p.LastName= 'Csombor'AND p.Id = t.PersonId UNION" calcext:value-type="string">
            <text:p>SELECT m.Id, t.Id FROM Majors m, Persons p, Teachers t <text:s/>WHERE m.Name = 'Mathematics' AND <text:s/>p.BirthDate = '1974-12-17' AND p.LastName= 'Csombor'AND p.Id = t.PersonId UNION</text:p>
          </table:table-cell>
          <table:table-cell table:style-name="ce17" table:formula="of:=IF([.G2]=&quot;&quot;;&quot;&quot;;&quot;SELECT m.Id, t.Id FROM Majors m, Persons p, Teachers t  WHERE m.Name = &quot;&amp;&quot;'&quot;&amp;[.G2]&amp;&quot;' AND  p.BirthDate = '&quot;&amp;TEXT([.$C2];&quot;yyyy-mm-dd&quot;)&amp;&quot;' AND p.LastName= '&quot;&amp;[.$B2]&amp;&quot;'AND p.Id = t.PersonId UNION&quot;)" office:value-type="string" office:string-value="SELECT m.Id, t.Id FROM Majors m, Persons p, Teachers t  WHERE m.Name = 'IT' AND  p.BirthDate = '1974-12-17' AND p.LastName= 'Csombor'AND p.Id = t.PersonId UNION" calcext:value-type="string">
            <text:p>SELECT m.Id, t.Id FROM Majors m, Persons p, Teachers t <text:s/>WHERE m.Name = 'IT' AND <text:s/>p.BirthDate = '1974-12-17' AND p.LastName= 'Csombor'AND p.Id = t.PersonId UNION</text:p>
          </table:table-cell>
          <table:table-cell table:style-name="ce17" table:formula="of:=IF([.H2]=&quot;&quot;;&quot;&quot;;&quot;SELECT m.Id, t.Id FROM Majors m, Persons p, Teachers t  WHERE m.Name = &quot;&amp;&quot;'&quot;&amp;[.H2]&amp;&quot;' AND  p.BirthDate = '&quot;&amp;TEXT([.$C2];&quot;yyyy-mm-dd&quot;)&amp;&quot;' AND p.LastName= '&quot;&amp;[.$B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3]; &quot;yyyy-mm-dd&quot;)&amp;&quot;' UNION&quot;" office:value-type="string" office:string-value="SELECT p.Id FROM Persons p WHERE BirthDate='1984-06-03' UNION" calcext:value-type="string">
            <text:p>SELECT p.Id FROM Persons p WHERE BirthDate='1984-06-03' UNION</text:p>
          </table:table-cell>
          <table:table-cell table:style-name="ce17" table:formula="of:=IF([.F3]=&quot;&quot;;&quot;&quot;;&quot;SELECT m.Id, t.Id FROM Majors m, Persons p, Teachers t  WHERE m.Name = &quot;&amp;&quot;'&quot;&amp;[.F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Literature' AND  p.BirthDate = '1984-06-03' AND p.LastName= 'Hajdú'AND p.Id = t.PersonId UNION" calcext:value-type="string">
            <text:p>SELECT m.Id, t.Id FROM Majors m, Persons p, Teachers t <text:s/>WHERE m.Name = 'Literature' AND <text:s/>p.BirthDate = '1984-06-03' AND p.LastName= 'Hajdú'AND p.Id = t.PersonId UNION</text:p>
          </table:table-cell>
          <table:table-cell table:style-name="ce17" table:formula="of:=IF([.G3]=&quot;&quot;;&quot;&quot;;&quot;SELECT m.Id, t.Id FROM Majors m, Persons p, Teachers t  WHERE m.Name = &quot;&amp;&quot;'&quot;&amp;[.G3]&amp;&quot;' AND  p.BirthDate = '&quot;&amp;TEXT([.$C3];&quot;yyyy-mm-dd&quot;)&amp;&quot;' AND p.LastName= '&quot;&amp;[.$B3]&amp;&quot;'AND p.Id = t.PersonId UNION&quot;)" office:value-type="string" office:string-value="SELECT m.Id, t.Id FROM Majors m, Persons p, Teachers t  WHERE m.Name = 'Grammar' AND  p.BirthDate = '1984-06-03' AND p.LastName= 'Hajdú'AND p.Id = t.PersonId UNION" calcext:value-type="string">
            <text:p>SELECT m.Id, t.Id FROM Majors m, Persons p, Teachers t <text:s/>WHERE m.Name = 'Grammar' AND <text:s/>p.BirthDate = '1984-06-03' AND p.LastName= 'Hajdú'AND p.Id = t.PersonId UNION</text:p>
          </table:table-cell>
          <table:table-cell table:style-name="ce17" table:formula="of:=IF([.H3]=&quot;&quot;;&quot;&quot;;&quot;SELECT m.Id, t.Id FROM Majors m, Persons p, Teachers t  WHERE m.Name = &quot;&amp;&quot;'&quot;&amp;[.H3]&amp;&quot;' AND  p.BirthDate = '&quot;&amp;TEXT([.$C3];&quot;yyyy-mm-dd&quot;)&amp;&quot;' AND p.LastName= '&quot;&amp;[.$B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/>
          <table:table-cell table:style-name="ce10" table:formula="of:=&quot;SELECT p.Id FROM Persons p WHERE BirthDate=&quot;&amp;&quot;'&quot;&amp;TEXT([.C4]; &quot;yyyy-mm-dd&quot;)&amp;&quot;' UNION&quot;" office:value-type="string" office:string-value="SELECT p.Id FROM Persons p WHERE BirthDate='1974-10-24' UNION" calcext:value-type="string">
            <text:p>SELECT p.Id FROM Persons p WHERE BirthDate='1974-10-24' UNION</text:p>
          </table:table-cell>
          <table:table-cell table:style-name="ce17" table:formula="of:=IF([.F4]=&quot;&quot;;&quot;&quot;;&quot;SELECT m.Id, t.Id FROM Majors m, Persons p, Teachers t  WHERE m.Name = &quot;&amp;&quot;'&quot;&amp;[.F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History' AND  p.BirthDate = '1974-10-24' AND p.LastName= 'Puzsér'AND p.Id = t.PersonId UNION" calcext:value-type="string">
            <text:p>SELECT m.Id, t.Id FROM Majors m, Persons p, Teachers t <text:s/>WHERE m.Name = 'History' AND <text:s/>p.BirthDate = '1974-10-24' AND p.LastName= 'Puzsér'AND p.Id = t.PersonId UNION</text:p>
          </table:table-cell>
          <table:table-cell table:style-name="ce17" table:formula="of:=IF([.G4]=&quot;&quot;;&quot;&quot;;&quot;SELECT m.Id, t.Id FROM Majors m, Persons p, Teachers t  WHERE m.Name = &quot;&amp;&quot;'&quot;&amp;[.G4]&amp;&quot;' AND  p.BirthDate = '&quot;&amp;TEXT([.$C4];&quot;yyyy-mm-dd&quot;)&amp;&quot;' AND p.LastName= '&quot;&amp;[.$B4]&amp;&quot;'AND p.Id = t.PersonId UNION&quot;)" office:value-type="string" office:string-value="SELECT m.Id, t.Id FROM Majors m, Persons p, Teachers t  WHERE m.Name = 'Literature' AND  p.BirthDate = '1974-10-24' AND p.LastName= 'Puzsér'AND p.Id = t.PersonId UNION" calcext:value-type="string">
            <text:p>SELECT m.Id, t.Id FROM Majors m, Persons p, Teachers t <text:s/>WHERE m.Name = 'Literature' AND <text:s/>p.BirthDate = '1974-10-24' AND p.LastName= 'Puzsér'AND p.Id = t.PersonId UNION</text:p>
          </table:table-cell>
          <table:table-cell table:style-name="ce17" table:formula="of:=IF([.H4]=&quot;&quot;;&quot;&quot;;&quot;SELECT m.Id, t.Id FROM Majors m, Persons p, Teachers t  WHERE m.Name = &quot;&amp;&quot;'&quot;&amp;[.H4]&amp;&quot;' AND  p.BirthDate = '&quot;&amp;TEXT([.$C4];&quot;yyyy-mm-dd&quot;)&amp;&quot;' AND p.LastName= '&quot;&amp;[.$B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Algebra</text:p>
          </table:table-cell>
          <table:table-cell/>
          <table:table-cell table:style-name="ce10" table:formula="of:=&quot;SELECT p.Id FROM Persons p WHERE BirthDate=&quot;&amp;&quot;'&quot;&amp;TEXT([.C5]; &quot;yyyy-mm-dd&quot;)&amp;&quot;' UNION&quot;" office:value-type="string" office:string-value="SELECT p.Id FROM Persons p WHERE BirthDate='1965-06-12' UNION" calcext:value-type="string">
            <text:p>SELECT p.Id FROM Persons p WHERE BirthDate='1965-06-12' UNION</text:p>
          </table:table-cell>
          <table:table-cell table:style-name="ce17" table:formula="of:=IF([.F5]=&quot;&quot;;&quot;&quot;;&quot;SELECT m.Id, t.Id FROM Majors m, Persons p, Teachers t  WHERE m.Name = &quot;&amp;&quot;'&quot;&amp;[.F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Mathematics' AND  p.BirthDate = '1965-06-12' AND p.LastName= 'Kovács'AND p.Id = t.PersonId UNION" calcext:value-type="string">
            <text:p>SELECT m.Id, t.Id FROM Majors m, Persons p, Teachers t <text:s/>WHERE m.Name = 'Mathematics' AND <text:s/>p.BirthDate = '1965-06-12' AND p.LastName= 'Kovács'AND p.Id = t.PersonId UNION</text:p>
          </table:table-cell>
          <table:table-cell table:style-name="ce17" table:formula="of:=IF([.G5]=&quot;&quot;;&quot;&quot;;&quot;SELECT m.Id, t.Id FROM Majors m, Persons p, Teachers t  WHERE m.Name = &quot;&amp;&quot;'&quot;&amp;[.G5]&amp;&quot;' AND  p.BirthDate = '&quot;&amp;TEXT([.$C5];&quot;yyyy-mm-dd&quot;)&amp;&quot;' AND p.LastName= '&quot;&amp;[.$B5]&amp;&quot;'AND p.Id = t.PersonId UNION&quot;)" office:value-type="string" office:string-value="SELECT m.Id, t.Id FROM Majors m, Persons p, Teachers t  WHERE m.Name = 'Algebra' AND  p.BirthDate = '1965-06-12' AND p.LastName= 'Kovács'AND p.Id = t.PersonId UNION" calcext:value-type="string">
            <text:p>SELECT m.Id, t.Id FROM Majors m, Persons p, Teachers t <text:s/>WHERE m.Name = 'Algebra' AND <text:s/>p.BirthDate = '1965-06-12' AND p.LastName= 'Kovács'AND p.Id = t.PersonId UNION</text:p>
          </table:table-cell>
          <table:table-cell table:style-name="ce17" table:formula="of:=IF([.H5]=&quot;&quot;;&quot;&quot;;&quot;SELECT m.Id, t.Id FROM Majors m, Persons p, Teachers t  WHERE m.Name = &quot;&amp;&quot;'&quot;&amp;[.H5]&amp;&quot;' AND  p.BirthDate = '&quot;&amp;TEXT([.$C5];&quot;yyyy-mm-dd&quot;)&amp;&quot;' AND p.LastName= '&quot;&amp;[.$B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conomics</text:p>
          </table:table-cell>
          <table:table-cell office:value-type="string" calcext:value-type="string">
            <text:p>Logistic</text:p>
          </table:table-cell>
          <table:table-cell/>
          <table:table-cell table:style-name="ce10" table:formula="of:=&quot;SELECT p.Id FROM Persons p WHERE BirthDate=&quot;&amp;&quot;'&quot;&amp;TEXT([.C6]; &quot;yyyy-mm-dd&quot;)&amp;&quot;' UNION&quot;" office:value-type="string" office:string-value="SELECT p.Id FROM Persons p WHERE BirthDate='1959-03-20' UNION" calcext:value-type="string">
            <text:p>SELECT p.Id FROM Persons p WHERE BirthDate='1959-03-20' UNION</text:p>
          </table:table-cell>
          <table:table-cell table:style-name="ce17" table:formula="of:=IF([.F6]=&quot;&quot;;&quot;&quot;;&quot;SELECT m.Id, t.Id FROM Majors m, Persons p, Teachers t  WHERE m.Name = &quot;&amp;&quot;'&quot;&amp;[.F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Economics' AND  p.BirthDate = '1959-03-20' AND p.LastName= 'Kádár'AND p.Id = t.PersonId UNION" calcext:value-type="string">
            <text:p>SELECT m.Id, t.Id FROM Majors m, Persons p, Teachers t <text:s/>WHERE m.Name = 'Economics' AND <text:s/>p.BirthDate = '1959-03-20' AND p.LastName= 'Kádár'AND p.Id = t.PersonId UNION</text:p>
          </table:table-cell>
          <table:table-cell table:style-name="ce17" table:formula="of:=IF([.G6]=&quot;&quot;;&quot;&quot;;&quot;SELECT m.Id, t.Id FROM Majors m, Persons p, Teachers t  WHERE m.Name = &quot;&amp;&quot;'&quot;&amp;[.G6]&amp;&quot;' AND  p.BirthDate = '&quot;&amp;TEXT([.$C6];&quot;yyyy-mm-dd&quot;)&amp;&quot;' AND p.LastName= '&quot;&amp;[.$B6]&amp;&quot;'AND p.Id = t.PersonId UNION&quot;)" office:value-type="string" office:string-value="SELECT m.Id, t.Id FROM Majors m, Persons p, Teachers t  WHERE m.Name = 'Logistic' AND  p.BirthDate = '1959-03-20' AND p.LastName= 'Kádár'AND p.Id = t.PersonId UNION" calcext:value-type="string">
            <text:p>SELECT m.Id, t.Id FROM Majors m, Persons p, Teachers t <text:s/>WHERE m.Name = 'Logistic' AND <text:s/>p.BirthDate = '1959-03-20' AND p.LastName= 'Kádár'AND p.Id = t.PersonId UNION</text:p>
          </table:table-cell>
          <table:table-cell table:style-name="ce17" table:formula="of:=IF([.H6]=&quot;&quot;;&quot;&quot;;&quot;SELECT m.Id, t.Id FROM Majors m, Persons p, Teachers t  WHERE m.Name = &quot;&amp;&quot;'&quot;&amp;[.H6]&amp;&quot;' AND  p.BirthDate = '&quot;&amp;TEXT([.$C6];&quot;yyyy-mm-dd&quot;)&amp;&quot;' AND p.LastName= '&quot;&amp;[.$B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Programming</text:p>
          </table:table-cell>
          <table:table-cell/>
          <table:table-cell table:style-name="ce10" table:formula="of:=&quot;SELECT p.Id FROM Persons p WHERE BirthDate=&quot;&amp;&quot;'&quot;&amp;TEXT([.C7]; &quot;yyyy-mm-dd&quot;)&amp;&quot;' UNION&quot;" office:value-type="string" office:string-value="SELECT p.Id FROM Persons p WHERE BirthDate='1990-04-11' UNION" calcext:value-type="string">
            <text:p>SELECT p.Id FROM Persons p WHERE BirthDate='1990-04-11' UNION</text:p>
          </table:table-cell>
          <table:table-cell table:style-name="ce17" table:formula="of:=IF([.F7]=&quot;&quot;;&quot;&quot;;&quot;SELECT m.Id, t.Id FROM Majors m, Persons p, Teachers t  WHERE m.Name = &quot;&amp;&quot;'&quot;&amp;[.F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Robotics' AND  p.BirthDate = '1990-04-11' AND p.LastName= 'Barna'AND p.Id = t.PersonId UNION" calcext:value-type="string">
            <text:p>SELECT m.Id, t.Id FROM Majors m, Persons p, Teachers t <text:s/>WHERE m.Name = 'Robotics' AND <text:s/>p.BirthDate = '1990-04-11' AND p.LastName= 'Barna'AND p.Id = t.PersonId UNION</text:p>
          </table:table-cell>
          <table:table-cell table:style-name="ce17" table:formula="of:=IF([.G7]=&quot;&quot;;&quot;&quot;;&quot;SELECT m.Id, t.Id FROM Majors m, Persons p, Teachers t  WHERE m.Name = &quot;&amp;&quot;'&quot;&amp;[.G7]&amp;&quot;' AND  p.BirthDate = '&quot;&amp;TEXT([.$C7];&quot;yyyy-mm-dd&quot;)&amp;&quot;' AND p.LastName= '&quot;&amp;[.$B7]&amp;&quot;'AND p.Id = t.PersonId UNION&quot;)" office:value-type="string" office:string-value="SELECT m.Id, t.Id FROM Majors m, Persons p, Teachers t  WHERE m.Name = 'Programming' AND  p.BirthDate = '1990-04-11' AND p.LastName= 'Barna'AND p.Id = t.PersonId UNION" calcext:value-type="string">
            <text:p>SELECT m.Id, t.Id FROM Majors m, Persons p, Teachers t <text:s/>WHERE m.Name = 'Programming' AND <text:s/>p.BirthDate = '1990-04-11' AND p.LastName= 'Barna'AND p.Id = t.PersonId UNION</text:p>
          </table:table-cell>
          <table:table-cell table:style-name="ce17" table:formula="of:=IF([.H7]=&quot;&quot;;&quot;&quot;;&quot;SELECT m.Id, t.Id FROM Majors m, Persons p, Teachers t  WHERE m.Name = &quot;&amp;&quot;'&quot;&amp;[.H7]&amp;&quot;' AND  p.BirthDate = '&quot;&amp;TEXT([.$C7];&quot;yyyy-mm-dd&quot;)&amp;&quot;' AND p.LastName= '&quot;&amp;[.$B7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0" table:formula="of:=&quot;SELECT p.Id FROM Persons p WHERE BirthDate=&quot;&amp;&quot;'&quot;&amp;TEXT([.C8]; &quot;yyyy-mm-dd&quot;)&amp;&quot;' UNION&quot;" office:value-type="string" office:string-value="SELECT p.Id FROM Persons p WHERE BirthDate='1983-02-15' UNION" calcext:value-type="string">
            <text:p>SELECT p.Id FROM Persons p WHERE BirthDate='1983-02-15' UNION</text:p>
          </table:table-cell>
          <table:table-cell table:style-name="ce17" table:formula="of:=IF([.F8]=&quot;&quot;;&quot;&quot;;&quot;SELECT m.Id, t.Id FROM Majors m, Persons p, Teachers t  WHERE m.Name = &quot;&amp;&quot;'&quot;&amp;[.F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Zoology' AND  p.BirthDate = '1983-02-15' AND p.LastName= 'Nagy'AND p.Id = t.PersonId UNION" calcext:value-type="string">
            <text:p>SELECT m.Id, t.Id FROM Majors m, Persons p, Teachers t <text:s/>WHERE m.Name = 'Zoology' AND <text:s/>p.BirthDate = '1983-02-15' AND p.LastName= 'Nagy'AND p.Id = t.PersonId UNION</text:p>
          </table:table-cell>
          <table:table-cell table:style-name="ce17" table:formula="of:=IF([.G8]=&quot;&quot;;&quot;&quot;;&quot;SELECT m.Id, t.Id FROM Majors m, Persons p, Teachers t  WHERE m.Name = &quot;&amp;&quot;'&quot;&amp;[.G8]&amp;&quot;' AND  p.BirthDate = '&quot;&amp;TEXT([.$C8];&quot;yyyy-mm-dd&quot;)&amp;&quot;' AND p.LastName= '&quot;&amp;[.$B8]&amp;&quot;'AND p.Id = t.PersonId UNION&quot;)" office:value-type="string" office:string-value="SELECT m.Id, t.Id FROM Majors m, Persons p, Teachers t  WHERE m.Name = 'Botany' AND  p.BirthDate = '1983-02-15' AND p.LastName= 'Nagy'AND p.Id = t.PersonId UNION" calcext:value-type="string">
            <text:p>SELECT m.Id, t.Id FROM Majors m, Persons p, Teachers t <text:s/>WHERE m.Name = 'Botany' AND <text:s/>p.BirthDate = '1983-02-15' AND p.LastName= 'Nagy'AND p.Id = t.PersonId UNION</text:p>
          </table:table-cell>
          <table:table-cell table:style-name="ce17" table:formula="of:=IF([.H8]=&quot;&quot;;&quot;&quot;;&quot;SELECT m.Id, t.Id FROM Majors m, Persons p, Teachers t  WHERE m.Name = &quot;&amp;&quot;'&quot;&amp;[.H8]&amp;&quot;' AND  p.BirthDate = '&quot;&amp;TEXT([.$C8];&quot;yyyy-mm-dd&quot;)&amp;&quot;' AND p.LastName= '&quot;&amp;[.$B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German</text:p>
          </table:table-cell>
          <table:table-cell/>
          <table:table-cell table:style-name="ce10" table:formula="of:=&quot;SELECT p.Id FROM Persons p WHERE BirthDate=&quot;&amp;&quot;'&quot;&amp;TEXT([.C9]; &quot;yyyy-mm-dd&quot;)&amp;&quot;' UNION&quot;" office:value-type="string" office:string-value="SELECT p.Id FROM Persons p WHERE BirthDate='1987-01-30' UNION" calcext:value-type="string">
            <text:p>SELECT p.Id FROM Persons p WHERE BirthDate='1987-01-30' UNION</text:p>
          </table:table-cell>
          <table:table-cell table:style-name="ce17" table:formula="of:=IF([.F9]=&quot;&quot;;&quot;&quot;;&quot;SELECT m.Id, t.Id FROM Majors m, Persons p, Teachers t  WHERE m.Name = &quot;&amp;&quot;'&quot;&amp;[.F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English' AND  p.BirthDate = '1987-01-30' AND p.LastName= 'Kobzos'AND p.Id = t.PersonId UNION" calcext:value-type="string">
            <text:p>SELECT m.Id, t.Id FROM Majors m, Persons p, Teachers t <text:s/>WHERE m.Name = 'English' AND <text:s/>p.BirthDate = '1987-01-30' AND p.LastName= 'Kobzos'AND p.Id = t.PersonId UNION</text:p>
          </table:table-cell>
          <table:table-cell table:style-name="ce17" table:formula="of:=IF([.G9]=&quot;&quot;;&quot;&quot;;&quot;SELECT m.Id, t.Id FROM Majors m, Persons p, Teachers t  WHERE m.Name = &quot;&amp;&quot;'&quot;&amp;[.G9]&amp;&quot;' AND  p.BirthDate = '&quot;&amp;TEXT([.$C9];&quot;yyyy-mm-dd&quot;)&amp;&quot;' AND p.LastName= '&quot;&amp;[.$B9]&amp;&quot;'AND p.Id = t.PersonId UNION&quot;)" office:value-type="string" office:string-value="SELECT m.Id, t.Id FROM Majors m, Persons p, Teachers t  WHERE m.Name = 'German' AND  p.BirthDate = '1987-01-30' AND p.LastName= 'Kobzos'AND p.Id = t.PersonId UNION" calcext:value-type="string">
            <text:p>SELECT m.Id, t.Id FROM Majors m, Persons p, Teachers t <text:s/>WHERE m.Name = 'German' AND <text:s/>p.BirthDate = '1987-01-30' AND p.LastName= 'Kobzos'AND p.Id = t.PersonId UNION</text:p>
          </table:table-cell>
          <table:table-cell table:style-name="ce17" table:formula="of:=IF([.H9]=&quot;&quot;;&quot;&quot;;&quot;SELECT m.Id, t.Id FROM Majors m, Persons p, Teachers t  WHERE m.Name = &quot;&amp;&quot;'&quot;&amp;[.H9]&amp;&quot;' AND  p.BirthDate = '&quot;&amp;TEXT([.$C9];&quot;yyyy-mm-dd&quot;)&amp;&quot;' AND p.LastName= '&quot;&amp;[.$B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ilviculture</text:p>
          </table:table-cell>
          <table:table-cell office:value-type="string" calcext:value-type="string">
            <text:p>Biology</text:p>
          </table:table-cell>
          <table:table-cell/>
          <table:table-cell table:style-name="ce10" table:formula="of:=&quot;SELECT p.Id FROM Persons p WHERE BirthDate=&quot;&amp;&quot;'&quot;&amp;TEXT([.C10]; &quot;yyyy-mm-dd&quot;)&amp;&quot;' UNION&quot;" office:value-type="string" office:string-value="SELECT p.Id FROM Persons p WHERE BirthDate='1979-11-08' UNION" calcext:value-type="string">
            <text:p>SELECT p.Id FROM Persons p WHERE BirthDate='1979-11-08' UNION</text:p>
          </table:table-cell>
          <table:table-cell table:style-name="ce17" table:formula="of:=IF([.F10]=&quot;&quot;;&quot;&quot;;&quot;SELECT m.Id, t.Id FROM Majors m, Persons p, Teachers t  WHERE m.Name = &quot;&amp;&quot;'&quot;&amp;[.F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Silviculture' AND  p.BirthDate = '1979-11-08' AND p.LastName= 'Szakály'AND p.Id = t.PersonId UNION" calcext:value-type="string">
            <text:p>SELECT m.Id, t.Id FROM Majors m, Persons p, Teachers t <text:s/>WHERE m.Name = 'Silviculture' AND <text:s/>p.BirthDate = '1979-11-08' AND p.LastName= 'Szakály'AND p.Id = t.PersonId UNION</text:p>
          </table:table-cell>
          <table:table-cell table:style-name="ce17" table:formula="of:=IF([.G10]=&quot;&quot;;&quot;&quot;;&quot;SELECT m.Id, t.Id FROM Majors m, Persons p, Teachers t  WHERE m.Name = &quot;&amp;&quot;'&quot;&amp;[.G10]&amp;&quot;' AND  p.BirthDate = '&quot;&amp;TEXT([.$C10];&quot;yyyy-mm-dd&quot;)&amp;&quot;' AND p.LastName= '&quot;&amp;[.$B10]&amp;&quot;'AND p.Id = t.PersonId UNION&quot;)" office:value-type="string" office:string-value="SELECT m.Id, t.Id FROM Majors m, Persons p, Teachers t  WHERE m.Name = 'Biology' AND  p.BirthDate = '1979-11-08' AND p.LastName= 'Szakály'AND p.Id = t.PersonId UNION" calcext:value-type="string">
            <text:p>SELECT m.Id, t.Id FROM Majors m, Persons p, Teachers t <text:s/>WHERE m.Name = 'Biology' AND <text:s/>p.BirthDate = '1979-11-08' AND p.LastName= 'Szakály'AND p.Id = t.PersonId UNION</text:p>
          </table:table-cell>
          <table:table-cell table:style-name="ce17" table:formula="of:=IF([.H10]=&quot;&quot;;&quot;&quot;;&quot;SELECT m.Id, t.Id FROM Majors m, Persons p, Teachers t  WHERE m.Name = &quot;&amp;&quot;'&quot;&amp;[.H10]&amp;&quot;' AND  p.BirthDate = '&quot;&amp;TEXT([.$C10];&quot;yyyy-mm-dd&quot;)&amp;&quot;' AND p.LastName= '&quot;&amp;[.$B1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Economics</text:p>
          </table:table-cell>
          <table:table-cell/>
          <table:table-cell table:style-name="ce10" table:formula="of:=&quot;SELECT p.Id FROM Persons p WHERE BirthDate=&quot;&amp;&quot;'&quot;&amp;TEXT([.C11]; &quot;yyyy-mm-dd&quot;)&amp;&quot;' UNION&quot;" office:value-type="string" office:string-value="SELECT p.Id FROM Persons p WHERE BirthDate='1990-03-15' UNION" calcext:value-type="string">
            <text:p>SELECT p.Id FROM Persons p WHERE BirthDate='1990-03-15' UNION</text:p>
          </table:table-cell>
          <table:table-cell table:style-name="ce17" table:formula="of:=IF([.F11]=&quot;&quot;;&quot;&quot;;&quot;SELECT m.Id, t.Id FROM Majors m, Persons p, Teachers t  WHERE m.Name = &quot;&amp;&quot;'&quot;&amp;[.F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Mathematics' AND  p.BirthDate = '1990-03-15' AND p.LastName= 'Szél'AND p.Id = t.PersonId UNION" calcext:value-type="string">
            <text:p>SELECT m.Id, t.Id FROM Majors m, Persons p, Teachers t <text:s/>WHERE m.Name = 'Mathematics' AND <text:s/>p.BirthDate = '1990-03-15' AND p.LastName= 'Szél'AND p.Id = t.PersonId UNION</text:p>
          </table:table-cell>
          <table:table-cell table:style-name="ce17" table:formula="of:=IF([.G11]=&quot;&quot;;&quot;&quot;;&quot;SELECT m.Id, t.Id FROM Majors m, Persons p, Teachers t  WHERE m.Name = &quot;&amp;&quot;'&quot;&amp;[.G11]&amp;&quot;' AND  p.BirthDate = '&quot;&amp;TEXT([.$C11];&quot;yyyy-mm-dd&quot;)&amp;&quot;' AND p.LastName= '&quot;&amp;[.$B11]&amp;&quot;'AND p.Id = t.PersonId UNION&quot;)" office:value-type="string" office:string-value="SELECT m.Id, t.Id FROM Majors m, Persons p, Teachers t  WHERE m.Name = 'Economics' AND  p.BirthDate = '1990-03-15' AND p.LastName= 'Szél'AND p.Id = t.PersonId UNION" calcext:value-type="string">
            <text:p>SELECT m.Id, t.Id FROM Majors m, Persons p, Teachers t <text:s/>WHERE m.Name = 'Economics' AND <text:s/>p.BirthDate = '1990-03-15' AND p.LastName= 'Szél'AND p.Id = t.PersonId UNION</text:p>
          </table:table-cell>
          <table:table-cell table:style-name="ce17" table:formula="of:=IF([.H11]=&quot;&quot;;&quot;&quot;;&quot;SELECT m.Id, t.Id FROM Majors m, Persons p, Teachers t  WHERE m.Name = &quot;&amp;&quot;'&quot;&amp;[.H11]&amp;&quot;' AND  p.BirthDate = '&quot;&amp;TEXT([.$C11];&quot;yyyy-mm-dd&quot;)&amp;&quot;' AND p.LastName= '&quot;&amp;[.$B1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History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 table:style-name="ce10" table:formula="of:=&quot;SELECT p.Id FROM Persons p WHERE BirthDate=&quot;&amp;&quot;'&quot;&amp;TEXT([.C12]; &quot;yyyy-mm-dd&quot;)&amp;&quot;' UNION&quot;" office:value-type="string" office:string-value="SELECT p.Id FROM Persons p WHERE BirthDate='1980-02-20' UNION" calcext:value-type="string">
            <text:p>SELECT p.Id FROM Persons p WHERE BirthDate='1980-02-20' UNION</text:p>
          </table:table-cell>
          <table:table-cell table:style-name="ce17" table:formula="of:=IF([.F12]=&quot;&quot;;&quot;&quot;;&quot;SELECT m.Id, t.Id FROM Majors m, Persons p, Teachers t  WHERE m.Name = &quot;&amp;&quot;'&quot;&amp;[.F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History' AND  p.BirthDate = '1980-02-20' AND p.LastName= 'Favágó'AND p.Id = t.PersonId UNION" calcext:value-type="string">
            <text:p>SELECT m.Id, t.Id FROM Majors m, Persons p, Teachers t <text:s/>WHERE m.Name = 'History' AND <text:s/>p.BirthDate = '1980-02-20' AND p.LastName= 'Favágó'AND p.Id = t.PersonId UNION</text:p>
          </table:table-cell>
          <table:table-cell table:style-name="ce17" table:formula="of:=IF([.G12]=&quot;&quot;;&quot;&quot;;&quot;SELECT m.Id, t.Id FROM Majors m, Persons p, Teachers t  WHERE m.Name = &quot;&amp;&quot;'&quot;&amp;[.G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Literature' AND  p.BirthDate = '1980-02-20' AND p.LastName= 'Favágó'AND p.Id = t.PersonId UNION" calcext:value-type="string">
            <text:p>SELECT m.Id, t.Id FROM Majors m, Persons p, Teachers t <text:s/>WHERE m.Name = 'Literature' AND <text:s/>p.BirthDate = '1980-02-20' AND p.LastName= 'Favágó'AND p.Id = t.PersonId UNION</text:p>
          </table:table-cell>
          <table:table-cell table:style-name="ce17" table:formula="of:=IF([.H12]=&quot;&quot;;&quot;&quot;;&quot;SELECT m.Id, t.Id FROM Majors m, Persons p, Teachers t  WHERE m.Name = &quot;&amp;&quot;'&quot;&amp;[.H12]&amp;&quot;' AND  p.BirthDate = '&quot;&amp;TEXT([.$C12];&quot;yyyy-mm-dd&quot;)&amp;&quot;' AND p.LastName= '&quot;&amp;[.$B12]&amp;&quot;'AND p.Id = t.PersonId UNION&quot;)" office:value-type="string" office:string-value="SELECT m.Id, t.Id FROM Majors m, Persons p, Teachers t  WHERE m.Name = 'Grammar' AND  p.BirthDate = '1980-02-20' AND p.LastName= 'Favágó'AND p.Id = t.PersonId UNION" calcext:value-type="string">
            <text:p>SELECT m.Id, t.Id FROM Majors m, Persons p, Teachers t <text:s/>WHERE m.Name = 'Grammar' AND <text:s/>p.BirthDate = '1980-02-20' AND p.LastName= 'Favágó'AND p.Id = t.PersonId UNION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Programming</text:p>
          </table:table-cell>
          <table:table-cell/>
          <table:table-cell table:style-name="ce10" table:formula="of:=&quot;SELECT p.Id FROM Persons p WHERE BirthDate=&quot;&amp;&quot;'&quot;&amp;TEXT([.C13]; &quot;yyyy-mm-dd&quot;)&amp;&quot;' UNION&quot;" office:value-type="string" office:string-value="SELECT p.Id FROM Persons p WHERE BirthDate='1992-07-21' UNION" calcext:value-type="string">
            <text:p>SELECT p.Id FROM Persons p WHERE BirthDate='1992-07-21' UNION</text:p>
          </table:table-cell>
          <table:table-cell table:style-name="ce17" table:formula="of:=IF([.F13]=&quot;&quot;;&quot;&quot;;&quot;SELECT m.Id, t.Id FROM Majors m, Persons p, Teachers t  WHERE m.Name = &quot;&amp;&quot;'&quot;&amp;[.F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IT' AND  p.BirthDate = '1992-07-21' AND p.LastName= 'Beke'AND p.Id = t.PersonId UNION" calcext:value-type="string">
            <text:p>SELECT m.Id, t.Id FROM Majors m, Persons p, Teachers t <text:s/>WHERE m.Name = 'IT' AND <text:s/>p.BirthDate = '1992-07-21' AND p.LastName= 'Beke'AND p.Id = t.PersonId UNION</text:p>
          </table:table-cell>
          <table:table-cell table:style-name="ce17" table:formula="of:=IF([.G13]=&quot;&quot;;&quot;&quot;;&quot;SELECT m.Id, t.Id FROM Majors m, Persons p, Teachers t  WHERE m.Name = &quot;&amp;&quot;'&quot;&amp;[.G13]&amp;&quot;' AND  p.BirthDate = '&quot;&amp;TEXT([.$C13];&quot;yyyy-mm-dd&quot;)&amp;&quot;' AND p.LastName= '&quot;&amp;[.$B13]&amp;&quot;'AND p.Id = t.PersonId UNION&quot;)" office:value-type="string" office:string-value="SELECT m.Id, t.Id FROM Majors m, Persons p, Teachers t  WHERE m.Name = 'Programming' AND  p.BirthDate = '1992-07-21' AND p.LastName= 'Beke'AND p.Id = t.PersonId UNION" calcext:value-type="string">
            <text:p>SELECT m.Id, t.Id FROM Majors m, Persons p, Teachers t <text:s/>WHERE m.Name = 'Programming' AND <text:s/>p.BirthDate = '1992-07-21' AND p.LastName= 'Beke'AND p.Id = t.PersonId UNION</text:p>
          </table:table-cell>
          <table:table-cell table:style-name="ce17" table:formula="of:=IF([.H13]=&quot;&quot;;&quot;&quot;;&quot;SELECT m.Id, t.Id FROM Majors m, Persons p, Teachers t  WHERE m.Name = &quot;&amp;&quot;'&quot;&amp;[.H13]&amp;&quot;' AND  p.BirthDate = '&quot;&amp;TEXT([.$C13];&quot;yyyy-mm-dd&quot;)&amp;&quot;' AND p.LastName= '&quot;&amp;[.$B1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athematics</text:p>
          </table:table-cell>
          <table:table-cell office:value-type="string" calcext:value-type="string">
            <text:p>Physics</text:p>
          </table:table-cell>
          <table:table-cell/>
          <table:table-cell table:style-name="ce10" table:formula="of:=&quot;SELECT p.Id FROM Persons p WHERE BirthDate=&quot;&amp;&quot;'&quot;&amp;TEXT([.C14]; &quot;yyyy-mm-dd&quot;)&amp;&quot;' UNION&quot;" office:value-type="string" office:string-value="SELECT p.Id FROM Persons p WHERE BirthDate='1988-11-03' UNION" calcext:value-type="string">
            <text:p>SELECT p.Id FROM Persons p WHERE BirthDate='1988-11-03' UNION</text:p>
          </table:table-cell>
          <table:table-cell table:style-name="ce17" table:formula="of:=IF([.F14]=&quot;&quot;;&quot;&quot;;&quot;SELECT m.Id, t.Id FROM Majors m, Persons p, Teachers t  WHERE m.Name = &quot;&amp;&quot;'&quot;&amp;[.F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Mathematics' AND  p.BirthDate = '1988-11-03' AND p.LastName= 'Soós'AND p.Id = t.PersonId UNION" calcext:value-type="string">
            <text:p>SELECT m.Id, t.Id FROM Majors m, Persons p, Teachers t <text:s/>WHERE m.Name = 'Mathematics' AND <text:s/>p.BirthDate = '1988-11-03' AND p.LastName= 'Soós'AND p.Id = t.PersonId UNION</text:p>
          </table:table-cell>
          <table:table-cell table:style-name="ce17" table:formula="of:=IF([.G14]=&quot;&quot;;&quot;&quot;;&quot;SELECT m.Id, t.Id FROM Majors m, Persons p, Teachers t  WHERE m.Name = &quot;&amp;&quot;'&quot;&amp;[.G14]&amp;&quot;' AND  p.BirthDate = '&quot;&amp;TEXT([.$C14];&quot;yyyy-mm-dd&quot;)&amp;&quot;' AND p.LastName= '&quot;&amp;[.$B14]&amp;&quot;'AND p.Id = t.PersonId UNION&quot;)" office:value-type="string" office:string-value="SELECT m.Id, t.Id FROM Majors m, Persons p, Teachers t  WHERE m.Name = 'Physics' AND  p.BirthDate = '1988-11-03' AND p.LastName= 'Soós'AND p.Id = t.PersonId UNION" calcext:value-type="string">
            <text:p>SELECT m.Id, t.Id FROM Majors m, Persons p, Teachers t <text:s/>WHERE m.Name = 'Physics' AND <text:s/>p.BirthDate = '1988-11-03' AND p.LastName= 'Soós'AND p.Id = t.PersonId UNION</text:p>
          </table:table-cell>
          <table:table-cell table:style-name="ce17" table:formula="of:=IF([.H14]=&quot;&quot;;&quot;&quot;;&quot;SELECT m.Id, t.Id FROM Majors m, Persons p, Teachers t  WHERE m.Name = &quot;&amp;&quot;'&quot;&amp;[.H14]&amp;&quot;' AND  p.BirthDate = '&quot;&amp;TEXT([.$C14];&quot;yyyy-mm-dd&quot;)&amp;&quot;' AND p.LastName= '&quot;&amp;[.$B1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15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5]=&quot;&quot;;&quot;&quot;;&quot;SELECT m.Id, t.Id FROM Majors m, Persons p, Teachers t  WHERE m.Name = &quot;&amp;&quot;'&quot;&amp;[.F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Literature' AND  p.BirthDate = '1986-02-24' AND p.LastName= 'Szakács'AND p.Id = t.PersonId UNION" calcext:value-type="string">
            <text:p>SELECT m.Id, t.Id FROM Majors m, Persons p, Teachers t <text:s/>WHERE m.Name = 'Literature' AND <text:s/>p.BirthDate = '1986-02-24' AND p.LastName= 'Szakács'AND p.Id = t.PersonId UNION</text:p>
          </table:table-cell>
          <table:table-cell table:style-name="ce17" table:formula="of:=IF([.G15]=&quot;&quot;;&quot;&quot;;&quot;SELECT m.Id, t.Id FROM Majors m, Persons p, Teachers t  WHERE m.Name = &quot;&amp;&quot;'&quot;&amp;[.G15]&amp;&quot;' AND  p.BirthDate = '&quot;&amp;TEXT([.$C15];&quot;yyyy-mm-dd&quot;)&amp;&quot;' AND p.LastName= '&quot;&amp;[.$B15]&amp;&quot;'AND p.Id = t.PersonId UNION&quot;)" office:value-type="string" office:string-value="SELECT m.Id, t.Id FROM Majors m, Persons p, Teachers t  WHERE m.Name = 'Grammar' AND  p.BirthDate = '1986-02-24' AND p.LastName= 'Szakács'AND p.Id = t.PersonId UNION" calcext:value-type="string">
            <text:p>SELECT m.Id, t.Id FROM Majors m, Persons p, Teachers t <text:s/>WHERE m.Name = 'Grammar' AND <text:s/>p.BirthDate = '1986-02-24' AND p.LastName= 'Szakács'AND p.Id = t.PersonId UNION</text:p>
          </table:table-cell>
          <table:table-cell table:style-name="ce17" table:formula="of:=IF([.H15]=&quot;&quot;;&quot;&quot;;&quot;SELECT m.Id, t.Id FROM Majors m, Persons p, Teachers t  WHERE m.Name = &quot;&amp;&quot;'&quot;&amp;[.H15]&amp;&quot;' AND  p.BirthDate = '&quot;&amp;TEXT([.$C15];&quot;yyyy-mm-dd&quot;)&amp;&quot;' AND p.LastName= '&quot;&amp;[.$B1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Algebra</text:p>
          </table:table-cell>
          <table:table-cell office:value-type="string" calcext:value-type="string">
            <text:p>Discrete Mathematics</text:p>
          </table:table-cell>
          <table:table-cell/>
          <table:table-cell table:style-name="ce10" table:formula="of:=&quot;SELECT p.Id FROM Persons p WHERE BirthDate=&quot;&amp;&quot;'&quot;&amp;TEXT([.C16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6]=&quot;&quot;;&quot;&quot;;&quot;SELECT m.Id, t.Id FROM Majors m, Persons p, Teachers t  WHERE m.Name = &quot;&amp;&quot;'&quot;&amp;[.F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Algebra' AND  p.BirthDate = '1986-02-24' AND p.LastName= 'Cermak'AND p.Id = t.PersonId UNION" calcext:value-type="string">
            <text:p>SELECT m.Id, t.Id FROM Majors m, Persons p, Teachers t <text:s/>WHERE m.Name = 'Algebra' AND <text:s/>p.BirthDate = '1986-02-24' AND p.LastName= 'Cermak'AND p.Id = t.PersonId UNION</text:p>
          </table:table-cell>
          <table:table-cell table:style-name="ce17" table:formula="of:=IF([.G16]=&quot;&quot;;&quot;&quot;;&quot;SELECT m.Id, t.Id FROM Majors m, Persons p, Teachers t  WHERE m.Name = &quot;&amp;&quot;'&quot;&amp;[.G16]&amp;&quot;' AND  p.BirthDate = '&quot;&amp;TEXT([.$C16];&quot;yyyy-mm-dd&quot;)&amp;&quot;' AND p.LastName= '&quot;&amp;[.$B16]&amp;&quot;'AND p.Id = t.PersonId UNION&quot;)" office:value-type="string" office:string-value="SELECT m.Id, t.Id FROM Majors m, Persons p, Teachers t  WHERE m.Name = 'Discrete Mathematics' AND  p.BirthDate = '1986-02-24' AND p.LastName= 'Cermak'AND p.Id = t.PersonId UNION" calcext:value-type="string">
            <text:p>SELECT m.Id, t.Id FROM Majors m, Persons p, Teachers t <text:s/>WHERE m.Name = 'Discrete Mathematics' AND <text:s/>p.BirthDate = '1986-02-24' AND p.LastName= 'Cermak'AND p.Id = t.PersonId UNION</text:p>
          </table:table-cell>
          <table:table-cell table:style-name="ce17" table:formula="of:=IF([.H16]=&quot;&quot;;&quot;&quot;;&quot;SELECT m.Id, t.Id FROM Majors m, Persons p, Teachers t  WHERE m.Name = &quot;&amp;&quot;'&quot;&amp;[.H16]&amp;&quot;' AND  p.BirthDate = '&quot;&amp;TEXT([.$C16];&quot;yyyy-mm-dd&quot;)&amp;&quot;' AND p.LastName= '&quot;&amp;[.$B1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Journalism</text:p>
          </table:table-cell>
          <table:table-cell office:value-type="string" calcext:value-type="string">
            <text:p>Grammar</text:p>
          </table:table-cell>
          <table:table-cell office:value-type="string" calcext:value-type="string">
            <text:p>Designer</text:p>
          </table:table-cell>
          <table:table-cell table:style-name="ce10" table:formula="of:=&quot;SELECT p.Id FROM Persons p WHERE BirthDate=&quot;&amp;&quot;'&quot;&amp;TEXT([.C17]; &quot;yyyy-mm-dd&quot;)&amp;&quot;' UNION&quot;" office:value-type="string" office:string-value="SELECT p.Id FROM Persons p WHERE BirthDate='1984-03-16' UNION" calcext:value-type="string">
            <text:p>SELECT p.Id FROM Persons p WHERE BirthDate='1984-03-16' UNION</text:p>
          </table:table-cell>
          <table:table-cell table:style-name="ce17" table:formula="of:=IF([.F17]=&quot;&quot;;&quot;&quot;;&quot;SELECT m.Id, t.Id FROM Majors m, Persons p, Teachers t  WHERE m.Name = &quot;&amp;&quot;'&quot;&amp;[.F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Journalism' AND  p.BirthDate = '1984-03-16' AND p.LastName= 'Kovac'AND p.Id = t.PersonId UNION" calcext:value-type="string">
            <text:p>SELECT m.Id, t.Id FROM Majors m, Persons p, Teachers t <text:s/>WHERE m.Name = 'Journalism' AND <text:s/>p.BirthDate = '1984-03-16' AND p.LastName= 'Kovac'AND p.Id = t.PersonId UNION</text:p>
          </table:table-cell>
          <table:table-cell table:style-name="ce17" table:formula="of:=IF([.G17]=&quot;&quot;;&quot;&quot;;&quot;SELECT m.Id, t.Id FROM Majors m, Persons p, Teachers t  WHERE m.Name = &quot;&amp;&quot;'&quot;&amp;[.G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Grammar' AND  p.BirthDate = '1984-03-16' AND p.LastName= 'Kovac'AND p.Id = t.PersonId UNION" calcext:value-type="string">
            <text:p>SELECT m.Id, t.Id FROM Majors m, Persons p, Teachers t <text:s/>WHERE m.Name = 'Grammar' AND <text:s/>p.BirthDate = '1984-03-16' AND p.LastName= 'Kovac'AND p.Id = t.PersonId UNION</text:p>
          </table:table-cell>
          <table:table-cell table:style-name="ce17" table:formula="of:=IF([.H17]=&quot;&quot;;&quot;&quot;;&quot;SELECT m.Id, t.Id FROM Majors m, Persons p, Teachers t  WHERE m.Name = &quot;&amp;&quot;'&quot;&amp;[.H17]&amp;&quot;' AND  p.BirthDate = '&quot;&amp;TEXT([.$C17];&quot;yyyy-mm-dd&quot;)&amp;&quot;' AND p.LastName= '&quot;&amp;[.$B17]&amp;&quot;'AND p.Id = t.PersonId UNION&quot;)" office:value-type="string" office:string-value="SELECT m.Id, t.Id FROM Majors m, Persons p, Teachers t  WHERE m.Name = 'Designer' AND  p.BirthDate = '1984-03-16' AND p.LastName= 'Kovac'AND p.Id = t.PersonId UNION" calcext:value-type="string">
            <text:p>SELECT m.Id, t.Id FROM Majors m, Persons p, Teachers t <text:s/>WHERE m.Name = 'Designer' AND <text:s/>p.BirthDate = '1984-03-16' AND p.LastName= 'Kovac'AND p.Id = t.PersonId UNION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Social Science</text:p>
          </table:table-cell>
          <table:table-cell office:value-type="string" calcext:value-type="string">
            <text:p>Economics</text:p>
          </table:table-cell>
          <table:table-cell/>
          <table:table-cell table:style-name="ce10" table:formula="of:=&quot;SELECT p.Id FROM Persons p WHERE BirthDate=&quot;&amp;&quot;'&quot;&amp;TEXT([.C18]; &quot;yyyy-mm-dd&quot;)&amp;&quot;' UNION&quot;" office:value-type="string" office:string-value="SELECT p.Id FROM Persons p WHERE BirthDate='1990-07-20' UNION" calcext:value-type="string">
            <text:p>SELECT p.Id FROM Persons p WHERE BirthDate='1990-07-20' UNION</text:p>
          </table:table-cell>
          <table:table-cell table:style-name="ce17" table:formula="of:=IF([.F18]=&quot;&quot;;&quot;&quot;;&quot;SELECT m.Id, t.Id FROM Majors m, Persons p, Teachers t  WHERE m.Name = &quot;&amp;&quot;'&quot;&amp;[.F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Social Science' AND  p.BirthDate = '1990-07-20' AND p.LastName= 'Novák'AND p.Id = t.PersonId UNION" calcext:value-type="string">
            <text:p>SELECT m.Id, t.Id FROM Majors m, Persons p, Teachers t <text:s/>WHERE m.Name = 'Social Science' AND <text:s/>p.BirthDate = '1990-07-20' AND p.LastName= 'Novák'AND p.Id = t.PersonId UNION</text:p>
          </table:table-cell>
          <table:table-cell table:style-name="ce17" table:formula="of:=IF([.G18]=&quot;&quot;;&quot;&quot;;&quot;SELECT m.Id, t.Id FROM Majors m, Persons p, Teachers t  WHERE m.Name = &quot;&amp;&quot;'&quot;&amp;[.G18]&amp;&quot;' AND  p.BirthDate = '&quot;&amp;TEXT([.$C18];&quot;yyyy-mm-dd&quot;)&amp;&quot;' AND p.LastName= '&quot;&amp;[.$B18]&amp;&quot;'AND p.Id = t.PersonId UNION&quot;)" office:value-type="string" office:string-value="SELECT m.Id, t.Id FROM Majors m, Persons p, Teachers t  WHERE m.Name = 'Economics' AND  p.BirthDate = '1990-07-20' AND p.LastName= 'Novák'AND p.Id = t.PersonId UNION" calcext:value-type="string">
            <text:p>SELECT m.Id, t.Id FROM Majors m, Persons p, Teachers t <text:s/>WHERE m.Name = 'Economics' AND <text:s/>p.BirthDate = '1990-07-20' AND p.LastName= 'Novák'AND p.Id = t.PersonId UNION</text:p>
          </table:table-cell>
          <table:table-cell table:style-name="ce17" table:formula="of:=IF([.H18]=&quot;&quot;;&quot;&quot;;&quot;SELECT m.Id, t.Id FROM Majors m, Persons p, Teachers t  WHERE m.Name = &quot;&amp;&quot;'&quot;&amp;[.H18]&amp;&quot;' AND  p.BirthDate = '&quot;&amp;TEXT([.$C18];&quot;yyyy-mm-dd&quot;)&amp;&quot;' AND p.LastName= '&quot;&amp;[.$B18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Tourism </text:p>
          </table:table-cell>
          <table:table-cell office:value-type="string" calcext:value-type="string">
            <text:p>Logistic</text:p>
          </table:table-cell>
          <table:table-cell/>
          <table:table-cell table:style-name="ce10" table:formula="of:=&quot;SELECT p.Id FROM Persons p WHERE BirthDate=&quot;&amp;&quot;'&quot;&amp;TEXT([.C19]; &quot;yyyy-mm-dd&quot;)&amp;&quot;' UNION&quot;" office:value-type="string" office:string-value="SELECT p.Id FROM Persons p WHERE BirthDate='1986-02-24' UNION" calcext:value-type="string">
            <text:p>SELECT p.Id FROM Persons p WHERE BirthDate='1986-02-24' UNION</text:p>
          </table:table-cell>
          <table:table-cell table:style-name="ce17" table:formula="of:=IF([.F19]=&quot;&quot;;&quot;&quot;;&quot;SELECT m.Id, t.Id FROM Majors m, Persons p, Teachers t  WHERE m.Name = &quot;&amp;&quot;'&quot;&amp;[.F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Tourism ' AND  p.BirthDate = '1986-02-24' AND p.LastName= 'Hlaváček'AND p.Id = t.PersonId UNION" calcext:value-type="string">
            <text:p>SELECT m.Id, t.Id FROM Majors m, Persons p, Teachers t <text:s/>WHERE m.Name = 'Tourism ' AND <text:s/>p.BirthDate = '1986-02-24' AND p.LastName= 'Hlaváček'AND p.Id = t.PersonId UNION</text:p>
          </table:table-cell>
          <table:table-cell table:style-name="ce17" table:formula="of:=IF([.G19]=&quot;&quot;;&quot;&quot;;&quot;SELECT m.Id, t.Id FROM Majors m, Persons p, Teachers t  WHERE m.Name = &quot;&amp;&quot;'&quot;&amp;[.G19]&amp;&quot;' AND  p.BirthDate = '&quot;&amp;TEXT([.$C19];&quot;yyyy-mm-dd&quot;)&amp;&quot;' AND p.LastName= '&quot;&amp;[.$B19]&amp;&quot;'AND p.Id = t.PersonId UNION&quot;)" office:value-type="string" office:string-value="SELECT m.Id, t.Id FROM Majors m, Persons p, Teachers t  WHERE m.Name = 'Logistic' AND  p.BirthDate = '1986-02-24' AND p.LastName= 'Hlaváček'AND p.Id = t.PersonId UNION" calcext:value-type="string">
            <text:p>SELECT m.Id, t.Id FROM Majors m, Persons p, Teachers t <text:s/>WHERE m.Name = 'Logistic' AND <text:s/>p.BirthDate = '1986-02-24' AND p.LastName= 'Hlaváček'AND p.Id = t.PersonId UNION</text:p>
          </table:table-cell>
          <table:table-cell table:style-name="ce17" table:formula="of:=IF([.H19]=&quot;&quot;;&quot;&quot;;&quot;SELECT m.Id, t.Id FROM Majors m, Persons p, Teachers t  WHERE m.Name = &quot;&amp;&quot;'&quot;&amp;[.H19]&amp;&quot;' AND  p.BirthDate = '&quot;&amp;TEXT([.$C19];&quot;yyyy-mm-dd&quot;)&amp;&quot;' AND p.LastName= '&quot;&amp;[.$B19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Literature</text:p>
          </table:table-cell>
          <table:table-cell office:value-type="string" calcext:value-type="string">
            <text:p>Grammar</text:p>
          </table:table-cell>
          <table:table-cell/>
          <table:table-cell table:style-name="ce10" table:formula="of:=&quot;SELECT p.Id FROM Persons p WHERE BirthDate=&quot;&amp;&quot;'&quot;&amp;TEXT([.C20]; &quot;yyyy-mm-dd&quot;)&amp;&quot;' UNION&quot;" office:value-type="string" office:string-value="SELECT p.Id FROM Persons p WHERE BirthDate='1986-11-10' UNION" calcext:value-type="string">
            <text:p>SELECT p.Id FROM Persons p WHERE BirthDate='1986-11-10' UNION</text:p>
          </table:table-cell>
          <table:table-cell table:style-name="ce17" table:formula="of:=IF([.F20]=&quot;&quot;;&quot;&quot;;&quot;SELECT m.Id, t.Id FROM Majors m, Persons p, Teachers t  WHERE m.Name = &quot;&amp;&quot;'&quot;&amp;[.F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Literature' AND  p.BirthDate = '1986-11-10' AND p.LastName= 'Wolf'AND p.Id = t.PersonId UNION" calcext:value-type="string">
            <text:p>SELECT m.Id, t.Id FROM Majors m, Persons p, Teachers t <text:s/>WHERE m.Name = 'Literature' AND <text:s/>p.BirthDate = '1986-11-10' AND p.LastName= 'Wolf'AND p.Id = t.PersonId UNION</text:p>
          </table:table-cell>
          <table:table-cell table:style-name="ce17" table:formula="of:=IF([.G20]=&quot;&quot;;&quot;&quot;;&quot;SELECT m.Id, t.Id FROM Majors m, Persons p, Teachers t  WHERE m.Name = &quot;&amp;&quot;'&quot;&amp;[.G20]&amp;&quot;' AND  p.BirthDate = '&quot;&amp;TEXT([.$C20];&quot;yyyy-mm-dd&quot;)&amp;&quot;' AND p.LastName= '&quot;&amp;[.$B20]&amp;&quot;'AND p.Id = t.PersonId UNION&quot;)" office:value-type="string" office:string-value="SELECT m.Id, t.Id FROM Majors m, Persons p, Teachers t  WHERE m.Name = 'Grammar' AND  p.BirthDate = '1986-11-10' AND p.LastName= 'Wolf'AND p.Id = t.PersonId UNION" calcext:value-type="string">
            <text:p>SELECT m.Id, t.Id FROM Majors m, Persons p, Teachers t <text:s/>WHERE m.Name = 'Grammar' AND <text:s/>p.BirthDate = '1986-11-10' AND p.LastName= 'Wolf'AND p.Id = t.PersonId UNION</text:p>
          </table:table-cell>
          <table:table-cell table:style-name="ce17" table:formula="of:=IF([.H20]=&quot;&quot;;&quot;&quot;;&quot;SELECT m.Id, t.Id FROM Majors m, Persons p, Teachers t  WHERE m.Name = &quot;&amp;&quot;'&quot;&amp;[.H20]&amp;&quot;' AND  p.BirthDate = '&quot;&amp;TEXT([.$C20];&quot;yyyy-mm-dd&quot;)&amp;&quot;' AND p.LastName= '&quot;&amp;[.$B20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Social Science</text:p>
          </table:table-cell>
          <table:table-cell table:style-name="ce14" office:value-type="string" calcext:value-type="string">
            <text:p>Psychology </text:p>
          </table:table-cell>
          <table:table-cell/>
          <table:table-cell table:style-name="ce10" table:formula="of:=&quot;SELECT p.Id FROM Persons p WHERE BirthDate=&quot;&amp;&quot;'&quot;&amp;TEXT([.C21]; &quot;yyyy-mm-dd&quot;)&amp;&quot;' UNION&quot;" office:value-type="string" office:string-value="SELECT p.Id FROM Persons p WHERE BirthDate='1986-08-21' UNION" calcext:value-type="string">
            <text:p>SELECT p.Id FROM Persons p WHERE BirthDate='1986-08-21' UNION</text:p>
          </table:table-cell>
          <table:table-cell table:style-name="ce17" table:formula="of:=IF([.F21]=&quot;&quot;;&quot;&quot;;&quot;SELECT m.Id, t.Id FROM Majors m, Persons p, Teachers t  WHERE m.Name = &quot;&amp;&quot;'&quot;&amp;[.F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Social Science' AND  p.BirthDate = '1986-08-21' AND p.LastName= 'Ostrowski'AND p.Id = t.PersonId UNION" calcext:value-type="string">
            <text:p>SELECT m.Id, t.Id FROM Majors m, Persons p, Teachers t <text:s/>WHERE m.Name = 'Social Science' AND <text:s/>p.BirthDate = '1986-08-21' AND p.LastName= 'Ostrowski'AND p.Id = t.PersonId UNION</text:p>
          </table:table-cell>
          <table:table-cell table:style-name="ce17" table:formula="of:=IF([.G21]=&quot;&quot;;&quot;&quot;;&quot;SELECT m.Id, t.Id FROM Majors m, Persons p, Teachers t  WHERE m.Name = &quot;&amp;&quot;'&quot;&amp;[.G21]&amp;&quot;' AND  p.BirthDate = '&quot;&amp;TEXT([.$C21];&quot;yyyy-mm-dd&quot;)&amp;&quot;' AND p.LastName= '&quot;&amp;[.$B21]&amp;&quot;'AND p.Id = t.PersonId UNION&quot;)" office:value-type="string" office:string-value="SELECT m.Id, t.Id FROM Majors m, Persons p, Teachers t  WHERE m.Name = 'Psychology ' AND  p.BirthDate = '1986-08-21' AND p.LastName= 'Ostrowski'AND p.Id = t.PersonId UNION" calcext:value-type="string">
            <text:p>SELECT m.Id, t.Id FROM Majors m, Persons p, Teachers t <text:s/>WHERE m.Name = 'Psychology ' AND <text:s/>p.BirthDate = '1986-08-21' AND p.LastName= 'Ostrowski'AND p.Id = t.PersonId UNION</text:p>
          </table:table-cell>
          <table:table-cell table:style-name="ce17" table:formula="of:=IF([.H21]=&quot;&quot;;&quot;&quot;;&quot;SELECT m.Id, t.Id FROM Majors m, Persons p, Teachers t  WHERE m.Name = &quot;&amp;&quot;'&quot;&amp;[.H21]&amp;&quot;' AND  p.BirthDate = '&quot;&amp;TEXT([.$C21];&quot;yyyy-mm-dd&quot;)&amp;&quot;' AND p.LastName= '&quot;&amp;[.$B21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Economics</text:p>
          </table:table-cell>
          <table:table-cell table:style-name="ce14" office:value-type="string" calcext:value-type="string">
            <text:p>Geography </text:p>
          </table:table-cell>
          <table:table-cell/>
          <table:table-cell table:style-name="ce10" table:formula="of:=&quot;SELECT p.Id FROM Persons p WHERE BirthDate=&quot;&amp;&quot;'&quot;&amp;TEXT([.C22]; &quot;yyyy-mm-dd&quot;)&amp;&quot;' UNION&quot;" office:value-type="string" office:string-value="SELECT p.Id FROM Persons p WHERE BirthDate='1973-11-01' UNION" calcext:value-type="string">
            <text:p>SELECT p.Id FROM Persons p WHERE BirthDate='1973-11-01' UNION</text:p>
          </table:table-cell>
          <table:table-cell table:style-name="ce17" table:formula="of:=IF([.F22]=&quot;&quot;;&quot;&quot;;&quot;SELECT m.Id, t.Id FROM Majors m, Persons p, Teachers t  WHERE m.Name = &quot;&amp;&quot;'&quot;&amp;[.F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Economics' AND  p.BirthDate = '1973-11-01' AND p.LastName= 'Bieber'AND p.Id = t.PersonId UNION" calcext:value-type="string">
            <text:p>SELECT m.Id, t.Id FROM Majors m, Persons p, Teachers t <text:s/>WHERE m.Name = 'Economics' AND <text:s/>p.BirthDate = '1973-11-01' AND p.LastName= 'Bieber'AND p.Id = t.PersonId UNION</text:p>
          </table:table-cell>
          <table:table-cell table:style-name="ce17" table:formula="of:=IF([.G22]=&quot;&quot;;&quot;&quot;;&quot;SELECT m.Id, t.Id FROM Majors m, Persons p, Teachers t  WHERE m.Name = &quot;&amp;&quot;'&quot;&amp;[.G22]&amp;&quot;' AND  p.BirthDate = '&quot;&amp;TEXT([.$C22];&quot;yyyy-mm-dd&quot;)&amp;&quot;' AND p.LastName= '&quot;&amp;[.$B22]&amp;&quot;'AND p.Id = t.PersonId UNION&quot;)" office:value-type="string" office:string-value="SELECT m.Id, t.Id FROM Majors m, Persons p, Teachers t  WHERE m.Name = 'Geography ' AND  p.BirthDate = '1973-11-01' AND p.LastName= 'Bieber'AND p.Id = t.PersonId UNION" calcext:value-type="string">
            <text:p>SELECT m.Id, t.Id FROM Majors m, Persons p, Teachers t <text:s/>WHERE m.Name = 'Geography ' AND <text:s/>p.BirthDate = '1973-11-01' AND p.LastName= 'Bieber'AND p.Id = t.PersonId UNION</text:p>
          </table:table-cell>
          <table:table-cell table:style-name="ce17" table:formula="of:=IF([.H22]=&quot;&quot;;&quot;&quot;;&quot;SELECT m.Id, t.Id FROM Majors m, Persons p, Teachers t  WHERE m.Name = &quot;&amp;&quot;'&quot;&amp;[.H22]&amp;&quot;' AND  p.BirthDate = '&quot;&amp;TEXT([.$C22];&quot;yyyy-mm-dd&quot;)&amp;&quot;' AND p.LastName= '&quot;&amp;[.$B22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botics</text:p>
          </table:table-cell>
          <table:table-cell office:value-type="string" calcext:value-type="string">
            <text:p>IT</text:p>
          </table:table-cell>
          <table:table-cell/>
          <table:table-cell table:style-name="ce10" table:formula="of:=&quot;SELECT p.Id FROM Persons p WHERE BirthDate=&quot;&amp;&quot;'&quot;&amp;TEXT([.C23]; &quot;yyyy-mm-dd&quot;)&amp;&quot;' UNION&quot;" office:value-type="string" office:string-value="SELECT p.Id FROM Persons p WHERE BirthDate='1983-12-01' UNION" calcext:value-type="string">
            <text:p>SELECT p.Id FROM Persons p WHERE BirthDate='1983-12-01' UNION</text:p>
          </table:table-cell>
          <table:table-cell table:style-name="ce17" table:formula="of:=IF([.F23]=&quot;&quot;;&quot;&quot;;&quot;SELECT m.Id, t.Id FROM Majors m, Persons p, Teachers t  WHERE m.Name = &quot;&amp;&quot;'&quot;&amp;[.F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Robotics' AND  p.BirthDate = '1983-12-01' AND p.LastName= 'Kaufmann'AND p.Id = t.PersonId UNION" calcext:value-type="string">
            <text:p>SELECT m.Id, t.Id FROM Majors m, Persons p, Teachers t <text:s/>WHERE m.Name = 'Robotics' AND <text:s/>p.BirthDate = '1983-12-01' AND p.LastName= 'Kaufmann'AND p.Id = t.PersonId UNION</text:p>
          </table:table-cell>
          <table:table-cell table:style-name="ce17" table:formula="of:=IF([.G23]=&quot;&quot;;&quot;&quot;;&quot;SELECT m.Id, t.Id FROM Majors m, Persons p, Teachers t  WHERE m.Name = &quot;&amp;&quot;'&quot;&amp;[.G23]&amp;&quot;' AND  p.BirthDate = '&quot;&amp;TEXT([.$C23];&quot;yyyy-mm-dd&quot;)&amp;&quot;' AND p.LastName= '&quot;&amp;[.$B23]&amp;&quot;'AND p.Id = t.PersonId UNION&quot;)" office:value-type="string" office:string-value="SELECT m.Id, t.Id FROM Majors m, Persons p, Teachers t  WHERE m.Name = 'IT' AND  p.BirthDate = '1983-12-01' AND p.LastName= 'Kaufmann'AND p.Id = t.PersonId UNION" calcext:value-type="string">
            <text:p>SELECT m.Id, t.Id FROM Majors m, Persons p, Teachers t <text:s/>WHERE m.Name = 'IT' AND <text:s/>p.BirthDate = '1983-12-01' AND p.LastName= 'Kaufmann'AND p.Id = t.PersonId UNION</text:p>
          </table:table-cell>
          <table:table-cell table:style-name="ce17" table:formula="of:=IF([.H23]=&quot;&quot;;&quot;&quot;;&quot;SELECT m.Id, t.Id FROM Majors m, Persons p, Teachers t  WHERE m.Name = &quot;&amp;&quot;'&quot;&amp;[.H23]&amp;&quot;' AND  p.BirthDate = '&quot;&amp;TEXT([.$C23];&quot;yyyy-mm-dd&quot;)&amp;&quot;' AND p.LastName= '&quot;&amp;[.$B23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Technics</text:p>
          </table:table-cell>
          <table:table-cell office:value-type="string" calcext:value-type="string">
            <text:p>Calculus</text:p>
          </table:table-cell>
          <table:table-cell/>
          <table:table-cell table:style-name="ce10" table:formula="of:=&quot;SELECT p.Id FROM Persons p WHERE BirthDate=&quot;&amp;&quot;'&quot;&amp;TEXT([.C24]; &quot;yyyy-mm-dd&quot;)&amp;&quot;' UNION&quot;" office:value-type="string" office:string-value="SELECT p.Id FROM Persons p WHERE BirthDate='1991-10-06' UNION" calcext:value-type="string">
            <text:p>SELECT p.Id FROM Persons p WHERE BirthDate='1991-10-06' UNION</text:p>
          </table:table-cell>
          <table:table-cell table:style-name="ce17" table:formula="of:=IF([.F24]=&quot;&quot;;&quot;&quot;;&quot;SELECT m.Id, t.Id FROM Majors m, Persons p, Teachers t  WHERE m.Name = &quot;&amp;&quot;'&quot;&amp;[.F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Technics' AND  p.BirthDate = '1991-10-06' AND p.LastName= 'Muller'AND p.Id = t.PersonId UNION" calcext:value-type="string">
            <text:p>SELECT m.Id, t.Id FROM Majors m, Persons p, Teachers t <text:s/>WHERE m.Name = 'Technics' AND <text:s/>p.BirthDate = '1991-10-06' AND p.LastName= 'Muller'AND p.Id = t.PersonId UNION</text:p>
          </table:table-cell>
          <table:table-cell table:style-name="ce17" table:formula="of:=IF([.G24]=&quot;&quot;;&quot;&quot;;&quot;SELECT m.Id, t.Id FROM Majors m, Persons p, Teachers t  WHERE m.Name = &quot;&amp;&quot;'&quot;&amp;[.G24]&amp;&quot;' AND  p.BirthDate = '&quot;&amp;TEXT([.$C24];&quot;yyyy-mm-dd&quot;)&amp;&quot;' AND p.LastName= '&quot;&amp;[.$B24]&amp;&quot;'AND p.Id = t.PersonId UNION&quot;)" office:value-type="string" office:string-value="SELECT m.Id, t.Id FROM Majors m, Persons p, Teachers t  WHERE m.Name = 'Calculus' AND  p.BirthDate = '1991-10-06' AND p.LastName= 'Muller'AND p.Id = t.PersonId UNION" calcext:value-type="string">
            <text:p>SELECT m.Id, t.Id FROM Majors m, Persons p, Teachers t <text:s/>WHERE m.Name = 'Calculus' AND <text:s/>p.BirthDate = '1991-10-06' AND p.LastName= 'Muller'AND p.Id = t.PersonId UNION</text:p>
          </table:table-cell>
          <table:table-cell table:style-name="ce17" table:formula="of:=IF([.H24]=&quot;&quot;;&quot;&quot;;&quot;SELECT m.Id, t.Id FROM Majors m, Persons p, Teachers t  WHERE m.Name = &quot;&amp;&quot;'&quot;&amp;[.H24]&amp;&quot;' AND  p.BirthDate = '&quot;&amp;TEXT([.$C24];&quot;yyyy-mm-dd&quot;)&amp;&quot;' AND p.LastName= '&quot;&amp;[.$B24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Designer</text:p>
          </table:table-cell>
          <table:table-cell office:value-type="string" calcext:value-type="string">
            <text:p>Painting</text:p>
          </table:table-cell>
          <table:table-cell/>
          <table:table-cell table:style-name="ce10" table:formula="of:=&quot;SELECT p.Id FROM Persons p WHERE BirthDate=&quot;&amp;&quot;'&quot;&amp;TEXT([.C25]; &quot;yyyy-mm-dd&quot;)&amp;&quot;' UNION&quot;" office:value-type="string" office:string-value="SELECT p.Id FROM Persons p WHERE BirthDate='1978-09-30' UNION" calcext:value-type="string">
            <text:p>SELECT p.Id FROM Persons p WHERE BirthDate='1978-09-30' UNION</text:p>
          </table:table-cell>
          <table:table-cell table:style-name="ce17" table:formula="of:=IF([.F25]=&quot;&quot;;&quot;&quot;;&quot;SELECT m.Id, t.Id FROM Majors m, Persons p, Teachers t  WHERE m.Name = &quot;&amp;&quot;'&quot;&amp;[.F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Designer' AND  p.BirthDate = '1978-09-30' AND p.LastName= 'Hofmann'AND p.Id = t.PersonId UNION" calcext:value-type="string">
            <text:p>SELECT m.Id, t.Id FROM Majors m, Persons p, Teachers t <text:s/>WHERE m.Name = 'Designer' AND <text:s/>p.BirthDate = '1978-09-30' AND p.LastName= 'Hofmann'AND p.Id = t.PersonId UNION</text:p>
          </table:table-cell>
          <table:table-cell table:style-name="ce17" table:formula="of:=IF([.G25]=&quot;&quot;;&quot;&quot;;&quot;SELECT m.Id, t.Id FROM Majors m, Persons p, Teachers t  WHERE m.Name = &quot;&amp;&quot;'&quot;&amp;[.G25]&amp;&quot;' AND  p.BirthDate = '&quot;&amp;TEXT([.$C25];&quot;yyyy-mm-dd&quot;)&amp;&quot;' AND p.LastName= '&quot;&amp;[.$B25]&amp;&quot;'AND p.Id = t.PersonId UNION&quot;)" office:value-type="string" office:string-value="SELECT m.Id, t.Id FROM Majors m, Persons p, Teachers t  WHERE m.Name = 'Painting' AND  p.BirthDate = '1978-09-30' AND p.LastName= 'Hofmann'AND p.Id = t.PersonId UNION" calcext:value-type="string">
            <text:p>SELECT m.Id, t.Id FROM Majors m, Persons p, Teachers t <text:s/>WHERE m.Name = 'Painting' AND <text:s/>p.BirthDate = '1978-09-30' AND p.LastName= 'Hofmann'AND p.Id = t.PersonId UNION</text:p>
          </table:table-cell>
          <table:table-cell table:style-name="ce17" table:formula="of:=IF([.H25]=&quot;&quot;;&quot;&quot;;&quot;SELECT m.Id, t.Id FROM Majors m, Persons p, Teachers t  WHERE m.Name = &quot;&amp;&quot;'&quot;&amp;[.H25]&amp;&quot;' AND  p.BirthDate = '&quot;&amp;TEXT([.$C25];&quot;yyyy-mm-dd&quot;)&amp;&quot;' AND p.LastName= '&quot;&amp;[.$B25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Leipzig</text:p>
          </table:table-cell>
          <table:table-cell table:style-name="ce13" office:value-type="string" calcext:value-type="string">
            <text:p>Sculpture </text:p>
          </table:table-cell>
          <table:table-cell table:style-name="ce13" office:value-type="string" calcext:value-type="string">
            <text:p>Logistic </text:p>
          </table:table-cell>
          <table:table-cell/>
          <table:table-cell table:style-name="ce10" table:formula="of:=&quot;SELECT p.Id FROM Persons p WHERE BirthDate=&quot;&amp;&quot;'&quot;&amp;TEXT([.C26]; &quot;yyyy-mm-dd&quot;)&amp;&quot;' UNION&quot;" office:value-type="string" office:string-value="SELECT p.Id FROM Persons p WHERE BirthDate='1971-03-31' UNION" calcext:value-type="string">
            <text:p>SELECT p.Id FROM Persons p WHERE BirthDate='1971-03-31' UNION</text:p>
          </table:table-cell>
          <table:table-cell table:style-name="ce17" table:formula="of:=IF([.F26]=&quot;&quot;;&quot;&quot;;&quot;SELECT m.Id, t.Id FROM Majors m, Persons p, Teachers t  WHERE m.Name = &quot;&amp;&quot;'&quot;&amp;[.F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Sculpture ' AND  p.BirthDate = '1971-03-31' AND p.LastName= 'Burgstaller'AND p.Id = t.PersonId UNION" calcext:value-type="string">
            <text:p>SELECT m.Id, t.Id FROM Majors m, Persons p, Teachers t <text:s/>WHERE m.Name = 'Sculpture ' AND <text:s/>p.BirthDate = '1971-03-31' AND p.LastName= 'Burgstaller'AND p.Id = t.PersonId UNION</text:p>
          </table:table-cell>
          <table:table-cell table:style-name="ce17" table:formula="of:=IF([.G26]=&quot;&quot;;&quot;&quot;;&quot;SELECT m.Id, t.Id FROM Majors m, Persons p, Teachers t  WHERE m.Name = &quot;&amp;&quot;'&quot;&amp;[.G26]&amp;&quot;' AND  p.BirthDate = '&quot;&amp;TEXT([.$C26];&quot;yyyy-mm-dd&quot;)&amp;&quot;' AND p.LastName= '&quot;&amp;[.$B26]&amp;&quot;'AND p.Id = t.PersonId UNION&quot;)" office:value-type="string" office:string-value="SELECT m.Id, t.Id FROM Majors m, Persons p, Teachers t  WHERE m.Name = 'Logistic ' AND  p.BirthDate = '1971-03-31' AND p.LastName= 'Burgstaller'AND p.Id = t.PersonId UNION" calcext:value-type="string">
            <text:p>SELECT m.Id, t.Id FROM Majors m, Persons p, Teachers t <text:s/>WHERE m.Name = 'Logistic ' AND <text:s/>p.BirthDate = '1971-03-31' AND p.LastName= 'Burgstaller'AND p.Id = t.PersonId UNION</text:p>
          </table:table-cell>
          <table:table-cell table:style-name="ce17" table:formula="of:=IF([.H26]=&quot;&quot;;&quot;&quot;;&quot;SELECT m.Id, t.Id FROM Majors m, Persons p, Teachers t  WHERE m.Name = &quot;&amp;&quot;'&quot;&amp;[.H26]&amp;&quot;' AND  p.BirthDate = '&quot;&amp;TEXT([.$C26];&quot;yyyy-mm-dd&quot;)&amp;&quot;' AND p.LastName= '&quot;&amp;[.$B26]&amp;&quot;'AND p.Id = t.PersonId UNION&quot;)">
            <text:p/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Zoology</text:p>
          </table:table-cell>
          <table:table-cell office:value-type="string" calcext:value-type="string">
            <text:p>Botany</text:p>
          </table:table-cell>
          <table:table-cell/>
          <table:table-cell table:style-name="ce10" table:formula="of:=&quot;SELECT p.Id FROM Persons p WHERE BirthDate=&quot;&amp;&quot;'&quot;&amp;TEXT([.C27]; &quot;yyyy-mm-dd&quot;)&amp;&quot;'&quot;" office:value-type="string" office:string-value="SELECT p.Id FROM Persons p WHERE BirthDate='1968-01-24'" calcext:value-type="string">
            <text:p>SELECT p.Id FROM Persons p WHERE BirthDate='1968-01-24'</text:p>
          </table:table-cell>
          <table:table-cell table:style-name="ce17" table:formula="of:=IF([.F27]=&quot;&quot;;&quot;&quot;;&quot;SELECT m.Id, t.Id FROM Majors m, Persons p, Teachers t  WHERE m.Name = &quot;&amp;&quot;'&quot;&amp;[.F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Zoology' AND  p.BirthDate = '1968-01-24' AND p.LastName= 'Hahn'AND p.Id = t.PersonId UNION" calcext:value-type="string">
            <text:p>SELECT m.Id, t.Id FROM Majors m, Persons p, Teachers t <text:s/>WHERE m.Name = 'Zoology' AND <text:s/>p.BirthDate = '1968-01-24' AND p.LastName= 'Hahn'AND p.Id = t.PersonId UNION</text:p>
          </table:table-cell>
          <table:table-cell table:style-name="ce17" table:formula="of:=IF([.G27]=&quot;&quot;;&quot;&quot;;&quot;SELECT m.Id, t.Id FROM Majors m, Persons p, Teachers t  WHERE m.Name = &quot;&amp;&quot;'&quot;&amp;[.G27]&amp;&quot;' AND  p.BirthDate = '&quot;&amp;TEXT([.$C27];&quot;yyyy-mm-dd&quot;)&amp;&quot;' AND p.LastName= '&quot;&amp;[.$B27]&amp;&quot;'AND p.Id = t.PersonId UNION&quot;)" office:value-type="string" office:string-value="SELECT m.Id, t.Id FROM Majors m, Persons p, Teachers t  WHERE m.Name = 'Botany' AND  p.BirthDate = '1968-01-24' AND p.LastName= 'Hahn'AND p.Id = t.PersonId UNION" calcext:value-type="string">
            <text:p>SELECT m.Id, t.Id FROM Majors m, Persons p, Teachers t <text:s/>WHERE m.Name = 'Botany' AND <text:s/>p.BirthDate = '1968-01-24' AND p.LastName= 'Hahn'AND p.Id = t.PersonId UNION</text:p>
          </table:table-cell>
          <table:table-cell table:style-name="ce17" table:formula="of:=IF([.H27]=&quot;&quot;;&quot;&quot;;&quot;SELECT m.Id, t.Id FROM Majors m, Persons p, Teachers t  WHERE m.Name = &quot;&amp;&quot;'&quot;&amp;[.H27]&amp;&quot;' AND  p.BirthDate = '&quot;&amp;TEXT([.$C27];&quot;yyyy-mm-dd&quot;)&amp;&quot;' AND p.LastName= '&quot;&amp;[.$B27]&amp;&quot;'AND p.Id = t.PersonId UNION&quot;)">
            <text:p/>
          </table:table-cell>
        </table:table-row>
        <table:table-row table:style-name="ro1" table:number-rows-repeated="5">
          <table:table-cell table:number-columns-repeated="2"/>
          <table:table-cell table:style-name="ce10"/>
          <table:table-cell table:number-columns-repeated="9"/>
        </table:table-row>
        <table:table-row table:style-name="ro1" table:number-rows-repeated="1048543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tudents" table:style-name="ta2">
        <office:forms form:automatic-focus="false" form:apply-design-mode="false"/>
        <table:table-column table:style-name="co15" table:number-columns-repeated="14" table:default-cell-style-name="Default"/>
        <table:table-row table:style-name="ro1">
          <table:table-cell table:number-columns-repeated="3"/>
          <table:table-cell office:value-type="string" calcext:value-type="string">
            <text:p>Age</text:p>
          </table:table-cell>
          <table:table-cell office:value-type="string" calcext:value-type="string">
            <text:p>StartDate</text:p>
          </table:table-cell>
          <table:table-cell table:number-columns-repeated="7"/>
          <table:table-cell table:style-name="ce10" office:value-type="date" office:date-value="2020-09-01" calcext:value-type="date">
            <text:p>2020-09-01</text:p>
          </table:table-cell>
          <table:table-cell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table:style-name="ce19" table:formula="of:=DATEDIF([.C2];[.$M$1];&quot;y&quot;)" office:value-type="float" office:value="11" calcext:value-type="float">
            <text:p>11</text:p>
          </table:table-cell>
          <table:table-cell table:style-name="ce19" table:formula="of:=IF([.D2] &lt; 14;YEAR([.C2])+6;IF([.D2] &lt; 18;YEAR([.C2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2];&quot;yyyy-mm-dd&quot;)&amp;&quot;', 'true', ps.Id FROM PersonStudents ps WHERE BirthDate = '&quot;&amp;TEXT([.C2];&quot;yyyy-mm-dd&quot;)&amp;&quot;' AND FirstName = '&quot;&amp;[.A2]&amp;&quot;' AND LastName = '&quot;&amp;[.B2]&amp;&quot;' UNION&quot;" office:value-type="string" office:string-value="SELECT '2014-09-01', 'true', ps.Id FROM PersonStudents ps WHERE BirthDate = '2008-10-16' AND FirstName = 'Anikó' AND LastName = 'Kelemen' UNION" calcext:value-type="string">
            <text:p>SELECT '2014-09-01', 'true', ps.Id FROM PersonStudents ps WHERE BirthDate = '2008-10-16' AND FirstName = 'Anikó' AND LastName = 'Kelemen' UNION</text:p>
          </table:table-cell>
          <table:table-cell table:style-name="ce1" table:number-columns-repeated="3"/>
          <table:table-cell table:number-columns-repeated="2"/>
          <table:table-cell table:style-name="ce10"/>
          <table:table-cell table:style-name="ce2"/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0-06-14" calcext:value-type="date">
            <text:p>2010-06-14</text:p>
          </table:table-cell>
          <table:table-cell table:style-name="ce19" table:formula="of:=DATEDIF([.C3];[.$M$1];&quot;y&quot;)" office:value-type="float" office:value="10" calcext:value-type="float">
            <text:p>10</text:p>
          </table:table-cell>
          <table:table-cell table:style-name="ce19" table:formula="of:=IF([.D3] &lt; 14;YEAR([.C3])+6;IF([.D3] &lt; 18;YEAR([.C3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];&quot;yyyy-mm-dd&quot;)&amp;&quot;', 'true', ps.Id FROM PersonStudents ps WHERE BirthDate = '&quot;&amp;TEXT([.C3];&quot;yyyy-mm-dd&quot;)&amp;&quot;' AND FirstName = '&quot;&amp;[.A3]&amp;&quot;' AND LastName = '&quot;&amp;[.B3]&amp;&quot;' UNION&quot;" office:value-type="string" office:string-value="SELECT '2016-09-01', 'true', ps.Id FROM PersonStudents ps WHERE BirthDate = '2010-06-14' AND FirstName = 'Anikó' AND LastName = 'Tóth' UNION" calcext:value-type="string">
            <text:p>SELECT '2016-09-01', 'true', ps.Id FROM PersonStudents ps WHERE BirthDate = '2010-06-14' AND FirstName = 'Anikó' AND LastName = 'Tó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table:style-name="ce19" table:formula="of:=DATEDIF([.C4];[.$M$1];&quot;y&quot;)" office:value-type="float" office:value="16" calcext:value-type="float">
            <text:p>16</text:p>
          </table:table-cell>
          <table:table-cell table:style-name="ce19" table:formula="of:=IF([.D4] &lt; 14;YEAR([.C4])+6;IF([.D4] &lt; 18;YEAR([.C4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4];&quot;yyyy-mm-dd&quot;)&amp;&quot;', 'true', ps.Id FROM PersonStudents ps WHERE BirthDate = '&quot;&amp;TEXT([.C4];&quot;yyyy-mm-dd&quot;)&amp;&quot;' AND FirstName = '&quot;&amp;[.A4]&amp;&quot;' AND LastName = '&quot;&amp;[.B4]&amp;&quot;' UNION&quot;" office:value-type="string" office:string-value="SELECT '2018-09-01', 'true', ps.Id FROM PersonStudents ps WHERE BirthDate = '2004-01-09' AND FirstName = 'Veronika' AND LastName = 'Szőke' UNION" calcext:value-type="string">
            <text:p>SELECT '2018-09-01', 'true', ps.Id FROM PersonStudents ps WHERE BirthDate = '2004-01-09' AND FirstName = 'Veronika' AND LastName = 'Szők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table:style-name="ce19" table:formula="of:=DATEDIF([.C5];[.$M$1];&quot;y&quot;)" office:value-type="float" office:value="11" calcext:value-type="float">
            <text:p>11</text:p>
          </table:table-cell>
          <table:table-cell table:style-name="ce19" table:formula="of:=IF([.D5] &lt; 14;YEAR([.C5])+6;IF([.D5] &lt; 18;YEAR([.C5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5];&quot;yyyy-mm-dd&quot;)&amp;&quot;', 'true', ps.Id FROM PersonStudents ps WHERE BirthDate = '&quot;&amp;TEXT([.C5];&quot;yyyy-mm-dd&quot;)&amp;&quot;' AND FirstName = '&quot;&amp;[.A5]&amp;&quot;' AND LastName = '&quot;&amp;[.B5]&amp;&quot;' UNION&quot;" office:value-type="string" office:string-value="SELECT '2015-09-01', 'true', ps.Id FROM PersonStudents ps WHERE BirthDate = '2009-05-02' AND FirstName = 'Szabina' AND LastName = 'Illés' UNION" calcext:value-type="string">
            <text:p>SELECT '2015-09-01', 'true', ps.Id FROM PersonStudents ps WHERE BirthDate = '2009-05-02' AND FirstName = 'Szabina' AND LastName = 'Illé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table:style-name="ce19" table:formula="of:=DATEDIF([.C6];[.$M$1];&quot;y&quot;)" office:value-type="float" office:value="16" calcext:value-type="float">
            <text:p>16</text:p>
          </table:table-cell>
          <table:table-cell table:style-name="ce19" table:formula="of:=IF([.D6] &lt; 14;YEAR([.C6])+6;IF([.D6] &lt; 18;YEAR([.C6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6];&quot;yyyy-mm-dd&quot;)&amp;&quot;', 'true', ps.Id FROM PersonStudents ps WHERE BirthDate = '&quot;&amp;TEXT([.C6];&quot;yyyy-mm-dd&quot;)&amp;&quot;' AND FirstName = '&quot;&amp;[.A6]&amp;&quot;' AND LastName = '&quot;&amp;[.B6]&amp;&quot;' UNION&quot;" office:value-type="string" office:string-value="SELECT '2018-09-01', 'true', ps.Id FROM PersonStudents ps WHERE BirthDate = '2004-04-03' AND FirstName = 'Viktória' AND LastName = 'Dobos' UNION" calcext:value-type="string">
            <text:p>SELECT '2018-09-01', 'true', ps.Id FROM PersonStudents ps WHERE BirthDate = '2004-04-03' AND FirstName = 'Viktória' AND LastName = 'Dob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table:style-name="ce19" table:formula="of:=DATEDIF([.C7];[.$M$1];&quot;y&quot;)" office:value-type="float" office:value="9" calcext:value-type="float">
            <text:p>9</text:p>
          </table:table-cell>
          <table:table-cell table:style-name="ce19" table:formula="of:=IF([.D7] &lt; 14;YEAR([.C7])+6;IF([.D7] &lt; 18;YEAR([.C7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7];&quot;yyyy-mm-dd&quot;)&amp;&quot;', 'true', ps.Id FROM PersonStudents ps WHERE BirthDate = '&quot;&amp;TEXT([.C7];&quot;yyyy-mm-dd&quot;)&amp;&quot;' AND FirstName = '&quot;&amp;[.A7]&amp;&quot;' AND LastName = '&quot;&amp;[.B7]&amp;&quot;' UNION&quot;" office:value-type="string" office:string-value="SELECT '2016-09-01', 'true', ps.Id FROM PersonStudents ps WHERE BirthDate = '2010-12-24' AND FirstName = 'Ivett' AND LastName = 'Kozma' UNION" calcext:value-type="string">
            <text:p>SELECT '2016-09-01', 'true', ps.Id FROM PersonStudents ps WHERE BirthDate = '2010-12-24' AND FirstName = 'Ivett' AND LastName = 'Kozm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table:style-name="ce19" table:formula="of:=DATEDIF([.C8];[.$M$1];&quot;y&quot;)" office:value-type="float" office:value="15" calcext:value-type="float">
            <text:p>15</text:p>
          </table:table-cell>
          <table:table-cell table:style-name="ce19" table:formula="of:=IF([.D8] &lt; 14;YEAR([.C8])+6;IF([.D8] &lt; 18;YEAR([.C8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8];&quot;yyyy-mm-dd&quot;)&amp;&quot;', 'true', ps.Id FROM PersonStudents ps WHERE BirthDate = '&quot;&amp;TEXT([.C8];&quot;yyyy-mm-dd&quot;)&amp;&quot;' AND FirstName = '&quot;&amp;[.A8]&amp;&quot;' AND LastName = '&quot;&amp;[.B8]&amp;&quot;' UNION&quot;" office:value-type="string" office:string-value="SELECT '2018-09-01', 'true', ps.Id FROM PersonStudents ps WHERE BirthDate = '2004-10-14' AND FirstName = 'Orsolya' AND LastName = 'Pataki' UNION" calcext:value-type="string">
            <text:p>SELECT '2018-09-01', 'true', ps.Id FROM PersonStudents ps WHERE BirthDate = '2004-10-14' AND FirstName = 'Orsolya' AND LastName = 'Patak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table:style-name="ce19" table:formula="of:=DATEDIF([.C9];[.$M$1];&quot;y&quot;)" office:value-type="float" office:value="6" calcext:value-type="float">
            <text:p>6</text:p>
          </table:table-cell>
          <table:table-cell table:style-name="ce19" table:formula="of:=IF([.D9] &lt; 14;YEAR([.C9])+6;IF([.D9] &lt; 18;YEAR([.C9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9];&quot;yyyy-mm-dd&quot;)&amp;&quot;', 'true', ps.Id FROM PersonStudents ps WHERE BirthDate = '&quot;&amp;TEXT([.C9];&quot;yyyy-mm-dd&quot;)&amp;&quot;' AND FirstName = '&quot;&amp;[.A9]&amp;&quot;' AND LastName = '&quot;&amp;[.B9]&amp;&quot;' UNION&quot;" office:value-type="string" office:string-value="SELECT '2019-09-01', 'true', ps.Id FROM PersonStudents ps WHERE BirthDate = '2013-12-27' AND FirstName = 'Dorina' AND LastName = 'Gáspár' UNION" calcext:value-type="string">
            <text:p>SELECT '2019-09-01', 'true', ps.Id FROM PersonStudents ps WHERE BirthDate = '2013-12-27' AND FirstName = 'Dorina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table:style-name="ce19" table:formula="of:=DATEDIF([.C10];[.$M$1];&quot;y&quot;)" office:value-type="float" office:value="13" calcext:value-type="float">
            <text:p>13</text:p>
          </table:table-cell>
          <table:table-cell table:style-name="ce19" table:formula="of:=IF([.D10] &lt; 14;YEAR([.C10])+6;IF([.D10] &lt; 18;YEAR([.C10])+14))&amp;&quot;-09-01&quot;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10];&quot;yyyy-mm-dd&quot;)&amp;&quot;', 'true', ps.Id FROM PersonStudents ps WHERE BirthDate = '&quot;&amp;TEXT([.C10];&quot;yyyy-mm-dd&quot;)&amp;&quot;' AND FirstName = '&quot;&amp;[.A10]&amp;&quot;' AND LastName = '&quot;&amp;[.B10]&amp;&quot;' UNION&quot;" office:value-type="string" office:string-value="SELECT '2013-09-01', 'true', ps.Id FROM PersonStudents ps WHERE BirthDate = '2007-08-17' AND FirstName = 'Éva' AND LastName = 'Halász' UNION" calcext:value-type="string">
            <text:p>SELECT '2013-09-01', 'true', ps.Id FROM PersonStudents ps WHERE BirthDate = '2007-08-17' AND FirstName = 'Éva' AND LastName = 'Hal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table:style-name="ce19" table:formula="of:=DATEDIF([.C11];[.$M$1];&quot;y&quot;)" office:value-type="float" office:value="8" calcext:value-type="float">
            <text:p>8</text:p>
          </table:table-cell>
          <table:table-cell table:style-name="ce19" table:formula="of:=IF([.D11] &lt; 14;YEAR([.C11])+6;IF([.D11] &lt; 18;YEAR([.C11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1];&quot;yyyy-mm-dd&quot;)&amp;&quot;', 'true', ps.Id FROM PersonStudents ps WHERE BirthDate = '&quot;&amp;TEXT([.C11];&quot;yyyy-mm-dd&quot;)&amp;&quot;' AND FirstName = '&quot;&amp;[.A11]&amp;&quot;' AND LastName = '&quot;&amp;[.B11]&amp;&quot;' UNION&quot;" office:value-type="string" office:string-value="SELECT '2018-09-01', 'true', ps.Id FROM PersonStudents ps WHERE BirthDate = '2012-04-30' AND FirstName = 'Evelin' AND LastName = 'Orosz' UNION" calcext:value-type="string">
            <text:p>SELECT '2018-09-01', 'true', ps.Id FROM PersonStudents ps WHERE BirthDate = '2012-04-30' AND FirstName = 'Evelin' AND LastName = 'Oro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table:style-name="ce19" table:formula="of:=DATEDIF([.C12];[.$M$1];&quot;y&quot;)" office:value-type="float" office:value="12" calcext:value-type="float">
            <text:p>12</text:p>
          </table:table-cell>
          <table:table-cell table:style-name="ce19" table:formula="of:=IF([.D12] &lt; 14;YEAR([.C12])+6;IF([.D12] &lt; 18;YEAR([.C12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12];&quot;yyyy-mm-dd&quot;)&amp;&quot;', 'true', ps.Id FROM PersonStudents ps WHERE BirthDate = '&quot;&amp;TEXT([.C12];&quot;yyyy-mm-dd&quot;)&amp;&quot;' AND FirstName = '&quot;&amp;[.A12]&amp;&quot;' AND LastName = '&quot;&amp;[.B12]&amp;&quot;' UNION&quot;" office:value-type="string" office:string-value="SELECT '2014-09-01', 'true', ps.Id FROM PersonStudents ps WHERE BirthDate = '2008-03-12' AND FirstName = 'Adél' AND LastName = 'Biró' UNION" calcext:value-type="string">
            <text:p>SELECT '2014-09-01', 'true', ps.Id FROM PersonStudents ps WHERE BirthDate = '2008-03-12' AND FirstName = 'Adél' AND LastName = 'Bir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table:style-name="ce19" table:formula="of:=DATEDIF([.C13];[.$M$1];&quot;y&quot;)" office:value-type="float" office:value="7" calcext:value-type="float">
            <text:p>7</text:p>
          </table:table-cell>
          <table:table-cell table:style-name="ce19" table:formula="of:=IF([.D13] &lt; 14;YEAR([.C13])+6;IF([.D13] &lt; 18;YEAR([.C13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13];&quot;yyyy-mm-dd&quot;)&amp;&quot;', 'true', ps.Id FROM PersonStudents ps WHERE BirthDate = '&quot;&amp;TEXT([.C13];&quot;yyyy-mm-dd&quot;)&amp;&quot;' AND FirstName = '&quot;&amp;[.A13]&amp;&quot;' AND LastName = '&quot;&amp;[.B13]&amp;&quot;' UNION&quot;" office:value-type="string" office:string-value="SELECT '2019-09-01', 'true', ps.Id FROM PersonStudents ps WHERE BirthDate = '2013-01-15' AND FirstName = 'Olivér' AND LastName = 'Orbán' UNION" calcext:value-type="string">
            <text:p>SELECT '2019-09-01', 'true', ps.Id FROM PersonStudents ps WHERE BirthDate = '2013-01-15' AND FirstName = 'Olivér' AND LastName = 'Orb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table:style-name="ce19" table:formula="of:=DATEDIF([.C14];[.$M$1];&quot;y&quot;)" office:value-type="float" office:value="8" calcext:value-type="float">
            <text:p>8</text:p>
          </table:table-cell>
          <table:table-cell table:style-name="ce19" table:formula="of:=IF([.D14] &lt; 14;YEAR([.C14])+6;IF([.D14] &lt; 18;YEAR([.C14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4];&quot;yyyy-mm-dd&quot;)&amp;&quot;', 'true', ps.Id FROM PersonStudents ps WHERE BirthDate = '&quot;&amp;TEXT([.C14];&quot;yyyy-mm-dd&quot;)&amp;&quot;' AND FirstName = '&quot;&amp;[.A14]&amp;&quot;' AND LastName = '&quot;&amp;[.B14]&amp;&quot;' UNION&quot;" office:value-type="string" office:string-value="SELECT '2017-09-01', 'true', ps.Id FROM PersonStudents ps WHERE BirthDate = '2011-12-20' AND FirstName = 'Géza' AND LastName = 'Bogdán' UNION" calcext:value-type="string">
            <text:p>SELECT '2017-09-01', 'true', ps.Id FROM PersonStudents ps WHERE BirthDate = '2011-12-20' AND FirstName = 'Géza' AND LastName = 'Bogd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table:style-name="ce19" table:formula="of:=DATEDIF([.C15];[.$M$1];&quot;y&quot;)" office:value-type="float" office:value="13" calcext:value-type="float">
            <text:p>13</text:p>
          </table:table-cell>
          <table:table-cell table:style-name="ce19" table:formula="of:=IF([.D15] &lt; 14;YEAR([.C15])+6;IF([.D15] &lt; 18;YEAR([.C15])+14))&amp;&quot;-09-01&quot;" office:value-type="string" office:string-value="2012-09-01" calcext:value-type="string">
            <text:p>2012-09-01</text:p>
          </table:table-cell>
          <table:table-cell/>
          <table:table-cell table:style-name="ce10" table:formula="of:=&quot;SELECT '&quot;&amp;TEXT([.E15];&quot;yyyy-mm-dd&quot;)&amp;&quot;', 'true', ps.Id FROM PersonStudents ps WHERE BirthDate = '&quot;&amp;TEXT([.C15];&quot;yyyy-mm-dd&quot;)&amp;&quot;' AND FirstName = '&quot;&amp;[.A15]&amp;&quot;' AND LastName = '&quot;&amp;[.B15]&amp;&quot;' UNION&quot;" office:value-type="string" office:string-value="SELECT '2012-09-01', 'true', ps.Id FROM PersonStudents ps WHERE BirthDate = '2006-11-16' AND FirstName = 'Kevin' AND LastName = 'Király' UNION" calcext:value-type="string">
            <text:p>SELECT '2012-09-01', 'true', ps.Id FROM PersonStudents ps WHERE BirthDate = '2006-11-16' AND FirstName = 'Kevin' AND LastName = 'Kirá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table:style-name="ce19" table:formula="of:=DATEDIF([.C16];[.$M$1];&quot;y&quot;)" office:value-type="float" office:value="7" calcext:value-type="float">
            <text:p>7</text:p>
          </table:table-cell>
          <table:table-cell table:style-name="ce19" table:formula="of:=IF([.D16] &lt; 14;YEAR([.C16])+6;IF([.D16] &lt; 18;YEAR([.C16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6];&quot;yyyy-mm-dd&quot;)&amp;&quot;', 'true', ps.Id FROM PersonStudents ps WHERE BirthDate = '&quot;&amp;TEXT([.C16];&quot;yyyy-mm-dd&quot;)&amp;&quot;' AND FirstName = '&quot;&amp;[.A16]&amp;&quot;' AND LastName = '&quot;&amp;[.B16]&amp;&quot;' UNION&quot;" office:value-type="string" office:string-value="SELECT '2018-09-01', 'true', ps.Id FROM PersonStudents ps WHERE BirthDate = '2012-12-21' AND FirstName = 'Tamás' AND LastName = 'Apród' UNION" calcext:value-type="string">
            <text:p>SELECT '2018-09-01', 'true', ps.Id FROM PersonStudents ps WHERE BirthDate = '2012-12-21' AND FirstName = 'Tamás' AND LastName = 'Apród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table:style-name="ce19" table:formula="of:=DATEDIF([.C17];[.$M$1];&quot;y&quot;)" office:value-type="float" office:value="9" calcext:value-type="float">
            <text:p>9</text:p>
          </table:table-cell>
          <table:table-cell table:style-name="ce19" table:formula="of:=IF([.D17] &lt; 14;YEAR([.C17])+6;IF([.D17] &lt; 18;YEAR([.C17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17];&quot;yyyy-mm-dd&quot;)&amp;&quot;', 'true', ps.Id FROM PersonStudents ps WHERE BirthDate = '&quot;&amp;TEXT([.C17];&quot;yyyy-mm-dd&quot;)&amp;&quot;' AND FirstName = '&quot;&amp;[.A17]&amp;&quot;' AND LastName = '&quot;&amp;[.B17]&amp;&quot;' UNION&quot;" office:value-type="string" office:string-value="SELECT '2017-09-01', 'true', ps.Id FROM PersonStudents ps WHERE BirthDate = '2011-04-15' AND FirstName = 'Dezső' AND LastName = 'Bakos' UNION" calcext:value-type="string">
            <text:p>SELECT '2017-09-01', 'true', ps.Id FROM PersonStudents ps WHERE BirthDate = '2011-04-15' AND FirstName = 'Dezső' AND LastName = 'Bak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table:style-name="ce19" table:formula="of:=DATEDIF([.C18];[.$M$1];&quot;y&quot;)" office:value-type="float" office:value="10" calcext:value-type="float">
            <text:p>10</text:p>
          </table:table-cell>
          <table:table-cell table:style-name="ce19" table:formula="of:=IF([.D18] &lt; 14;YEAR([.C18])+6;IF([.D18] &lt; 18;YEAR([.C18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18];&quot;yyyy-mm-dd&quot;)&amp;&quot;', 'true', ps.Id FROM PersonStudents ps WHERE BirthDate = '&quot;&amp;TEXT([.C18];&quot;yyyy-mm-dd&quot;)&amp;&quot;' AND FirstName = '&quot;&amp;[.A18]&amp;&quot;' AND LastName = '&quot;&amp;[.B18]&amp;&quot;' UNION&quot;" office:value-type="string" office:string-value="SELECT '2015-09-01', 'true', ps.Id FROM PersonStudents ps WHERE BirthDate = '2009-10-20' AND FirstName = 'József' AND LastName = 'Sándor' UNION" calcext:value-type="string">
            <text:p>SELECT '2015-09-01', 'true', ps.Id FROM PersonStudents ps WHERE BirthDate = '2009-10-20' AND FirstName = 'József' AND LastName = 'Sánd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table:style-name="ce19" table:formula="of:=DATEDIF([.C19];[.$M$1];&quot;y&quot;)" office:value-type="float" office:value="7" calcext:value-type="float">
            <text:p>7</text:p>
          </table:table-cell>
          <table:table-cell table:style-name="ce19" table:formula="of:=IF([.D19] &lt; 14;YEAR([.C19])+6;IF([.D19] &lt; 18;YEAR([.C19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19];&quot;yyyy-mm-dd&quot;)&amp;&quot;', 'true', ps.Id FROM PersonStudents ps WHERE BirthDate = '&quot;&amp;TEXT([.C19];&quot;yyyy-mm-dd&quot;)&amp;&quot;' AND FirstName = '&quot;&amp;[.A19]&amp;&quot;' AND LastName = '&quot;&amp;[.B19]&amp;&quot;' UNION&quot;" office:value-type="string" office:string-value="SELECT '2018-09-01', 'true', ps.Id FROM PersonStudents ps WHERE BirthDate = '2012-12-28' AND FirstName = 'Gergő' AND LastName = 'Tóth' UNION" calcext:value-type="string">
            <text:p>SELECT '2018-09-01', 'true', ps.Id FROM PersonStudents ps WHERE BirthDate = '2012-12-28' AND FirstName = 'Gergő' AND LastName = 'Tó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table:style-name="ce19" table:formula="of:=DATEDIF([.C20];[.$M$1];&quot;y&quot;)" office:value-type="float" office:value="10" calcext:value-type="float">
            <text:p>10</text:p>
          </table:table-cell>
          <table:table-cell table:style-name="ce19" table:formula="of:=IF([.D20] &lt; 14;YEAR([.C20])+6;IF([.D20] &lt; 18;YEAR([.C20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20];&quot;yyyy-mm-dd&quot;)&amp;&quot;', 'true', ps.Id FROM PersonStudents ps WHERE BirthDate = '&quot;&amp;TEXT([.C20];&quot;yyyy-mm-dd&quot;)&amp;&quot;' AND FirstName = '&quot;&amp;[.A20]&amp;&quot;' AND LastName = '&quot;&amp;[.B20]&amp;&quot;' UNION&quot;" office:value-type="string" office:string-value="SELECT '2016-09-01', 'true', ps.Id FROM PersonStudents ps WHERE BirthDate = '2010-05-27' AND FirstName = 'Gergely' AND LastName = 'Kerekes' UNION" calcext:value-type="string">
            <text:p>SELECT '2016-09-01', 'true', ps.Id FROM PersonStudents ps WHERE BirthDate = '2010-05-27' AND FirstName = 'Gergely' AND LastName = 'Kerek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table:style-name="ce19" table:formula="of:=DATEDIF([.C21];[.$M$1];&quot;y&quot;)" office:value-type="float" office:value="12" calcext:value-type="float">
            <text:p>12</text:p>
          </table:table-cell>
          <table:table-cell table:style-name="ce19" table:formula="of:=IF([.D21] &lt; 14;YEAR([.C21])+6;IF([.D21] &lt; 18;YEAR([.C21])+14))&amp;&quot;-09-01&quot;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21];&quot;yyyy-mm-dd&quot;)&amp;&quot;', 'true', ps.Id FROM PersonStudents ps WHERE BirthDate = '&quot;&amp;TEXT([.C21];&quot;yyyy-mm-dd&quot;)&amp;&quot;' AND FirstName = '&quot;&amp;[.A21]&amp;&quot;' AND LastName = '&quot;&amp;[.B21]&amp;&quot;' UNION&quot;" office:value-type="string" office:string-value="SELECT '2013-09-01', 'true', ps.Id FROM PersonStudents ps WHERE BirthDate = '2007-11-18' AND FirstName = 'Marcell' AND LastName = 'Hajdú' UNION" calcext:value-type="string">
            <text:p>SELECT '2013-09-01', 'true', ps.Id FROM PersonStudents ps WHERE BirthDate = '2007-11-18' AND FirstName = 'Marcell' AND LastName = 'Hajdú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table:style-name="ce19" table:formula="of:=DATEDIF([.C22];[.$M$1];&quot;y&quot;)" office:value-type="float" office:value="11" calcext:value-type="float">
            <text:p>11</text:p>
          </table:table-cell>
          <table:table-cell table:style-name="ce19" table:formula="of:=IF([.D22] &lt; 14;YEAR([.C22])+6;IF([.D22] &lt; 18;YEAR([.C22])+14))&amp;&quot;-09-01&quot;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22];&quot;yyyy-mm-dd&quot;)&amp;&quot;', 'true', ps.Id FROM PersonStudents ps WHERE BirthDate = '&quot;&amp;TEXT([.C22];&quot;yyyy-mm-dd&quot;)&amp;&quot;' AND FirstName = '&quot;&amp;[.A22]&amp;&quot;' AND LastName = '&quot;&amp;[.B22]&amp;&quot;' UNION&quot;" office:value-type="string" office:string-value="SELECT '2015-09-01', 'true', ps.Id FROM PersonStudents ps WHERE BirthDate = '2009-08-08' AND FirstName = 'Lajos' AND LastName = 'Gáspár' UNION" calcext:value-type="string">
            <text:p>SELECT '2015-09-01', 'true', ps.Id FROM PersonStudents ps WHERE BirthDate = '2009-08-08' AND FirstName = 'Lajos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table:style-name="ce19" table:formula="of:=DATEDIF([.C23];[.$M$1];&quot;y&quot;)" office:value-type="float" office:value="14" calcext:value-type="float">
            <text:p>14</text:p>
          </table:table-cell>
          <table:table-cell table:style-name="ce19" table:formula="of:=IF([.D23] &lt; 14;YEAR([.C23])+6;IF([.D23] &lt; 18;YEAR([.C23])+14))&amp;&quot;-09-01&quot;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23];&quot;yyyy-mm-dd&quot;)&amp;&quot;', 'true', ps.Id FROM PersonStudents ps WHERE BirthDate = '&quot;&amp;TEXT([.C23];&quot;yyyy-mm-dd&quot;)&amp;&quot;' AND FirstName = '&quot;&amp;[.A23]&amp;&quot;' AND LastName = '&quot;&amp;[.B23]&amp;&quot;' UNION&quot;" office:value-type="string" office:string-value="SELECT '2020-09-01', 'true', ps.Id FROM PersonStudents ps WHERE BirthDate = '2006-07-11' AND FirstName = 'Donát' AND LastName = 'Király' UNION" calcext:value-type="string">
            <text:p>SELECT '2020-09-01', 'true', ps.Id FROM PersonStudents ps WHERE BirthDate = '2006-07-11' AND FirstName = 'Donát' AND LastName = 'Kirá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table:style-name="ce19" table:formula="of:=DATEDIF([.C24];[.$M$1];&quot;y&quot;)" office:value-type="float" office:value="12" calcext:value-type="float">
            <text:p>12</text:p>
          </table:table-cell>
          <table:table-cell table:style-name="ce19" table:formula="of:=IF([.D24] &lt; 14;YEAR([.C24])+6;IF([.D24] &lt; 18;YEAR([.C24])+14))&amp;&quot;-09-01&quot;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24];&quot;yyyy-mm-dd&quot;)&amp;&quot;', 'true', ps.Id FROM PersonStudents ps WHERE BirthDate = '&quot;&amp;TEXT([.C24];&quot;yyyy-mm-dd&quot;)&amp;&quot;' AND FirstName = '&quot;&amp;[.A24]&amp;&quot;' AND LastName = '&quot;&amp;[.B24]&amp;&quot;' UNION&quot;" office:value-type="string" office:string-value="SELECT '2014-09-01', 'true', ps.Id FROM PersonStudents ps WHERE BirthDate = '2008-08-08' AND FirstName = 'György' AND LastName = 'Vörös' UNION" calcext:value-type="string">
            <text:p>SELECT '2014-09-01', 'true', ps.Id FROM PersonStudents ps WHERE BirthDate = '2008-08-08' AND FirstName = 'György' AND LastName = 'Vörö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table:style-name="ce19" table:formula="of:=DATEDIF([.C25];[.$M$1];&quot;y&quot;)" office:value-type="float" office:value="7" calcext:value-type="float">
            <text:p>7</text:p>
          </table:table-cell>
          <table:table-cell table:style-name="ce19" table:formula="of:=IF([.D25] &lt; 14;YEAR([.C25])+6;IF([.D25] &lt; 18;YEAR([.C25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25];&quot;yyyy-mm-dd&quot;)&amp;&quot;', 'true', ps.Id FROM PersonStudents ps WHERE BirthDate = '&quot;&amp;TEXT([.C25];&quot;yyyy-mm-dd&quot;)&amp;&quot;' AND FirstName = '&quot;&amp;[.A25]&amp;&quot;' AND LastName = '&quot;&amp;[.B25]&amp;&quot;' UNION&quot;" office:value-type="string" office:string-value="SELECT '2019-09-01', 'true', ps.Id FROM PersonStudents ps WHERE BirthDate = '2013-02-21' AND FirstName = 'Ármin' AND LastName = 'Juhász' UNION" calcext:value-type="string">
            <text:p>SELECT '2019-09-01', 'true', ps.Id FROM PersonStudents ps WHERE BirthDate = '2013-02-21' AND FirstName = 'Ármin' AND LastName = 'Juh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table:style-name="ce19" table:formula="of:=DATEDIF([.C26];[.$M$1];&quot;y&quot;)" office:value-type="float" office:value="8" calcext:value-type="float">
            <text:p>8</text:p>
          </table:table-cell>
          <table:table-cell table:style-name="ce19" table:formula="of:=IF([.D26] &lt; 14;YEAR([.C26])+6;IF([.D26] &lt; 18;YEAR([.C26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26];&quot;yyyy-mm-dd&quot;)&amp;&quot;', 'true', ps.Id FROM PersonStudents ps WHERE BirthDate = '&quot;&amp;TEXT([.C26];&quot;yyyy-mm-dd&quot;)&amp;&quot;' AND FirstName = '&quot;&amp;[.A26]&amp;&quot;' AND LastName = '&quot;&amp;[.B26]&amp;&quot;' UNION&quot;" office:value-type="string" office:string-value="SELECT '2017-09-01', 'true', ps.Id FROM PersonStudents ps WHERE BirthDate = '2011-12-10' AND FirstName = 'Viktor' AND LastName = 'Juhász' UNION" calcext:value-type="string">
            <text:p>SELECT '2017-09-01', 'true', ps.Id FROM PersonStudents ps WHERE BirthDate = '2011-12-10' AND FirstName = 'Viktor' AND LastName = 'Juhász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table:style-name="ce19" table:formula="of:=DATEDIF([.C27];[.$M$1];&quot;y&quot;)" office:value-type="float" office:value="9" calcext:value-type="float">
            <text:p>9</text:p>
          </table:table-cell>
          <table:table-cell table:style-name="ce19" table:formula="of:=IF([.D27] &lt; 14;YEAR([.C27])+6;IF([.D27] &lt; 18;YEAR([.C27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27];&quot;yyyy-mm-dd&quot;)&amp;&quot;', 'true', ps.Id FROM PersonStudents ps WHERE BirthDate = '&quot;&amp;TEXT([.C27];&quot;yyyy-mm-dd&quot;)&amp;&quot;' AND FirstName = '&quot;&amp;[.A27]&amp;&quot;' AND LastName = '&quot;&amp;[.B27]&amp;&quot;' UNION&quot;" office:value-type="string" office:string-value="SELECT '2016-09-01', 'true', ps.Id FROM PersonStudents ps WHERE BirthDate = '2010-10-13' AND FirstName = 'Balázs' AND LastName = 'Borbély' UNION" calcext:value-type="string">
            <text:p>SELECT '2016-09-01', 'true', ps.Id FROM PersonStudents ps WHERE BirthDate = '2010-10-13' AND FirstName = 'Balázs' AND LastName = 'Borbé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table:style-name="ce19" table:formula="of:=DATEDIF([.C28];[.$M$1];&quot;y&quot;)" office:value-type="float" office:value="9" calcext:value-type="float">
            <text:p>9</text:p>
          </table:table-cell>
          <table:table-cell table:style-name="ce19" table:formula="of:=IF([.D28] &lt; 14;YEAR([.C28])+6;IF([.D28] &lt; 18;YEAR([.C28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28];&quot;yyyy-mm-dd&quot;)&amp;&quot;', 'true', ps.Id FROM PersonStudents ps WHERE BirthDate = '&quot;&amp;TEXT([.C28];&quot;yyyy-mm-dd&quot;)&amp;&quot;' AND FirstName = '&quot;&amp;[.A28]&amp;&quot;' AND LastName = '&quot;&amp;[.B28]&amp;&quot;' UNION&quot;" office:value-type="string" office:string-value="SELECT '2017-09-01', 'true', ps.Id FROM PersonStudents ps WHERE BirthDate = '2011-08-20' AND FirstName = 'Olivér' AND LastName = 'László' UNION" calcext:value-type="string">
            <text:p>SELECT '2017-09-01', 'true', ps.Id FROM PersonStudents ps WHERE BirthDate = '2011-08-20' AND FirstName = 'Olivér' AND LastName = 'Lászl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table:style-name="ce19" table:formula="of:=DATEDIF([.C29];[.$M$1];&quot;y&quot;)" office:value-type="float" office:value="15" calcext:value-type="float">
            <text:p>15</text:p>
          </table:table-cell>
          <table:table-cell table:style-name="ce19" table:formula="of:=IF([.D29] &lt; 14;YEAR([.C29])+6;IF([.D29] &lt; 18;YEAR([.C29])+14))&amp;&quot;-09-01&quot;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29];&quot;yyyy-mm-dd&quot;)&amp;&quot;', 'true', ps.Id FROM PersonStudents ps WHERE BirthDate = '&quot;&amp;TEXT([.C29];&quot;yyyy-mm-dd&quot;)&amp;&quot;' AND FirstName = '&quot;&amp;[.A29]&amp;&quot;' AND LastName = '&quot;&amp;[.B29]&amp;&quot;' UNION&quot;" office:value-type="string" office:string-value="SELECT '2018-09-01', 'true', ps.Id FROM PersonStudents ps WHERE BirthDate = '2004-09-13' AND FirstName = 'Bendegúz' AND LastName = 'Bakos' UNION" calcext:value-type="string">
            <text:p>SELECT '2018-09-01', 'true', ps.Id FROM PersonStudents ps WHERE BirthDate = '2004-09-13' AND FirstName = 'Bendegúz' AND LastName = 'Bak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table:style-name="ce19" table:formula="of:=DATEDIF([.C30];[.$M$1];&quot;y&quot;)" office:value-type="float" office:value="14" calcext:value-type="float">
            <text:p>14</text:p>
          </table:table-cell>
          <table:table-cell table:style-name="ce19" table:formula="of:=IF([.D30] &lt; 14;YEAR([.C30])+6;IF([.D30] &lt; 18;YEAR([.C30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30];&quot;yyyy-mm-dd&quot;)&amp;&quot;', 'true', ps.Id FROM PersonStudents ps WHERE BirthDate = '&quot;&amp;TEXT([.C30];&quot;yyyy-mm-dd&quot;)&amp;&quot;' AND FirstName = '&quot;&amp;[.A30]&amp;&quot;' AND LastName = '&quot;&amp;[.B30]&amp;&quot;' UNION&quot;" office:value-type="string" office:string-value="SELECT '2019-09-01', 'true', ps.Id FROM PersonStudents ps WHERE BirthDate = '2005-11-09' AND FirstName = 'Renátó' AND LastName = 'Török' UNION" calcext:value-type="string">
            <text:p>SELECT '2019-09-01', 'true', ps.Id FROM PersonStudents ps WHERE BirthDate = '2005-11-09' AND FirstName = 'Renátó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table:style-name="ce19" table:formula="of:=DATEDIF([.C31];[.$M$1];&quot;y&quot;)" office:value-type="float" office:value="10" calcext:value-type="float">
            <text:p>10</text:p>
          </table:table-cell>
          <table:table-cell table:style-name="ce19" table:formula="of:=IF([.D31] &lt; 14;YEAR([.C31])+6;IF([.D31] &lt; 18;YEAR([.C31])+14))&amp;&quot;-09-01&quot;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1];&quot;yyyy-mm-dd&quot;)&amp;&quot;', 'true', ps.Id FROM PersonStudents ps WHERE BirthDate = '&quot;&amp;TEXT([.C31];&quot;yyyy-mm-dd&quot;)&amp;&quot;' AND FirstName = '&quot;&amp;[.A31]&amp;&quot;' AND LastName = '&quot;&amp;[.B31]&amp;&quot;' UNION&quot;" office:value-type="string" office:string-value="SELECT '2016-09-01', 'true', ps.Id FROM PersonStudents ps WHERE BirthDate = '2010-07-09' AND FirstName = 'Barnabás' AND LastName = 'Novák' UNION" calcext:value-type="string">
            <text:p>SELECT '2016-09-01', 'true', ps.Id FROM PersonStudents ps WHERE BirthDate = '2010-07-09' AND FirstName = 'Barnabás' AND LastName = 'Nová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table:style-name="ce19" table:formula="of:=DATEDIF([.C32];[.$M$1];&quot;y&quot;)" office:value-type="float" office:value="9" calcext:value-type="float">
            <text:p>9</text:p>
          </table:table-cell>
          <table:table-cell table:style-name="ce19" table:formula="of:=IF([.D32] &lt; 14;YEAR([.C32])+6;IF([.D32] &lt; 18;YEAR([.C32])+14))&amp;&quot;-09-01&quot;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32];&quot;yyyy-mm-dd&quot;)&amp;&quot;', 'true', ps.Id FROM PersonStudents ps WHERE BirthDate = '&quot;&amp;TEXT([.C32];&quot;yyyy-mm-dd&quot;)&amp;&quot;' AND FirstName = '&quot;&amp;[.A32]&amp;&quot;' AND LastName = '&quot;&amp;[.B32]&amp;&quot;' UNION&quot;" office:value-type="string" office:string-value="SELECT '2017-09-01', 'true', ps.Id FROM PersonStudents ps WHERE BirthDate = '2011-03-06' AND FirstName = 'Milán' AND LastName = 'Kiss' UNION" calcext:value-type="string">
            <text:p>SELECT '2017-09-01', 'true', ps.Id FROM PersonStudents ps WHERE BirthDate = '2011-03-06' AND FirstName = 'Milán' AND LastName = 'Ki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table:style-name="ce19" table:formula="of:=DATEDIF([.C33];[.$M$1];&quot;y&quot;)" office:value-type="float" office:value="6" calcext:value-type="float">
            <text:p>6</text:p>
          </table:table-cell>
          <table:table-cell table:style-name="ce19" table:formula="of:=IF([.D33] &lt; 14;YEAR([.C33])+6;IF([.D33] &lt; 18;YEAR([.C33])+14))&amp;&quot;-09-01&quot;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33];&quot;yyyy-mm-dd&quot;)&amp;&quot;', 'true', ps.Id FROM PersonStudents ps WHERE BirthDate = '&quot;&amp;TEXT([.C33];&quot;yyyy-mm-dd&quot;)&amp;&quot;' AND FirstName = '&quot;&amp;[.A33]&amp;&quot;' AND LastName = '&quot;&amp;[.B33]&amp;&quot;' UNION&quot;" office:value-type="string" office:string-value="SELECT '2019-09-01', 'true', ps.Id FROM PersonStudents ps WHERE BirthDate = '2013-12-21' AND FirstName = 'Laura' AND LastName = 'Borbély' UNION" calcext:value-type="string">
            <text:p>SELECT '2019-09-01', 'true', ps.Id FROM PersonStudents ps WHERE BirthDate = '2013-12-21' AND FirstName = 'Laura' AND LastName = 'Borbé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table:style-name="ce19" table:formula="of:=DATEDIF([.C34];[.$M$1];&quot;y&quot;)" office:value-type="float" office:value="23" calcext:value-type="float">
            <text:p>23</text:p>
          </table:table-cell>
          <table:table-cell table:style-name="ce19" table:formula="of:=IF([.D34] &lt; 14;YEAR([.C34])+6;IF([.D34] &lt; 18;YEAR([.C34])+14;YEAR([.C3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34];&quot;yyyy-mm-dd&quot;)&amp;&quot;', 'true', ps.Id FROM PersonStudents ps WHERE BirthDate = '&quot;&amp;TEXT([.C34];&quot;yyyy-mm-dd&quot;)&amp;&quot;' AND FirstName = '&quot;&amp;[.A34]&amp;&quot;' AND LastName = '&quot;&amp;[.B34]&amp;&quot;' UNION&quot;" office:value-type="string" office:string-value="SELECT '2015-09-01', 'true', ps.Id FROM PersonStudents ps WHERE BirthDate = '1997-02-17' AND FirstName = 'Hajnalka' AND LastName = 'Németh' UNION" calcext:value-type="string">
            <text:p>SELECT '2015-09-01', 'true', ps.Id FROM PersonStudents ps WHERE BirthDate = '1997-02-17' AND FirstName = 'Hajnalka' AND LastName = 'Néme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table:style-name="ce19" table:formula="of:=DATEDIF([.C35];[.$M$1];&quot;y&quot;)" office:value-type="float" office:value="21" calcext:value-type="float">
            <text:p>21</text:p>
          </table:table-cell>
          <table:table-cell table:style-name="ce19" table:formula="of:=IF([.D35] &lt; 14;YEAR([.C35])+6;IF([.D35] &lt; 18;YEAR([.C35])+14;YEAR([.C35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35];&quot;yyyy-mm-dd&quot;)&amp;&quot;', 'true', ps.Id FROM PersonStudents ps WHERE BirthDate = '&quot;&amp;TEXT([.C35];&quot;yyyy-mm-dd&quot;)&amp;&quot;' AND FirstName = '&quot;&amp;[.A35]&amp;&quot;' AND LastName = '&quot;&amp;[.B35]&amp;&quot;' UNION&quot;" office:value-type="string" office:string-value="SELECT '2017-09-01', 'true', ps.Id FROM PersonStudents ps WHERE BirthDate = '1999-02-18' AND FirstName = 'Mária' AND LastName = 'Székely' UNION" calcext:value-type="string">
            <text:p>SELECT '2017-09-01', 'true', ps.Id FROM PersonStudents ps WHERE BirthDate = '1999-02-18' AND FirstName = 'Mária' AND LastName = 'Székely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table:style-name="ce19" table:formula="of:=DATEDIF([.C36];[.$M$1];&quot;y&quot;)" office:value-type="float" office:value="22" calcext:value-type="float">
            <text:p>22</text:p>
          </table:table-cell>
          <table:table-cell table:style-name="ce19" table:formula="of:=IF([.D36] &lt; 14;YEAR([.C36])+6;IF([.D36] &lt; 18;YEAR([.C36])+14;YEAR([.C36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36];&quot;yyyy-mm-dd&quot;)&amp;&quot;', 'true', ps.Id FROM PersonStudents ps WHERE BirthDate = '&quot;&amp;TEXT([.C36];&quot;yyyy-mm-dd&quot;)&amp;&quot;' AND FirstName = '&quot;&amp;[.A36]&amp;&quot;' AND LastName = '&quot;&amp;[.B36]&amp;&quot;' UNION&quot;" office:value-type="string" office:string-value="SELECT '2015-09-01', 'true', ps.Id FROM PersonStudents ps WHERE BirthDate = '1997-10-17' AND FirstName = 'Szabina' AND LastName = 'Vincze' UNION" calcext:value-type="string">
            <text:p>SELECT '2015-09-01', 'true', ps.Id FROM PersonStudents ps WHERE BirthDate = '1997-10-17' AND FirstName = 'Szabina' AND LastName = 'Vincz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table:style-name="ce19" table:formula="of:=DATEDIF([.C37];[.$M$1];&quot;y&quot;)" office:value-type="float" office:value="21" calcext:value-type="float">
            <text:p>21</text:p>
          </table:table-cell>
          <table:table-cell table:style-name="ce19" table:formula="of:=IF([.D37] &lt; 14;YEAR([.C37])+6;IF([.D37] &lt; 18;YEAR([.C37])+14;YEAR([.C37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7];&quot;yyyy-mm-dd&quot;)&amp;&quot;', 'true', ps.Id FROM PersonStudents ps WHERE BirthDate = '&quot;&amp;TEXT([.C37];&quot;yyyy-mm-dd&quot;)&amp;&quot;' AND FirstName = '&quot;&amp;[.A37]&amp;&quot;' AND LastName = '&quot;&amp;[.B37]&amp;&quot;' UNION&quot;" office:value-type="string" office:string-value="SELECT '2016-09-01', 'true', ps.Id FROM PersonStudents ps WHERE BirthDate = '1998-09-02' AND FirstName = 'Lilla' AND LastName = 'Oláh' UNION" calcext:value-type="string">
            <text:p>SELECT '2016-09-01', 'true', ps.Id FROM PersonStudents ps WHERE BirthDate = '1998-09-02' AND FirstName = 'Lilla' AND LastName = 'Olá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table:style-name="ce19" table:formula="of:=DATEDIF([.C38];[.$M$1];&quot;y&quot;)" office:value-type="float" office:value="22" calcext:value-type="float">
            <text:p>22</text:p>
          </table:table-cell>
          <table:table-cell table:style-name="ce19" table:formula="of:=IF([.D38] &lt; 14;YEAR([.C38])+6;IF([.D38] &lt; 18;YEAR([.C38])+14;YEAR([.C3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38];&quot;yyyy-mm-dd&quot;)&amp;&quot;', 'true', ps.Id FROM PersonStudents ps WHERE BirthDate = '&quot;&amp;TEXT([.C38];&quot;yyyy-mm-dd&quot;)&amp;&quot;' AND FirstName = '&quot;&amp;[.A38]&amp;&quot;' AND LastName = '&quot;&amp;[.B38]&amp;&quot;' UNION&quot;" office:value-type="string" office:string-value="SELECT '2016-09-01', 'true', ps.Id FROM PersonStudents ps WHERE BirthDate = '1998-06-11' AND FirstName = 'Sára' AND LastName = 'Péter' UNION" calcext:value-type="string">
            <text:p>SELECT '2016-09-01', 'true', ps.Id FROM PersonStudents ps WHERE BirthDate = '1998-06-11' AND FirstName = 'Sára' AND LastName = 'Péte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table:style-name="ce19" table:formula="of:=DATEDIF([.C39];[.$M$1];&quot;y&quot;)" office:value-type="float" office:value="24" calcext:value-type="float">
            <text:p>24</text:p>
          </table:table-cell>
          <table:table-cell table:style-name="ce19" table:formula="of:=IF([.D39] &lt; 14;YEAR([.C39])+6;IF([.D39] &lt; 18;YEAR([.C39])+14;YEAR([.C39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39];&quot;yyyy-mm-dd&quot;)&amp;&quot;', 'true', ps.Id FROM PersonStudents ps WHERE BirthDate = '&quot;&amp;TEXT([.C39];&quot;yyyy-mm-dd&quot;)&amp;&quot;' AND FirstName = '&quot;&amp;[.A39]&amp;&quot;' AND LastName = '&quot;&amp;[.B39]&amp;&quot;' UNION&quot;" office:value-type="string" office:string-value="SELECT '2013-09-01', 'true', ps.Id FROM PersonStudents ps WHERE BirthDate = '1995-09-11' AND FirstName = 'Anita' AND LastName = 'Fodor' UNION" calcext:value-type="string">
            <text:p>SELECT '2013-09-01', 'true', ps.Id FROM PersonStudents ps WHERE BirthDate = '1995-09-11' AND FirstName = 'Anita' AND LastName = 'Fod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table:style-name="ce19" table:formula="of:=DATEDIF([.C40];[.$M$1];&quot;y&quot;)" office:value-type="float" office:value="23" calcext:value-type="float">
            <text:p>23</text:p>
          </table:table-cell>
          <table:table-cell table:style-name="ce19" table:formula="of:=IF([.D40] &lt; 14;YEAR([.C40])+6;IF([.D40] &lt; 18;YEAR([.C40])+14;YEAR([.C40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0];&quot;yyyy-mm-dd&quot;)&amp;&quot;', 'true', ps.Id FROM PersonStudents ps WHERE BirthDate = '&quot;&amp;TEXT([.C40];&quot;yyyy-mm-dd&quot;)&amp;&quot;' AND FirstName = '&quot;&amp;[.A40]&amp;&quot;' AND LastName = '&quot;&amp;[.B40]&amp;&quot;' UNION&quot;" office:value-type="string" office:string-value="SELECT '2014-09-01', 'true', ps.Id FROM PersonStudents ps WHERE BirthDate = '1996-11-18' AND FirstName = 'Benedek' AND LastName = 'Szalai' UNION" calcext:value-type="string">
            <text:p>SELECT '2014-09-01', 'true', ps.Id FROM PersonStudents ps WHERE BirthDate = '1996-11-18' AND FirstName = 'Benedek' AND LastName = 'Szalai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table:style-name="ce19" table:formula="of:=DATEDIF([.C41];[.$M$1];&quot;y&quot;)" office:value-type="float" office:value="19" calcext:value-type="float">
            <text:p>19</text:p>
          </table:table-cell>
          <table:table-cell table:style-name="ce19" table:formula="of:=IF([.D41] &lt; 14;YEAR([.C41])+6;IF([.D41] &lt; 18;YEAR([.C41])+14;YEAR([.C41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41];&quot;yyyy-mm-dd&quot;)&amp;&quot;', 'true', ps.Id FROM PersonStudents ps WHERE BirthDate = '&quot;&amp;TEXT([.C41];&quot;yyyy-mm-dd&quot;)&amp;&quot;' AND FirstName = '&quot;&amp;[.A41]&amp;&quot;' AND LastName = '&quot;&amp;[.B41]&amp;&quot;' UNION&quot;" office:value-type="string" office:string-value="SELECT '2019-09-01', 'true', ps.Id FROM PersonStudents ps WHERE BirthDate = '2001-06-02' AND FirstName = 'László' AND LastName = 'Horváth' UNION" calcext:value-type="string">
            <text:p>SELECT '2019-09-01', 'true', ps.Id FROM PersonStudents ps WHERE BirthDate = '2001-06-02' AND FirstName = 'László' AND LastName = 'Horváth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table:style-name="ce19" table:formula="of:=DATEDIF([.C42];[.$M$1];&quot;y&quot;)" office:value-type="float" office:value="24" calcext:value-type="float">
            <text:p>24</text:p>
          </table:table-cell>
          <table:table-cell table:style-name="ce19" table:formula="of:=IF([.D42] &lt; 14;YEAR([.C42])+6;IF([.D42] &lt; 18;YEAR([.C42])+14;YEAR([.C42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2];&quot;yyyy-mm-dd&quot;)&amp;&quot;', 'true', ps.Id FROM PersonStudents ps WHERE BirthDate = '&quot;&amp;TEXT([.C42];&quot;yyyy-mm-dd&quot;)&amp;&quot;' AND FirstName = '&quot;&amp;[.A42]&amp;&quot;' AND LastName = '&quot;&amp;[.B42]&amp;&quot;' UNION&quot;" office:value-type="string" office:string-value="SELECT '2014-09-01', 'true', ps.Id FROM PersonStudents ps WHERE BirthDate = '1996-06-22' AND FirstName = 'Bertalan' AND LastName = 'Fehér' UNION" calcext:value-type="string">
            <text:p>SELECT '2014-09-01', 'true', ps.Id FROM PersonStudents ps WHERE BirthDate = '1996-06-22' AND FirstName = 'Bertalan' AND LastName = 'Fehé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table:style-name="ce19" table:formula="of:=DATEDIF([.C43];[.$M$1];&quot;y&quot;)" office:value-type="float" office:value="20" calcext:value-type="float">
            <text:p>20</text:p>
          </table:table-cell>
          <table:table-cell table:style-name="ce19" table:formula="of:=IF([.D43] &lt; 14;YEAR([.C43])+6;IF([.D43] &lt; 18;YEAR([.C43])+14;YEAR([.C43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43];&quot;yyyy-mm-dd&quot;)&amp;&quot;', 'true', ps.Id FROM PersonStudents ps WHERE BirthDate = '&quot;&amp;TEXT([.C43];&quot;yyyy-mm-dd&quot;)&amp;&quot;' AND FirstName = '&quot;&amp;[.A43]&amp;&quot;' AND LastName = '&quot;&amp;[.B43]&amp;&quot;' UNION&quot;" office:value-type="string" office:string-value="SELECT '2017-09-01', 'true', ps.Id FROM PersonStudents ps WHERE BirthDate = '1999-11-22' AND FirstName = 'Botond' AND LastName = 'Lukács' UNION" calcext:value-type="string">
            <text:p>SELECT '2017-09-01', 'true', ps.Id FROM PersonStudents ps WHERE BirthDate = '1999-11-22' AND FirstName = 'Botond' AND LastName = 'Lukác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table:style-name="ce19" table:formula="of:=DATEDIF([.C44];[.$M$1];&quot;y&quot;)" office:value-type="float" office:value="23" calcext:value-type="float">
            <text:p>23</text:p>
          </table:table-cell>
          <table:table-cell table:style-name="ce19" table:formula="of:=IF([.D44] &lt; 14;YEAR([.C44])+6;IF([.D44] &lt; 18;YEAR([.C44])+14;YEAR([.C44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44];&quot;yyyy-mm-dd&quot;)&amp;&quot;', 'true', ps.Id FROM PersonStudents ps WHERE BirthDate = '&quot;&amp;TEXT([.C44];&quot;yyyy-mm-dd&quot;)&amp;&quot;' AND FirstName = '&quot;&amp;[.A44]&amp;&quot;' AND LastName = '&quot;&amp;[.B44]&amp;&quot;' UNION&quot;" office:value-type="string" office:string-value="SELECT '2015-09-01', 'true', ps.Id FROM PersonStudents ps WHERE BirthDate = '1997-06-12' AND FirstName = 'Ferenc' AND LastName = 'Bogdán' UNION" calcext:value-type="string">
            <text:p>SELECT '2015-09-01', 'true', ps.Id FROM PersonStudents ps WHERE BirthDate = '1997-06-12' AND FirstName = 'Ferenc' AND LastName = 'Bogdá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table:style-name="ce19" table:formula="of:=DATEDIF([.C45];[.$M$1];&quot;y&quot;)" office:value-type="float" office:value="22" calcext:value-type="float">
            <text:p>22</text:p>
          </table:table-cell>
          <table:table-cell table:style-name="ce19" table:formula="of:=IF([.D45] &lt; 14;YEAR([.C45])+6;IF([.D45] &lt; 18;YEAR([.C45])+14;YEAR([.C45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5];&quot;yyyy-mm-dd&quot;)&amp;&quot;', 'true', ps.Id FROM PersonStudents ps WHERE BirthDate = '&quot;&amp;TEXT([.C45];&quot;yyyy-mm-dd&quot;)&amp;&quot;' AND FirstName = '&quot;&amp;[.A45]&amp;&quot;' AND LastName = '&quot;&amp;[.B45]&amp;&quot;' UNION&quot;" office:value-type="string" office:string-value="SELECT '2016-09-01', 'true', ps.Id FROM PersonStudents ps WHERE BirthDate = '1998-04-29' AND FirstName = 'Csaba' AND LastName = 'Gáspár' UNION" calcext:value-type="string">
            <text:p>SELECT '2016-09-01', 'true', ps.Id FROM PersonStudents ps WHERE BirthDate = '1998-04-29' AND FirstName = 'Csaba' AND LastName = 'Gáspá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table:style-name="ce19" table:formula="of:=DATEDIF([.C46];[.$M$1];&quot;y&quot;)" office:value-type="float" office:value="22" calcext:value-type="float">
            <text:p>22</text:p>
          </table:table-cell>
          <table:table-cell table:style-name="ce19" table:formula="of:=IF([.D46] &lt; 14;YEAR([.C46])+6;IF([.D46] &lt; 18;YEAR([.C46])+14;YEAR([.C46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6];&quot;yyyy-mm-dd&quot;)&amp;&quot;', 'true', ps.Id FROM PersonStudents ps WHERE BirthDate = '&quot;&amp;TEXT([.C46];&quot;yyyy-mm-dd&quot;)&amp;&quot;' AND FirstName = '&quot;&amp;[.A46]&amp;&quot;' AND LastName = '&quot;&amp;[.B46]&amp;&quot;' UNION&quot;" office:value-type="string" office:string-value="SELECT '2016-09-01', 'true', ps.Id FROM PersonStudents ps WHERE BirthDate = '1998-06-02' AND FirstName = 'Csongor' AND LastName = 'Kelemen' UNION" calcext:value-type="string">
            <text:p>SELECT '2016-09-01', 'true', ps.Id FROM PersonStudents ps WHERE BirthDate = '1998-06-02' AND FirstName = 'Csongor' AND LastName = 'Kelemen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table:style-name="ce19" table:formula="of:=DATEDIF([.C47];[.$M$1];&quot;y&quot;)" office:value-type="float" office:value="24" calcext:value-type="float">
            <text:p>24</text:p>
          </table:table-cell>
          <table:table-cell table:style-name="ce19" table:formula="of:=IF([.D47] &lt; 14;YEAR([.C47])+6;IF([.D47] &lt; 18;YEAR([.C47])+14;YEAR([.C47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47];&quot;yyyy-mm-dd&quot;)&amp;&quot;', 'true', ps.Id FROM PersonStudents ps WHERE BirthDate = '&quot;&amp;TEXT([.C47];&quot;yyyy-mm-dd&quot;)&amp;&quot;' AND FirstName = '&quot;&amp;[.A47]&amp;&quot;' AND LastName = '&quot;&amp;[.B47]&amp;&quot;' UNION&quot;" office:value-type="string" office:string-value="SELECT '2014-09-01', 'true', ps.Id FROM PersonStudents ps WHERE BirthDate = '1996-08-13' AND FirstName = 'Patrik' AND LastName = 'Balla' UNION" calcext:value-type="string">
            <text:p>SELECT '2014-09-01', 'true', ps.Id FROM PersonStudents ps WHERE BirthDate = '1996-08-13' AND FirstName = 'Patrik' AND LastName = 'Balla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table:style-name="ce19" table:formula="of:=DATEDIF([.C48];[.$M$1];&quot;y&quot;)" office:value-type="float" office:value="17" calcext:value-type="float">
            <text:p>17</text:p>
          </table:table-cell>
          <table:table-cell table:style-name="ce19" table:formula="of:=IF([.D48] &lt; 14;YEAR([.C48])+6;IF([.D48] &lt; 18;YEAR([.C48])+14;YEAR([.C48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48];&quot;yyyy-mm-dd&quot;)&amp;&quot;', 'true', ps.Id FROM PersonStudents ps WHERE BirthDate = '&quot;&amp;TEXT([.C48];&quot;yyyy-mm-dd&quot;)&amp;&quot;' AND FirstName = '&quot;&amp;[.A48]&amp;&quot;' AND LastName = '&quot;&amp;[.B48]&amp;&quot;' UNION&quot;" office:value-type="string" office:string-value="SELECT '2016-09-01', 'true', ps.Id FROM PersonStudents ps WHERE BirthDate = '2002-09-10' AND FirstName = 'Dominik' AND LastName = 'Magyar' UNION" calcext:value-type="string">
            <text:p>SELECT '2016-09-01', 'true', ps.Id FROM PersonStudents ps WHERE BirthDate = '2002-09-10' AND FirstName = 'Dominik' AND LastName = 'Magya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table:style-name="ce19" table:formula="of:=DATEDIF([.C49];[.$M$1];&quot;y&quot;)" office:value-type="float" office:value="23" calcext:value-type="float">
            <text:p>23</text:p>
          </table:table-cell>
          <table:table-cell table:style-name="ce19" table:formula="of:=IF([.D49] &lt; 14;YEAR([.C49])+6;IF([.D49] &lt; 18;YEAR([.C49])+14;YEAR([.C49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49];&quot;yyyy-mm-dd&quot;)&amp;&quot;', 'true', ps.Id FROM PersonStudents ps WHERE BirthDate = '&quot;&amp;TEXT([.C49];&quot;yyyy-mm-dd&quot;)&amp;&quot;' AND FirstName = '&quot;&amp;[.A49]&amp;&quot;' AND LastName = '&quot;&amp;[.B49]&amp;&quot;' UNION&quot;" office:value-type="string" office:string-value="SELECT '2015-09-01', 'true', ps.Id FROM PersonStudents ps WHERE BirthDate = '1997-03-01' AND FirstName = 'Levente' AND LastName = 'Sípos' UNION" calcext:value-type="string">
            <text:p>SELECT '2015-09-01', 'true', ps.Id FROM PersonStudents ps WHERE BirthDate = '1997-03-01' AND FirstName = 'Levente' AND LastName = 'Sípo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table:style-name="ce19" table:formula="of:=DATEDIF([.C50];[.$M$1];&quot;y&quot;)" office:value-type="float" office:value="24" calcext:value-type="float">
            <text:p>24</text:p>
          </table:table-cell>
          <table:table-cell table:style-name="ce19" table:formula="of:=IF([.D50] &lt; 14;YEAR([.C50])+6;IF([.D50] &lt; 18;YEAR([.C50])+14;YEAR([.C50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50];&quot;yyyy-mm-dd&quot;)&amp;&quot;', 'true', ps.Id FROM PersonStudents ps WHERE BirthDate = '&quot;&amp;TEXT([.C50];&quot;yyyy-mm-dd&quot;)&amp;&quot;' AND FirstName = '&quot;&amp;[.A50]&amp;&quot;' AND LastName = '&quot;&amp;[.B50]&amp;&quot;' UNION&quot;" office:value-type="string" office:string-value="SELECT '2014-09-01', 'true', ps.Id FROM PersonStudents ps WHERE BirthDate = '1996-06-02' AND FirstName = 'Zsófia' AND LastName = 'Antal' UNION" calcext:value-type="string">
            <text:p>SELECT '2014-09-01', 'true', ps.Id FROM PersonStudents ps WHERE BirthDate = '1996-06-02' AND FirstName = 'Zsófia' AND LastName = 'Anta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table:style-name="ce19" table:formula="of:=DATEDIF([.C51];[.$M$1];&quot;y&quot;)" office:value-type="float" office:value="19" calcext:value-type="float">
            <text:p>19</text:p>
          </table:table-cell>
          <table:table-cell table:style-name="ce19" table:formula="of:=IF([.D51] &lt; 14;YEAR([.C51])+6;IF([.D51] &lt; 18;YEAR([.C51])+14;YEAR([.C51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51];&quot;yyyy-mm-dd&quot;)&amp;&quot;', 'true', ps.Id FROM PersonStudents ps WHERE BirthDate = '&quot;&amp;TEXT([.C51];&quot;yyyy-mm-dd&quot;)&amp;&quot;' AND FirstName = '&quot;&amp;[.A51]&amp;&quot;' AND LastName = '&quot;&amp;[.B51]&amp;&quot;' UNION&quot;" office:value-type="string" office:string-value="SELECT '2019-09-01', 'true', ps.Id FROM PersonStudents ps WHERE BirthDate = '2001-01-11' AND FirstName = 'Ildikó' AND LastName = 'Gulyás' UNION" calcext:value-type="string">
            <text:p>SELECT '2019-09-01', 'true', ps.Id FROM PersonStudents ps WHERE BirthDate = '2001-01-11' AND FirstName = 'Ildikó' AND LastName = 'Gulyá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table:style-name="ce19" table:formula="of:=DATEDIF([.C52];[.$M$1];&quot;y&quot;)" office:value-type="float" office:value="19" calcext:value-type="float">
            <text:p>19</text:p>
          </table:table-cell>
          <table:table-cell table:style-name="ce19" table:formula="of:=IF([.D52] &lt; 14;YEAR([.C52])+6;IF([.D52] &lt; 18;YEAR([.C52])+14;YEAR([.C52])+18)&amp;&quot;-09-01&quot;)" office:value-type="string" office:string-value="2019-09-01" calcext:value-type="string">
            <text:p>2019-09-01</text:p>
          </table:table-cell>
          <table:table-cell/>
          <table:table-cell table:style-name="ce10" table:formula="of:=&quot;SELECT '&quot;&amp;TEXT([.E52];&quot;yyyy-mm-dd&quot;)&amp;&quot;', 'true', ps.Id FROM PersonStudents ps WHERE BirthDate = '&quot;&amp;TEXT([.C52];&quot;yyyy-mm-dd&quot;)&amp;&quot;' AND FirstName = '&quot;&amp;[.A52]&amp;&quot;' AND LastName = '&quot;&amp;[.B52]&amp;&quot;' UNION&quot;" office:value-type="string" office:string-value="SELECT '2019-09-01', 'true', ps.Id FROM PersonStudents ps WHERE BirthDate = '2001-02-25' AND FirstName = 'Hajnalka' AND LastName = 'Virág' UNION" calcext:value-type="string">
            <text:p>SELECT '2019-09-01', 'true', ps.Id FROM PersonStudents ps WHERE BirthDate = '2001-02-25' AND FirstName = 'Hajnalka' AND LastName = 'Virág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table:style-name="ce19" table:formula="of:=DATEDIF([.C53];[.$M$1];&quot;y&quot;)" office:value-type="float" office:value="25" calcext:value-type="float">
            <text:p>25</text:p>
          </table:table-cell>
          <table:table-cell table:style-name="ce19" table:formula="of:=IF([.D53] &lt; 14;YEAR([.C53])+6;IF([.D53] &lt; 18;YEAR([.C53])+14;YEAR([.C53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3];&quot;yyyy-mm-dd&quot;)&amp;&quot;', 'true', ps.Id FROM PersonStudents ps WHERE BirthDate = '&quot;&amp;TEXT([.C53];&quot;yyyy-mm-dd&quot;)&amp;&quot;' AND FirstName = '&quot;&amp;[.A53]&amp;&quot;' AND LastName = '&quot;&amp;[.B53]&amp;&quot;' UNION&quot;" office:value-type="string" office:string-value="SELECT '2013-09-01', 'true', ps.Id FROM PersonStudents ps WHERE BirthDate = '1995-08-07' AND FirstName = 'Anita' AND LastName = 'Zobor' UNION" calcext:value-type="string">
            <text:p>SELECT '2013-09-01', 'true', ps.Id FROM PersonStudents ps WHERE BirthDate = '1995-08-07' AND FirstName = 'Anita' AND LastName = 'Zob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table:style-name="ce19" table:formula="of:=DATEDIF([.C54];[.$M$1];&quot;y&quot;)" office:value-type="float" office:value="24" calcext:value-type="float">
            <text:p>24</text:p>
          </table:table-cell>
          <table:table-cell table:style-name="ce19" table:formula="of:=IF([.D54] &lt; 14;YEAR([.C54])+6;IF([.D54] &lt; 18;YEAR([.C54])+14;YEAR([.C54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4];&quot;yyyy-mm-dd&quot;)&amp;&quot;', 'true', ps.Id FROM PersonStudents ps WHERE BirthDate = '&quot;&amp;TEXT([.C54];&quot;yyyy-mm-dd&quot;)&amp;&quot;' AND FirstName = '&quot;&amp;[.A54]&amp;&quot;' AND LastName = '&quot;&amp;[.B54]&amp;&quot;' UNION&quot;" office:value-type="string" office:string-value="SELECT '2013-09-01', 'true', ps.Id FROM PersonStudents ps WHERE BirthDate = '1995-10-03' AND FirstName = 'Szabina' AND LastName = 'Biró' UNION" calcext:value-type="string">
            <text:p>SELECT '2013-09-01', 'true', ps.Id FROM PersonStudents ps WHERE BirthDate = '1995-10-03' AND FirstName = 'Szabina' AND LastName = 'Biró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table:style-name="ce19" table:formula="of:=DATEDIF([.C55];[.$M$1];&quot;y&quot;)" office:value-type="float" office:value="25" calcext:value-type="float">
            <text:p>25</text:p>
          </table:table-cell>
          <table:table-cell table:style-name="ce19" table:formula="of:=IF([.D55] &lt; 14;YEAR([.C55])+6;IF([.D55] &lt; 18;YEAR([.C55])+14;YEAR([.C55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5];&quot;yyyy-mm-dd&quot;)&amp;&quot;', 'true', ps.Id FROM PersonStudents ps WHERE BirthDate = '&quot;&amp;TEXT([.C55];&quot;yyyy-mm-dd&quot;)&amp;&quot;' AND FirstName = '&quot;&amp;[.A55]&amp;&quot;' AND LastName = '&quot;&amp;[.B55]&amp;&quot;' UNION&quot;" office:value-type="string" office:string-value="SELECT '2013-09-01', 'true', ps.Id FROM PersonStudents ps WHERE BirthDate = '1995-05-07' AND FirstName = 'Fruzsina' AND LastName = 'Papp' UNION" calcext:value-type="string">
            <text:p>SELECT '2013-09-01', 'true', ps.Id FROM PersonStudents ps WHERE BirthDate = '1995-05-07' AND FirstName = 'Fruzsina' AND LastName = 'Papp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table:style-name="ce19" table:formula="of:=DATEDIF([.C56];[.$M$1];&quot;y&quot;)" office:value-type="float" office:value="25" calcext:value-type="float">
            <text:p>25</text:p>
          </table:table-cell>
          <table:table-cell table:style-name="ce19" table:formula="of:=IF([.D56] &lt; 14;YEAR([.C56])+6;IF([.D56] &lt; 18;YEAR([.C56])+14;YEAR([.C56])+18)&amp;&quot;-09-01&quot;)" office:value-type="string" office:string-value="2013-09-01" calcext:value-type="string">
            <text:p>2013-09-01</text:p>
          </table:table-cell>
          <table:table-cell/>
          <table:table-cell table:style-name="ce10" table:formula="of:=&quot;SELECT '&quot;&amp;TEXT([.E56];&quot;yyyy-mm-dd&quot;)&amp;&quot;', 'true', ps.Id FROM PersonStudents ps WHERE BirthDate = '&quot;&amp;TEXT([.C56];&quot;yyyy-mm-dd&quot;)&amp;&quot;' AND FirstName = '&quot;&amp;[.A56]&amp;&quot;' AND LastName = '&quot;&amp;[.B56]&amp;&quot;' UNION&quot;" office:value-type="string" office:string-value="SELECT '2013-09-01', 'true', ps.Id FROM PersonStudents ps WHERE BirthDate = '1995-03-24' AND FirstName = 'Cintia' AND LastName = 'Veres' UNION" calcext:value-type="string">
            <text:p>SELECT '2013-09-01', 'true', ps.Id FROM PersonStudents ps WHERE BirthDate = '1995-03-24' AND FirstName = 'Cintia' AND LastName = 'Vere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table:style-name="ce19" table:formula="of:=DATEDIF([.C57];[.$M$1];&quot;y&quot;)" office:value-type="float" office:value="20" calcext:value-type="float">
            <text:p>20</text:p>
          </table:table-cell>
          <table:table-cell table:style-name="ce19" table:formula="of:=IF([.D57] &lt; 14;YEAR([.C57])+6;IF([.D57] &lt; 18;YEAR([.C57])+14;YEAR([.C57])+18)&amp;&quot;-09-01&quot;)" office:value-type="string" office:string-value="2018-09-01" calcext:value-type="string">
            <text:p>2018-09-01</text:p>
          </table:table-cell>
          <table:table-cell/>
          <table:table-cell table:style-name="ce10" table:formula="of:=&quot;SELECT '&quot;&amp;TEXT([.E57];&quot;yyyy-mm-dd&quot;)&amp;&quot;', 'true', ps.Id FROM PersonStudents ps WHERE BirthDate = '&quot;&amp;TEXT([.C57];&quot;yyyy-mm-dd&quot;)&amp;&quot;' AND FirstName = '&quot;&amp;[.A57]&amp;&quot;' AND LastName = '&quot;&amp;[.B57]&amp;&quot;' UNION&quot;" office:value-type="string" office:string-value="SELECT '2018-09-01', 'true', ps.Id FROM PersonStudents ps WHERE BirthDate = '2000-05-22' AND FirstName = 'Csilla' AND LastName = 'Bálint' UNION" calcext:value-type="string">
            <text:p>SELECT '2018-09-01', 'true', ps.Id FROM PersonStudents ps WHERE BirthDate = '2000-05-22' AND FirstName = 'Csilla' AND LastName = 'Bálint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table:style-name="ce19" table:formula="of:=DATEDIF([.C58];[.$M$1];&quot;y&quot;)" office:value-type="float" office:value="20" calcext:value-type="float">
            <text:p>20</text:p>
          </table:table-cell>
          <table:table-cell table:style-name="ce19" table:formula="of:=IF([.D58] &lt; 14;YEAR([.C58])+6;IF([.D58] &lt; 18;YEAR([.C58])+14;YEAR([.C58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58];&quot;yyyy-mm-dd&quot;)&amp;&quot;', 'true', ps.Id FROM PersonStudents ps WHERE BirthDate = '&quot;&amp;TEXT([.C58];&quot;yyyy-mm-dd&quot;)&amp;&quot;' AND FirstName = '&quot;&amp;[.A58]&amp;&quot;' AND LastName = '&quot;&amp;[.B58]&amp;&quot;' UNION&quot;" office:value-type="string" office:string-value="SELECT '2017-09-01', 'true', ps.Id FROM PersonStudents ps WHERE BirthDate = '1999-12-06' AND FirstName = 'Nóra' AND LastName = 'Fekete' UNION" calcext:value-type="string">
            <text:p>SELECT '2017-09-01', 'true', ps.Id FROM PersonStudents ps WHERE BirthDate = '1999-12-06' AND FirstName = 'Nóra' AND LastName = 'Fekete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table:style-name="ce19" table:formula="of:=DATEDIF([.C59];[.$M$1];&quot;y&quot;)" office:value-type="float" office:value="24" calcext:value-type="float">
            <text:p>24</text:p>
          </table:table-cell>
          <table:table-cell table:style-name="ce19" table:formula="of:=IF([.D59] &lt; 14;YEAR([.C59])+6;IF([.D59] &lt; 18;YEAR([.C59])+14;YEAR([.C59])+18)&amp;&quot;-09-01&quot;)" office:value-type="string" office:string-value="2014-09-01" calcext:value-type="string">
            <text:p>2014-09-01</text:p>
          </table:table-cell>
          <table:table-cell/>
          <table:table-cell table:style-name="ce10" table:formula="of:=&quot;SELECT '&quot;&amp;TEXT([.E59];&quot;yyyy-mm-dd&quot;)&amp;&quot;', 'true', ps.Id FROM PersonStudents ps WHERE BirthDate = '&quot;&amp;TEXT([.C59];&quot;yyyy-mm-dd&quot;)&amp;&quot;' AND FirstName = '&quot;&amp;[.A59]&amp;&quot;' AND LastName = '&quot;&amp;[.B59]&amp;&quot;' UNION&quot;" office:value-type="string" office:string-value="SELECT '2014-09-01', 'true', ps.Id FROM PersonStudents ps WHERE BirthDate = '1996-01-09' AND FirstName = 'Erika' AND LastName = 'Vass' UNION" calcext:value-type="string">
            <text:p>SELECT '2014-09-01', 'true', ps.Id FROM PersonStudents ps WHERE BirthDate = '1996-01-09' AND FirstName = 'Erika' AND LastName = 'Vas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table:style-name="ce19" table:formula="of:=DATEDIF([.C60];[.$M$1];&quot;y&quot;)" office:value-type="float" office:value="20" calcext:value-type="float">
            <text:p>20</text:p>
          </table:table-cell>
          <table:table-cell table:style-name="ce19" table:formula="of:=IF([.D60] &lt; 14;YEAR([.C60])+6;IF([.D60] &lt; 18;YEAR([.C60])+14;YEAR([.C60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0];&quot;yyyy-mm-dd&quot;)&amp;&quot;', 'true', ps.Id FROM PersonStudents ps WHERE BirthDate = '&quot;&amp;TEXT([.C60];&quot;yyyy-mm-dd&quot;)&amp;&quot;' AND FirstName = '&quot;&amp;[.A60]&amp;&quot;' AND LastName = '&quot;&amp;[.B60]&amp;&quot;' UNION&quot;" office:value-type="string" office:string-value="SELECT '2017-09-01', 'true', ps.Id FROM PersonStudents ps WHERE BirthDate = '1999-09-05' AND FirstName = 'Milán' AND LastName = 'Zobor' UNION" calcext:value-type="string">
            <text:p>SELECT '2017-09-01', 'true', ps.Id FROM PersonStudents ps WHERE BirthDate = '1999-09-05' AND FirstName = 'Milán' AND LastName = 'Zobor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table:style-name="ce19" table:formula="of:=DATEDIF([.C61];[.$M$1];&quot;y&quot;)" office:value-type="float" office:value="22" calcext:value-type="float">
            <text:p>22</text:p>
          </table:table-cell>
          <table:table-cell table:style-name="ce19" table:formula="of:=IF([.D61] &lt; 14;YEAR([.C61])+6;IF([.D61] &lt; 18;YEAR([.C61])+14;YEAR([.C61])+18)&amp;&quot;-09-01&quot;)" office:value-type="string" office:string-value="2016-09-01" calcext:value-type="string">
            <text:p>2016-09-01</text:p>
          </table:table-cell>
          <table:table-cell/>
          <table:table-cell table:style-name="ce10" table:formula="of:=&quot;SELECT '&quot;&amp;TEXT([.E61];&quot;yyyy-mm-dd&quot;)&amp;&quot;', 'true', ps.Id FROM PersonStudents ps WHERE BirthDate = '&quot;&amp;TEXT([.C61];&quot;yyyy-mm-dd&quot;)&amp;&quot;' AND FirstName = '&quot;&amp;[.A61]&amp;&quot;' AND LastName = '&quot;&amp;[.B61]&amp;&quot;' UNION&quot;" office:value-type="string" office:string-value="SELECT '2016-09-01', 'true', ps.Id FROM PersonStudents ps WHERE BirthDate = '1998-07-03' AND FirstName = 'Krisztián' AND LastName = 'Lengyel' UNION" calcext:value-type="string">
            <text:p>SELECT '2016-09-01', 'true', ps.Id FROM PersonStudents ps WHERE BirthDate = '1998-07-03' AND FirstName = 'Krisztián' AND LastName = 'Lengyel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table:style-name="ce19" table:formula="of:=DATEDIF([.C62];[.$M$1];&quot;y&quot;)" office:value-type="float" office:value="22" calcext:value-type="float">
            <text:p>22</text:p>
          </table:table-cell>
          <table:table-cell table:style-name="ce19" table:formula="of:=IF([.D62] &lt; 14;YEAR([.C62])+6;IF([.D62] &lt; 18;YEAR([.C62])+14;YEAR([.C62])+18)&amp;&quot;-09-01&quot;)" office:value-type="string" office:string-value="2015-09-01" calcext:value-type="string">
            <text:p>2015-09-01</text:p>
          </table:table-cell>
          <table:table-cell/>
          <table:table-cell table:style-name="ce10" table:formula="of:=&quot;SELECT '&quot;&amp;TEXT([.E62];&quot;yyyy-mm-dd&quot;)&amp;&quot;', 'true', ps.Id FROM PersonStudents ps WHERE BirthDate = '&quot;&amp;TEXT([.C62];&quot;yyyy-mm-dd&quot;)&amp;&quot;' AND FirstName = '&quot;&amp;[.A62]&amp;&quot;' AND LastName = '&quot;&amp;[.B62]&amp;&quot;' UNION&quot;" office:value-type="string" office:string-value="SELECT '2015-09-01', 'true', ps.Id FROM PersonStudents ps WHERE BirthDate = '1997-10-30' AND FirstName = 'Géza' AND LastName = 'Illés' UNION" calcext:value-type="string">
            <text:p>SELECT '2015-09-01', 'true', ps.Id FROM PersonStudents ps WHERE BirthDate = '1997-10-30' AND FirstName = 'Géza' AND LastName = 'Illés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table:style-name="ce19" table:formula="of:=DATEDIF([.C63];[.$M$1];&quot;y&quot;)" office:value-type="float" office:value="18" calcext:value-type="float">
            <text:p>18</text:p>
          </table:table-cell>
          <table:table-cell table:style-name="ce19" table:formula="of:=IF([.D63] &lt; 14;YEAR([.C63])+6;IF([.D63] &lt; 18;YEAR([.C63])+14;YEAR([.C63])+18)&amp;&quot;-09-01&quot;)" office:value-type="string" office:string-value="2020-09-01" calcext:value-type="string">
            <text:p>2020-09-01</text:p>
          </table:table-cell>
          <table:table-cell/>
          <table:table-cell table:style-name="ce10" table:formula="of:=&quot;SELECT '&quot;&amp;TEXT([.E63];&quot;yyyy-mm-dd&quot;)&amp;&quot;', 'true', ps.Id FROM PersonStudents ps WHERE BirthDate = '&quot;&amp;TEXT([.C63];&quot;yyyy-mm-dd&quot;)&amp;&quot;' AND FirstName = '&quot;&amp;[.A63]&amp;&quot;' AND LastName = '&quot;&amp;[.B63]&amp;&quot;' UNION&quot;" office:value-type="string" office:string-value="SELECT '2020-09-01', 'true', ps.Id FROM PersonStudents ps WHERE BirthDate = '2002-05-28' AND FirstName = 'Kristóf' AND LastName = 'Török' UNION" calcext:value-type="string">
            <text:p>SELECT '2020-09-01', 'true', ps.Id FROM PersonStudents ps WHERE BirthDate = '2002-05-28' AND FirstName = 'Kristóf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table:style-name="ce19" table:formula="of:=DATEDIF([.C64];[.$M$1];&quot;y&quot;)" office:value-type="float" office:value="20" calcext:value-type="float">
            <text:p>20</text:p>
          </table:table-cell>
          <table:table-cell table:style-name="ce19" table:formula="of:=IF([.D64] &lt; 14;YEAR([.C64])+6;IF([.D64] &lt; 18;YEAR([.C64])+14;YEAR([.C64])+18)&amp;&quot;-09-01&quot;)" office:value-type="string" office:string-value="2017-09-01" calcext:value-type="string">
            <text:p>2017-09-01</text:p>
          </table:table-cell>
          <table:table-cell/>
          <table:table-cell table:style-name="ce10" table:formula="of:=&quot;SELECT '&quot;&amp;TEXT([.E64];&quot;yyyy-mm-dd&quot;)&amp;&quot;', 'true', ps.Id FROM PersonStudents ps WHERE BirthDate = '&quot;&amp;TEXT([.C64];&quot;yyyy-mm-dd&quot;)&amp;&quot;' AND FirstName = '&quot;&amp;[.A64]&amp;&quot;' AND LastName = '&quot;&amp;[.B64]&amp;&quot;' UNION&quot;" office:value-type="string" office:string-value="SELECT '2017-09-01', 'true', ps.Id FROM PersonStudents ps WHERE BirthDate = '1999-09-20' AND FirstName = 'Dominik' AND LastName = 'Török' UNION" calcext:value-type="string">
            <text:p>SELECT '2017-09-01', 'true', ps.Id FROM PersonStudents ps WHERE BirthDate = '1999-09-20' AND FirstName = 'Dominik' AND LastName = 'Török' UNION</text:p>
          </table:table-cell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 table:number-rows-repeated="26">
          <table:table-cell table:number-columns-repeated="7"/>
          <table:table-cell table:style-name="ce1" table:number-columns-repeated="3"/>
          <table:table-cell table:number-columns-repeated="3"/>
          <table:table-cell table:style-name="ce2"/>
        </table:table-row>
        <table:table-row table:style-name="ro1" table:number-rows-repeated="1048485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2">
        <table:table-column table:style-name="co15" table:number-columns-repeated="7" table:default-cell-style-name="Default"/>
        <table:table-row table:style-name="ro1">
          <table:table-cell table:style-name="ce9" office:value-type="string" calcext:value-type="string">
            <text:p>Mihály</text:p>
          </table:table-cell>
          <table:table-cell office:value-type="string" calcext:value-type="string">
            <text:p>Csombor</text:p>
          </table:table-cell>
          <table:table-cell table:style-name="ce10" office:value-type="date" office:date-value="1974-12-17" calcext:value-type="date">
            <text:p>1974-1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Erzsébet utca 44.</text:p>
          </table:table-cell>
        </table:table-row>
        <table:table-row table:style-name="ro1">
          <table:table-cell office:value-type="string" calcext:value-type="string">
            <text:p>Katalin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1984-06-03" calcext:value-type="date">
            <text:p>1984-06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Petőfi utca 11.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08-10-16" calcext:value-type="date">
            <text:p>2008-10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nánás</text:p>
          </table:table-cell>
          <table:table-cell office:value-type="string" calcext:value-type="string">
            <text:p>Dorogi út 12.</text:p>
          </table:table-cell>
        </table:table-row>
        <table:table-row table:style-name="ro1">
          <table:table-cell office:value-type="string" calcext:value-type="string">
            <text:p>Róbert</text:p>
          </table:table-cell>
          <table:table-cell office:value-type="string" calcext:value-type="string">
            <text:p>Puzsér</text:p>
          </table:table-cell>
          <table:table-cell table:style-name="ce10" office:value-type="date" office:date-value="1974-10-24" calcext:value-type="date">
            <text:p>1974-10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osztmodern út 1.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ovács</text:p>
          </table:table-cell>
          <table:table-cell table:style-name="ce10" office:value-type="date" office:date-value="1965-06-12" calcext:value-type="date">
            <text:p>1965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laha Lujza tér 12 2em/1</text:p>
          </table:table-cell>
        </table:table-row>
        <table:table-row table:style-name="ro1">
          <table:table-cell office:value-type="string" calcext:value-type="string">
            <text:p>János</text:p>
          </table:table-cell>
          <table:table-cell office:value-type="string" calcext:value-type="string">
            <text:p>Kádár</text:p>
          </table:table-cell>
          <table:table-cell table:style-name="ce10" office:value-type="date" office:date-value="1959-03-20" calcext:value-type="date">
            <text:p>1959-03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Hősök tere</text:p>
          </table:table-cell>
        </table:table-row>
        <table:table-row table:style-name="ro1">
          <table:table-cell office:value-type="string" calcext:value-type="string">
            <text:p>Barbara</text:p>
          </table:table-cell>
          <table:table-cell office:value-type="string" calcext:value-type="string">
            <text:p>Barna</text:p>
          </table:table-cell>
          <table:table-cell table:style-name="ce10" office:value-type="date" office:date-value="1990-04-11" calcext:value-type="date">
            <text:p>1990-04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Vörös Tér 1.</text:p>
          </table:table-cell>
        </table:table-row>
        <table:table-row table:style-name="ro1">
          <table:table-cell office:value-type="string" calcext:value-type="string">
            <text:p>Ervin</text:p>
          </table:table-cell>
          <table:table-cell office:value-type="string" calcext:value-type="string">
            <text:p>Nagy</text:p>
          </table:table-cell>
          <table:table-cell table:style-name="ce10" office:value-type="date" office:date-value="1983-02-15" calcext:value-type="date">
            <text:p>1983-02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örs</text:p>
          </table:table-cell>
          <table:table-cell office:value-type="string" calcext:value-type="string">
            <text:p>Petőfi Sándor utca 5.</text:p>
          </table:table-cell>
        </table:table-row>
        <table:table-row table:style-name="ro1">
          <table:table-cell office:value-type="string" calcext:value-type="string">
            <text:p>Tünde</text:p>
          </table:table-cell>
          <table:table-cell office:value-type="string" calcext:value-type="string">
            <text:p>Kobzos</text:p>
          </table:table-cell>
          <table:table-cell table:style-name="ce10" office:value-type="date" office:date-value="1987-01-30" calcext:value-type="date">
            <text:p>1987-01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gry József u. 51. fsz/3</text:p>
          </table:table-cell>
        </table:table-row>
        <table:table-row table:style-name="ro1">
          <table:table-cell office:value-type="string" calcext:value-type="string">
            <text:p>Iván</text:p>
          </table:table-cell>
          <table:table-cell office:value-type="string" calcext:value-type="string">
            <text:p>Szakály</text:p>
          </table:table-cell>
          <table:table-cell table:style-name="ce10" office:value-type="date" office:date-value="1979-11-08" calcext:value-type="date">
            <text:p>1979-11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Szél utca 3 2em/4</text:p>
          </table:table-cell>
        </table:table-row>
        <table:table-row table:style-name="ro1">
          <table:table-cell office:value-type="string" calcext:value-type="string">
            <text:p>Andrea</text:p>
          </table:table-cell>
          <table:table-cell office:value-type="string" calcext:value-type="string">
            <text:p>Szél</text:p>
          </table:table-cell>
          <table:table-cell table:style-name="ce10" office:value-type="date" office:date-value="1990-03-15" calcext:value-type="date">
            <text:p>1990-03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Farkas utca 3em/1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Favágó</text:p>
          </table:table-cell>
          <table:table-cell table:style-name="ce10" office:value-type="date" office:date-value="1980-02-20" calcext:value-type="date">
            <text:p>1980-0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Szeged</text:p>
          </table:table-cell>
          <table:table-cell office:value-type="string" calcext:value-type="string">
            <text:p>Bolyai János utca 34.</text:p>
          </table:table-cell>
        </table:table-row>
        <table:table-row table:style-name="ro1">
          <table:table-cell office:value-type="string" calcext:value-type="string">
            <text:p>Farkas</text:p>
          </table:table-cell>
          <table:table-cell office:value-type="string" calcext:value-type="string">
            <text:p>Beke</text:p>
          </table:table-cell>
          <table:table-cell table:style-name="ce10" office:value-type="date" office:date-value="1992-07-21" calcext:value-type="date">
            <text:p>1992-07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Mátyás Király út 11 4em/2</text:p>
          </table:table-cell>
        </table:table-row>
        <table:table-row table:style-name="ro1">
          <table:table-cell office:value-type="string" calcext:value-type="string">
            <text:p>Elemér</text:p>
          </table:table-cell>
          <table:table-cell office:value-type="string" calcext:value-type="string">
            <text:p>Soós</text:p>
          </table:table-cell>
          <table:table-cell table:style-name="ce10" office:value-type="date" office:date-value="1988-11-03" calcext:value-type="date">
            <text:p>1988-11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II. Rákóczi Ferenc u. 19 3em/11</text:p>
          </table:table-cell>
        </table:table-row>
        <table:table-row table:style-name="ro1">
          <table:table-cell office:value-type="string" calcext:value-type="string">
            <text:p>Marianna</text:p>
          </table:table-cell>
          <table:table-cell office:value-type="string" calcext:value-type="string">
            <text:p>Szakács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Eger</text:p>
          </table:table-cell>
          <table:table-cell office:value-type="string" calcext:value-type="string">
            <text:p>Kallomallom út 12 fsz/2</text:p>
          </table:table-cell>
        </table:table-row>
        <table:table-row table:style-name="ro1">
          <table:table-cell office:value-type="string" calcext:value-type="string">
            <text:p>Lubomír</text:p>
          </table:table-cell>
          <table:table-cell office:value-type="string" calcext:value-type="string">
            <text:p>Cerma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4 Podedvorská</text:p>
          </table:table-cell>
        </table:table-row>
        <table:table-row table:style-name="ro1">
          <table:table-cell office:value-type="string" calcext:value-type="string">
            <text:p>Květoslav</text:p>
          </table:table-cell>
          <table:table-cell office:value-type="string" calcext:value-type="string">
            <text:p>Kovac</text:p>
          </table:table-cell>
          <table:table-cell table:style-name="ce10" office:value-type="date" office:date-value="1984-03-16" calcext:value-type="date">
            <text:p>1984-03-16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294 Podedvorská</text:p>
          </table:table-cell>
        </table:table-row>
        <table:table-row table:style-name="ro1">
          <table:table-cell office:value-type="string" calcext:value-type="string">
            <text:p>Nina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1990-07-20" calcext:value-type="date">
            <text:p>1990-07-20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16 Šrobárova</text:p>
          </table:table-cell>
        </table:table-row>
        <table:table-row table:style-name="ro1">
          <table:table-cell office:value-type="string" calcext:value-type="string">
            <text:p>Alfréd</text:p>
          </table:table-cell>
          <table:table-cell office:value-type="string" calcext:value-type="string">
            <text:p>Hlaváček</text:p>
          </table:table-cell>
          <table:table-cell table:style-name="ce10" office:value-type="date" office:date-value="1986-02-24" calcext:value-type="date">
            <text:p>1986-02-24</text:p>
          </table:table-cell>
          <table:table-cell office:value-type="string" calcext:value-type="string">
            <text:p>Czech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raha</text:p>
          </table:table-cell>
          <table:table-cell office:value-type="string" calcext:value-type="string">
            <text:p>54 Žerotínova 4p/23</text:p>
          </table:table-cell>
        </table:table-row>
        <table:table-row table:style-name="ro1">
          <table:table-cell office:value-type="string" calcext:value-type="string">
            <text:p>Thomas</text:p>
          </table:table-cell>
          <table:table-cell office:value-type="string" calcext:value-type="string">
            <text:p>Wolf</text:p>
          </table:table-cell>
          <table:table-cell table:style-name="ce10" office:value-type="date" office:date-value="1986-11-10" calcext:value-type="date">
            <text:p>1986-11-10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42 Alte Poststraße 2FB/2</text:p>
          </table:table-cell>
        </table:table-row>
        <table:table-row table:style-name="ro1">
          <table:table-cell office:value-type="string" calcext:value-type="string">
            <text:p>Zuzanna</text:p>
          </table:table-cell>
          <table:table-cell office:value-type="string" calcext:value-type="string">
            <text:p>Ostrowski</text:p>
          </table:table-cell>
          <table:table-cell table:style-name="ce10" office:value-type="date" office:date-value="1986-08-21" calcext:value-type="date">
            <text:p>1986-08-2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17 Eduard-Keil-Gasse</text:p>
          </table:table-cell>
        </table:table-row>
        <table:table-row table:style-name="ro1">
          <table:table-cell office:value-type="string" calcext:value-type="string">
            <text:p>Günther</text:p>
          </table:table-cell>
          <table:table-cell office:value-type="string" calcext:value-type="string">
            <text:p>Bieber</text:p>
          </table:table-cell>
          <table:table-cell table:style-name="ce10" office:value-type="date" office:date-value="1973-11-01" calcext:value-type="date">
            <text:p>1973-11-01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Graz</text:p>
          </table:table-cell>
          <table:table-cell office:value-type="string" calcext:value-type="string">
            <text:p>44 Brucknerstraße</text:p>
          </table:table-cell>
        </table:table-row>
        <table:table-row table:style-name="ro1">
          <table:table-cell office:value-type="string" calcext:value-type="string">
            <text:p>Ruedi</text:p>
          </table:table-cell>
          <table:table-cell office:value-type="string" calcext:value-type="string">
            <text:p>Kaufmann</text:p>
          </table:table-cell>
          <table:table-cell table:style-name="ce10" office:value-type="date" office:date-value="1983-12-01" calcext:value-type="date">
            <text:p>1983-12-0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Rosmaringasse 10</text:p>
          </table:table-cell>
        </table:table-row>
        <table:table-row table:style-name="ro1">
          <table:table-cell office:value-type="string" calcext:value-type="string">
            <text:p>Kristin</text:p>
          </table:table-cell>
          <table:table-cell office:value-type="string" calcext:value-type="string">
            <text:p>Muller</text:p>
          </table:table-cell>
          <table:table-cell table:style-name="ce10" office:value-type="date" office:date-value="1991-10-06" calcext:value-type="date">
            <text:p>1991-10-06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Dresden</text:p>
          </table:table-cell>
          <table:table-cell office:value-type="string" calcext:value-type="string">
            <text:p>Seidnitzer Str. 13</text:p>
          </table:table-cell>
        </table:table-row>
        <table:table-row table:style-name="ro1">
          <table:table-cell office:value-type="string" calcext:value-type="string">
            <text:p>Simon</text:p>
          </table:table-cell>
          <table:table-cell office:value-type="string" calcext:value-type="string">
            <text:p>Hofmann</text:p>
          </table:table-cell>
          <table:table-cell table:style-name="ce10" office:value-type="date" office:date-value="1978-09-30" calcext:value-type="date">
            <text:p>1978-09-3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Mierendorffstraße 11 3FB/2</text:p>
          </table:table-cell>
        </table:table-row>
        <table:table-row table:style-name="ro1">
          <table:table-cell office:value-type="string" calcext:value-type="string">
            <text:p>Roger</text:p>
          </table:table-cell>
          <table:table-cell office:value-type="string" calcext:value-type="string">
            <text:p>Burgstaller</text:p>
          </table:table-cell>
          <table:table-cell table:style-name="ce10" office:value-type="date" office:date-value="1971-03-31" calcext:value-type="date">
            <text:p>1971-03-31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ipzig</text:p>
          </table:table-cell>
          <table:table-cell office:value-type="string" calcext:value-type="string">
            <text:p>Paul-Gruner-Straße 50 1FB/1</text:p>
          </table:table-cell>
        </table:table-row>
        <table:table-row table:style-name="ro1">
          <table:table-cell office:value-type="string" calcext:value-type="string">
            <text:p>Rüdinger</text:p>
          </table:table-cell>
          <table:table-cell office:value-type="string" calcext:value-type="string">
            <text:p>Hahn</text:p>
          </table:table-cell>
          <table:table-cell table:style-name="ce10" office:value-type="date" office:date-value="1968-01-24" calcext:value-type="date">
            <text:p>1968-01-24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annerwitz</text:p>
          </table:table-cell>
          <table:table-cell office:value-type="string" calcext:value-type="string">
            <text:p>Goppelner Straße 15</text:p>
          </table:table-cell>
        </table:table-row>
        <table:table-row table:style-name="ro1">
          <table:table-cell office:value-type="string" calcext:value-type="string">
            <text:p>Anikó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2010-06-14" calcext:value-type="date">
            <text:p>2010-06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88.</text:p>
          </table:table-cell>
        </table:table-row>
        <table:table-row table:style-name="ro1">
          <table:table-cell office:value-type="string" calcext:value-type="string">
            <text:p>Veronika</text:p>
          </table:table-cell>
          <table:table-cell office:value-type="string" calcext:value-type="string">
            <text:p>Szőke</text:p>
          </table:table-cell>
          <table:table-cell table:style-name="ce10" office:value-type="date" office:date-value="2004-01-09" calcext:value-type="date">
            <text:p>2004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Rákóczi út 15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2009-05-02" calcext:value-type="date">
            <text:p>2009-05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egyalja út 36.</text:p>
          </table:table-cell>
        </table:table-row>
        <table:table-row table:style-name="ro1">
          <table:table-cell office:value-type="string" calcext:value-type="string">
            <text:p>Viktória</text:p>
          </table:table-cell>
          <table:table-cell office:value-type="string" calcext:value-type="string">
            <text:p>Dobos</text:p>
          </table:table-cell>
          <table:table-cell table:style-name="ce10" office:value-type="date" office:date-value="2004-04-03" calcext:value-type="date">
            <text:p>2004-04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ompa u. 56.</text:p>
          </table:table-cell>
        </table:table-row>
        <table:table-row table:style-name="ro1">
          <table:table-cell office:value-type="string" calcext:value-type="string">
            <text:p>Ivett</text:p>
          </table:table-cell>
          <table:table-cell office:value-type="string" calcext:value-type="string">
            <text:p>Kozma</text:p>
          </table:table-cell>
          <table:table-cell table:style-name="ce10" office:value-type="date" office:date-value="2010-12-24" calcext:value-type="date">
            <text:p>2010-12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mán Imre u. 44.</text:p>
          </table:table-cell>
        </table:table-row>
        <table:table-row table:style-name="ro1">
          <table:table-cell office:value-type="string" calcext:value-type="string">
            <text:p>Orsolya</text:p>
          </table:table-cell>
          <table:table-cell office:value-type="string" calcext:value-type="string">
            <text:p>Pataki</text:p>
          </table:table-cell>
          <table:table-cell table:style-name="ce10" office:value-type="date" office:date-value="2004-10-14" calcext:value-type="date">
            <text:p>2004-10-1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Veres Pálné u. 61.</text:p>
          </table:table-cell>
        </table:table-row>
        <table:table-row table:style-name="ro1">
          <table:table-cell office:value-type="string" calcext:value-type="string">
            <text:p>Dorin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13-12-27" calcext:value-type="date">
            <text:p>2013-12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yka Gábor u. 69.</text:p>
          </table:table-cell>
        </table:table-row>
        <table:table-row table:style-name="ro1">
          <table:table-cell office:value-type="string" calcext:value-type="string">
            <text:p>Éva</text:p>
          </table:table-cell>
          <table:table-cell office:value-type="string" calcext:value-type="string">
            <text:p>Halász</text:p>
          </table:table-cell>
          <table:table-cell table:style-name="ce10" office:value-type="date" office:date-value="2007-08-17" calcext:value-type="date">
            <text:p>2007-08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orogi út 11.</text:p>
          </table:table-cell>
        </table:table-row>
        <table:table-row table:style-name="ro1">
          <table:table-cell office:value-type="string" calcext:value-type="string">
            <text:p>Evelin</text:p>
          </table:table-cell>
          <table:table-cell office:value-type="string" calcext:value-type="string">
            <text:p>Orosz</text:p>
          </table:table-cell>
          <table:table-cell table:style-name="ce10" office:value-type="date" office:date-value="2012-04-30" calcext:value-type="date">
            <text:p>2012-04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Bocskai utca 13.</text:p>
          </table:table-cell>
        </table:table-row>
        <table:table-row table:style-name="ro1">
          <table:table-cell office:value-type="string" calcext:value-type="string">
            <text:p>Adél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2008-03-12" calcext:value-type="date">
            <text:p>2008-03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Hunyadi utca 1.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Orbán</text:p>
          </table:table-cell>
          <table:table-cell table:style-name="ce10" office:value-type="date" office:date-value="2013-01-15" calcext:value-type="date">
            <text:p>2013-01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Kálvin út 10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2011-12-20" calcext:value-type="date">
            <text:p>2011-12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uther utca 8.</text:p>
          </table:table-cell>
        </table:table-row>
        <table:table-row table:style-name="ro1">
          <table:table-cell office:value-type="string" calcext:value-type="string">
            <text:p>Kevin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11-16" calcext:value-type="date">
            <text:p>2006-11-1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2em/3</text:p>
          </table:table-cell>
        </table:table-row>
        <table:table-row table:style-name="ro1">
          <table:table-cell office:value-type="string" calcext:value-type="string">
            <text:p>Tamás</text:p>
          </table:table-cell>
          <table:table-cell office:value-type="string" calcext:value-type="string">
            <text:p>Apród</text:p>
          </table:table-cell>
          <table:table-cell table:style-name="ce10" office:value-type="date" office:date-value="2012-12-21" calcext:value-type="date">
            <text:p>2012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3em/12</text:p>
          </table:table-cell>
        </table:table-row>
        <table:table-row table:style-name="ro1">
          <table:table-cell office:value-type="string" calcext:value-type="string">
            <text:p>Dezső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11-04-15" calcext:value-type="date">
            <text:p>2011-04-1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3 4em/14</text:p>
          </table:table-cell>
        </table:table-row>
        <table:table-row table:style-name="ro1">
          <table:table-cell office:value-type="string" calcext:value-type="string">
            <text:p>József</text:p>
          </table:table-cell>
          <table:table-cell office:value-type="string" calcext:value-type="string">
            <text:p>Sándor</text:p>
          </table:table-cell>
          <table:table-cell table:style-name="ce10" office:value-type="date" office:date-value="2009-10-20" calcext:value-type="date">
            <text:p>2009-10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ártírok útja 15 1em/5</text:p>
          </table:table-cell>
        </table:table-row>
        <table:table-row table:style-name="ro1">
          <table:table-cell office:value-type="string" calcext:value-type="string">
            <text:p>Gergő</text:p>
          </table:table-cell>
          <table:table-cell office:value-type="string" calcext:value-type="string">
            <text:p>Tóth</text:p>
          </table:table-cell>
          <table:table-cell table:style-name="ce10" office:value-type="date" office:date-value="2012-12-28" calcext:value-type="date">
            <text:p>2012-12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Damjanich utca 12.</text:p>
          </table:table-cell>
        </table:table-row>
        <table:table-row table:style-name="ro1">
          <table:table-cell office:value-type="string" calcext:value-type="string">
            <text:p>Gergely</text:p>
          </table:table-cell>
          <table:table-cell office:value-type="string" calcext:value-type="string">
            <text:p>Kerekes</text:p>
          </table:table-cell>
          <table:table-cell table:style-name="ce10" office:value-type="date" office:date-value="2010-05-27" calcext:value-type="date">
            <text:p>2010-05-2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József Attila utca 8.</text:p>
          </table:table-cell>
        </table:table-row>
        <table:table-row table:style-name="ro1">
          <table:table-cell office:value-type="string" calcext:value-type="string">
            <text:p>Marcell</text:p>
          </table:table-cell>
          <table:table-cell office:value-type="string" calcext:value-type="string">
            <text:p>Hajdú</text:p>
          </table:table-cell>
          <table:table-cell table:style-name="ce10" office:value-type="date" office:date-value="2007-11-18" calcext:value-type="date">
            <text:p>2007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Nagy Sándor utca 17.</text:p>
          </table:table-cell>
        </table:table-row>
        <table:table-row table:style-name="ro1">
          <table:table-cell office:value-type="string" calcext:value-type="string">
            <text:p>Lajos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2009-08-08" calcext:value-type="date">
            <text:p>2009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23.</text:p>
          </table:table-cell>
        </table:table-row>
        <table:table-row table:style-name="ro1">
          <table:table-cell office:value-type="string" calcext:value-type="string">
            <text:p>Donát</text:p>
          </table:table-cell>
          <table:table-cell office:value-type="string" calcext:value-type="string">
            <text:p>Király</text:p>
          </table:table-cell>
          <table:table-cell table:style-name="ce10" office:value-type="date" office:date-value="2006-07-11" calcext:value-type="date">
            <text:p>2006-07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Liget utca 11.</text:p>
          </table:table-cell>
        </table:table-row>
        <table:table-row table:style-name="ro1">
          <table:table-cell office:value-type="string" calcext:value-type="string">
            <text:p>György</text:p>
          </table:table-cell>
          <table:table-cell office:value-type="string" calcext:value-type="string">
            <text:p>Vörös</text:p>
          </table:table-cell>
          <table:table-cell table:style-name="ce10" office:value-type="date" office:date-value="2008-08-08" calcext:value-type="date">
            <text:p>2008-08-0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Móricz Pál utca 12.</text:p>
          </table:table-cell>
        </table:table-row>
        <table:table-row table:style-name="ro1">
          <table:table-cell office:value-type="string" calcext:value-type="string">
            <text:p>Ármin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3-02-21" calcext:value-type="date">
            <text:p>2013-0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Viktor</text:p>
          </table:table-cell>
          <table:table-cell office:value-type="string" calcext:value-type="string">
            <text:p>Juhász</text:p>
          </table:table-cell>
          <table:table-cell table:style-name="ce10" office:value-type="date" office:date-value="2011-12-10" calcext:value-type="date">
            <text:p>2011-12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10. </text:p>
          </table:table-cell>
        </table:table-row>
        <table:table-row table:style-name="ro1">
          <table:table-cell office:value-type="string" calcext:value-type="string">
            <text:p>Balázs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0-10-13" calcext:value-type="date">
            <text:p>2010-10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20. </text:p>
          </table:table-cell>
        </table:table-row>
        <table:table-row table:style-name="ro1">
          <table:table-cell office:value-type="string" calcext:value-type="string">
            <text:p>Olivér</text:p>
          </table:table-cell>
          <table:table-cell office:value-type="string" calcext:value-type="string">
            <text:p>László</text:p>
          </table:table-cell>
          <table:table-cell table:style-name="ce10" office:value-type="date" office:date-value="2011-08-20" calcext:value-type="date">
            <text:p>2011-08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31. </text:p>
          </table:table-cell>
        </table:table-row>
        <table:table-row table:style-name="ro1">
          <table:table-cell office:value-type="string" calcext:value-type="string">
            <text:p>Bendegúz</text:p>
          </table:table-cell>
          <table:table-cell office:value-type="string" calcext:value-type="string">
            <text:p>Bakos</text:p>
          </table:table-cell>
          <table:table-cell table:style-name="ce10" office:value-type="date" office:date-value="2004-09-13" calcext:value-type="date">
            <text:p>2004-09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úDorog</text:p>
          </table:table-cell>
          <table:table-cell office:value-type="string" calcext:value-type="string">
            <text:p>Nánási út 5. </text:p>
          </table:table-cell>
        </table:table-row>
        <table:table-row table:style-name="ro1">
          <table:table-cell office:value-type="string" calcext:value-type="string">
            <text:p>Renátó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5-11-09" calcext:value-type="date">
            <text:p>2005-1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Tinódi utca 32.</text:p>
          </table:table-cell>
        </table:table-row>
        <table:table-row table:style-name="ro1">
          <table:table-cell office:value-type="string" calcext:value-type="string">
            <text:p>Barnabás</text:p>
          </table:table-cell>
          <table:table-cell office:value-type="string" calcext:value-type="string">
            <text:p>Novák</text:p>
          </table:table-cell>
          <table:table-cell table:style-name="ce10" office:value-type="date" office:date-value="2010-07-09" calcext:value-type="date">
            <text:p>2010-07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Irányi utca 31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Kiss</text:p>
          </table:table-cell>
          <table:table-cell table:style-name="ce10" office:value-type="date" office:date-value="2011-03-06" calcext:value-type="date">
            <text:p>2011-03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ttila utca 51.</text:p>
          </table:table-cell>
        </table:table-row>
        <table:table-row table:style-name="ro1">
          <table:table-cell office:value-type="string" calcext:value-type="string">
            <text:p>Laura</text:p>
          </table:table-cell>
          <table:table-cell office:value-type="string" calcext:value-type="string">
            <text:p>Borbély</text:p>
          </table:table-cell>
          <table:table-cell table:style-name="ce10" office:value-type="date" office:date-value="2013-12-21" calcext:value-type="date">
            <text:p>2013-12-2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ajdúnánás</text:p>
          </table:table-cell>
          <table:table-cell office:value-type="string" calcext:value-type="string">
            <text:p>Alma utca 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Németh</text:p>
          </table:table-cell>
          <table:table-cell table:style-name="ce10" office:value-type="date" office:date-value="1997-02-17" calcext:value-type="date">
            <text:p>1997-02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iroska u. 29.</text:p>
          </table:table-cell>
        </table:table-row>
        <table:table-row table:style-name="ro1">
          <table:table-cell office:value-type="string" calcext:value-type="string">
            <text:p>Mária</text:p>
          </table:table-cell>
          <table:table-cell office:value-type="string" calcext:value-type="string">
            <text:p>Székely</text:p>
          </table:table-cell>
          <table:table-cell table:style-name="ce10" office:value-type="date" office:date-value="1999-02-18" calcext:value-type="date">
            <text:p>1999-02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Árpád fejedelem útja 8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Vincze</text:p>
          </table:table-cell>
          <table:table-cell table:style-name="ce10" office:value-type="date" office:date-value="1997-10-17" calcext:value-type="date">
            <text:p>1997-10-1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abai kapu 63.</text:p>
          </table:table-cell>
        </table:table-row>
        <table:table-row table:style-name="ro1">
          <table:table-cell office:value-type="string" calcext:value-type="string">
            <text:p>Lilla</text:p>
          </table:table-cell>
          <table:table-cell office:value-type="string" calcext:value-type="string">
            <text:p>Oláh</text:p>
          </table:table-cell>
          <table:table-cell table:style-name="ce10" office:value-type="date" office:date-value="1998-09-02" calcext:value-type="date">
            <text:p>1998-09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őfi utca 52. 3em/12.</text:p>
          </table:table-cell>
        </table:table-row>
        <table:table-row table:style-name="ro1">
          <table:table-cell office:value-type="string" calcext:value-type="string">
            <text:p>Sára</text:p>
          </table:table-cell>
          <table:table-cell office:value-type="string" calcext:value-type="string">
            <text:p>Péter</text:p>
          </table:table-cell>
          <table:table-cell table:style-name="ce10" office:value-type="date" office:date-value="1998-06-11" calcext:value-type="date">
            <text:p>1998-06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Nagytétényi út 35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Fodor</text:p>
          </table:table-cell>
          <table:table-cell table:style-name="ce10" office:value-type="date" office:date-value="1995-09-11" calcext:value-type="date">
            <text:p>1995-09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ômegyer </text:p>
          </table:table-cell>
          <table:table-cell office:value-type="string" calcext:value-type="string">
            <text:p>Veres Pálné u. 96. </text:p>
          </table:table-cell>
        </table:table-row>
        <table:table-row table:style-name="ro1">
          <table:table-cell office:value-type="string" calcext:value-type="string">
            <text:p>Benedek</text:p>
          </table:table-cell>
          <table:table-cell office:value-type="string" calcext:value-type="string">
            <text:p>Szalai</text:p>
          </table:table-cell>
          <table:table-cell table:style-name="ce10" office:value-type="date" office:date-value="1996-11-18" calcext:value-type="date">
            <text:p>1996-11-1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 Baross tér 31. </text:p>
          </table:table-cell>
        </table:table-row>
        <table:table-row table:style-name="ro1">
          <table:table-cell office:value-type="string" calcext:value-type="string">
            <text:p>László</text:p>
          </table:table-cell>
          <table:table-cell office:value-type="string" calcext:value-type="string">
            <text:p>Horváth</text:p>
          </table:table-cell>
          <table:table-cell table:style-name="ce10" office:value-type="date" office:date-value="2001-06-02" calcext:value-type="date">
            <text:p>2001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m rkp. 38. </text:p>
          </table:table-cell>
        </table:table-row>
        <table:table-row table:style-name="ro1">
          <table:table-cell office:value-type="string" calcext:value-type="string">
            <text:p>Bertalan</text:p>
          </table:table-cell>
          <table:table-cell office:value-type="string" calcext:value-type="string">
            <text:p>Fehér</text:p>
          </table:table-cell>
          <table:table-cell table:style-name="ce10" office:value-type="date" office:date-value="1996-06-22" calcext:value-type="date">
            <text:p>1996-06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unaszeg</text:p>
          </table:table-cell>
          <table:table-cell office:value-type="string" calcext:value-type="string">
            <text:p>Bécsi utca 79. </text:p>
          </table:table-cell>
        </table:table-row>
        <table:table-row table:style-name="ro1">
          <table:table-cell office:value-type="string" calcext:value-type="string">
            <text:p>Botond</text:p>
          </table:table-cell>
          <table:table-cell office:value-type="string" calcext:value-type="string">
            <text:p>Lukács</text:p>
          </table:table-cell>
          <table:table-cell table:style-name="ce10" office:value-type="date" office:date-value="1999-11-22" calcext:value-type="date">
            <text:p>1999-11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élapátfalva </text:p>
          </table:table-cell>
          <table:table-cell office:value-type="string" calcext:value-type="string">
            <text:p>Erzsébet tér 15. </text:p>
          </table:table-cell>
        </table:table-row>
        <table:table-row table:style-name="ro1">
          <table:table-cell office:value-type="string" calcext:value-type="string">
            <text:p>Ferenc</text:p>
          </table:table-cell>
          <table:table-cell office:value-type="string" calcext:value-type="string">
            <text:p>Bogdán</text:p>
          </table:table-cell>
          <table:table-cell table:style-name="ce10" office:value-type="date" office:date-value="1997-06-12" calcext:value-type="date">
            <text:p>1997-06-1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ompa u. 64 </text:p>
          </table:table-cell>
        </table:table-row>
        <table:table-row table:style-name="ro1">
          <table:table-cell office:value-type="string" calcext:value-type="string">
            <text:p>Csaba</text:p>
          </table:table-cell>
          <table:table-cell office:value-type="string" calcext:value-type="string">
            <text:p>Gáspár</text:p>
          </table:table-cell>
          <table:table-cell table:style-name="ce10" office:value-type="date" office:date-value="1998-04-29" calcext:value-type="date">
            <text:p>1998-04-2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13. </text:p>
          </table:table-cell>
        </table:table-row>
        <table:table-row table:style-name="ro1">
          <table:table-cell office:value-type="string" calcext:value-type="string">
            <text:p>Csongor</text:p>
          </table:table-cell>
          <table:table-cell office:value-type="string" calcext:value-type="string">
            <text:p>Kelemen</text:p>
          </table:table-cell>
          <table:table-cell table:style-name="ce10" office:value-type="date" office:date-value="1998-06-02" calcext:value-type="date">
            <text:p>1998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Nagybátony </text:p>
          </table:table-cell>
          <table:table-cell office:value-type="string" calcext:value-type="string">
            <text:p>Apáczai Csere János u. 58. </text:p>
          </table:table-cell>
        </table:table-row>
        <table:table-row table:style-name="ro1">
          <table:table-cell office:value-type="string" calcext:value-type="string">
            <text:p>Patrik</text:p>
          </table:table-cell>
          <table:table-cell office:value-type="string" calcext:value-type="string">
            <text:p>Balla</text:p>
          </table:table-cell>
          <table:table-cell table:style-name="ce10" office:value-type="date" office:date-value="1996-08-13" calcext:value-type="date">
            <text:p>1996-08-1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íp utca 53 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Magyar</text:p>
          </table:table-cell>
          <table:table-cell table:style-name="ce10" office:value-type="date" office:date-value="2002-09-10" calcext:value-type="date">
            <text:p>2002-09-1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Gellért tér 23. </text:p>
          </table:table-cell>
        </table:table-row>
        <table:table-row table:style-name="ro1">
          <table:table-cell office:value-type="string" calcext:value-type="string">
            <text:p>Levente</text:p>
          </table:table-cell>
          <table:table-cell office:value-type="string" calcext:value-type="string">
            <text:p>Sípos</text:p>
          </table:table-cell>
          <table:table-cell table:style-name="ce10" office:value-type="date" office:date-value="1997-03-01" calcext:value-type="date">
            <text:p>1997-03-0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Leonardo da Vinci utca 41</text:p>
          </table:table-cell>
        </table:table-row>
        <table:table-row table:style-name="ro1">
          <table:table-cell office:value-type="string" calcext:value-type="string">
            <text:p>Zsófia</text:p>
          </table:table-cell>
          <table:table-cell office:value-type="string" calcext:value-type="string">
            <text:p>Antal</text:p>
          </table:table-cell>
          <table:table-cell table:style-name="ce10" office:value-type="date" office:date-value="1996-06-02" calcext:value-type="date">
            <text:p>1996-06-0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zsébet tér 1 fsz/1</text:p>
          </table:table-cell>
        </table:table-row>
        <table:table-row table:style-name="ro1">
          <table:table-cell office:value-type="string" calcext:value-type="string">
            <text:p>Ildikó</text:p>
          </table:table-cell>
          <table:table-cell office:value-type="string" calcext:value-type="string">
            <text:p>Gulyás</text:p>
          </table:table-cell>
          <table:table-cell table:style-name="ce10" office:value-type="date" office:date-value="2001-01-11" calcext:value-type="date">
            <text:p>2001-01-11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Kiss János altábornagy utca 12.</text:p>
          </table:table-cell>
        </table:table-row>
        <table:table-row table:style-name="ro1">
          <table:table-cell office:value-type="string" calcext:value-type="string">
            <text:p>Hajnalka</text:p>
          </table:table-cell>
          <table:table-cell office:value-type="string" calcext:value-type="string">
            <text:p>Virág</text:p>
          </table:table-cell>
          <table:table-cell table:style-name="ce10" office:value-type="date" office:date-value="2001-02-25" calcext:value-type="date">
            <text:p>2001-02-2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onor</text:p>
          </table:table-cell>
          <table:table-cell office:value-type="string" calcext:value-type="string">
            <text:p>Kiss Ernő utca 9.</text:p>
          </table:table-cell>
        </table:table-row>
        <table:table-row table:style-name="ro1">
          <table:table-cell office:value-type="string" calcext:value-type="string">
            <text:p>Anita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5-08-07" calcext:value-type="date">
            <text:p>1995-08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Petrence utca 73.</text:p>
          </table:table-cell>
        </table:table-row>
        <table:table-row table:style-name="ro1">
          <table:table-cell office:value-type="string" calcext:value-type="string">
            <text:p>Szabina</text:p>
          </table:table-cell>
          <table:table-cell office:value-type="string" calcext:value-type="string">
            <text:p>Biró</text:p>
          </table:table-cell>
          <table:table-cell table:style-name="ce10" office:value-type="date" office:date-value="1995-10-03" calcext:value-type="date">
            <text:p>1995-10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josmizse</text:p>
          </table:table-cell>
          <table:table-cell office:value-type="string" calcext:value-type="string">
            <text:p>Ceglédi utca 21.</text:p>
          </table:table-cell>
        </table:table-row>
        <table:table-row table:style-name="ro1">
          <table:table-cell office:value-type="string" calcext:value-type="string">
            <text:p>Fruzsina</text:p>
          </table:table-cell>
          <table:table-cell office:value-type="string" calcext:value-type="string">
            <text:p>Papp</text:p>
          </table:table-cell>
          <table:table-cell table:style-name="ce10" office:value-type="date" office:date-value="1995-05-07" calcext:value-type="date">
            <text:p>1995-05-07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Csíkhegyi utca 32. 3em/10</text:p>
          </table:table-cell>
        </table:table-row>
        <table:table-row table:style-name="ro1">
          <table:table-cell office:value-type="string" calcext:value-type="string">
            <text:p>Cintia</text:p>
          </table:table-cell>
          <table:table-cell office:value-type="string" calcext:value-type="string">
            <text:p>Veres</text:p>
          </table:table-cell>
          <table:table-cell table:style-name="ce10" office:value-type="date" office:date-value="1995-03-24" calcext:value-type="date">
            <text:p>1995-03-24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Erdőalja út 172.</text:p>
          </table:table-cell>
        </table:table-row>
        <table:table-row table:style-name="ro1">
          <table:table-cell office:value-type="string" calcext:value-type="string">
            <text:p>Csilla</text:p>
          </table:table-cell>
          <table:table-cell office:value-type="string" calcext:value-type="string">
            <text:p>Bálint</text:p>
          </table:table-cell>
          <table:table-cell table:style-name="ce10" office:value-type="date" office:date-value="2000-05-22" calcext:value-type="date">
            <text:p>2000-05-22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Mezőkövesd</text:p>
          </table:table-cell>
          <table:table-cell office:value-type="string" calcext:value-type="string">
            <text:p>Kölcsey Ferenc utca 66.</text:p>
          </table:table-cell>
        </table:table-row>
        <table:table-row table:style-name="ro1">
          <table:table-cell office:value-type="string" calcext:value-type="string">
            <text:p>Nóra</text:p>
          </table:table-cell>
          <table:table-cell office:value-type="string" calcext:value-type="string">
            <text:p>Fekete</text:p>
          </table:table-cell>
          <table:table-cell table:style-name="ce10" office:value-type="date" office:date-value="1999-12-06" calcext:value-type="date">
            <text:p>1999-12-06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ilisszentlászló</text:p>
          </table:table-cell>
          <table:table-cell office:value-type="string" calcext:value-type="string">
            <text:p>Tölgyfa utca 2.</text:p>
          </table:table-cell>
        </table:table-row>
        <table:table-row table:style-name="ro1">
          <table:table-cell office:value-type="string" calcext:value-type="string">
            <text:p>Erika</text:p>
          </table:table-cell>
          <table:table-cell office:value-type="string" calcext:value-type="string">
            <text:p>Vass</text:p>
          </table:table-cell>
          <table:table-cell table:style-name="ce10" office:value-type="date" office:date-value="1996-01-09" calcext:value-type="date">
            <text:p>1996-01-09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Isaszeg</text:p>
          </table:table-cell>
          <table:table-cell office:value-type="string" calcext:value-type="string">
            <text:p>Móricz Zsigmond utca 2.</text:p>
          </table:table-cell>
        </table:table-row>
        <table:table-row table:style-name="ro1">
          <table:table-cell office:value-type="string" calcext:value-type="string">
            <text:p>Milán</text:p>
          </table:table-cell>
          <table:table-cell office:value-type="string" calcext:value-type="string">
            <text:p>Zobor</text:p>
          </table:table-cell>
          <table:table-cell table:style-name="ce10" office:value-type="date" office:date-value="1999-09-05" calcext:value-type="date">
            <text:p>1999-09-05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BerdaJózsef utca 36. 4em/20</text:p>
          </table:table-cell>
        </table:table-row>
        <table:table-row table:style-name="ro1">
          <table:table-cell office:value-type="string" calcext:value-type="string">
            <text:p>Krisztián</text:p>
          </table:table-cell>
          <table:table-cell office:value-type="string" calcext:value-type="string">
            <text:p>Lengyel</text:p>
          </table:table-cell>
          <table:table-cell table:style-name="ce10" office:value-type="date" office:date-value="1998-07-03" calcext:value-type="date">
            <text:p>1998-07-03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Thököly út 12.</text:p>
          </table:table-cell>
        </table:table-row>
        <table:table-row table:style-name="ro1">
          <table:table-cell office:value-type="string" calcext:value-type="string">
            <text:p>Géza</text:p>
          </table:table-cell>
          <table:table-cell office:value-type="string" calcext:value-type="string">
            <text:p>Illés</text:p>
          </table:table-cell>
          <table:table-cell table:style-name="ce10" office:value-type="date" office:date-value="1997-10-30" calcext:value-type="date">
            <text:p>1997-10-3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Szent Mihály utca 17.</text:p>
          </table:table-cell>
        </table:table-row>
        <table:table-row table:style-name="ro1">
          <table:table-cell office:value-type="string" calcext:value-type="string">
            <text:p>Kristóf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2002-05-28" calcext:value-type="date">
            <text:p>2002-05-28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>
          <table:table-cell office:value-type="string" calcext:value-type="string">
            <text:p>Dominik</text:p>
          </table:table-cell>
          <table:table-cell office:value-type="string" calcext:value-type="string">
            <text:p>Török</text:p>
          </table:table-cell>
          <table:table-cell table:style-name="ce10" office:value-type="date" office:date-value="1999-09-20" calcext:value-type="date">
            <text:p>1999-09-20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udapest</text:p>
          </table:table-cell>
          <table:table-cell office:value-type="string" calcext:value-type="string">
            <text:p>Fő út 40.</text:p>
          </table:table-cell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Mono" svg:font-family="'Liberation Mono', 'Courier New', 'DejaVu Sans Mono', 'Lucida Sans Typewriter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42P0" style:volatile="true">
      <number:number number:decimal-places="0" number:min-decimal-places="0" number:min-integer-digits="1" number:grouping="true"/>
      <number:text> Ft</number:text>
    </number:number-style>
    <number:number-style style:name="N142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2P0"/>
    </number:number-style>
    <number:number-style style:name="N143P0" style:volatile="true">
      <number:number number:decimal-places="0" number:min-decimal-places="0" number:min-integer-digits="1" number:grouping="true"/>
      <number:text> Ft</number:text>
    </number:number-style>
    <number:number-style style:name="N143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3P0"/>
    </number:number-style>
    <number:number-style style:name="N145P0" style:volatile="true">
      <number:number number:decimal-places="2" number:min-decimal-places="2" number:min-integer-digits="1" number:grouping="true"/>
      <number:text> Ft</number:text>
    </number:number-style>
    <number:number-style style:name="N145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5P0"/>
    </number:number-style>
    <number:number-style style:name="N146P0" style:volatile="true">
      <number:number number:decimal-places="2" number:min-decimal-places="2" number:min-integer-digits="1" number:grouping="true"/>
      <number:text> Ft</number:text>
    </number:number-style>
    <number:number-style style:name="N146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46P0"/>
    </number:number-style>
    <number:date-style style:name="N147">
      <number:year number:style="long"/>
      <number:text>.</number:text>
      <number:month number:style="long"/>
      <number:text>.</number:text>
      <number:day number:style="long"/>
    </number:date-style>
    <number:date-style style:name="N148">
      <number:day number:style="long"/>
      <number:text>.</number:text>
      <number:month number:textual="true"/>
      <number:text>.</number:text>
      <number:year/>
    </number:date-style>
    <number:date-style style:name="N149">
      <number:day number:style="long"/>
      <number:text>.</number:text>
      <number:month number:textual="true"/>
    </number:date-style>
    <number:date-style style:name="N150">
      <number:month number:textual="true"/>
      <number:text>.</number:text>
      <number:year/>
    </number:date-style>
    <number:time-style style:name="N151">
      <number:hours/>
      <number:text>:</number:text>
      <number:minutes number:style="long"/>
      <number:text> </number:text>
      <number:am-pm/>
    </number:time-style>
    <number:time-style style:name="N15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3">
      <number:hours/>
      <number:text>:</number:text>
      <number:minutes number:style="long"/>
    </number:time-style>
    <number:time-style style:name="N154">
      <number:hours/>
      <number:text>:</number:text>
      <number:minutes number:style="long"/>
      <number:text>:</number:text>
      <number:seconds number:style="long"/>
    </number:time-style>
    <number:date-style style:name="N155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57P0" style:volatile="true">
      <number:number number:decimal-places="0" number:min-decimal-places="0" number:min-integer-digits="1" number:grouping="true"/>
      <number:text>    </number:text>
    </number:number-style>
    <number:number-style style:name="N157"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  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   </number:text>
      <style:map style:condition="value()&gt;=0" style:apply-style-name="N158P0"/>
    </number:number-style>
    <number:number-style style:name="N160P0" style:volatile="true">
      <number:number number:decimal-places="2" number:min-decimal-places="2" number:min-integer-digits="1" number:grouping="true"/>
      <number:text>    </number:text>
    </number:number-style>
    <number:number-style style:name="N160"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>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>    </number:text>
      <style:map style:condition="value()&gt;=0" style:apply-style-name="N161P0"/>
    </number:number-style>
    <number:number-style style:name="N165P0" style:volatile="true">
      <number:text> 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1" style:volatile="true">
      <number:text>-</number:text>
      <number:fill-character> </number:fill-character>
      <number:number number:decimal-places="0" number:min-decimal-places="0" number:min-integer-digits="1" number:grouping="true"/>
      <number:text>     </number:text>
    </number:number-style>
    <number:number-style style:name="N165P2" style:volatile="true">
      <number:text> </number:text>
      <number:fill-character> </number:fill-character>
      <number:text>-     </number:text>
    </number:number-style>
    <number:text-style style:name="N165">
      <number:text> </number:text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1" style:volatile="true">
      <number:text>-</number:text>
      <number:fill-character> </number:fill-character>
      <number:number number:decimal-places="0" number:min-decimal-places="0" number:min-integer-digits="1" number:grouping="true"/>
      <number:text> Ft </number:text>
    </number:number-style>
    <number:number-style style:name="N169P2" style:volatile="true">
      <number:text> </number:text>
      <number:fill-character> </number:fill-character>
      <number:text>- Ft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1" style:volatile="true">
      <number:text>-</number:text>
      <number:fill-character> </number:fill-character>
      <number:number number:decimal-places="2" number:min-decimal-places="2" number:min-integer-digits="1" number:grouping="true"/>
      <number:text>     </number:text>
    </number:number-style>
    <number:number-style style:name="N17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1" style:volatile="true">
      <number:text>-</number:text>
      <number:fill-character> </number:fill-character>
      <number:number number:decimal-places="2" number:min-decimal-places="2" number:min-integer-digits="1" number:grouping="true"/>
      <number:text> Ft </number:text>
    </number:number-style>
    <number:number-style style:name="N17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Ft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82">
      <number:text>'</number:text>
      <number:year number:style="long"/>
      <number:text>-</number:text>
      <number:month number:style="long"/>
      <number:text>-</number:text>
      <number:day number:style="long"/>
      <number:text>'</number:text>
    </number:date-style>
    <number:date-style style:name="N183">
      <number:text>'</number:text>
      <number:year number:style="long"/>
      <number:text>-</number:text>
      <number:month number:style="long"/>
      <number:text>-</number:text>
      <number:day number:style="long"/>
      <number:text>',</number:text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5">0000.00.00</text:date>, <text:time style:data-style-name="N2" text:time-value="21:42:39.13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ersons" style:display-name="PageStyle_Pers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Query" style:display-name="PageStyle_Que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ktor Forizs</meta:initial-creator>
    <meta:creation-date>2015-06-05T18:19:34</meta:creation-date>
    <dc:date>2021-01-25T21:50:18.384000000</dc:date>
    <meta:generator>LibreOffice/7.0.3.1$Windows_X86_64 LibreOffice_project/d7547858d014d4cf69878db179d326fc3483e082</meta:generator>
    <meta:editing-duration>PT7H32M2S</meta:editing-duration>
    <meta:editing-cycles>95</meta:editing-cycles>
    <meta:document-statistic meta:table-count="4" meta:cell-count="327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